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ull-execution-time-only-run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3" office:value-type="string" calcext:value-type="string">
            <text:p># TC</text:p>
          </table:table-cell>
          <table:table-cell table:style-name="ce13" office:value-type="float" office:value="31" calcext:value-type="float">
            <text:p>31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>
            <text:p>Id_Index</text:p>
          </table:table-cell>
          <table:table-cell table:style-name="ce13" office:value-type="string" calcext:value-type="string">
            <text:p>ExecTime(s)</text:p>
          </table:table-cell>
          <table:table-cell table:style-name="ce13" office:value-type="string" calcext:value-type="string">
            <text:p>Mutant</text:p>
          </table:table-cell>
          <table:table-cell table:style-name="ce13" office:value-type="string" calcext:value-type="string">
            <text:p>Cumulative Time (s)</text:p>
          </table:table-cell>
          <table:table-cell table:style-name="ce15" office:value-type="string" calcext:value-type="string">
            <text:p>Time/TC</text:p>
          </table:table-cell>
          <table:table-cell table:style-name="ce15" office:value-type="string" calcext:value-type="string">
            <text:p>SUM(Time/TC)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ORIGINAL_PROGRAM</text:p>
          </table:table-cell>
          <table:table-cell table:style-name="ce13" table:formula="of:=[.B3]" office:value-type="float" office:value="44" calcext:value-type="float">
            <text:p>44</text:p>
          </table:table-cell>
          <table:table-cell table:style-name="ce15" table:formula="of:=[.B3]/[.$B$1]" office:value-type="float" office:value="1.41935483870968" calcext:value-type="float">
            <text:p>1,42</text:p>
          </table:table-cell>
          <table:table-cell table:style-name="ce15" table:formula="of:=[.E3]" office:value-type="float" office:value="1.41935483870968" calcext:value-type="float">
            <text:p>1,42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PackageReceiver_0_RandomActionIntentDefinitionOperatorMutator</text:p>
          </table:table-cell>
          <table:table-cell table:style-name="ce13" table:formula="of:=[.D3]+[.B4]" office:value-type="float" office:value="88" calcext:value-type="float">
            <text:p>88</text:p>
          </table:table-cell>
          <table:table-cell table:style-name="ce15" table:formula="of:=[.B4]/[.$B$1]" office:value-type="float" office:value="1.41935483870968" calcext:value-type="float">
            <text:p>1,42</text:p>
          </table:table-cell>
          <table:table-cell table:style-name="ce15" table:formula="of:=[.F3]+[.E4]" office:value-type="float" office:value="2.83870967741935" calcext:value-type="float">
            <text:p>2,84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ackageReceiver_1_RandomActionIntentDefinitionOperatorMutator</text:p>
          </table:table-cell>
          <table:table-cell table:style-name="ce13" table:formula="of:=[.D4]+[.B5]" office:value-type="float" office:value="130" calcext:value-type="float">
            <text:p>130</text:p>
          </table:table-cell>
          <table:table-cell table:style-name="ce15" table:formula="of:=[.B5]/[.$B$1]" office:value-type="float" office:value="1.35483870967742" calcext:value-type="float">
            <text:p>1,35</text:p>
          </table:table-cell>
          <table:table-cell table:style-name="ce15" table:formula="of:=[.F4]+[.E5]" office:value-type="float" office:value="4.19354838709677" calcext:value-type="float">
            <text:p>4,19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tpTileService_0_RandomActionIntentDefinitionOperatorMutator</text:p>
          </table:table-cell>
          <table:table-cell table:style-name="ce13" table:formula="of:=[.D5]+[.B6]" office:value-type="float" office:value="172" calcext:value-type="float">
            <text:p>172</text:p>
          </table:table-cell>
          <table:table-cell table:style-name="ce15" table:formula="of:=[.B6]/[.$B$1]" office:value-type="float" office:value="1.35483870967742" calcext:value-type="float">
            <text:p>1,35</text:p>
          </table:table-cell>
          <table:table-cell table:style-name="ce15" table:formula="of:=[.F5]+[.E6]" office:value-type="float" office:value="5.54838709677419" calcext:value-type="float">
            <text:p>5,55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tpTileService_1_NullValueIntentPutExtraOperatorMutator</text:p>
          </table:table-cell>
          <table:table-cell table:style-name="ce13" table:formula="of:=[.D6]+[.B7]" office:value-type="float" office:value="214" calcext:value-type="float">
            <text:p>214</text:p>
          </table:table-cell>
          <table:table-cell table:style-name="ce15" table:formula="of:=[.B7]/[.$B$1]" office:value-type="float" office:value="1.35483870967742" calcext:value-type="float">
            <text:p>1,35</text:p>
          </table:table-cell>
          <table:table-cell table:style-name="ce15" table:formula="of:=[.F6]+[.E7]" office:value-type="float" office:value="6.90322580645161" calcext:value-type="float">
            <text:p>6,90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tpTileService_2_IntentPayloadReplacementOperatorMutator</text:p>
          </table:table-cell>
          <table:table-cell table:style-name="ce13" table:formula="of:=[.D7]+[.B8]" office:value-type="float" office:value="256" calcext:value-type="float">
            <text:p>256</text:p>
          </table:table-cell>
          <table:table-cell table:style-name="ce15" table:formula="of:=[.B8]/[.$B$1]" office:value-type="float" office:value="1.35483870967742" calcext:value-type="float">
            <text:p>1,35</text:p>
          </table:table-cell>
          <table:table-cell table:style-name="ce15" table:formula="of:=[.F7]+[.E8]" office:value-type="float" office:value="8.25806451612903" calcext:value-type="float">
            <text:p>8,26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tpTileService_3_RandomActionIntentDefinitionOperatorMutator</text:p>
          </table:table-cell>
          <table:table-cell table:style-name="ce13" table:formula="of:=[.D8]+[.B9]" office:value-type="float" office:value="298" calcext:value-type="float">
            <text:p>298</text:p>
          </table:table-cell>
          <table:table-cell table:style-name="ce15" table:formula="of:=[.B9]/[.$B$1]" office:value-type="float" office:value="1.35483870967742" calcext:value-type="float">
            <text:p>1,35</text:p>
          </table:table-cell>
          <table:table-cell table:style-name="ce15" table:formula="of:=[.F8]+[.E9]" office:value-type="float" office:value="9.61290322580645" calcext:value-type="float">
            <text:p>9,61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0_LengthyGUICreationOperatorMutator</text:p>
          </table:table-cell>
          <table:table-cell table:style-name="ce13" table:formula="of:=[.D9]+[.B10]" office:value-type="float" office:value="340" calcext:value-type="float">
            <text:p>340</text:p>
          </table:table-cell>
          <table:table-cell table:style-name="ce15" table:formula="of:=[.B10]/[.$B$1]" office:value-type="float" office:value="1.35483870967742" calcext:value-type="float">
            <text:p>1,35</text:p>
          </table:table-cell>
          <table:table-cell table:style-name="ce15" table:formula="of:=[.F9]+[.E10]" office:value-type="float" office:value="10.9677419354839" calcext:value-type="float">
            <text:p>10,97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_RandomActionIntentDefinitionOperatorMutator</text:p>
          </table:table-cell>
          <table:table-cell table:style-name="ce13" table:formula="of:=[.D10]+[.B11]" office:value-type="float" office:value="382" calcext:value-type="float">
            <text:p>382</text:p>
          </table:table-cell>
          <table:table-cell table:style-name="ce15" table:formula="of:=[.B11]/[.$B$1]" office:value-type="float" office:value="1.35483870967742" calcext:value-type="float">
            <text:p>1,35</text:p>
          </table:table-cell>
          <table:table-cell table:style-name="ce15" table:formula="of:=[.F10]+[.E11]" office:value-type="float" office:value="12.3225806451613" calcext:value-type="float">
            <text:p>12,32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2_NullIntentOperatorMutator</text:p>
          </table:table-cell>
          <table:table-cell table:style-name="ce13" table:formula="of:=[.D11]+[.B12]" office:value-type="float" office:value="424" calcext:value-type="float">
            <text:p>424</text:p>
          </table:table-cell>
          <table:table-cell table:style-name="ce15" table:formula="of:=[.B12]/[.$B$1]" office:value-type="float" office:value="1.35483870967742" calcext:value-type="float">
            <text:p>1,35</text:p>
          </table:table-cell>
          <table:table-cell table:style-name="ce15" table:formula="of:=[.F11]+[.E12]" office:value-type="float" office:value="13.6774193548387" calcext:value-type="float">
            <text:p>13,68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3_InvalidKeyIntentOperatorMutator</text:p>
          </table:table-cell>
          <table:table-cell table:style-name="ce13" table:formula="of:=[.D12]+[.B13]" office:value-type="float" office:value="466" calcext:value-type="float">
            <text:p>466</text:p>
          </table:table-cell>
          <table:table-cell table:style-name="ce15" table:formula="of:=[.B13]/[.$B$1]" office:value-type="float" office:value="1.35483870967742" calcext:value-type="float">
            <text:p>1,35</text:p>
          </table:table-cell>
          <table:table-cell table:style-name="ce15" table:formula="of:=[.F12]+[.E13]" office:value-type="float" office:value="15.0322580645161" calcext:value-type="float">
            <text:p>15,03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4_RandomActionIntentDefinitionOperatorMutator</text:p>
          </table:table-cell>
          <table:table-cell table:style-name="ce13" table:formula="of:=[.D13]+[.B14]" office:value-type="float" office:value="508" calcext:value-type="float">
            <text:p>508</text:p>
          </table:table-cell>
          <table:table-cell table:style-name="ce15" table:formula="of:=[.B14]/[.$B$1]" office:value-type="float" office:value="1.35483870967742" calcext:value-type="float">
            <text:p>1,35</text:p>
          </table:table-cell>
          <table:table-cell table:style-name="ce15" table:formula="of:=[.F13]+[.E14]" office:value-type="float" office:value="16.3870967741936" calcext:value-type="float">
            <text:p>16,39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5_RandomActionIntentDefinitionOperatorMutator</text:p>
          </table:table-cell>
          <table:table-cell table:style-name="ce13" table:formula="of:=[.D14]+[.B15]" office:value-type="float" office:value="550" calcext:value-type="float">
            <text:p>550</text:p>
          </table:table-cell>
          <table:table-cell table:style-name="ce15" table:formula="of:=[.B15]/[.$B$1]" office:value-type="float" office:value="1.35483870967742" calcext:value-type="float">
            <text:p>1,35</text:p>
          </table:table-cell>
          <table:table-cell table:style-name="ce15" table:formula="of:=[.F14]+[.E15]" office:value-type="float" office:value="17.741935483871" calcext:value-type="float">
            <text:p>17,74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6_NullValueIntentPutExtraOperatorMutator</text:p>
          </table:table-cell>
          <table:table-cell table:style-name="ce13" table:formula="of:=[.D15]+[.B16]" office:value-type="float" office:value="592" calcext:value-type="float">
            <text:p>592</text:p>
          </table:table-cell>
          <table:table-cell table:style-name="ce15" table:formula="of:=[.B16]/[.$B$1]" office:value-type="float" office:value="1.35483870967742" calcext:value-type="float">
            <text:p>1,35</text:p>
          </table:table-cell>
          <table:table-cell table:style-name="ce15" table:formula="of:=[.F15]+[.E16]" office:value-type="float" office:value="19.0967741935484" calcext:value-type="float">
            <text:p>19,10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7_IntentPayloadReplacementOperatorMutator</text:p>
          </table:table-cell>
          <table:table-cell table:style-name="ce13" table:formula="of:=[.D16]+[.B17]" office:value-type="float" office:value="634" calcext:value-type="float">
            <text:p>634</text:p>
          </table:table-cell>
          <table:table-cell table:style-name="ce15" table:formula="of:=[.B17]/[.$B$1]" office:value-type="float" office:value="1.35483870967742" calcext:value-type="float">
            <text:p>1,35</text:p>
          </table:table-cell>
          <table:table-cell table:style-name="ce15" table:formula="of:=[.F16]+[.E17]" office:value-type="float" office:value="20.4516129032258" calcext:value-type="float">
            <text:p>20,45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8_RandomActionIntentDefinitionOperatorMutator</text:p>
          </table:table-cell>
          <table:table-cell table:style-name="ce13" table:formula="of:=[.D17]+[.B18]" office:value-type="float" office:value="676" calcext:value-type="float">
            <text:p>676</text:p>
          </table:table-cell>
          <table:table-cell table:style-name="ce15" table:formula="of:=[.B18]/[.$B$1]" office:value-type="float" office:value="1.35483870967742" calcext:value-type="float">
            <text:p>1,35</text:p>
          </table:table-cell>
          <table:table-cell table:style-name="ce15" table:formula="of:=[.F17]+[.E18]" office:value-type="float" office:value="21.8064516129032" calcext:value-type="float">
            <text:p>21,81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9_NullIntentOperatorMutator</text:p>
          </table:table-cell>
          <table:table-cell table:style-name="ce13" table:formula="of:=[.D18]+[.B19]" office:value-type="float" office:value="718" calcext:value-type="float">
            <text:p>718</text:p>
          </table:table-cell>
          <table:table-cell table:style-name="ce15" table:formula="of:=[.B19]/[.$B$1]" office:value-type="float" office:value="1.35483870967742" calcext:value-type="float">
            <text:p>1,35</text:p>
          </table:table-cell>
          <table:table-cell table:style-name="ce15" table:formula="of:=[.F18]+[.E19]" office:value-type="float" office:value="23.1612903225807" calcext:value-type="float">
            <text:p>23,16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0_InvalidKeyIntentOperatorMutator</text:p>
          </table:table-cell>
          <table:table-cell table:style-name="ce13" table:formula="of:=[.D19]+[.B20]" office:value-type="float" office:value="760" calcext:value-type="float">
            <text:p>760</text:p>
          </table:table-cell>
          <table:table-cell table:style-name="ce15" table:formula="of:=[.B20]/[.$B$1]" office:value-type="float" office:value="1.35483870967742" calcext:value-type="float">
            <text:p>1,35</text:p>
          </table:table-cell>
          <table:table-cell table:style-name="ce15" table:formula="of:=[.F19]+[.E20]" office:value-type="float" office:value="24.5161290322581" calcext:value-type="float">
            <text:p>24,52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1_RandomActionIntentDefinitionOperatorMutator</text:p>
          </table:table-cell>
          <table:table-cell table:style-name="ce13" table:formula="of:=[.D20]+[.B21]" office:value-type="float" office:value="802" calcext:value-type="float">
            <text:p>802</text:p>
          </table:table-cell>
          <table:table-cell table:style-name="ce15" table:formula="of:=[.B21]/[.$B$1]" office:value-type="float" office:value="1.35483870967742" calcext:value-type="float">
            <text:p>1,35</text:p>
          </table:table-cell>
          <table:table-cell table:style-name="ce15" table:formula="of:=[.F20]+[.E21]" office:value-type="float" office:value="25.8709677419355" calcext:value-type="float">
            <text:p>25,87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2_InvalidViewFocusOperatorMutator</text:p>
          </table:table-cell>
          <table:table-cell table:style-name="ce13" table:formula="of:=[.D21]+[.B22]" office:value-type="float" office:value="844" calcext:value-type="float">
            <text:p>844</text:p>
          </table:table-cell>
          <table:table-cell table:style-name="ce15" table:formula="of:=[.B22]/[.$B$1]" office:value-type="float" office:value="1.35483870967742" calcext:value-type="float">
            <text:p>1,35</text:p>
          </table:table-cell>
          <table:table-cell table:style-name="ce15" table:formula="of:=[.F21]+[.E22]" office:value-type="float" office:value="27.2258064516129" calcext:value-type="float">
            <text:p>27,23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3_ViewComponentNotVisibleOperatorMutator</text:p>
          </table:table-cell>
          <table:table-cell table:style-name="ce13" table:formula="of:=[.D22]+[.B23]" office:value-type="float" office:value="886" calcext:value-type="float">
            <text:p>886</text:p>
          </table:table-cell>
          <table:table-cell table:style-name="ce15" table:formula="of:=[.B23]/[.$B$1]" office:value-type="float" office:value="1.35483870967742" calcext:value-type="float">
            <text:p>1,35</text:p>
          </table:table-cell>
          <table:table-cell table:style-name="ce15" table:formula="of:=[.F22]+[.E23]" office:value-type="float" office:value="28.5806451612903" calcext:value-type="float">
            <text:p>28,58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4_NullIntentOperatorMutator</text:p>
          </table:table-cell>
          <table:table-cell table:style-name="ce13" table:formula="of:=[.D23]+[.B24]" office:value-type="float" office:value="928" calcext:value-type="float">
            <text:p>928</text:p>
          </table:table-cell>
          <table:table-cell table:style-name="ce15" table:formula="of:=[.B24]/[.$B$1]" office:value-type="float" office:value="1.35483870967742" calcext:value-type="float">
            <text:p>1,35</text:p>
          </table:table-cell>
          <table:table-cell table:style-name="ce15" table:formula="of:=[.F23]+[.E24]" office:value-type="float" office:value="29.9354838709678" calcext:value-type="float">
            <text:p>29,94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5_InvalidKeyIntentOperatorMutator</text:p>
          </table:table-cell>
          <table:table-cell table:style-name="ce13" table:formula="of:=[.D24]+[.B25]" office:value-type="float" office:value="970" calcext:value-type="float">
            <text:p>970</text:p>
          </table:table-cell>
          <table:table-cell table:style-name="ce15" table:formula="of:=[.B25]/[.$B$1]" office:value-type="float" office:value="1.35483870967742" calcext:value-type="float">
            <text:p>1,35</text:p>
          </table:table-cell>
          <table:table-cell table:style-name="ce15" table:formula="of:=[.F24]+[.E25]" office:value-type="float" office:value="31.2903225806452" calcext:value-type="float">
            <text:p>31,29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6_RandomActionIntentDefinitionOperatorMutator</text:p>
          </table:table-cell>
          <table:table-cell table:style-name="ce13" table:formula="of:=[.D25]+[.B26]" office:value-type="float" office:value="1012" calcext:value-type="float">
            <text:p>1012</text:p>
          </table:table-cell>
          <table:table-cell table:style-name="ce15" table:formula="of:=[.B26]/[.$B$1]" office:value-type="float" office:value="1.35483870967742" calcext:value-type="float">
            <text:p>1,35</text:p>
          </table:table-cell>
          <table:table-cell table:style-name="ce15" table:formula="of:=[.F25]+[.E26]" office:value-type="float" office:value="32.6451612903226" calcext:value-type="float">
            <text:p>32,65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7_NullValueIntentPutExtraOperatorMutator</text:p>
          </table:table-cell>
          <table:table-cell table:style-name="ce13" table:formula="of:=[.D26]+[.B27]" office:value-type="float" office:value="1054" calcext:value-type="float">
            <text:p>1054</text:p>
          </table:table-cell>
          <table:table-cell table:style-name="ce15" table:formula="of:=[.B27]/[.$B$1]" office:value-type="float" office:value="1.35483870967742" calcext:value-type="float">
            <text:p>1,35</text:p>
          </table:table-cell>
          <table:table-cell table:style-name="ce15" table:formula="of:=[.F26]+[.E27]" office:value-type="float" office:value="34" calcext:value-type="float">
            <text:p>34,00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8_IntentPayloadReplacementOperatorMutator</text:p>
          </table:table-cell>
          <table:table-cell table:style-name="ce13" table:formula="of:=[.D27]+[.B28]" office:value-type="float" office:value="1096" calcext:value-type="float">
            <text:p>1096</text:p>
          </table:table-cell>
          <table:table-cell table:style-name="ce15" table:formula="of:=[.B28]/[.$B$1]" office:value-type="float" office:value="1.35483870967742" calcext:value-type="float">
            <text:p>1,35</text:p>
          </table:table-cell>
          <table:table-cell table:style-name="ce15" table:formula="of:=[.F27]+[.E28]" office:value-type="float" office:value="35.3548387096774" calcext:value-type="float">
            <text:p>35,35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xtractService_19_RandomActionIntentDefinitionOperatorMutator</text:p>
          </table:table-cell>
          <table:table-cell table:style-name="ce13" table:formula="of:=[.D28]+[.B29]" office:value-type="float" office:value="1138" calcext:value-type="float">
            <text:p>1138</text:p>
          </table:table-cell>
          <table:table-cell table:style-name="ce15" table:formula="of:=[.B29]/[.$B$1]" office:value-type="float" office:value="1.35483870967742" calcext:value-type="float">
            <text:p>1,35</text:p>
          </table:table-cell>
          <table:table-cell table:style-name="ce15" table:formula="of:=[.F28]+[.E29]" office:value-type="float" office:value="36.7096774193548" calcext:value-type="float">
            <text:p>36,71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0_LengthyGUICreationOperatorMutator</text:p>
          </table:table-cell>
          <table:table-cell table:style-name="ce13" table:formula="of:=[.D29]+[.B30]" office:value-type="float" office:value="1180" calcext:value-type="float">
            <text:p>1180</text:p>
          </table:table-cell>
          <table:table-cell table:style-name="ce15" table:formula="of:=[.B30]/[.$B$1]" office:value-type="float" office:value="1.35483870967742" calcext:value-type="float">
            <text:p>1,35</text:p>
          </table:table-cell>
          <table:table-cell table:style-name="ce15" table:formula="of:=[.F29]+[.E30]" office:value-type="float" office:value="38.0645161290323" calcext:value-type="float">
            <text:p>38,06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_BinaryMutator</text:p>
          </table:table-cell>
          <table:table-cell table:style-name="ce13" table:formula="of:=[.D30]+[.B31]" office:value-type="float" office:value="1222" calcext:value-type="float">
            <text:p>1222</text:p>
          </table:table-cell>
          <table:table-cell table:style-name="ce15" table:formula="of:=[.B31]/[.$B$1]" office:value-type="float" office:value="1.35483870967742" calcext:value-type="float">
            <text:p>1,35</text:p>
          </table:table-cell>
          <table:table-cell table:style-name="ce15" table:formula="of:=[.F30]+[.E31]" office:value-type="float" office:value="39.4193548387097" calcext:value-type="float">
            <text:p>39,42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2_BinaryMutator</text:p>
          </table:table-cell>
          <table:table-cell table:style-name="ce13" table:formula="of:=[.D31]+[.B32]" office:value-type="float" office:value="1264" calcext:value-type="float">
            <text:p>1264</text:p>
          </table:table-cell>
          <table:table-cell table:style-name="ce15" table:formula="of:=[.B32]/[.$B$1]" office:value-type="float" office:value="1.35483870967742" calcext:value-type="float">
            <text:p>1,35</text:p>
          </table:table-cell>
          <table:table-cell table:style-name="ce15" table:formula="of:=[.F31]+[.E32]" office:value-type="float" office:value="40.7741935483871" calcext:value-type="float">
            <text:p>40,77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3_NullIntentOperatorMutator</text:p>
          </table:table-cell>
          <table:table-cell table:style-name="ce13" table:formula="of:=[.D32]+[.B33]" office:value-type="float" office:value="1306" calcext:value-type="float">
            <text:p>1306</text:p>
          </table:table-cell>
          <table:table-cell table:style-name="ce15" table:formula="of:=[.B33]/[.$B$1]" office:value-type="float" office:value="1.35483870967742" calcext:value-type="float">
            <text:p>1,35</text:p>
          </table:table-cell>
          <table:table-cell table:style-name="ce15" table:formula="of:=[.F32]+[.E33]" office:value-type="float" office:value="42.1290322580645" calcext:value-type="float">
            <text:p>42,13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4_InvalidKeyIntentOperatorMutator</text:p>
          </table:table-cell>
          <table:table-cell table:style-name="ce13" table:formula="of:=[.D33]+[.B34]" office:value-type="float" office:value="1348" calcext:value-type="float">
            <text:p>1348</text:p>
          </table:table-cell>
          <table:table-cell table:style-name="ce15" table:formula="of:=[.B34]/[.$B$1]" office:value-type="float" office:value="1.35483870967742" calcext:value-type="float">
            <text:p>1,35</text:p>
          </table:table-cell>
          <table:table-cell table:style-name="ce15" table:formula="of:=[.F33]+[.E34]" office:value-type="float" office:value="43.4838709677419" calcext:value-type="float">
            <text:p>43,48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5_RandomActionIntentDefinitionOperatorMutator</text:p>
          </table:table-cell>
          <table:table-cell table:style-name="ce13" table:formula="of:=[.D34]+[.B35]" office:value-type="float" office:value="1390" calcext:value-type="float">
            <text:p>1390</text:p>
          </table:table-cell>
          <table:table-cell table:style-name="ce15" table:formula="of:=[.B35]/[.$B$1]" office:value-type="float" office:value="1.35483870967742" calcext:value-type="float">
            <text:p>1,35</text:p>
          </table:table-cell>
          <table:table-cell table:style-name="ce15" table:formula="of:=[.F34]+[.E35]" office:value-type="float" office:value="44.8387096774193" calcext:value-type="float">
            <text:p>44,84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6_NullValueIntentPutExtraOperatorMutator</text:p>
          </table:table-cell>
          <table:table-cell table:style-name="ce13" table:formula="of:=[.D35]+[.B36]" office:value-type="float" office:value="1432" calcext:value-type="float">
            <text:p>1432</text:p>
          </table:table-cell>
          <table:table-cell table:style-name="ce15" table:formula="of:=[.B36]/[.$B$1]" office:value-type="float" office:value="1.35483870967742" calcext:value-type="float">
            <text:p>1,35</text:p>
          </table:table-cell>
          <table:table-cell table:style-name="ce15" table:formula="of:=[.F35]+[.E36]" office:value-type="float" office:value="46.1935483870968" calcext:value-type="float">
            <text:p>46,19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7_IntentPayloadReplacementOperatorMutator</text:p>
          </table:table-cell>
          <table:table-cell table:style-name="ce13" table:formula="of:=[.D36]+[.B37]" office:value-type="float" office:value="1474" calcext:value-type="float">
            <text:p>1474</text:p>
          </table:table-cell>
          <table:table-cell table:style-name="ce15" table:formula="of:=[.B37]/[.$B$1]" office:value-type="float" office:value="1.35483870967742" calcext:value-type="float">
            <text:p>1,35</text:p>
          </table:table-cell>
          <table:table-cell table:style-name="ce15" table:formula="of:=[.F36]+[.E37]" office:value-type="float" office:value="47.5483870967742" calcext:value-type="float">
            <text:p>47,55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8_RandomActionIntentDefinitionOperatorMutator</text:p>
          </table:table-cell>
          <table:table-cell table:style-name="ce13" table:formula="of:=[.D37]+[.B38]" office:value-type="float" office:value="1516" calcext:value-type="float">
            <text:p>1516</text:p>
          </table:table-cell>
          <table:table-cell table:style-name="ce15" table:formula="of:=[.B38]/[.$B$1]" office:value-type="float" office:value="1.35483870967742" calcext:value-type="float">
            <text:p>1,35</text:p>
          </table:table-cell>
          <table:table-cell table:style-name="ce15" table:formula="of:=[.F37]+[.E38]" office:value-type="float" office:value="48.9032258064516" calcext:value-type="float">
            <text:p>48,90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9_NullValueIntentPutExtraOperatorMutator</text:p>
          </table:table-cell>
          <table:table-cell table:style-name="ce13" table:formula="of:=[.D38]+[.B39]" office:value-type="float" office:value="1558" calcext:value-type="float">
            <text:p>1558</text:p>
          </table:table-cell>
          <table:table-cell table:style-name="ce15" table:formula="of:=[.B39]/[.$B$1]" office:value-type="float" office:value="1.35483870967742" calcext:value-type="float">
            <text:p>1,35</text:p>
          </table:table-cell>
          <table:table-cell table:style-name="ce15" table:formula="of:=[.F38]+[.E39]" office:value-type="float" office:value="50.258064516129" calcext:value-type="float">
            <text:p>50,26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0_IntentPayloadReplacementOperatorMutator</text:p>
          </table:table-cell>
          <table:table-cell table:style-name="ce13" table:formula="of:=[.D39]+[.B40]" office:value-type="float" office:value="1600" calcext:value-type="float">
            <text:p>1600</text:p>
          </table:table-cell>
          <table:table-cell table:style-name="ce15" table:formula="of:=[.B40]/[.$B$1]" office:value-type="float" office:value="1.35483870967742" calcext:value-type="float">
            <text:p>1,35</text:p>
          </table:table-cell>
          <table:table-cell table:style-name="ce15" table:formula="of:=[.F39]+[.E40]" office:value-type="float" office:value="51.6129032258064" calcext:value-type="float">
            <text:p>51,61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1_RandomActionIntentDefinitionOperatorMutator</text:p>
          </table:table-cell>
          <table:table-cell table:style-name="ce13" table:formula="of:=[.D40]+[.B41]" office:value-type="float" office:value="1642" calcext:value-type="float">
            <text:p>1642</text:p>
          </table:table-cell>
          <table:table-cell table:style-name="ce15" table:formula="of:=[.B41]/[.$B$1]" office:value-type="float" office:value="1.35483870967742" calcext:value-type="float">
            <text:p>1,35</text:p>
          </table:table-cell>
          <table:table-cell table:style-name="ce15" table:formula="of:=[.F40]+[.E41]" office:value-type="float" office:value="52.9677419354838" calcext:value-type="float">
            <text:p>52,97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2_NullIntentOperatorMutator</text:p>
          </table:table-cell>
          <table:table-cell table:style-name="ce13" table:formula="of:=[.D41]+[.B42]" office:value-type="float" office:value="1684" calcext:value-type="float">
            <text:p>1684</text:p>
          </table:table-cell>
          <table:table-cell table:style-name="ce15" table:formula="of:=[.B42]/[.$B$1]" office:value-type="float" office:value="1.35483870967742" calcext:value-type="float">
            <text:p>1,35</text:p>
          </table:table-cell>
          <table:table-cell table:style-name="ce15" table:formula="of:=[.F41]+[.E42]" office:value-type="float" office:value="54.3225806451613" calcext:value-type="float">
            <text:p>54,32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3_InvalidKeyIntentOperatorMutator</text:p>
          </table:table-cell>
          <table:table-cell table:style-name="ce13" table:formula="of:=[.D42]+[.B43]" office:value-type="float" office:value="1726" calcext:value-type="float">
            <text:p>1726</text:p>
          </table:table-cell>
          <table:table-cell table:style-name="ce15" table:formula="of:=[.B43]/[.$B$1]" office:value-type="float" office:value="1.35483870967742" calcext:value-type="float">
            <text:p>1,35</text:p>
          </table:table-cell>
          <table:table-cell table:style-name="ce15" table:formula="of:=[.F42]+[.E43]" office:value-type="float" office:value="55.6774193548387" calcext:value-type="float">
            <text:p>55,68</text:p>
          </table:table-cell>
        </table:table-row>
        <table:table-row table:style-name="ro1">
          <table:table-cell table:number-columns-repeated="2"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4_RandomActionIntentDefinitionOperatorMutator</text:p>
          </table:table-cell>
          <table:table-cell table:style-name="ce13" table:formula="of:=[.D43]+[.B44]" office:value-type="float" office:value="1768" calcext:value-type="float">
            <text:p>1768</text:p>
          </table:table-cell>
          <table:table-cell table:style-name="ce15" table:formula="of:=[.B44]/[.$B$1]" office:value-type="float" office:value="1.35483870967742" calcext:value-type="float">
            <text:p>1,35</text:p>
          </table:table-cell>
          <table:table-cell table:style-name="ce15" table:formula="of:=[.F43]+[.E44]" office:value-type="float" office:value="57.0322580645161" calcext:value-type="float">
            <text:p>57,03</text:p>
          </table:table-cell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5_NullValueIntentPutExtraOperatorMutator</text:p>
          </table:table-cell>
          <table:table-cell table:style-name="ce13" table:formula="of:=[.D44]+[.B45]" office:value-type="float" office:value="1810" calcext:value-type="float">
            <text:p>1810</text:p>
          </table:table-cell>
          <table:table-cell table:style-name="ce15" table:formula="of:=[.B45]/[.$B$1]" office:value-type="float" office:value="1.35483870967742" calcext:value-type="float">
            <text:p>1,35</text:p>
          </table:table-cell>
          <table:table-cell table:style-name="ce15" table:formula="of:=[.F44]+[.E45]" office:value-type="float" office:value="58.3870967741935" calcext:value-type="float">
            <text:p>58,39</text:p>
          </table:table-cell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6_IntentPayloadReplacementOperatorMutator</text:p>
          </table:table-cell>
          <table:table-cell table:style-name="ce13" table:formula="of:=[.D45]+[.B46]" office:value-type="float" office:value="1852" calcext:value-type="float">
            <text:p>1852</text:p>
          </table:table-cell>
          <table:table-cell table:style-name="ce15" table:formula="of:=[.B46]/[.$B$1]" office:value-type="float" office:value="1.35483870967742" calcext:value-type="float">
            <text:p>1,35</text:p>
          </table:table-cell>
          <table:table-cell table:style-name="ce15" table:formula="of:=[.F45]+[.E46]" office:value-type="float" office:value="59.7419354838709" calcext:value-type="float">
            <text:p>59,74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stractProgressiveService_17_RandomActionIntentDefinitionOperatorMutator</text:p>
          </table:table-cell>
          <table:table-cell table:style-name="ce13" table:formula="of:=[.D46]+[.B47]" office:value-type="float" office:value="1894" calcext:value-type="float">
            <text:p>1894</text:p>
          </table:table-cell>
          <table:table-cell table:style-name="ce15" table:formula="of:=[.B47]/[.$B$1]" office:value-type="float" office:value="1.35483870967742" calcext:value-type="float">
            <text:p>1,35</text:p>
          </table:table-cell>
          <table:table-cell table:style-name="ce15" table:formula="of:=[.F46]+[.E47]" office:value-type="float" office:value="61.0967741935483" calcext:value-type="float">
            <text:p>61,10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0_LengthyGUICreationOperatorMutator</text:p>
          </table:table-cell>
          <table:table-cell table:style-name="ce13" table:formula="of:=[.D47]+[.B48]" office:value-type="float" office:value="1936" calcext:value-type="float">
            <text:p>1936</text:p>
          </table:table-cell>
          <table:table-cell table:style-name="ce15" table:formula="of:=[.B48]/[.$B$1]" office:value-type="float" office:value="1.35483870967742" calcext:value-type="float">
            <text:p>1,35</text:p>
          </table:table-cell>
          <table:table-cell table:style-name="ce15" table:formula="of:=[.F47]+[.E48]" office:value-type="float" office:value="62.4516129032258" calcext:value-type="float">
            <text:p>62,45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_RandomActionIntentDefinitionOperatorMutator</text:p>
          </table:table-cell>
          <table:table-cell table:style-name="ce13" table:formula="of:=[.D48]+[.B49]" office:value-type="float" office:value="1978" calcext:value-type="float">
            <text:p>1978</text:p>
          </table:table-cell>
          <table:table-cell table:style-name="ce15" table:formula="of:=[.B49]/[.$B$1]" office:value-type="float" office:value="1.35483870967742" calcext:value-type="float">
            <text:p>1,35</text:p>
          </table:table-cell>
          <table:table-cell table:style-name="ce15" table:formula="of:=[.F48]+[.E49]" office:value-type="float" office:value="63.8064516129032" calcext:value-type="float">
            <text:p>63,81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2_NullIntentOperatorMutator</text:p>
          </table:table-cell>
          <table:table-cell table:style-name="ce13" table:formula="of:=[.D49]+[.B50]" office:value-type="float" office:value="2020" calcext:value-type="float">
            <text:p>2020</text:p>
          </table:table-cell>
          <table:table-cell table:style-name="ce15" table:formula="of:=[.B50]/[.$B$1]" office:value-type="float" office:value="1.35483870967742" calcext:value-type="float">
            <text:p>1,35</text:p>
          </table:table-cell>
          <table:table-cell table:style-name="ce15" table:formula="of:=[.F49]+[.E50]" office:value-type="float" office:value="65.1612903225806" calcext:value-type="float">
            <text:p>65,16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3_InvalidKeyIntentOperatorMutator</text:p>
          </table:table-cell>
          <table:table-cell table:style-name="ce13" table:formula="of:=[.D50]+[.B51]" office:value-type="float" office:value="2062" calcext:value-type="float">
            <text:p>2062</text:p>
          </table:table-cell>
          <table:table-cell table:style-name="ce15" table:formula="of:=[.B51]/[.$B$1]" office:value-type="float" office:value="1.35483870967742" calcext:value-type="float">
            <text:p>1,35</text:p>
          </table:table-cell>
          <table:table-cell table:style-name="ce15" table:formula="of:=[.F50]+[.E51]" office:value-type="float" office:value="66.516129032258" calcext:value-type="float">
            <text:p>66,52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4_RandomActionIntentDefinitionOperatorMutator</text:p>
          </table:table-cell>
          <table:table-cell table:style-name="ce13" table:formula="of:=[.D51]+[.B52]" office:value-type="float" office:value="2104" calcext:value-type="float">
            <text:p>2104</text:p>
          </table:table-cell>
          <table:table-cell table:style-name="ce15" table:formula="of:=[.B52]/[.$B$1]" office:value-type="float" office:value="1.35483870967742" calcext:value-type="float">
            <text:p>1,35</text:p>
          </table:table-cell>
          <table:table-cell table:style-name="ce15" table:formula="of:=[.F51]+[.E52]" office:value-type="float" office:value="67.8709677419354" calcext:value-type="float">
            <text:p>67,87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5_RandomActionIntentDefinitionOperatorMutator</text:p>
          </table:table-cell>
          <table:table-cell table:style-name="ce13" table:formula="of:=[.D52]+[.B53]" office:value-type="float" office:value="2146" calcext:value-type="float">
            <text:p>2146</text:p>
          </table:table-cell>
          <table:table-cell table:style-name="ce15" table:formula="of:=[.B53]/[.$B$1]" office:value-type="float" office:value="1.35483870967742" calcext:value-type="float">
            <text:p>1,35</text:p>
          </table:table-cell>
          <table:table-cell table:style-name="ce15" table:formula="of:=[.F52]+[.E53]" office:value-type="float" office:value="69.2258064516129" calcext:value-type="float">
            <text:p>69,23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6_RandomActionIntentDefinitionOperatorMutator</text:p>
          </table:table-cell>
          <table:table-cell table:style-name="ce13" table:formula="of:=[.D53]+[.B54]" office:value-type="float" office:value="2188" calcext:value-type="float">
            <text:p>2188</text:p>
          </table:table-cell>
          <table:table-cell table:style-name="ce15" table:formula="of:=[.B54]/[.$B$1]" office:value-type="float" office:value="1.35483870967742" calcext:value-type="float">
            <text:p>1,35</text:p>
          </table:table-cell>
          <table:table-cell table:style-name="ce15" table:formula="of:=[.F53]+[.E54]" office:value-type="float" office:value="70.5806451612903" calcext:value-type="float">
            <text:p>70,58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7_NullValueIntentPutExtraOperatorMutator</text:p>
          </table:table-cell>
          <table:table-cell table:style-name="ce13" table:formula="of:=[.D54]+[.B55]" office:value-type="float" office:value="2230" calcext:value-type="float">
            <text:p>2230</text:p>
          </table:table-cell>
          <table:table-cell table:style-name="ce15" table:formula="of:=[.B55]/[.$B$1]" office:value-type="float" office:value="1.35483870967742" calcext:value-type="float">
            <text:p>1,35</text:p>
          </table:table-cell>
          <table:table-cell table:style-name="ce15" table:formula="of:=[.F54]+[.E55]" office:value-type="float" office:value="71.9354838709677" calcext:value-type="float">
            <text:p>71,94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8_IntentPayloadReplacementOperatorMutator</text:p>
          </table:table-cell>
          <table:table-cell table:style-name="ce13" table:formula="of:=[.D55]+[.B56]" office:value-type="float" office:value="2272" calcext:value-type="float">
            <text:p>2272</text:p>
          </table:table-cell>
          <table:table-cell table:style-name="ce15" table:formula="of:=[.B56]/[.$B$1]" office:value-type="float" office:value="1.35483870967742" calcext:value-type="float">
            <text:p>1,35</text:p>
          </table:table-cell>
          <table:table-cell table:style-name="ce15" table:formula="of:=[.F55]+[.E56]" office:value-type="float" office:value="73.2903225806451" calcext:value-type="float">
            <text:p>73,29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9_RandomActionIntentDefinitionOperatorMutator</text:p>
          </table:table-cell>
          <table:table-cell table:style-name="ce13" table:formula="of:=[.D56]+[.B57]" office:value-type="float" office:value="2314" calcext:value-type="float">
            <text:p>2314</text:p>
          </table:table-cell>
          <table:table-cell table:style-name="ce15" table:formula="of:=[.B57]/[.$B$1]" office:value-type="float" office:value="1.35483870967742" calcext:value-type="float">
            <text:p>1,35</text:p>
          </table:table-cell>
          <table:table-cell table:style-name="ce15" table:formula="of:=[.F56]+[.E57]" office:value-type="float" office:value="74.6451612903226" calcext:value-type="float">
            <text:p>74,65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0_NullIntentOperatorMutator</text:p>
          </table:table-cell>
          <table:table-cell table:style-name="ce13" table:formula="of:=[.D57]+[.B58]" office:value-type="float" office:value="2356" calcext:value-type="float">
            <text:p>2356</text:p>
          </table:table-cell>
          <table:table-cell table:style-name="ce15" table:formula="of:=[.B58]/[.$B$1]" office:value-type="float" office:value="1.35483870967742" calcext:value-type="float">
            <text:p>1,35</text:p>
          </table:table-cell>
          <table:table-cell table:style-name="ce15" table:formula="of:=[.F57]+[.E58]" office:value-type="float" office:value="76" calcext:value-type="float">
            <text:p>76,00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1_InvalidKeyIntentOperatorMutator</text:p>
          </table:table-cell>
          <table:table-cell table:style-name="ce13" table:formula="of:=[.D58]+[.B59]" office:value-type="float" office:value="2398" calcext:value-type="float">
            <text:p>2398</text:p>
          </table:table-cell>
          <table:table-cell table:style-name="ce15" table:formula="of:=[.B59]/[.$B$1]" office:value-type="float" office:value="1.35483870967742" calcext:value-type="float">
            <text:p>1,35</text:p>
          </table:table-cell>
          <table:table-cell table:style-name="ce15" table:formula="of:=[.F58]+[.E59]" office:value-type="float" office:value="77.3548387096774" calcext:value-type="float">
            <text:p>77,35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2_RandomActionIntentDefinitionOperatorMutator</text:p>
          </table:table-cell>
          <table:table-cell table:style-name="ce13" table:formula="of:=[.D59]+[.B60]" office:value-type="float" office:value="2440" calcext:value-type="float">
            <text:p>2440</text:p>
          </table:table-cell>
          <table:table-cell table:style-name="ce15" table:formula="of:=[.B60]/[.$B$1]" office:value-type="float" office:value="1.35483870967742" calcext:value-type="float">
            <text:p>1,35</text:p>
          </table:table-cell>
          <table:table-cell table:style-name="ce15" table:formula="of:=[.F59]+[.E60]" office:value-type="float" office:value="78.7096774193548" calcext:value-type="float">
            <text:p>78,71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3_NullIntentOperatorMutator</text:p>
          </table:table-cell>
          <table:table-cell table:style-name="ce13" table:formula="of:=[.D60]+[.B61]" office:value-type="float" office:value="2482" calcext:value-type="float">
            <text:p>2482</text:p>
          </table:table-cell>
          <table:table-cell table:style-name="ce15" table:formula="of:=[.B61]/[.$B$1]" office:value-type="float" office:value="1.35483870967742" calcext:value-type="float">
            <text:p>1,35</text:p>
          </table:table-cell>
          <table:table-cell table:style-name="ce15" table:formula="of:=[.F60]+[.E61]" office:value-type="float" office:value="80.0645161290322" calcext:value-type="float">
            <text:p>80,06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4_InvalidKeyIntentOperatorMutator</text:p>
          </table:table-cell>
          <table:table-cell table:style-name="ce13" table:formula="of:=[.D61]+[.B62]" office:value-type="float" office:value="2524" calcext:value-type="float">
            <text:p>2524</text:p>
          </table:table-cell>
          <table:table-cell table:style-name="ce15" table:formula="of:=[.B62]/[.$B$1]" office:value-type="float" office:value="1.35483870967742" calcext:value-type="float">
            <text:p>1,35</text:p>
          </table:table-cell>
          <table:table-cell table:style-name="ce15" table:formula="of:=[.F61]+[.E62]" office:value-type="float" office:value="81.4193548387097" calcext:value-type="float">
            <text:p>81,42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5_RandomActionIntentDefinitionOperatorMutator</text:p>
          </table:table-cell>
          <table:table-cell table:style-name="ce13" table:formula="of:=[.D62]+[.B63]" office:value-type="float" office:value="2566" calcext:value-type="float">
            <text:p>2566</text:p>
          </table:table-cell>
          <table:table-cell table:style-name="ce15" table:formula="of:=[.B63]/[.$B$1]" office:value-type="float" office:value="1.35483870967742" calcext:value-type="float">
            <text:p>1,35</text:p>
          </table:table-cell>
          <table:table-cell table:style-name="ce15" table:formula="of:=[.F62]+[.E63]" office:value-type="float" office:value="82.7741935483871" calcext:value-type="float">
            <text:p>82,77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6_NullValueIntentPutExtraOperatorMutator</text:p>
          </table:table-cell>
          <table:table-cell table:style-name="ce13" table:formula="of:=[.D63]+[.B64]" office:value-type="float" office:value="2608" calcext:value-type="float">
            <text:p>2608</text:p>
          </table:table-cell>
          <table:table-cell table:style-name="ce15" table:formula="of:=[.B64]/[.$B$1]" office:value-type="float" office:value="1.35483870967742" calcext:value-type="float">
            <text:p>1,35</text:p>
          </table:table-cell>
          <table:table-cell table:style-name="ce15" table:formula="of:=[.F63]+[.E64]" office:value-type="float" office:value="84.1290322580645" calcext:value-type="float">
            <text:p>84,13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7_IntentPayloadReplacementOperatorMutator</text:p>
          </table:table-cell>
          <table:table-cell table:style-name="ce13" table:formula="of:=[.D64]+[.B65]" office:value-type="float" office:value="2650" calcext:value-type="float">
            <text:p>2650</text:p>
          </table:table-cell>
          <table:table-cell table:style-name="ce15" table:formula="of:=[.B65]/[.$B$1]" office:value-type="float" office:value="1.35483870967742" calcext:value-type="float">
            <text:p>1,35</text:p>
          </table:table-cell>
          <table:table-cell table:style-name="ce15" table:formula="of:=[.F64]+[.E65]" office:value-type="float" office:value="85.4838709677419" calcext:value-type="float">
            <text:p>85,48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pyService_18_RandomActionIntentDefinitionOperatorMutator</text:p>
          </table:table-cell>
          <table:table-cell table:style-name="ce13" table:formula="of:=[.D65]+[.B66]" office:value-type="float" office:value="2692" calcext:value-type="float">
            <text:p>2692</text:p>
          </table:table-cell>
          <table:table-cell table:style-name="ce15" table:formula="of:=[.B66]/[.$B$1]" office:value-type="float" office:value="1.35483870967742" calcext:value-type="float">
            <text:p>1,35</text:p>
          </table:table-cell>
          <table:table-cell table:style-name="ce15" table:formula="of:=[.F65]+[.E66]" office:value-type="float" office:value="86.8387096774194" calcext:value-type="float">
            <text:p>86,84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0_LengthyGUICreationOperatorMutator</text:p>
          </table:table-cell>
          <table:table-cell table:style-name="ce13" table:formula="of:=[.D66]+[.B67]" office:value-type="float" office:value="2734" calcext:value-type="float">
            <text:p>2734</text:p>
          </table:table-cell>
          <table:table-cell table:style-name="ce15" table:formula="of:=[.B67]/[.$B$1]" office:value-type="float" office:value="1.35483870967742" calcext:value-type="float">
            <text:p>1,35</text:p>
          </table:table-cell>
          <table:table-cell table:style-name="ce15" table:formula="of:=[.F66]+[.E67]" office:value-type="float" office:value="88.1935483870968" calcext:value-type="float">
            <text:p>88,19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_RandomActionIntentDefinitionOperatorMutator</text:p>
          </table:table-cell>
          <table:table-cell table:style-name="ce13" table:formula="of:=[.D67]+[.B68]" office:value-type="float" office:value="2776" calcext:value-type="float">
            <text:p>2776</text:p>
          </table:table-cell>
          <table:table-cell table:style-name="ce15" table:formula="of:=[.B68]/[.$B$1]" office:value-type="float" office:value="1.35483870967742" calcext:value-type="float">
            <text:p>1,35</text:p>
          </table:table-cell>
          <table:table-cell table:style-name="ce15" table:formula="of:=[.F67]+[.E68]" office:value-type="float" office:value="89.5483870967742" calcext:value-type="float">
            <text:p>89,55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2_NullIntentOperatorMutator</text:p>
          </table:table-cell>
          <table:table-cell table:style-name="ce13" table:formula="of:=[.D68]+[.B69]" office:value-type="float" office:value="2818" calcext:value-type="float">
            <text:p>2818</text:p>
          </table:table-cell>
          <table:table-cell table:style-name="ce15" table:formula="of:=[.B69]/[.$B$1]" office:value-type="float" office:value="1.35483870967742" calcext:value-type="float">
            <text:p>1,35</text:p>
          </table:table-cell>
          <table:table-cell table:style-name="ce15" table:formula="of:=[.F68]+[.E69]" office:value-type="float" office:value="90.9032258064516" calcext:value-type="float">
            <text:p>90,90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3_InvalidKeyIntentOperatorMutator</text:p>
          </table:table-cell>
          <table:table-cell table:style-name="ce13" table:formula="of:=[.D69]+[.B70]" office:value-type="float" office:value="2860" calcext:value-type="float">
            <text:p>2860</text:p>
          </table:table-cell>
          <table:table-cell table:style-name="ce15" table:formula="of:=[.B70]/[.$B$1]" office:value-type="float" office:value="1.35483870967742" calcext:value-type="float">
            <text:p>1,35</text:p>
          </table:table-cell>
          <table:table-cell table:style-name="ce15" table:formula="of:=[.F69]+[.E70]" office:value-type="float" office:value="92.2580645161291" calcext:value-type="float">
            <text:p>92,26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4_RandomActionIntentDefinitionOperatorMutator</text:p>
          </table:table-cell>
          <table:table-cell table:style-name="ce13" table:formula="of:=[.D70]+[.B71]" office:value-type="float" office:value="2902" calcext:value-type="float">
            <text:p>2902</text:p>
          </table:table-cell>
          <table:table-cell table:style-name="ce15" table:formula="of:=[.B71]/[.$B$1]" office:value-type="float" office:value="1.35483870967742" calcext:value-type="float">
            <text:p>1,35</text:p>
          </table:table-cell>
          <table:table-cell table:style-name="ce15" table:formula="of:=[.F70]+[.E71]" office:value-type="float" office:value="93.6129032258065" calcext:value-type="float">
            <text:p>93,61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5_RandomActionIntentDefinitionOperatorMutator</text:p>
          </table:table-cell>
          <table:table-cell table:style-name="ce13" table:formula="of:=[.D71]+[.B72]" office:value-type="float" office:value="2944" calcext:value-type="float">
            <text:p>2944</text:p>
          </table:table-cell>
          <table:table-cell table:style-name="ce15" table:formula="of:=[.B72]/[.$B$1]" office:value-type="float" office:value="1.35483870967742" calcext:value-type="float">
            <text:p>1,35</text:p>
          </table:table-cell>
          <table:table-cell table:style-name="ce15" table:formula="of:=[.F71]+[.E72]" office:value-type="float" office:value="94.9677419354839" calcext:value-type="float">
            <text:p>94,97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6_RandomActionIntentDefinitionOperatorMutator</text:p>
          </table:table-cell>
          <table:table-cell table:style-name="ce13" table:formula="of:=[.D72]+[.B73]" office:value-type="float" office:value="2986" calcext:value-type="float">
            <text:p>2986</text:p>
          </table:table-cell>
          <table:table-cell table:style-name="ce15" table:formula="of:=[.B73]/[.$B$1]" office:value-type="float" office:value="1.35483870967742" calcext:value-type="float">
            <text:p>1,35</text:p>
          </table:table-cell>
          <table:table-cell table:style-name="ce15" table:formula="of:=[.F72]+[.E73]" office:value-type="float" office:value="96.3225806451613" calcext:value-type="float">
            <text:p>96,32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7_NullValueIntentPutExtraOperatorMutator</text:p>
          </table:table-cell>
          <table:table-cell table:style-name="ce13" table:formula="of:=[.D73]+[.B74]" office:value-type="float" office:value="3028" calcext:value-type="float">
            <text:p>3028</text:p>
          </table:table-cell>
          <table:table-cell table:style-name="ce15" table:formula="of:=[.B74]/[.$B$1]" office:value-type="float" office:value="1.35483870967742" calcext:value-type="float">
            <text:p>1,35</text:p>
          </table:table-cell>
          <table:table-cell table:style-name="ce15" table:formula="of:=[.F73]+[.E74]" office:value-type="float" office:value="97.6774193548387" calcext:value-type="float">
            <text:p>97,68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8_IntentPayloadReplacementOperatorMutator</text:p>
          </table:table-cell>
          <table:table-cell table:style-name="ce13" table:formula="of:=[.D74]+[.B75]" office:value-type="float" office:value="3070" calcext:value-type="float">
            <text:p>3070</text:p>
          </table:table-cell>
          <table:table-cell table:style-name="ce15" table:formula="of:=[.B75]/[.$B$1]" office:value-type="float" office:value="1.35483870967742" calcext:value-type="float">
            <text:p>1,35</text:p>
          </table:table-cell>
          <table:table-cell table:style-name="ce15" table:formula="of:=[.F74]+[.E75]" office:value-type="float" office:value="99.0322580645162" calcext:value-type="float">
            <text:p>99,03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9_RandomActionIntentDefinitionOperatorMutator</text:p>
          </table:table-cell>
          <table:table-cell table:style-name="ce13" table:formula="of:=[.D75]+[.B76]" office:value-type="float" office:value="3112" calcext:value-type="float">
            <text:p>3112</text:p>
          </table:table-cell>
          <table:table-cell table:style-name="ce15" table:formula="of:=[.B76]/[.$B$1]" office:value-type="float" office:value="1.35483870967742" calcext:value-type="float">
            <text:p>1,35</text:p>
          </table:table-cell>
          <table:table-cell table:style-name="ce15" table:formula="of:=[.F75]+[.E76]" office:value-type="float" office:value="100.387096774194" calcext:value-type="float">
            <text:p>100,39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0_NullIntentOperatorMutator</text:p>
          </table:table-cell>
          <table:table-cell table:style-name="ce13" table:formula="of:=[.D76]+[.B77]" office:value-type="float" office:value="3154" calcext:value-type="float">
            <text:p>3154</text:p>
          </table:table-cell>
          <table:table-cell table:style-name="ce15" table:formula="of:=[.B77]/[.$B$1]" office:value-type="float" office:value="1.35483870967742" calcext:value-type="float">
            <text:p>1,35</text:p>
          </table:table-cell>
          <table:table-cell table:style-name="ce15" table:formula="of:=[.F76]+[.E77]" office:value-type="float" office:value="101.741935483871" calcext:value-type="float">
            <text:p>101,74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1_InvalidKeyIntentOperatorMutator</text:p>
          </table:table-cell>
          <table:table-cell table:style-name="ce13" table:formula="of:=[.D77]+[.B78]" office:value-type="float" office:value="3196" calcext:value-type="float">
            <text:p>3196</text:p>
          </table:table-cell>
          <table:table-cell table:style-name="ce15" table:formula="of:=[.B78]/[.$B$1]" office:value-type="float" office:value="1.35483870967742" calcext:value-type="float">
            <text:p>1,35</text:p>
          </table:table-cell>
          <table:table-cell table:style-name="ce15" table:formula="of:=[.F77]+[.E78]" office:value-type="float" office:value="103.096774193548" calcext:value-type="float">
            <text:p>103,10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2_RandomActionIntentDefinitionOperatorMutator</text:p>
          </table:table-cell>
          <table:table-cell table:style-name="ce13" table:formula="of:=[.D78]+[.B79]" office:value-type="float" office:value="3238" calcext:value-type="float">
            <text:p>3238</text:p>
          </table:table-cell>
          <table:table-cell table:style-name="ce15" table:formula="of:=[.B79]/[.$B$1]" office:value-type="float" office:value="1.35483870967742" calcext:value-type="float">
            <text:p>1,35</text:p>
          </table:table-cell>
          <table:table-cell table:style-name="ce15" table:formula="of:=[.F78]+[.E79]" office:value-type="float" office:value="104.451612903226" calcext:value-type="float">
            <text:p>104,45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3_NullIntentOperatorMutator</text:p>
          </table:table-cell>
          <table:table-cell table:style-name="ce13" table:formula="of:=[.D79]+[.B80]" office:value-type="float" office:value="3280" calcext:value-type="float">
            <text:p>3280</text:p>
          </table:table-cell>
          <table:table-cell table:style-name="ce15" table:formula="of:=[.B80]/[.$B$1]" office:value-type="float" office:value="1.35483870967742" calcext:value-type="float">
            <text:p>1,35</text:p>
          </table:table-cell>
          <table:table-cell table:style-name="ce15" table:formula="of:=[.F79]+[.E80]" office:value-type="float" office:value="105.806451612903" calcext:value-type="float">
            <text:p>105,81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4_InvalidKeyIntentOperatorMutator</text:p>
          </table:table-cell>
          <table:table-cell table:style-name="ce13" table:formula="of:=[.D80]+[.B81]" office:value-type="float" office:value="3322" calcext:value-type="float">
            <text:p>3322</text:p>
          </table:table-cell>
          <table:table-cell table:style-name="ce15" table:formula="of:=[.B81]/[.$B$1]" office:value-type="float" office:value="1.35483870967742" calcext:value-type="float">
            <text:p>1,35</text:p>
          </table:table-cell>
          <table:table-cell table:style-name="ce15" table:formula="of:=[.F80]+[.E81]" office:value-type="float" office:value="107.161290322581" calcext:value-type="float">
            <text:p>107,16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5_RandomActionIntentDefinitionOperatorMutator</text:p>
          </table:table-cell>
          <table:table-cell table:style-name="ce13" table:formula="of:=[.D81]+[.B82]" office:value-type="float" office:value="3364" calcext:value-type="float">
            <text:p>3364</text:p>
          </table:table-cell>
          <table:table-cell table:style-name="ce15" table:formula="of:=[.B82]/[.$B$1]" office:value-type="float" office:value="1.35483870967742" calcext:value-type="float">
            <text:p>1,35</text:p>
          </table:table-cell>
          <table:table-cell table:style-name="ce15" table:formula="of:=[.F81]+[.E82]" office:value-type="float" office:value="108.516129032258" calcext:value-type="float">
            <text:p>108,52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6_NullValueIntentPutExtraOperatorMutator</text:p>
          </table:table-cell>
          <table:table-cell table:style-name="ce13" table:formula="of:=[.D82]+[.B83]" office:value-type="float" office:value="3406" calcext:value-type="float">
            <text:p>3406</text:p>
          </table:table-cell>
          <table:table-cell table:style-name="ce15" table:formula="of:=[.B83]/[.$B$1]" office:value-type="float" office:value="1.35483870967742" calcext:value-type="float">
            <text:p>1,35</text:p>
          </table:table-cell>
          <table:table-cell table:style-name="ce15" table:formula="of:=[.F82]+[.E83]" office:value-type="float" office:value="109.870967741936" calcext:value-type="float">
            <text:p>109,87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7_IntentPayloadReplacementOperatorMutator</text:p>
          </table:table-cell>
          <table:table-cell table:style-name="ce13" table:formula="of:=[.D83]+[.B84]" office:value-type="float" office:value="3448" calcext:value-type="float">
            <text:p>3448</text:p>
          </table:table-cell>
          <table:table-cell table:style-name="ce15" table:formula="of:=[.B84]/[.$B$1]" office:value-type="float" office:value="1.35483870967742" calcext:value-type="float">
            <text:p>1,35</text:p>
          </table:table-cell>
          <table:table-cell table:style-name="ce15" table:formula="of:=[.F83]+[.E84]" office:value-type="float" office:value="111.225806451613" calcext:value-type="float">
            <text:p>111,23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Service_18_RandomActionIntentDefinitionOperatorMutator</text:p>
          </table:table-cell>
          <table:table-cell table:style-name="ce13" table:formula="of:=[.D84]+[.B85]" office:value-type="float" office:value="3490" calcext:value-type="float">
            <text:p>3490</text:p>
          </table:table-cell>
          <table:table-cell table:style-name="ce15" table:formula="of:=[.B85]/[.$B$1]" office:value-type="float" office:value="1.35483870967742" calcext:value-type="float">
            <text:p>1,35</text:p>
          </table:table-cell>
          <table:table-cell table:style-name="ce15" table:formula="of:=[.F84]+[.E85]" office:value-type="float" office:value="112.58064516129" calcext:value-type="float">
            <text:p>112,58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0_LengthyGUICreationOperatorMutator</text:p>
          </table:table-cell>
          <table:table-cell table:style-name="ce13" table:formula="of:=[.D85]+[.B86]" office:value-type="float" office:value="3532" calcext:value-type="float">
            <text:p>3532</text:p>
          </table:table-cell>
          <table:table-cell table:style-name="ce15" table:formula="of:=[.B86]/[.$B$1]" office:value-type="float" office:value="1.35483870967742" calcext:value-type="float">
            <text:p>1,35</text:p>
          </table:table-cell>
          <table:table-cell table:style-name="ce15" table:formula="of:=[.F85]+[.E86]" office:value-type="float" office:value="113.935483870968" calcext:value-type="float">
            <text:p>113,94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_RandomActionIntentDefinitionOperatorMutator</text:p>
          </table:table-cell>
          <table:table-cell table:style-name="ce13" table:formula="of:=[.D86]+[.B87]" office:value-type="float" office:value="3574" calcext:value-type="float">
            <text:p>3574</text:p>
          </table:table-cell>
          <table:table-cell table:style-name="ce15" table:formula="of:=[.B87]/[.$B$1]" office:value-type="float" office:value="1.35483870967742" calcext:value-type="float">
            <text:p>1,35</text:p>
          </table:table-cell>
          <table:table-cell table:style-name="ce15" table:formula="of:=[.F86]+[.E87]" office:value-type="float" office:value="115.290322580645" calcext:value-type="float">
            <text:p>115,29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2_NullIntentOperatorMutator</text:p>
          </table:table-cell>
          <table:table-cell table:style-name="ce13" table:formula="of:=[.D87]+[.B88]" office:value-type="float" office:value="3616" calcext:value-type="float">
            <text:p>3616</text:p>
          </table:table-cell>
          <table:table-cell table:style-name="ce15" table:formula="of:=[.B88]/[.$B$1]" office:value-type="float" office:value="1.35483870967742" calcext:value-type="float">
            <text:p>1,35</text:p>
          </table:table-cell>
          <table:table-cell table:style-name="ce15" table:formula="of:=[.F87]+[.E88]" office:value-type="float" office:value="116.645161290323" calcext:value-type="float">
            <text:p>116,65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3_InvalidKeyIntentOperatorMutator</text:p>
          </table:table-cell>
          <table:table-cell table:style-name="ce13" table:formula="of:=[.D88]+[.B89]" office:value-type="float" office:value="3658" calcext:value-type="float">
            <text:p>3658</text:p>
          </table:table-cell>
          <table:table-cell table:style-name="ce15" table:formula="of:=[.B89]/[.$B$1]" office:value-type="float" office:value="1.35483870967742" calcext:value-type="float">
            <text:p>1,35</text:p>
          </table:table-cell>
          <table:table-cell table:style-name="ce15" table:formula="of:=[.F88]+[.E89]" office:value-type="float" office:value="118" calcext:value-type="float">
            <text:p>118,00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4_RandomActionIntentDefinitionOperatorMutator</text:p>
          </table:table-cell>
          <table:table-cell table:style-name="ce13" table:formula="of:=[.D89]+[.B90]" office:value-type="float" office:value="3700" calcext:value-type="float">
            <text:p>3700</text:p>
          </table:table-cell>
          <table:table-cell table:style-name="ce15" table:formula="of:=[.B90]/[.$B$1]" office:value-type="float" office:value="1.35483870967742" calcext:value-type="float">
            <text:p>1,35</text:p>
          </table:table-cell>
          <table:table-cell table:style-name="ce15" table:formula="of:=[.F89]+[.E90]" office:value-type="float" office:value="119.354838709678" calcext:value-type="float">
            <text:p>119,35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5_RandomActionIntentDefinitionOperatorMutator</text:p>
          </table:table-cell>
          <table:table-cell table:style-name="ce13" table:formula="of:=[.D90]+[.B91]" office:value-type="float" office:value="3742" calcext:value-type="float">
            <text:p>3742</text:p>
          </table:table-cell>
          <table:table-cell table:style-name="ce15" table:formula="of:=[.B91]/[.$B$1]" office:value-type="float" office:value="1.35483870967742" calcext:value-type="float">
            <text:p>1,35</text:p>
          </table:table-cell>
          <table:table-cell table:style-name="ce15" table:formula="of:=[.F90]+[.E91]" office:value-type="float" office:value="120.709677419355" calcext:value-type="float">
            <text:p>120,71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6_RandomActionIntentDefinitionOperatorMutator</text:p>
          </table:table-cell>
          <table:table-cell table:style-name="ce13" table:formula="of:=[.D91]+[.B92]" office:value-type="float" office:value="3784" calcext:value-type="float">
            <text:p>3784</text:p>
          </table:table-cell>
          <table:table-cell table:style-name="ce15" table:formula="of:=[.B92]/[.$B$1]" office:value-type="float" office:value="1.35483870967742" calcext:value-type="float">
            <text:p>1,35</text:p>
          </table:table-cell>
          <table:table-cell table:style-name="ce15" table:formula="of:=[.F91]+[.E92]" office:value-type="float" office:value="122.064516129032" calcext:value-type="float">
            <text:p>122,06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7_NullValueIntentPutExtraOperatorMutator</text:p>
          </table:table-cell>
          <table:table-cell table:style-name="ce13" table:formula="of:=[.D92]+[.B93]" office:value-type="float" office:value="3826" calcext:value-type="float">
            <text:p>3826</text:p>
          </table:table-cell>
          <table:table-cell table:style-name="ce15" table:formula="of:=[.B93]/[.$B$1]" office:value-type="float" office:value="1.35483870967742" calcext:value-type="float">
            <text:p>1,35</text:p>
          </table:table-cell>
          <table:table-cell table:style-name="ce15" table:formula="of:=[.F92]+[.E93]" office:value-type="float" office:value="123.41935483871" calcext:value-type="float">
            <text:p>123,42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8_IntentPayloadReplacementOperatorMutator</text:p>
          </table:table-cell>
          <table:table-cell table:style-name="ce13" table:formula="of:=[.D93]+[.B94]" office:value-type="float" office:value="3868" calcext:value-type="float">
            <text:p>3868</text:p>
          </table:table-cell>
          <table:table-cell table:style-name="ce15" table:formula="of:=[.B94]/[.$B$1]" office:value-type="float" office:value="1.35483870967742" calcext:value-type="float">
            <text:p>1,35</text:p>
          </table:table-cell>
          <table:table-cell table:style-name="ce15" table:formula="of:=[.F93]+[.E94]" office:value-type="float" office:value="124.774193548387" calcext:value-type="float">
            <text:p>124,77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9_RandomActionIntentDefinitionOperatorMutator</text:p>
          </table:table-cell>
          <table:table-cell table:style-name="ce13" table:formula="of:=[.D94]+[.B95]" office:value-type="float" office:value="3910" calcext:value-type="float">
            <text:p>3910</text:p>
          </table:table-cell>
          <table:table-cell table:style-name="ce15" table:formula="of:=[.B95]/[.$B$1]" office:value-type="float" office:value="1.35483870967742" calcext:value-type="float">
            <text:p>1,35</text:p>
          </table:table-cell>
          <table:table-cell table:style-name="ce15" table:formula="of:=[.F94]+[.E95]" office:value-type="float" office:value="126.129032258065" calcext:value-type="float">
            <text:p>126,13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0_NullIntentOperatorMutator</text:p>
          </table:table-cell>
          <table:table-cell table:style-name="ce13" table:formula="of:=[.D95]+[.B96]" office:value-type="float" office:value="3952" calcext:value-type="float">
            <text:p>3952</text:p>
          </table:table-cell>
          <table:table-cell table:style-name="ce15" table:formula="of:=[.B96]/[.$B$1]" office:value-type="float" office:value="1.35483870967742" calcext:value-type="float">
            <text:p>1,35</text:p>
          </table:table-cell>
          <table:table-cell table:style-name="ce15" table:formula="of:=[.F95]+[.E96]" office:value-type="float" office:value="127.483870967742" calcext:value-type="float">
            <text:p>127,48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1_InvalidKeyIntentOperatorMutator</text:p>
          </table:table-cell>
          <table:table-cell table:style-name="ce13" table:formula="of:=[.D96]+[.B97]" office:value-type="float" office:value="3994" calcext:value-type="float">
            <text:p>3994</text:p>
          </table:table-cell>
          <table:table-cell table:style-name="ce15" table:formula="of:=[.B97]/[.$B$1]" office:value-type="float" office:value="1.35483870967742" calcext:value-type="float">
            <text:p>1,35</text:p>
          </table:table-cell>
          <table:table-cell table:style-name="ce15" table:formula="of:=[.F96]+[.E97]" office:value-type="float" office:value="128.838709677419" calcext:value-type="float">
            <text:p>128,84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2_RandomActionIntentDefinitionOperatorMutator</text:p>
          </table:table-cell>
          <table:table-cell table:style-name="ce13" table:formula="of:=[.D97]+[.B98]" office:value-type="float" office:value="4036" calcext:value-type="float">
            <text:p>4036</text:p>
          </table:table-cell>
          <table:table-cell table:style-name="ce15" table:formula="of:=[.B98]/[.$B$1]" office:value-type="float" office:value="1.35483870967742" calcext:value-type="float">
            <text:p>1,35</text:p>
          </table:table-cell>
          <table:table-cell table:style-name="ce15" table:formula="of:=[.F97]+[.E98]" office:value-type="float" office:value="130.193548387097" calcext:value-type="float">
            <text:p>130,19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3_NullIntentOperatorMutator</text:p>
          </table:table-cell>
          <table:table-cell table:style-name="ce13" table:formula="of:=[.D98]+[.B99]" office:value-type="float" office:value="4078" calcext:value-type="float">
            <text:p>4078</text:p>
          </table:table-cell>
          <table:table-cell table:style-name="ce15" table:formula="of:=[.B99]/[.$B$1]" office:value-type="float" office:value="1.35483870967742" calcext:value-type="float">
            <text:p>1,35</text:p>
          </table:table-cell>
          <table:table-cell table:style-name="ce15" table:formula="of:=[.F98]+[.E99]" office:value-type="float" office:value="131.548387096774" calcext:value-type="float">
            <text:p>131,55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4_InvalidKeyIntentOperatorMutator</text:p>
          </table:table-cell>
          <table:table-cell table:style-name="ce13" table:formula="of:=[.D99]+[.B100]" office:value-type="float" office:value="4120" calcext:value-type="float">
            <text:p>4120</text:p>
          </table:table-cell>
          <table:table-cell table:style-name="ce15" table:formula="of:=[.B100]/[.$B$1]" office:value-type="float" office:value="1.35483870967742" calcext:value-type="float">
            <text:p>1,35</text:p>
          </table:table-cell>
          <table:table-cell table:style-name="ce15" table:formula="of:=[.F99]+[.E100]" office:value-type="float" office:value="132.903225806452" calcext:value-type="float">
            <text:p>132,90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5_RandomActionIntentDefinitionOperatorMutator</text:p>
          </table:table-cell>
          <table:table-cell table:style-name="ce13" table:formula="of:=[.D100]+[.B101]" office:value-type="float" office:value="4162" calcext:value-type="float">
            <text:p>4162</text:p>
          </table:table-cell>
          <table:table-cell table:style-name="ce15" table:formula="of:=[.B101]/[.$B$1]" office:value-type="float" office:value="1.35483870967742" calcext:value-type="float">
            <text:p>1,35</text:p>
          </table:table-cell>
          <table:table-cell table:style-name="ce15" table:formula="of:=[.F100]+[.E101]" office:value-type="float" office:value="134.258064516129" calcext:value-type="float">
            <text:p>134,26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6_NullValueIntentPutExtraOperatorMutator</text:p>
          </table:table-cell>
          <table:table-cell table:style-name="ce13" table:formula="of:=[.D101]+[.B102]" office:value-type="float" office:value="4204" calcext:value-type="float">
            <text:p>4204</text:p>
          </table:table-cell>
          <table:table-cell table:style-name="ce15" table:formula="of:=[.B102]/[.$B$1]" office:value-type="float" office:value="1.35483870967742" calcext:value-type="float">
            <text:p>1,35</text:p>
          </table:table-cell>
          <table:table-cell table:style-name="ce15" table:formula="of:=[.F101]+[.E102]" office:value-type="float" office:value="135.612903225807" calcext:value-type="float">
            <text:p>135,61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7_IntentPayloadReplacementOperatorMutator</text:p>
          </table:table-cell>
          <table:table-cell table:style-name="ce13" table:formula="of:=[.D102]+[.B103]" office:value-type="float" office:value="4246" calcext:value-type="float">
            <text:p>4246</text:p>
          </table:table-cell>
          <table:table-cell table:style-name="ce15" table:formula="of:=[.B103]/[.$B$1]" office:value-type="float" office:value="1.35483870967742" calcext:value-type="float">
            <text:p>1,35</text:p>
          </table:table-cell>
          <table:table-cell table:style-name="ce15" table:formula="of:=[.F102]+[.E103]" office:value-type="float" office:value="136.967741935484" calcext:value-type="float">
            <text:p>136,97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cryptService_18_RandomActionIntentDefinitionOperatorMutator</text:p>
          </table:table-cell>
          <table:table-cell table:style-name="ce13" table:formula="of:=[.D103]+[.B104]" office:value-type="float" office:value="4288" calcext:value-type="float">
            <text:p>4288</text:p>
          </table:table-cell>
          <table:table-cell table:style-name="ce15" table:formula="of:=[.B104]/[.$B$1]" office:value-type="float" office:value="1.35483870967742" calcext:value-type="float">
            <text:p>1,35</text:p>
          </table:table-cell>
          <table:table-cell table:style-name="ce15" table:formula="of:=[.F103]+[.E104]" office:value-type="float" office:value="138.322580645161" calcext:value-type="float">
            <text:p>138,32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alculateHashCallback_0_BinaryMutator</text:p>
          </table:table-cell>
          <table:table-cell table:style-name="ce13" table:formula="of:=[.D104]+[.B105]" office:value-type="float" office:value="4330" calcext:value-type="float">
            <text:p>4330</text:p>
          </table:table-cell>
          <table:table-cell table:style-name="ce15" table:formula="of:=[.B105]/[.$B$1]" office:value-type="float" office:value="1.35483870967742" calcext:value-type="float">
            <text:p>1,35</text:p>
          </table:table-cell>
          <table:table-cell table:style-name="ce15" table:formula="of:=[.F104]+[.E105]" office:value-type="float" office:value="139.677419354839" calcext:value-type="float">
            <text:p>139,68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olderSpaceDataTask_0_BinaryMutator</text:p>
          </table:table-cell>
          <table:table-cell table:style-name="ce13" table:formula="of:=[.D105]+[.B106]" office:value-type="float" office:value="4372" calcext:value-type="float">
            <text:p>4372</text:p>
          </table:table-cell>
          <table:table-cell table:style-name="ce15" table:formula="of:=[.B106]/[.$B$1]" office:value-type="float" office:value="1.35483870967742" calcext:value-type="float">
            <text:p>1,35</text:p>
          </table:table-cell>
          <table:table-cell table:style-name="ce15" table:formula="of:=[.F105]+[.E106]" office:value-type="float" office:value="141.032258064516" calcext:value-type="float">
            <text:p>141,03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olderSpaceDataTask_1_BinaryMutator</text:p>
          </table:table-cell>
          <table:table-cell table:style-name="ce13" table:formula="of:=[.D106]+[.B107]" office:value-type="float" office:value="4414" calcext:value-type="float">
            <text:p>4414</text:p>
          </table:table-cell>
          <table:table-cell table:style-name="ce15" table:formula="of:=[.B107]/[.$B$1]" office:value-type="float" office:value="1.35483870967742" calcext:value-type="float">
            <text:p>1,35</text:p>
          </table:table-cell>
          <table:table-cell table:style-name="ce15" table:formula="of:=[.F106]+[.E107]" office:value-type="float" office:value="142.387096774194" calcext:value-type="float">
            <text:p>142,39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leteTask_0_NullIntentOperatorMutator</text:p>
          </table:table-cell>
          <table:table-cell table:style-name="ce13" table:formula="of:=[.D107]+[.B108]" office:value-type="float" office:value="4456" calcext:value-type="float">
            <text:p>4456</text:p>
          </table:table-cell>
          <table:table-cell table:style-name="ce15" table:formula="of:=[.B108]/[.$B$1]" office:value-type="float" office:value="1.35483870967742" calcext:value-type="float">
            <text:p>1,35</text:p>
          </table:table-cell>
          <table:table-cell table:style-name="ce15" table:formula="of:=[.F107]+[.E108]" office:value-type="float" office:value="143.741935483871" calcext:value-type="float">
            <text:p>143,74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leteTask_1_InvalidKeyIntentOperatorMutator</text:p>
          </table:table-cell>
          <table:table-cell table:style-name="ce13" table:formula="of:=[.D108]+[.B109]" office:value-type="float" office:value="4498" calcext:value-type="float">
            <text:p>4498</text:p>
          </table:table-cell>
          <table:table-cell table:style-name="ce15" table:formula="of:=[.B109]/[.$B$1]" office:value-type="float" office:value="1.35483870967742" calcext:value-type="float">
            <text:p>1,35</text:p>
          </table:table-cell>
          <table:table-cell table:style-name="ce15" table:formula="of:=[.F108]+[.E109]" office:value-type="float" office:value="145.096774193548" calcext:value-type="float">
            <text:p>145,10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leteTask_2_RandomActionIntentDefinitionOperatorMutator</text:p>
          </table:table-cell>
          <table:table-cell table:style-name="ce13" table:formula="of:=[.D109]+[.B110]" office:value-type="float" office:value="4540" calcext:value-type="float">
            <text:p>4540</text:p>
          </table:table-cell>
          <table:table-cell table:style-name="ce15" table:formula="of:=[.B110]/[.$B$1]" office:value-type="float" office:value="1.35483870967742" calcext:value-type="float">
            <text:p>1,35</text:p>
          </table:table-cell>
          <table:table-cell table:style-name="ce15" table:formula="of:=[.F109]+[.E110]" office:value-type="float" office:value="146.451612903226" calcext:value-type="float">
            <text:p>146,45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leteTask_3_NullValueIntentPutExtraOperatorMutator</text:p>
          </table:table-cell>
          <table:table-cell table:style-name="ce13" table:formula="of:=[.D110]+[.B111]" office:value-type="float" office:value="4582" calcext:value-type="float">
            <text:p>4582</text:p>
          </table:table-cell>
          <table:table-cell table:style-name="ce15" table:formula="of:=[.B111]/[.$B$1]" office:value-type="float" office:value="1.35483870967742" calcext:value-type="float">
            <text:p>1,35</text:p>
          </table:table-cell>
          <table:table-cell table:style-name="ce15" table:formula="of:=[.F110]+[.E111]" office:value-type="float" office:value="147.806451612903" calcext:value-type="float">
            <text:p>147,81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leteTask_4_IntentPayloadReplacementOperatorMutator</text:p>
          </table:table-cell>
          <table:table-cell table:style-name="ce13" table:formula="of:=[.D111]+[.B112]" office:value-type="float" office:value="4624" calcext:value-type="float">
            <text:p>4624</text:p>
          </table:table-cell>
          <table:table-cell table:style-name="ce15" table:formula="of:=[.B112]/[.$B$1]" office:value-type="float" office:value="1.35483870967742" calcext:value-type="float">
            <text:p>1,35</text:p>
          </table:table-cell>
          <table:table-cell table:style-name="ce15" table:formula="of:=[.F111]+[.E112]" office:value-type="float" office:value="149.161290322581" calcext:value-type="float">
            <text:p>149,16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eleteTask_5_RandomActionIntentDefinitionOperatorMutator</text:p>
          </table:table-cell>
          <table:table-cell table:style-name="ce13" table:formula="of:=[.D112]+[.B113]" office:value-type="float" office:value="4666" calcext:value-type="float">
            <text:p>4666</text:p>
          </table:table-cell>
          <table:table-cell table:style-name="ce15" table:formula="of:=[.B113]/[.$B$1]" office:value-type="float" office:value="1.35483870967742" calcext:value-type="float">
            <text:p>1,35</text:p>
          </table:table-cell>
          <table:table-cell table:style-name="ce15" table:formula="of:=[.F112]+[.E113]" office:value-type="float" office:value="150.516129032258" calcext:value-type="float">
            <text:p>150,52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ilesListTask_0_BuggyGUIListenerOperatorMutator</text:p>
          </table:table-cell>
          <table:table-cell table:style-name="ce13" table:formula="of:=[.D113]+[.B114]" office:value-type="float" office:value="4708" calcext:value-type="float">
            <text:p>4708</text:p>
          </table:table-cell>
          <table:table-cell table:style-name="ce15" table:formula="of:=[.B114]/[.$B$1]" office:value-type="float" office:value="1.35483870967742" calcext:value-type="float">
            <text:p>1,35</text:p>
          </table:table-cell>
          <table:table-cell table:style-name="ce15" table:formula="of:=[.F113]+[.E114]" office:value-type="float" office:value="151.870967741935" calcext:value-type="float">
            <text:p>151,87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ilesListTask_1_BinaryMutator</text:p>
          </table:table-cell>
          <table:table-cell table:style-name="ce13" table:formula="of:=[.D114]+[.B115]" office:value-type="float" office:value="4750" calcext:value-type="float">
            <text:p>4750</text:p>
          </table:table-cell>
          <table:table-cell table:style-name="ce15" table:formula="of:=[.B115]/[.$B$1]" office:value-type="float" office:value="1.35483870967742" calcext:value-type="float">
            <text:p>1,35</text:p>
          </table:table-cell>
          <table:table-cell table:style-name="ce15" table:formula="of:=[.F114]+[.E115]" office:value-type="float" office:value="153.225806451613" calcext:value-type="float">
            <text:p>153,23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ilesListTask_2_BinaryMutator</text:p>
          </table:table-cell>
          <table:table-cell table:style-name="ce13" table:formula="of:=[.D115]+[.B116]" office:value-type="float" office:value="4792" calcext:value-type="float">
            <text:p>4792</text:p>
          </table:table-cell>
          <table:table-cell table:style-name="ce15" table:formula="of:=[.B116]/[.$B$1]" office:value-type="float" office:value="1.35483870967742" calcext:value-type="float">
            <text:p>1,35</text:p>
          </table:table-cell>
          <table:table-cell table:style-name="ce15" table:formula="of:=[.F115]+[.E116]" office:value-type="float" office:value="154.58064516129" calcext:value-type="float">
            <text:p>154,58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ilesListTask_3_BinaryMutator</text:p>
          </table:table-cell>
          <table:table-cell table:style-name="ce13" table:formula="of:=[.D116]+[.B117]" office:value-type="float" office:value="4834" calcext:value-type="float">
            <text:p>4834</text:p>
          </table:table-cell>
          <table:table-cell table:style-name="ce15" table:formula="of:=[.B117]/[.$B$1]" office:value-type="float" office:value="1.35483870967742" calcext:value-type="float">
            <text:p>1,35</text:p>
          </table:table-cell>
          <table:table-cell table:style-name="ce15" table:formula="of:=[.F116]+[.E117]" office:value-type="float" office:value="155.935483870968" calcext:value-type="float">
            <text:p>155,94</text:p>
          </table:table-cell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ilesListTask_4_BinaryMutator</text:p>
          </table:table-cell>
          <table:table-cell table:style-name="ce13" table:formula="of:=[.D117]+[.B118]" office:value-type="float" office:value="4876" calcext:value-type="float">
            <text:p>4876</text:p>
          </table:table-cell>
          <table:table-cell table:style-name="ce15" table:formula="of:=[.B118]/[.$B$1]" office:value-type="float" office:value="1.35483870967742" calcext:value-type="float">
            <text:p>1,35</text:p>
          </table:table-cell>
          <table:table-cell table:style-name="ce15" table:formula="of:=[.F117]+[.E118]" office:value-type="float" office:value="157.290322580645" calcext:value-type="float">
            <text:p>157,29</text:p>
          </table:table-cell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LoadFilesListTask_5_RandomActionIntentDefinitionOperatorMutator</text:p>
          </table:table-cell>
          <table:table-cell table:style-name="ce13" table:formula="of:=[.D118]+[.B119]" office:value-type="float" office:value="4918" calcext:value-type="float">
            <text:p>4918</text:p>
          </table:table-cell>
          <table:table-cell table:style-name="ce15" table:formula="of:=[.B119]/[.$B$1]" office:value-type="float" office:value="1.35483870967742" calcext:value-type="float">
            <text:p>1,35</text:p>
          </table:table-cell>
          <table:table-cell table:style-name="ce15" table:formula="of:=[.F118]+[.E119]" office:value-type="float" office:value="158.645161290322" calcext:value-type="float">
            <text:p>158,65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erviceWatcherUtil_0_RandomActionIntentDefinitionOperatorMutator</text:p>
          </table:table-cell>
          <table:table-cell table:style-name="ce13" table:formula="of:=[.D119]+[.B120]" office:value-type="float" office:value="4960" calcext:value-type="float">
            <text:p>4960</text:p>
          </table:table-cell>
          <table:table-cell table:style-name="ce15" table:formula="of:=[.B120]/[.$B$1]" office:value-type="float" office:value="1.35483870967742" calcext:value-type="float">
            <text:p>1,35</text:p>
          </table:table-cell>
          <table:table-cell table:style-name="ce15" table:formula="of:=[.F119]+[.E120]" office:value-type="float" office:value="160" calcext:value-type="float">
            <text:p>160,00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erviceWatcherUtil_1_RandomActionIntentDefinitionOperatorMutator</text:p>
          </table:table-cell>
          <table:table-cell table:style-name="ce13" table:formula="of:=[.D120]+[.B121]" office:value-type="float" office:value="5002" calcext:value-type="float">
            <text:p>5002</text:p>
          </table:table-cell>
          <table:table-cell table:style-name="ce15" table:formula="of:=[.B121]/[.$B$1]" office:value-type="float" office:value="1.35483870967742" calcext:value-type="float">
            <text:p>1,35</text:p>
          </table:table-cell>
          <table:table-cell table:style-name="ce15" table:formula="of:=[.F120]+[.E121]" office:value-type="float" office:value="161.354838709677" calcext:value-type="float">
            <text:p>161,35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0_BinaryMutator</text:p>
          </table:table-cell>
          <table:table-cell table:style-name="ce13" table:formula="of:=[.D121]+[.B122]" office:value-type="float" office:value="5044" calcext:value-type="float">
            <text:p>5044</text:p>
          </table:table-cell>
          <table:table-cell table:style-name="ce15" table:formula="of:=[.B122]/[.$B$1]" office:value-type="float" office:value="1.35483870967742" calcext:value-type="float">
            <text:p>1,35</text:p>
          </table:table-cell>
          <table:table-cell table:style-name="ce15" table:formula="of:=[.F121]+[.E122]" office:value-type="float" office:value="162.709677419355" calcext:value-type="float">
            <text:p>162,71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_BuggyGUIListenerOperatorMutator</text:p>
          </table:table-cell>
          <table:table-cell table:style-name="ce13" table:formula="of:=[.D122]+[.B123]" office:value-type="float" office:value="5086" calcext:value-type="float">
            <text:p>5086</text:p>
          </table:table-cell>
          <table:table-cell table:style-name="ce15" table:formula="of:=[.B123]/[.$B$1]" office:value-type="float" office:value="1.35483870967742" calcext:value-type="float">
            <text:p>1,35</text:p>
          </table:table-cell>
          <table:table-cell table:style-name="ce15" table:formula="of:=[.F122]+[.E123]" office:value-type="float" office:value="164.064516129032" calcext:value-type="float">
            <text:p>164,06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_NullIntentOperatorMutator</text:p>
          </table:table-cell>
          <table:table-cell table:style-name="ce13" table:formula="of:=[.D123]+[.B124]" office:value-type="float" office:value="5128" calcext:value-type="float">
            <text:p>5128</text:p>
          </table:table-cell>
          <table:table-cell table:style-name="ce15" table:formula="of:=[.B124]/[.$B$1]" office:value-type="float" office:value="1.35483870967742" calcext:value-type="float">
            <text:p>1,35</text:p>
          </table:table-cell>
          <table:table-cell table:style-name="ce15" table:formula="of:=[.F123]+[.E124]" office:value-type="float" office:value="165.41935483871" calcext:value-type="float">
            <text:p>165,42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_InvalidKeyIntentOperatorMutator</text:p>
          </table:table-cell>
          <table:table-cell table:style-name="ce13" table:formula="of:=[.D124]+[.B125]" office:value-type="float" office:value="5170" calcext:value-type="float">
            <text:p>5170</text:p>
          </table:table-cell>
          <table:table-cell table:style-name="ce15" table:formula="of:=[.B125]/[.$B$1]" office:value-type="float" office:value="1.35483870967742" calcext:value-type="float">
            <text:p>1,35</text:p>
          </table:table-cell>
          <table:table-cell table:style-name="ce15" table:formula="of:=[.F124]+[.E125]" office:value-type="float" office:value="166.774193548387" calcext:value-type="float">
            <text:p>166,77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_RandomActionIntentDefinitionOperatorMutator</text:p>
          </table:table-cell>
          <table:table-cell table:style-name="ce13" table:formula="of:=[.D125]+[.B126]" office:value-type="float" office:value="5212" calcext:value-type="float">
            <text:p>5212</text:p>
          </table:table-cell>
          <table:table-cell table:style-name="ce15" table:formula="of:=[.B126]/[.$B$1]" office:value-type="float" office:value="1.35483870967742" calcext:value-type="float">
            <text:p>1,35</text:p>
          </table:table-cell>
          <table:table-cell table:style-name="ce15" table:formula="of:=[.F125]+[.E126]" office:value-type="float" office:value="168.129032258064" calcext:value-type="float">
            <text:p>168,13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_NullValueIntentPutExtraOperatorMutator</text:p>
          </table:table-cell>
          <table:table-cell table:style-name="ce13" table:formula="of:=[.D126]+[.B127]" office:value-type="float" office:value="5254" calcext:value-type="float">
            <text:p>5254</text:p>
          </table:table-cell>
          <table:table-cell table:style-name="ce15" table:formula="of:=[.B127]/[.$B$1]" office:value-type="float" office:value="1.35483870967742" calcext:value-type="float">
            <text:p>1,35</text:p>
          </table:table-cell>
          <table:table-cell table:style-name="ce15" table:formula="of:=[.F126]+[.E127]" office:value-type="float" office:value="169.483870967742" calcext:value-type="float">
            <text:p>169,48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_IntentPayloadReplacementOperatorMutator</text:p>
          </table:table-cell>
          <table:table-cell table:style-name="ce13" table:formula="of:=[.D127]+[.B128]" office:value-type="float" office:value="5296" calcext:value-type="float">
            <text:p>5296</text:p>
          </table:table-cell>
          <table:table-cell table:style-name="ce15" table:formula="of:=[.B128]/[.$B$1]" office:value-type="float" office:value="1.35483870967742" calcext:value-type="float">
            <text:p>1,35</text:p>
          </table:table-cell>
          <table:table-cell table:style-name="ce15" table:formula="of:=[.F127]+[.E128]" office:value-type="float" office:value="170.838709677419" calcext:value-type="float">
            <text:p>170,84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_RandomActionIntentDefinitionOperatorMutator</text:p>
          </table:table-cell>
          <table:table-cell table:style-name="ce13" table:formula="of:=[.D128]+[.B129]" office:value-type="float" office:value="5338" calcext:value-type="float">
            <text:p>5338</text:p>
          </table:table-cell>
          <table:table-cell table:style-name="ce15" table:formula="of:=[.B129]/[.$B$1]" office:value-type="float" office:value="1.35483870967742" calcext:value-type="float">
            <text:p>1,35</text:p>
          </table:table-cell>
          <table:table-cell table:style-name="ce15" table:formula="of:=[.F128]+[.E129]" office:value-type="float" office:value="172.193548387097" calcext:value-type="float">
            <text:p>172,19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_NullValueIntentPutExtraOperatorMutator</text:p>
          </table:table-cell>
          <table:table-cell table:style-name="ce13" table:formula="of:=[.D129]+[.B130]" office:value-type="float" office:value="5380" calcext:value-type="float">
            <text:p>5380</text:p>
          </table:table-cell>
          <table:table-cell table:style-name="ce15" table:formula="of:=[.B130]/[.$B$1]" office:value-type="float" office:value="1.35483870967742" calcext:value-type="float">
            <text:p>1,35</text:p>
          </table:table-cell>
          <table:table-cell table:style-name="ce15" table:formula="of:=[.F129]+[.E130]" office:value-type="float" office:value="173.548387096774" calcext:value-type="float">
            <text:p>173,55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9_IntentPayloadReplacementOperatorMutator</text:p>
          </table:table-cell>
          <table:table-cell table:style-name="ce13" table:formula="of:=[.D130]+[.B131]" office:value-type="float" office:value="5422" calcext:value-type="float">
            <text:p>5422</text:p>
          </table:table-cell>
          <table:table-cell table:style-name="ce15" table:formula="of:=[.B131]/[.$B$1]" office:value-type="float" office:value="1.35483870967742" calcext:value-type="float">
            <text:p>1,35</text:p>
          </table:table-cell>
          <table:table-cell table:style-name="ce15" table:formula="of:=[.F130]+[.E131]" office:value-type="float" office:value="174.903225806451" calcext:value-type="float">
            <text:p>174,90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0_RandomActionIntentDefinitionOperatorMutator</text:p>
          </table:table-cell>
          <table:table-cell table:style-name="ce13" table:formula="of:=[.D131]+[.B132]" office:value-type="float" office:value="5464" calcext:value-type="float">
            <text:p>5464</text:p>
          </table:table-cell>
          <table:table-cell table:style-name="ce15" table:formula="of:=[.B132]/[.$B$1]" office:value-type="float" office:value="1.35483870967742" calcext:value-type="float">
            <text:p>1,35</text:p>
          </table:table-cell>
          <table:table-cell table:style-name="ce15" table:formula="of:=[.F131]+[.E132]" office:value-type="float" office:value="176.258064516129" calcext:value-type="float">
            <text:p>176,26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1_RandomActionIntentDefinitionOperatorMutator</text:p>
          </table:table-cell>
          <table:table-cell table:style-name="ce13" table:formula="of:=[.D132]+[.B133]" office:value-type="float" office:value="5506" calcext:value-type="float">
            <text:p>5506</text:p>
          </table:table-cell>
          <table:table-cell table:style-name="ce15" table:formula="of:=[.B133]/[.$B$1]" office:value-type="float" office:value="1.35483870967742" calcext:value-type="float">
            <text:p>1,35</text:p>
          </table:table-cell>
          <table:table-cell table:style-name="ce15" table:formula="of:=[.F132]+[.E133]" office:value-type="float" office:value="177.612903225806" calcext:value-type="float">
            <text:p>177,61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2_NullIntentOperatorMutator</text:p>
          </table:table-cell>
          <table:table-cell table:style-name="ce13" table:formula="of:=[.D133]+[.B134]" office:value-type="float" office:value="5548" calcext:value-type="float">
            <text:p>5548</text:p>
          </table:table-cell>
          <table:table-cell table:style-name="ce15" table:formula="of:=[.B134]/[.$B$1]" office:value-type="float" office:value="1.35483870967742" calcext:value-type="float">
            <text:p>1,35</text:p>
          </table:table-cell>
          <table:table-cell table:style-name="ce15" table:formula="of:=[.F133]+[.E134]" office:value-type="float" office:value="178.967741935484" calcext:value-type="float">
            <text:p>178,97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3_InvalidKeyIntentOperatorMutator</text:p>
          </table:table-cell>
          <table:table-cell table:style-name="ce13" table:formula="of:=[.D134]+[.B135]" office:value-type="float" office:value="5590" calcext:value-type="float">
            <text:p>5590</text:p>
          </table:table-cell>
          <table:table-cell table:style-name="ce15" table:formula="of:=[.B135]/[.$B$1]" office:value-type="float" office:value="1.35483870967742" calcext:value-type="float">
            <text:p>1,35</text:p>
          </table:table-cell>
          <table:table-cell table:style-name="ce15" table:formula="of:=[.F134]+[.E135]" office:value-type="float" office:value="180.322580645161" calcext:value-type="float">
            <text:p>180,32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4_RandomActionIntentDefinitionOperatorMutator</text:p>
          </table:table-cell>
          <table:table-cell table:style-name="ce13" table:formula="of:=[.D135]+[.B136]" office:value-type="float" office:value="5632" calcext:value-type="float">
            <text:p>5632</text:p>
          </table:table-cell>
          <table:table-cell table:style-name="ce15" table:formula="of:=[.B136]/[.$B$1]" office:value-type="float" office:value="1.35483870967742" calcext:value-type="float">
            <text:p>1,35</text:p>
          </table:table-cell>
          <table:table-cell table:style-name="ce15" table:formula="of:=[.F135]+[.E136]" office:value-type="float" office:value="181.677419354838" calcext:value-type="float">
            <text:p>181,68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5_NullValueIntentPutExtraOperatorMutator</text:p>
          </table:table-cell>
          <table:table-cell table:style-name="ce13" table:formula="of:=[.D136]+[.B137]" office:value-type="float" office:value="5674" calcext:value-type="float">
            <text:p>5674</text:p>
          </table:table-cell>
          <table:table-cell table:style-name="ce15" table:formula="of:=[.B137]/[.$B$1]" office:value-type="float" office:value="1.35483870967742" calcext:value-type="float">
            <text:p>1,35</text:p>
          </table:table-cell>
          <table:table-cell table:style-name="ce15" table:formula="of:=[.F136]+[.E137]" office:value-type="float" office:value="183.032258064516" calcext:value-type="float">
            <text:p>183,03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6_IntentPayloadReplacementOperatorMutator</text:p>
          </table:table-cell>
          <table:table-cell table:style-name="ce13" table:formula="of:=[.D137]+[.B138]" office:value-type="float" office:value="5716" calcext:value-type="float">
            <text:p>5716</text:p>
          </table:table-cell>
          <table:table-cell table:style-name="ce15" table:formula="of:=[.B138]/[.$B$1]" office:value-type="float" office:value="1.35483870967742" calcext:value-type="float">
            <text:p>1,35</text:p>
          </table:table-cell>
          <table:table-cell table:style-name="ce15" table:formula="of:=[.F137]+[.E138]" office:value-type="float" office:value="184.387096774193" calcext:value-type="float">
            <text:p>184,39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7_RandomActionIntentDefinitionOperatorMutator</text:p>
          </table:table-cell>
          <table:table-cell table:style-name="ce13" table:formula="of:=[.D138]+[.B139]" office:value-type="float" office:value="5758" calcext:value-type="float">
            <text:p>5758</text:p>
          </table:table-cell>
          <table:table-cell table:style-name="ce15" table:formula="of:=[.B139]/[.$B$1]" office:value-type="float" office:value="1.35483870967742" calcext:value-type="float">
            <text:p>1,35</text:p>
          </table:table-cell>
          <table:table-cell table:style-name="ce15" table:formula="of:=[.F138]+[.E139]" office:value-type="float" office:value="185.741935483871" calcext:value-type="float">
            <text:p>185,74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8_NullValueIntentPutExtraOperatorMutator</text:p>
          </table:table-cell>
          <table:table-cell table:style-name="ce13" table:formula="of:=[.D139]+[.B140]" office:value-type="float" office:value="5800" calcext:value-type="float">
            <text:p>5800</text:p>
          </table:table-cell>
          <table:table-cell table:style-name="ce15" table:formula="of:=[.B140]/[.$B$1]" office:value-type="float" office:value="1.35483870967742" calcext:value-type="float">
            <text:p>1,35</text:p>
          </table:table-cell>
          <table:table-cell table:style-name="ce15" table:formula="of:=[.F139]+[.E140]" office:value-type="float" office:value="187.096774193548" calcext:value-type="float">
            <text:p>187,10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19_IntentPayloadReplacementOperatorMutator</text:p>
          </table:table-cell>
          <table:table-cell table:style-name="ce13" table:formula="of:=[.D140]+[.B141]" office:value-type="float" office:value="5842" calcext:value-type="float">
            <text:p>5842</text:p>
          </table:table-cell>
          <table:table-cell table:style-name="ce15" table:formula="of:=[.B141]/[.$B$1]" office:value-type="float" office:value="1.35483870967742" calcext:value-type="float">
            <text:p>1,35</text:p>
          </table:table-cell>
          <table:table-cell table:style-name="ce15" table:formula="of:=[.F140]+[.E141]" office:value-type="float" office:value="188.451612903225" calcext:value-type="float">
            <text:p>188,45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0_RandomActionIntentDefinitionOperatorMutator</text:p>
          </table:table-cell>
          <table:table-cell table:style-name="ce13" table:formula="of:=[.D141]+[.B142]" office:value-type="float" office:value="5884" calcext:value-type="float">
            <text:p>5884</text:p>
          </table:table-cell>
          <table:table-cell table:style-name="ce15" table:formula="of:=[.B142]/[.$B$1]" office:value-type="float" office:value="1.35483870967742" calcext:value-type="float">
            <text:p>1,35</text:p>
          </table:table-cell>
          <table:table-cell table:style-name="ce15" table:formula="of:=[.F141]+[.E142]" office:value-type="float" office:value="189.806451612903" calcext:value-type="float">
            <text:p>189,81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1_RandomActionIntentDefinitionOperatorMutator</text:p>
          </table:table-cell>
          <table:table-cell table:style-name="ce13" table:formula="of:=[.D142]+[.B143]" office:value-type="float" office:value="5926" calcext:value-type="float">
            <text:p>5926</text:p>
          </table:table-cell>
          <table:table-cell table:style-name="ce15" table:formula="of:=[.B143]/[.$B$1]" office:value-type="float" office:value="1.35483870967742" calcext:value-type="float">
            <text:p>1,35</text:p>
          </table:table-cell>
          <table:table-cell table:style-name="ce15" table:formula="of:=[.F142]+[.E143]" office:value-type="float" office:value="191.16129032258" calcext:value-type="float">
            <text:p>191,16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2_LengthyGUICreationOperatorMutator</text:p>
          </table:table-cell>
          <table:table-cell table:style-name="ce13" table:formula="of:=[.D143]+[.B144]" office:value-type="float" office:value="5968" calcext:value-type="float">
            <text:p>5968</text:p>
          </table:table-cell>
          <table:table-cell table:style-name="ce15" table:formula="of:=[.B144]/[.$B$1]" office:value-type="float" office:value="1.35483870967742" calcext:value-type="float">
            <text:p>1,35</text:p>
          </table:table-cell>
          <table:table-cell table:style-name="ce15" table:formula="of:=[.F143]+[.E144]" office:value-type="float" office:value="192.516129032258" calcext:value-type="float">
            <text:p>192,52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3_FindViewByIdReturnsNullOperatorMutator</text:p>
          </table:table-cell>
          <table:table-cell table:style-name="ce13" table:formula="of:=[.D144]+[.B145]" office:value-type="float" office:value="6010" calcext:value-type="float">
            <text:p>6010</text:p>
          </table:table-cell>
          <table:table-cell table:style-name="ce15" table:formula="of:=[.B145]/[.$B$1]" office:value-type="float" office:value="1.35483870967742" calcext:value-type="float">
            <text:p>1,35</text:p>
          </table:table-cell>
          <table:table-cell table:style-name="ce15" table:formula="of:=[.F144]+[.E145]" office:value-type="float" office:value="193.870967741935" calcext:value-type="float">
            <text:p>193,87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4_InvalidIDFindViewOperatorMutator</text:p>
          </table:table-cell>
          <table:table-cell table:style-name="ce13" table:formula="of:=[.D145]+[.B146]" office:value-type="float" office:value="6052" calcext:value-type="float">
            <text:p>6052</text:p>
          </table:table-cell>
          <table:table-cell table:style-name="ce15" table:formula="of:=[.B146]/[.$B$1]" office:value-type="float" office:value="1.35483870967742" calcext:value-type="float">
            <text:p>1,35</text:p>
          </table:table-cell>
          <table:table-cell table:style-name="ce15" table:formula="of:=[.F145]+[.E146]" office:value-type="float" office:value="195.225806451613" calcext:value-type="float">
            <text:p>195,23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5_InvalidViewFocusOperatorMutator</text:p>
          </table:table-cell>
          <table:table-cell table:style-name="ce13" table:formula="of:=[.D146]+[.B147]" office:value-type="float" office:value="6094" calcext:value-type="float">
            <text:p>6094</text:p>
          </table:table-cell>
          <table:table-cell table:style-name="ce15" table:formula="of:=[.B147]/[.$B$1]" office:value-type="float" office:value="1.35483870967742" calcext:value-type="float">
            <text:p>1,35</text:p>
          </table:table-cell>
          <table:table-cell table:style-name="ce15" table:formula="of:=[.F146]+[.E147]" office:value-type="float" office:value="196.58064516129" calcext:value-type="float">
            <text:p>196,58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6_ViewComponentNotVisibleOperatorMutator</text:p>
          </table:table-cell>
          <table:table-cell table:style-name="ce13" table:formula="of:=[.D147]+[.B148]" office:value-type="float" office:value="6136" calcext:value-type="float">
            <text:p>6136</text:p>
          </table:table-cell>
          <table:table-cell table:style-name="ce15" table:formula="of:=[.B148]/[.$B$1]" office:value-type="float" office:value="1.35483870967742" calcext:value-type="float">
            <text:p>1,35</text:p>
          </table:table-cell>
          <table:table-cell table:style-name="ce15" table:formula="of:=[.F147]+[.E148]" office:value-type="float" office:value="197.935483870967" calcext:value-type="float">
            <text:p>197,94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7_RandomActionIntentDefinitionOperatorMutator</text:p>
          </table:table-cell>
          <table:table-cell table:style-name="ce13" table:formula="of:=[.D148]+[.B149]" office:value-type="float" office:value="6178" calcext:value-type="float">
            <text:p>6178</text:p>
          </table:table-cell>
          <table:table-cell table:style-name="ce15" table:formula="of:=[.B149]/[.$B$1]" office:value-type="float" office:value="1.35483870967742" calcext:value-type="float">
            <text:p>1,35</text:p>
          </table:table-cell>
          <table:table-cell table:style-name="ce15" table:formula="of:=[.F148]+[.E149]" office:value-type="float" office:value="199.290322580645" calcext:value-type="float">
            <text:p>199,29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8_FindViewByIdReturnsNullOperatorMutator</text:p>
          </table:table-cell>
          <table:table-cell table:style-name="ce13" table:formula="of:=[.D149]+[.B150]" office:value-type="float" office:value="6220" calcext:value-type="float">
            <text:p>6220</text:p>
          </table:table-cell>
          <table:table-cell table:style-name="ce15" table:formula="of:=[.B150]/[.$B$1]" office:value-type="float" office:value="1.35483870967742" calcext:value-type="float">
            <text:p>1,35</text:p>
          </table:table-cell>
          <table:table-cell table:style-name="ce15" table:formula="of:=[.F149]+[.E150]" office:value-type="float" office:value="200.645161290322" calcext:value-type="float">
            <text:p>200,65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29_InvalidIDFindViewOperatorMutator</text:p>
          </table:table-cell>
          <table:table-cell table:style-name="ce13" table:formula="of:=[.D150]+[.B151]" office:value-type="float" office:value="6262" calcext:value-type="float">
            <text:p>6262</text:p>
          </table:table-cell>
          <table:table-cell table:style-name="ce15" table:formula="of:=[.B151]/[.$B$1]" office:value-type="float" office:value="1.35483870967742" calcext:value-type="float">
            <text:p>1,35</text:p>
          </table:table-cell>
          <table:table-cell table:style-name="ce15" table:formula="of:=[.F150]+[.E151]" office:value-type="float" office:value="202" calcext:value-type="float">
            <text:p>202,00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0_InvalidViewFocusOperatorMutator</text:p>
          </table:table-cell>
          <table:table-cell table:style-name="ce13" table:formula="of:=[.D151]+[.B152]" office:value-type="float" office:value="6304" calcext:value-type="float">
            <text:p>6304</text:p>
          </table:table-cell>
          <table:table-cell table:style-name="ce15" table:formula="of:=[.B152]/[.$B$1]" office:value-type="float" office:value="1.35483870967742" calcext:value-type="float">
            <text:p>1,35</text:p>
          </table:table-cell>
          <table:table-cell table:style-name="ce15" table:formula="of:=[.F151]+[.E152]" office:value-type="float" office:value="203.354838709677" calcext:value-type="float">
            <text:p>203,35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1_ViewComponentNotVisibleOperatorMutator</text:p>
          </table:table-cell>
          <table:table-cell table:style-name="ce13" table:formula="of:=[.D152]+[.B153]" office:value-type="float" office:value="6346" calcext:value-type="float">
            <text:p>6346</text:p>
          </table:table-cell>
          <table:table-cell table:style-name="ce15" table:formula="of:=[.B153]/[.$B$1]" office:value-type="float" office:value="1.35483870967742" calcext:value-type="float">
            <text:p>1,35</text:p>
          </table:table-cell>
          <table:table-cell table:style-name="ce15" table:formula="of:=[.F152]+[.E153]" office:value-type="float" office:value="204.709677419354" calcext:value-type="float">
            <text:p>204,71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2_FindViewByIdReturnsNullOperatorMutator</text:p>
          </table:table-cell>
          <table:table-cell table:style-name="ce13" table:formula="of:=[.D153]+[.B154]" office:value-type="float" office:value="6388" calcext:value-type="float">
            <text:p>6388</text:p>
          </table:table-cell>
          <table:table-cell table:style-name="ce15" table:formula="of:=[.B154]/[.$B$1]" office:value-type="float" office:value="1.35483870967742" calcext:value-type="float">
            <text:p>1,35</text:p>
          </table:table-cell>
          <table:table-cell table:style-name="ce15" table:formula="of:=[.F153]+[.E154]" office:value-type="float" office:value="206.064516129032" calcext:value-type="float">
            <text:p>206,06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3_InvalidIDFindViewOperatorMutator</text:p>
          </table:table-cell>
          <table:table-cell table:style-name="ce13" table:formula="of:=[.D154]+[.B155]" office:value-type="float" office:value="6430" calcext:value-type="float">
            <text:p>6430</text:p>
          </table:table-cell>
          <table:table-cell table:style-name="ce15" table:formula="of:=[.B155]/[.$B$1]" office:value-type="float" office:value="1.35483870967742" calcext:value-type="float">
            <text:p>1,35</text:p>
          </table:table-cell>
          <table:table-cell table:style-name="ce15" table:formula="of:=[.F154]+[.E155]" office:value-type="float" office:value="207.419354838709" calcext:value-type="float">
            <text:p>207,42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4_InvalidViewFocusOperatorMutator</text:p>
          </table:table-cell>
          <table:table-cell table:style-name="ce13" table:formula="of:=[.D155]+[.B156]" office:value-type="float" office:value="6472" calcext:value-type="float">
            <text:p>6472</text:p>
          </table:table-cell>
          <table:table-cell table:style-name="ce15" table:formula="of:=[.B156]/[.$B$1]" office:value-type="float" office:value="1.35483870967742" calcext:value-type="float">
            <text:p>1,35</text:p>
          </table:table-cell>
          <table:table-cell table:style-name="ce15" table:formula="of:=[.F155]+[.E156]" office:value-type="float" office:value="208.774193548387" calcext:value-type="float">
            <text:p>208,77</text:p>
          </table:table-cell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5_ViewComponentNotVisibleOperatorMutator</text:p>
          </table:table-cell>
          <table:table-cell table:style-name="ce13" table:formula="of:=[.D156]+[.B157]" office:value-type="float" office:value="6514" calcext:value-type="float">
            <text:p>6514</text:p>
          </table:table-cell>
          <table:table-cell table:style-name="ce15" table:formula="of:=[.B157]/[.$B$1]" office:value-type="float" office:value="1.35483870967742" calcext:value-type="float">
            <text:p>1,35</text:p>
          </table:table-cell>
          <table:table-cell table:style-name="ce15" table:formula="of:=[.F156]+[.E157]" office:value-type="float" office:value="210.129032258064" calcext:value-type="float">
            <text:p>210,13</text:p>
          </table:table-cell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6_FindViewByIdReturnsNullOperatorMutator</text:p>
          </table:table-cell>
          <table:table-cell table:style-name="ce13" table:formula="of:=[.D157]+[.B158]" office:value-type="float" office:value="6556" calcext:value-type="float">
            <text:p>6556</text:p>
          </table:table-cell>
          <table:table-cell table:style-name="ce15" table:formula="of:=[.B158]/[.$B$1]" office:value-type="float" office:value="1.35483870967742" calcext:value-type="float">
            <text:p>1,35</text:p>
          </table:table-cell>
          <table:table-cell table:style-name="ce15" table:formula="of:=[.F157]+[.E158]" office:value-type="float" office:value="211.483870967741" calcext:value-type="float">
            <text:p>211,48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7_InvalidIDFindViewOperatorMutator</text:p>
          </table:table-cell>
          <table:table-cell table:style-name="ce13" table:formula="of:=[.D158]+[.B159]" office:value-type="float" office:value="6598" calcext:value-type="float">
            <text:p>6598</text:p>
          </table:table-cell>
          <table:table-cell table:style-name="ce15" table:formula="of:=[.B159]/[.$B$1]" office:value-type="float" office:value="1.35483870967742" calcext:value-type="float">
            <text:p>1,35</text:p>
          </table:table-cell>
          <table:table-cell table:style-name="ce15" table:formula="of:=[.F158]+[.E159]" office:value-type="float" office:value="212.838709677419" calcext:value-type="float">
            <text:p>212,84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8_InvalidViewFocusOperatorMutator</text:p>
          </table:table-cell>
          <table:table-cell table:style-name="ce13" table:formula="of:=[.D159]+[.B160]" office:value-type="float" office:value="6640" calcext:value-type="float">
            <text:p>6640</text:p>
          </table:table-cell>
          <table:table-cell table:style-name="ce15" table:formula="of:=[.B160]/[.$B$1]" office:value-type="float" office:value="1.35483870967742" calcext:value-type="float">
            <text:p>1,35</text:p>
          </table:table-cell>
          <table:table-cell table:style-name="ce15" table:formula="of:=[.F159]+[.E160]" office:value-type="float" office:value="214.193548387096" calcext:value-type="float">
            <text:p>214,19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39_ViewComponentNotVisibleOperatorMutator</text:p>
          </table:table-cell>
          <table:table-cell table:style-name="ce13" table:formula="of:=[.D160]+[.B161]" office:value-type="float" office:value="6682" calcext:value-type="float">
            <text:p>6682</text:p>
          </table:table-cell>
          <table:table-cell table:style-name="ce15" table:formula="of:=[.B161]/[.$B$1]" office:value-type="float" office:value="1.35483870967742" calcext:value-type="float">
            <text:p>1,35</text:p>
          </table:table-cell>
          <table:table-cell table:style-name="ce15" table:formula="of:=[.F160]+[.E161]" office:value-type="float" office:value="215.548387096774" calcext:value-type="float">
            <text:p>215,55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0_FindViewByIdReturnsNullOperatorMutator</text:p>
          </table:table-cell>
          <table:table-cell table:style-name="ce13" table:formula="of:=[.D161]+[.B162]" office:value-type="float" office:value="6724" calcext:value-type="float">
            <text:p>6724</text:p>
          </table:table-cell>
          <table:table-cell table:style-name="ce15" table:formula="of:=[.B162]/[.$B$1]" office:value-type="float" office:value="1.35483870967742" calcext:value-type="float">
            <text:p>1,35</text:p>
          </table:table-cell>
          <table:table-cell table:style-name="ce15" table:formula="of:=[.F161]+[.E162]" office:value-type="float" office:value="216.903225806451" calcext:value-type="float">
            <text:p>216,90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1_InvalidIDFindViewOperatorMutator</text:p>
          </table:table-cell>
          <table:table-cell table:style-name="ce13" table:formula="of:=[.D162]+[.B163]" office:value-type="float" office:value="6766" calcext:value-type="float">
            <text:p>6766</text:p>
          </table:table-cell>
          <table:table-cell table:style-name="ce15" table:formula="of:=[.B163]/[.$B$1]" office:value-type="float" office:value="1.35483870967742" calcext:value-type="float">
            <text:p>1,35</text:p>
          </table:table-cell>
          <table:table-cell table:style-name="ce15" table:formula="of:=[.F162]+[.E163]" office:value-type="float" office:value="218.258064516128" calcext:value-type="float">
            <text:p>218,26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2_InvalidViewFocusOperatorMutator</text:p>
          </table:table-cell>
          <table:table-cell table:style-name="ce13" table:formula="of:=[.D163]+[.B164]" office:value-type="float" office:value="6808" calcext:value-type="float">
            <text:p>6808</text:p>
          </table:table-cell>
          <table:table-cell table:style-name="ce15" table:formula="of:=[.B164]/[.$B$1]" office:value-type="float" office:value="1.35483870967742" calcext:value-type="float">
            <text:p>1,35</text:p>
          </table:table-cell>
          <table:table-cell table:style-name="ce15" table:formula="of:=[.F163]+[.E164]" office:value-type="float" office:value="219.612903225806" calcext:value-type="float">
            <text:p>219,61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3_ViewComponentNotVisibleOperatorMutator</text:p>
          </table:table-cell>
          <table:table-cell table:style-name="ce13" table:formula="of:=[.D164]+[.B165]" office:value-type="float" office:value="6850" calcext:value-type="float">
            <text:p>6850</text:p>
          </table:table-cell>
          <table:table-cell table:style-name="ce15" table:formula="of:=[.B165]/[.$B$1]" office:value-type="float" office:value="1.35483870967742" calcext:value-type="float">
            <text:p>1,35</text:p>
          </table:table-cell>
          <table:table-cell table:style-name="ce15" table:formula="of:=[.F164]+[.E165]" office:value-type="float" office:value="220.967741935483" calcext:value-type="float">
            <text:p>220,97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4_FindViewByIdReturnsNullOperatorMutator</text:p>
          </table:table-cell>
          <table:table-cell table:style-name="ce13" table:formula="of:=[.D165]+[.B166]" office:value-type="float" office:value="6892" calcext:value-type="float">
            <text:p>6892</text:p>
          </table:table-cell>
          <table:table-cell table:style-name="ce15" table:formula="of:=[.B166]/[.$B$1]" office:value-type="float" office:value="1.35483870967742" calcext:value-type="float">
            <text:p>1,35</text:p>
          </table:table-cell>
          <table:table-cell table:style-name="ce15" table:formula="of:=[.F165]+[.E166]" office:value-type="float" office:value="222.322580645161" calcext:value-type="float">
            <text:p>222,32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5_InvalidIDFindViewOperatorMutator</text:p>
          </table:table-cell>
          <table:table-cell table:style-name="ce13" table:formula="of:=[.D166]+[.B167]" office:value-type="float" office:value="6934" calcext:value-type="float">
            <text:p>6934</text:p>
          </table:table-cell>
          <table:table-cell table:style-name="ce15" table:formula="of:=[.B167]/[.$B$1]" office:value-type="float" office:value="1.35483870967742" calcext:value-type="float">
            <text:p>1,35</text:p>
          </table:table-cell>
          <table:table-cell table:style-name="ce15" table:formula="of:=[.F166]+[.E167]" office:value-type="float" office:value="223.677419354838" calcext:value-type="float">
            <text:p>223,68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6_InvalidViewFocusOperatorMutator</text:p>
          </table:table-cell>
          <table:table-cell table:style-name="ce13" table:formula="of:=[.D167]+[.B168]" office:value-type="float" office:value="6976" calcext:value-type="float">
            <text:p>6976</text:p>
          </table:table-cell>
          <table:table-cell table:style-name="ce15" table:formula="of:=[.B168]/[.$B$1]" office:value-type="float" office:value="1.35483870967742" calcext:value-type="float">
            <text:p>1,35</text:p>
          </table:table-cell>
          <table:table-cell table:style-name="ce15" table:formula="of:=[.F167]+[.E168]" office:value-type="float" office:value="225.032258064516" calcext:value-type="float">
            <text:p>225,03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7_ViewComponentNotVisibleOperatorMutator</text:p>
          </table:table-cell>
          <table:table-cell table:style-name="ce13" table:formula="of:=[.D168]+[.B169]" office:value-type="float" office:value="7018" calcext:value-type="float">
            <text:p>7018</text:p>
          </table:table-cell>
          <table:table-cell table:style-name="ce15" table:formula="of:=[.B169]/[.$B$1]" office:value-type="float" office:value="1.35483870967742" calcext:value-type="float">
            <text:p>1,35</text:p>
          </table:table-cell>
          <table:table-cell table:style-name="ce15" table:formula="of:=[.F168]+[.E169]" office:value-type="float" office:value="226.387096774193" calcext:value-type="float">
            <text:p>226,39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8_FindViewByIdReturnsNullOperatorMutator</text:p>
          </table:table-cell>
          <table:table-cell table:style-name="ce13" table:formula="of:=[.D169]+[.B170]" office:value-type="float" office:value="7060" calcext:value-type="float">
            <text:p>7060</text:p>
          </table:table-cell>
          <table:table-cell table:style-name="ce15" table:formula="of:=[.B170]/[.$B$1]" office:value-type="float" office:value="1.35483870967742" calcext:value-type="float">
            <text:p>1,35</text:p>
          </table:table-cell>
          <table:table-cell table:style-name="ce15" table:formula="of:=[.F169]+[.E170]" office:value-type="float" office:value="227.74193548387" calcext:value-type="float">
            <text:p>227,74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49_InvalidIDFindViewOperatorMutator</text:p>
          </table:table-cell>
          <table:table-cell table:style-name="ce13" table:formula="of:=[.D170]+[.B171]" office:value-type="float" office:value="7102" calcext:value-type="float">
            <text:p>7102</text:p>
          </table:table-cell>
          <table:table-cell table:style-name="ce15" table:formula="of:=[.B171]/[.$B$1]" office:value-type="float" office:value="1.35483870967742" calcext:value-type="float">
            <text:p>1,35</text:p>
          </table:table-cell>
          <table:table-cell table:style-name="ce15" table:formula="of:=[.F170]+[.E171]" office:value-type="float" office:value="229.096774193548" calcext:value-type="float">
            <text:p>229,10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0_InvalidViewFocusOperatorMutator</text:p>
          </table:table-cell>
          <table:table-cell table:style-name="ce13" table:formula="of:=[.D171]+[.B172]" office:value-type="float" office:value="7144" calcext:value-type="float">
            <text:p>7144</text:p>
          </table:table-cell>
          <table:table-cell table:style-name="ce15" table:formula="of:=[.B172]/[.$B$1]" office:value-type="float" office:value="1.35483870967742" calcext:value-type="float">
            <text:p>1,35</text:p>
          </table:table-cell>
          <table:table-cell table:style-name="ce15" table:formula="of:=[.F171]+[.E172]" office:value-type="float" office:value="230.451612903225" calcext:value-type="float">
            <text:p>230,45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1_ViewComponentNotVisibleOperatorMutator</text:p>
          </table:table-cell>
          <table:table-cell table:style-name="ce13" table:formula="of:=[.D172]+[.B173]" office:value-type="float" office:value="7186" calcext:value-type="float">
            <text:p>7186</text:p>
          </table:table-cell>
          <table:table-cell table:style-name="ce15" table:formula="of:=[.B173]/[.$B$1]" office:value-type="float" office:value="1.35483870967742" calcext:value-type="float">
            <text:p>1,35</text:p>
          </table:table-cell>
          <table:table-cell table:style-name="ce15" table:formula="of:=[.F172]+[.E173]" office:value-type="float" office:value="231.806451612903" calcext:value-type="float">
            <text:p>231,81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2_FindViewByIdReturnsNullOperatorMutator</text:p>
          </table:table-cell>
          <table:table-cell table:style-name="ce13" table:formula="of:=[.D173]+[.B174]" office:value-type="float" office:value="7228" calcext:value-type="float">
            <text:p>7228</text:p>
          </table:table-cell>
          <table:table-cell table:style-name="ce15" table:formula="of:=[.B174]/[.$B$1]" office:value-type="float" office:value="1.35483870967742" calcext:value-type="float">
            <text:p>1,35</text:p>
          </table:table-cell>
          <table:table-cell table:style-name="ce15" table:formula="of:=[.F173]+[.E174]" office:value-type="float" office:value="233.16129032258" calcext:value-type="float">
            <text:p>233,16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3_InvalidIDFindViewOperatorMutator</text:p>
          </table:table-cell>
          <table:table-cell table:style-name="ce13" table:formula="of:=[.D174]+[.B175]" office:value-type="float" office:value="7270" calcext:value-type="float">
            <text:p>7270</text:p>
          </table:table-cell>
          <table:table-cell table:style-name="ce15" table:formula="of:=[.B175]/[.$B$1]" office:value-type="float" office:value="1.35483870967742" calcext:value-type="float">
            <text:p>1,35</text:p>
          </table:table-cell>
          <table:table-cell table:style-name="ce15" table:formula="of:=[.F174]+[.E175]" office:value-type="float" office:value="234.516129032257" calcext:value-type="float">
            <text:p>234,52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4_InvalidViewFocusOperatorMutator</text:p>
          </table:table-cell>
          <table:table-cell table:style-name="ce13" table:formula="of:=[.D175]+[.B176]" office:value-type="float" office:value="7312" calcext:value-type="float">
            <text:p>7312</text:p>
          </table:table-cell>
          <table:table-cell table:style-name="ce15" table:formula="of:=[.B176]/[.$B$1]" office:value-type="float" office:value="1.35483870967742" calcext:value-type="float">
            <text:p>1,35</text:p>
          </table:table-cell>
          <table:table-cell table:style-name="ce15" table:formula="of:=[.F175]+[.E176]" office:value-type="float" office:value="235.870967741935" calcext:value-type="float">
            <text:p>235,87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5_ViewComponentNotVisibleOperatorMutator</text:p>
          </table:table-cell>
          <table:table-cell table:style-name="ce13" table:formula="of:=[.D176]+[.B177]" office:value-type="float" office:value="7354" calcext:value-type="float">
            <text:p>7354</text:p>
          </table:table-cell>
          <table:table-cell table:style-name="ce15" table:formula="of:=[.B177]/[.$B$1]" office:value-type="float" office:value="1.35483870967742" calcext:value-type="float">
            <text:p>1,35</text:p>
          </table:table-cell>
          <table:table-cell table:style-name="ce15" table:formula="of:=[.F176]+[.E177]" office:value-type="float" office:value="237.225806451612" calcext:value-type="float">
            <text:p>237,23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6_BuggyGUIListenerOperatorMutator</text:p>
          </table:table-cell>
          <table:table-cell table:style-name="ce13" table:formula="of:=[.D177]+[.B178]" office:value-type="float" office:value="7396" calcext:value-type="float">
            <text:p>7396</text:p>
          </table:table-cell>
          <table:table-cell table:style-name="ce15" table:formula="of:=[.B178]/[.$B$1]" office:value-type="float" office:value="1.35483870967742" calcext:value-type="float">
            <text:p>1,35</text:p>
          </table:table-cell>
          <table:table-cell table:style-name="ce15" table:formula="of:=[.F177]+[.E178]" office:value-type="float" office:value="238.58064516129" calcext:value-type="float">
            <text:p>238,58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7_BuggyGUIListenerOperatorMutator</text:p>
          </table:table-cell>
          <table:table-cell table:style-name="ce13" table:formula="of:=[.D178]+[.B179]" office:value-type="float" office:value="7438" calcext:value-type="float">
            <text:p>7438</text:p>
          </table:table-cell>
          <table:table-cell table:style-name="ce15" table:formula="of:=[.B179]/[.$B$1]" office:value-type="float" office:value="1.35483870967742" calcext:value-type="float">
            <text:p>1,35</text:p>
          </table:table-cell>
          <table:table-cell table:style-name="ce15" table:formula="of:=[.F178]+[.E179]" office:value-type="float" office:value="239.935483870967" calcext:value-type="float">
            <text:p>239,94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8_BuggyGUIListenerOperatorMutator</text:p>
          </table:table-cell>
          <table:table-cell table:style-name="ce13" table:formula="of:=[.D179]+[.B180]" office:value-type="float" office:value="7480" calcext:value-type="float">
            <text:p>7480</text:p>
          </table:table-cell>
          <table:table-cell table:style-name="ce15" table:formula="of:=[.B180]/[.$B$1]" office:value-type="float" office:value="1.35483870967742" calcext:value-type="float">
            <text:p>1,35</text:p>
          </table:table-cell>
          <table:table-cell table:style-name="ce15" table:formula="of:=[.F179]+[.E180]" office:value-type="float" office:value="241.290322580644" calcext:value-type="float">
            <text:p>241,29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59_BuggyGUIListenerOperatorMutator</text:p>
          </table:table-cell>
          <table:table-cell table:style-name="ce13" table:formula="of:=[.D180]+[.B181]" office:value-type="float" office:value="7522" calcext:value-type="float">
            <text:p>7522</text:p>
          </table:table-cell>
          <table:table-cell table:style-name="ce15" table:formula="of:=[.B181]/[.$B$1]" office:value-type="float" office:value="1.35483870967742" calcext:value-type="float">
            <text:p>1,35</text:p>
          </table:table-cell>
          <table:table-cell table:style-name="ce15" table:formula="of:=[.F180]+[.E181]" office:value-type="float" office:value="242.645161290322" calcext:value-type="float">
            <text:p>242,65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0_InvalidIDFindViewOperatorMutator</text:p>
          </table:table-cell>
          <table:table-cell table:style-name="ce13" table:formula="of:=[.D181]+[.B182]" office:value-type="float" office:value="7564" calcext:value-type="float">
            <text:p>7564</text:p>
          </table:table-cell>
          <table:table-cell table:style-name="ce15" table:formula="of:=[.B182]/[.$B$1]" office:value-type="float" office:value="1.35483870967742" calcext:value-type="float">
            <text:p>1,35</text:p>
          </table:table-cell>
          <table:table-cell table:style-name="ce15" table:formula="of:=[.F181]+[.E182]" office:value-type="float" office:value="243.999999999999" calcext:value-type="float">
            <text:p>244,00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1_InvalidIDFindViewOperatorMutator</text:p>
          </table:table-cell>
          <table:table-cell table:style-name="ce13" table:formula="of:=[.D182]+[.B183]" office:value-type="float" office:value="7606" calcext:value-type="float">
            <text:p>7606</text:p>
          </table:table-cell>
          <table:table-cell table:style-name="ce15" table:formula="of:=[.B183]/[.$B$1]" office:value-type="float" office:value="1.35483870967742" calcext:value-type="float">
            <text:p>1,35</text:p>
          </table:table-cell>
          <table:table-cell table:style-name="ce15" table:formula="of:=[.F182]+[.E183]" office:value-type="float" office:value="245.354838709677" calcext:value-type="float">
            <text:p>245,35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2_NullIntentOperatorMutator</text:p>
          </table:table-cell>
          <table:table-cell table:style-name="ce13" table:formula="of:=[.D183]+[.B184]" office:value-type="float" office:value="7648" calcext:value-type="float">
            <text:p>7648</text:p>
          </table:table-cell>
          <table:table-cell table:style-name="ce15" table:formula="of:=[.B184]/[.$B$1]" office:value-type="float" office:value="1.35483870967742" calcext:value-type="float">
            <text:p>1,35</text:p>
          </table:table-cell>
          <table:table-cell table:style-name="ce15" table:formula="of:=[.F183]+[.E184]" office:value-type="float" office:value="246.709677419354" calcext:value-type="float">
            <text:p>246,71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3_RandomActionIntentDefinitionOperatorMutator</text:p>
          </table:table-cell>
          <table:table-cell table:style-name="ce13" table:formula="of:=[.D184]+[.B185]" office:value-type="float" office:value="7690" calcext:value-type="float">
            <text:p>7690</text:p>
          </table:table-cell>
          <table:table-cell table:style-name="ce15" table:formula="of:=[.B185]/[.$B$1]" office:value-type="float" office:value="1.35483870967742" calcext:value-type="float">
            <text:p>1,35</text:p>
          </table:table-cell>
          <table:table-cell table:style-name="ce15" table:formula="of:=[.F184]+[.E185]" office:value-type="float" office:value="248.064516129031" calcext:value-type="float">
            <text:p>248,06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4_RandomActionIntentDefinitionOperatorMutator</text:p>
          </table:table-cell>
          <table:table-cell table:style-name="ce13" table:formula="of:=[.D185]+[.B186]" office:value-type="float" office:value="7732" calcext:value-type="float">
            <text:p>7732</text:p>
          </table:table-cell>
          <table:table-cell table:style-name="ce15" table:formula="of:=[.B186]/[.$B$1]" office:value-type="float" office:value="1.35483870967742" calcext:value-type="float">
            <text:p>1,35</text:p>
          </table:table-cell>
          <table:table-cell table:style-name="ce15" table:formula="of:=[.F185]+[.E186]" office:value-type="float" office:value="249.419354838709" calcext:value-type="float">
            <text:p>249,42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5_NullValueIntentPutExtraOperatorMutator</text:p>
          </table:table-cell>
          <table:table-cell table:style-name="ce13" table:formula="of:=[.D186]+[.B187]" office:value-type="float" office:value="7774" calcext:value-type="float">
            <text:p>7774</text:p>
          </table:table-cell>
          <table:table-cell table:style-name="ce15" table:formula="of:=[.B187]/[.$B$1]" office:value-type="float" office:value="1.35483870967742" calcext:value-type="float">
            <text:p>1,35</text:p>
          </table:table-cell>
          <table:table-cell table:style-name="ce15" table:formula="of:=[.F186]+[.E187]" office:value-type="float" office:value="250.774193548386" calcext:value-type="float">
            <text:p>250,77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6_IntentPayloadReplacementOperatorMutator</text:p>
          </table:table-cell>
          <table:table-cell table:style-name="ce13" table:formula="of:=[.D187]+[.B188]" office:value-type="float" office:value="7816" calcext:value-type="float">
            <text:p>7816</text:p>
          </table:table-cell>
          <table:table-cell table:style-name="ce15" table:formula="of:=[.B188]/[.$B$1]" office:value-type="float" office:value="1.35483870967742" calcext:value-type="float">
            <text:p>1,35</text:p>
          </table:table-cell>
          <table:table-cell table:style-name="ce15" table:formula="of:=[.F187]+[.E188]" office:value-type="float" office:value="252.129032258064" calcext:value-type="float">
            <text:p>252,13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7_RandomActionIntentDefinitionOperatorMutator</text:p>
          </table:table-cell>
          <table:table-cell table:style-name="ce13" table:formula="of:=[.D188]+[.B189]" office:value-type="float" office:value="7858" calcext:value-type="float">
            <text:p>7858</text:p>
          </table:table-cell>
          <table:table-cell table:style-name="ce15" table:formula="of:=[.B189]/[.$B$1]" office:value-type="float" office:value="1.35483870967742" calcext:value-type="float">
            <text:p>1,35</text:p>
          </table:table-cell>
          <table:table-cell table:style-name="ce15" table:formula="of:=[.F188]+[.E189]" office:value-type="float" office:value="253.483870967741" calcext:value-type="float">
            <text:p>253,48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8_RandomActionIntentDefinitionOperatorMutator</text:p>
          </table:table-cell>
          <table:table-cell table:style-name="ce13" table:formula="of:=[.D189]+[.B190]" office:value-type="float" office:value="7900" calcext:value-type="float">
            <text:p>7900</text:p>
          </table:table-cell>
          <table:table-cell table:style-name="ce15" table:formula="of:=[.B190]/[.$B$1]" office:value-type="float" office:value="1.35483870967742" calcext:value-type="float">
            <text:p>1,35</text:p>
          </table:table-cell>
          <table:table-cell table:style-name="ce15" table:formula="of:=[.F189]+[.E190]" office:value-type="float" office:value="254.838709677419" calcext:value-type="float">
            <text:p>254,84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69_RandomActionIntentDefinitionOperatorMutator</text:p>
          </table:table-cell>
          <table:table-cell table:style-name="ce13" table:formula="of:=[.D190]+[.B191]" office:value-type="float" office:value="7942" calcext:value-type="float">
            <text:p>7942</text:p>
          </table:table-cell>
          <table:table-cell table:style-name="ce15" table:formula="of:=[.B191]/[.$B$1]" office:value-type="float" office:value="1.35483870967742" calcext:value-type="float">
            <text:p>1,35</text:p>
          </table:table-cell>
          <table:table-cell table:style-name="ce15" table:formula="of:=[.F190]+[.E191]" office:value-type="float" office:value="256.193548387096" calcext:value-type="float">
            <text:p>256,19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0_NullIntentOperatorMutator</text:p>
          </table:table-cell>
          <table:table-cell table:style-name="ce13" table:formula="of:=[.D191]+[.B192]" office:value-type="float" office:value="7984" calcext:value-type="float">
            <text:p>7984</text:p>
          </table:table-cell>
          <table:table-cell table:style-name="ce15" table:formula="of:=[.B192]/[.$B$1]" office:value-type="float" office:value="1.35483870967742" calcext:value-type="float">
            <text:p>1,35</text:p>
          </table:table-cell>
          <table:table-cell table:style-name="ce15" table:formula="of:=[.F191]+[.E192]" office:value-type="float" office:value="257.548387096773" calcext:value-type="float">
            <text:p>257,55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1_InvalidKeyIntentOperatorMutator</text:p>
          </table:table-cell>
          <table:table-cell table:style-name="ce13" table:formula="of:=[.D192]+[.B193]" office:value-type="float" office:value="8026" calcext:value-type="float">
            <text:p>8026</text:p>
          </table:table-cell>
          <table:table-cell table:style-name="ce15" table:formula="of:=[.B193]/[.$B$1]" office:value-type="float" office:value="1.35483870967742" calcext:value-type="float">
            <text:p>1,35</text:p>
          </table:table-cell>
          <table:table-cell table:style-name="ce15" table:formula="of:=[.F192]+[.E193]" office:value-type="float" office:value="258.903225806451" calcext:value-type="float">
            <text:p>258,90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2_RandomActionIntentDefinitionOperatorMutator</text:p>
          </table:table-cell>
          <table:table-cell table:style-name="ce13" table:formula="of:=[.D193]+[.B194]" office:value-type="float" office:value="8068" calcext:value-type="float">
            <text:p>8068</text:p>
          </table:table-cell>
          <table:table-cell table:style-name="ce15" table:formula="of:=[.B194]/[.$B$1]" office:value-type="float" office:value="1.35483870967742" calcext:value-type="float">
            <text:p>1,35</text:p>
          </table:table-cell>
          <table:table-cell table:style-name="ce15" table:formula="of:=[.F193]+[.E194]" office:value-type="float" office:value="260.258064516128" calcext:value-type="float">
            <text:p>260,26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3_FindViewByIdReturnsNullOperatorMutator</text:p>
          </table:table-cell>
          <table:table-cell table:style-name="ce13" table:formula="of:=[.D194]+[.B195]" office:value-type="float" office:value="8110" calcext:value-type="float">
            <text:p>8110</text:p>
          </table:table-cell>
          <table:table-cell table:style-name="ce15" table:formula="of:=[.B195]/[.$B$1]" office:value-type="float" office:value="1.35483870967742" calcext:value-type="float">
            <text:p>1,35</text:p>
          </table:table-cell>
          <table:table-cell table:style-name="ce15" table:formula="of:=[.F194]+[.E195]" office:value-type="float" office:value="261.612903225806" calcext:value-type="float">
            <text:p>261,61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4_InvalidIDFindViewOperatorMutator</text:p>
          </table:table-cell>
          <table:table-cell table:style-name="ce13" table:formula="of:=[.D195]+[.B196]" office:value-type="float" office:value="8152" calcext:value-type="float">
            <text:p>8152</text:p>
          </table:table-cell>
          <table:table-cell table:style-name="ce15" table:formula="of:=[.B196]/[.$B$1]" office:value-type="float" office:value="1.35483870967742" calcext:value-type="float">
            <text:p>1,35</text:p>
          </table:table-cell>
          <table:table-cell table:style-name="ce15" table:formula="of:=[.F195]+[.E196]" office:value-type="float" office:value="262.967741935483" calcext:value-type="float">
            <text:p>262,97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5_InvalidViewFocusOperatorMutator</text:p>
          </table:table-cell>
          <table:table-cell table:style-name="ce13" table:formula="of:=[.D196]+[.B197]" office:value-type="float" office:value="8194" calcext:value-type="float">
            <text:p>8194</text:p>
          </table:table-cell>
          <table:table-cell table:style-name="ce15" table:formula="of:=[.B197]/[.$B$1]" office:value-type="float" office:value="1.35483870967742" calcext:value-type="float">
            <text:p>1,35</text:p>
          </table:table-cell>
          <table:table-cell table:style-name="ce15" table:formula="of:=[.F196]+[.E197]" office:value-type="float" office:value="264.322580645161" calcext:value-type="float">
            <text:p>264,32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6_ViewComponentNotVisibleOperatorMutator</text:p>
          </table:table-cell>
          <table:table-cell table:style-name="ce13" table:formula="of:=[.D197]+[.B198]" office:value-type="float" office:value="8236" calcext:value-type="float">
            <text:p>8236</text:p>
          </table:table-cell>
          <table:table-cell table:style-name="ce15" table:formula="of:=[.B198]/[.$B$1]" office:value-type="float" office:value="1.35483870967742" calcext:value-type="float">
            <text:p>1,35</text:p>
          </table:table-cell>
          <table:table-cell table:style-name="ce15" table:formula="of:=[.F197]+[.E198]" office:value-type="float" office:value="265.677419354838" calcext:value-type="float">
            <text:p>265,68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7_FindViewByIdReturnsNullOperatorMutator</text:p>
          </table:table-cell>
          <table:table-cell table:style-name="ce13" table:formula="of:=[.D198]+[.B199]" office:value-type="float" office:value="8278" calcext:value-type="float">
            <text:p>8278</text:p>
          </table:table-cell>
          <table:table-cell table:style-name="ce15" table:formula="of:=[.B199]/[.$B$1]" office:value-type="float" office:value="1.35483870967742" calcext:value-type="float">
            <text:p>1,35</text:p>
          </table:table-cell>
          <table:table-cell table:style-name="ce15" table:formula="of:=[.F198]+[.E199]" office:value-type="float" office:value="267.032258064515" calcext:value-type="float">
            <text:p>267,03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8_InvalidIDFindViewOperatorMutator</text:p>
          </table:table-cell>
          <table:table-cell table:style-name="ce13" table:formula="of:=[.D199]+[.B200]" office:value-type="float" office:value="8320" calcext:value-type="float">
            <text:p>8320</text:p>
          </table:table-cell>
          <table:table-cell table:style-name="ce15" table:formula="of:=[.B200]/[.$B$1]" office:value-type="float" office:value="1.35483870967742" calcext:value-type="float">
            <text:p>1,35</text:p>
          </table:table-cell>
          <table:table-cell table:style-name="ce15" table:formula="of:=[.F199]+[.E200]" office:value-type="float" office:value="268.387096774193" calcext:value-type="float">
            <text:p>268,39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79_InvalidViewFocusOperatorMutator</text:p>
          </table:table-cell>
          <table:table-cell table:style-name="ce13" table:formula="of:=[.D200]+[.B201]" office:value-type="float" office:value="8362" calcext:value-type="float">
            <text:p>8362</text:p>
          </table:table-cell>
          <table:table-cell table:style-name="ce15" table:formula="of:=[.B201]/[.$B$1]" office:value-type="float" office:value="1.35483870967742" calcext:value-type="float">
            <text:p>1,35</text:p>
          </table:table-cell>
          <table:table-cell table:style-name="ce15" table:formula="of:=[.F200]+[.E201]" office:value-type="float" office:value="269.74193548387" calcext:value-type="float">
            <text:p>269,74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0_ViewComponentNotVisibleOperatorMutator</text:p>
          </table:table-cell>
          <table:table-cell table:style-name="ce13" table:formula="of:=[.D201]+[.B202]" office:value-type="float" office:value="8404" calcext:value-type="float">
            <text:p>8404</text:p>
          </table:table-cell>
          <table:table-cell table:style-name="ce15" table:formula="of:=[.B202]/[.$B$1]" office:value-type="float" office:value="1.35483870967742" calcext:value-type="float">
            <text:p>1,35</text:p>
          </table:table-cell>
          <table:table-cell table:style-name="ce15" table:formula="of:=[.F201]+[.E202]" office:value-type="float" office:value="271.096774193548" calcext:value-type="float">
            <text:p>271,10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1_BinaryMutator</text:p>
          </table:table-cell>
          <table:table-cell table:style-name="ce13" table:formula="of:=[.D202]+[.B203]" office:value-type="float" office:value="8446" calcext:value-type="float">
            <text:p>8446</text:p>
          </table:table-cell>
          <table:table-cell table:style-name="ce15" table:formula="of:=[.B203]/[.$B$1]" office:value-type="float" office:value="1.35483870967742" calcext:value-type="float">
            <text:p>1,35</text:p>
          </table:table-cell>
          <table:table-cell table:style-name="ce15" table:formula="of:=[.F202]+[.E203]" office:value-type="float" office:value="272.451612903225" calcext:value-type="float">
            <text:p>272,45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2_FindViewByIdReturnsNullOperatorMutator</text:p>
          </table:table-cell>
          <table:table-cell table:style-name="ce13" table:formula="of:=[.D203]+[.B204]" office:value-type="float" office:value="8488" calcext:value-type="float">
            <text:p>8488</text:p>
          </table:table-cell>
          <table:table-cell table:style-name="ce15" table:formula="of:=[.B204]/[.$B$1]" office:value-type="float" office:value="1.35483870967742" calcext:value-type="float">
            <text:p>1,35</text:p>
          </table:table-cell>
          <table:table-cell table:style-name="ce15" table:formula="of:=[.F203]+[.E204]" office:value-type="float" office:value="273.806451612903" calcext:value-type="float">
            <text:p>273,81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3_InvalidIDFindViewOperatorMutator</text:p>
          </table:table-cell>
          <table:table-cell table:style-name="ce13" table:formula="of:=[.D204]+[.B205]" office:value-type="float" office:value="8530" calcext:value-type="float">
            <text:p>8530</text:p>
          </table:table-cell>
          <table:table-cell table:style-name="ce15" table:formula="of:=[.B205]/[.$B$1]" office:value-type="float" office:value="1.35483870967742" calcext:value-type="float">
            <text:p>1,35</text:p>
          </table:table-cell>
          <table:table-cell table:style-name="ce15" table:formula="of:=[.F204]+[.E205]" office:value-type="float" office:value="275.16129032258" calcext:value-type="float">
            <text:p>275,16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4_InvalidViewFocusOperatorMutator</text:p>
          </table:table-cell>
          <table:table-cell table:style-name="ce13" table:formula="of:=[.D205]+[.B206]" office:value-type="float" office:value="8572" calcext:value-type="float">
            <text:p>8572</text:p>
          </table:table-cell>
          <table:table-cell table:style-name="ce15" table:formula="of:=[.B206]/[.$B$1]" office:value-type="float" office:value="1.35483870967742" calcext:value-type="float">
            <text:p>1,35</text:p>
          </table:table-cell>
          <table:table-cell table:style-name="ce15" table:formula="of:=[.F205]+[.E206]" office:value-type="float" office:value="276.516129032258" calcext:value-type="float">
            <text:p>276,52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rrorActivity_85_ViewComponentNotVisibleOperatorMutator</text:p>
          </table:table-cell>
          <table:table-cell table:style-name="ce13" table:formula="of:=[.D206]+[.B207]" office:value-type="float" office:value="8614" calcext:value-type="float">
            <text:p>8614</text:p>
          </table:table-cell>
          <table:table-cell table:style-name="ce15" table:formula="of:=[.B207]/[.$B$1]" office:value-type="float" office:value="1.35483870967742" calcext:value-type="float">
            <text:p>1,35</text:p>
          </table:table-cell>
          <table:table-cell table:style-name="ce15" table:formula="of:=[.F206]+[.E207]" office:value-type="float" office:value="277.870967741935" calcext:value-type="float">
            <text:p>277,87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ogressHandler_0_BinaryMutator</text:p>
          </table:table-cell>
          <table:table-cell table:style-name="ce13" table:formula="of:=[.D207]+[.B208]" office:value-type="float" office:value="8656" calcext:value-type="float">
            <text:p>8656</text:p>
          </table:table-cell>
          <table:table-cell table:style-name="ce15" table:formula="of:=[.B208]/[.$B$1]" office:value-type="float" office:value="1.35483870967742" calcext:value-type="float">
            <text:p>1,35</text:p>
          </table:table-cell>
          <table:table-cell table:style-name="ce15" table:formula="of:=[.F207]+[.E208]" office:value-type="float" office:value="279.225806451612" calcext:value-type="float">
            <text:p>279,23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ogressHandler_1_BinaryMutator</text:p>
          </table:table-cell>
          <table:table-cell table:style-name="ce13" table:formula="of:=[.D208]+[.B209]" office:value-type="float" office:value="8698" calcext:value-type="float">
            <text:p>8698</text:p>
          </table:table-cell>
          <table:table-cell table:style-name="ce15" table:formula="of:=[.B209]/[.$B$1]" office:value-type="float" office:value="1.35483870967742" calcext:value-type="float">
            <text:p>1,35</text:p>
          </table:table-cell>
          <table:table-cell table:style-name="ce15" table:formula="of:=[.F208]+[.E209]" office:value-type="float" office:value="280.58064516129" calcext:value-type="float">
            <text:p>280,58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ogressHandler_2_BinaryMutator</text:p>
          </table:table-cell>
          <table:table-cell table:style-name="ce13" table:formula="of:=[.D209]+[.B210]" office:value-type="float" office:value="8740" calcext:value-type="float">
            <text:p>8740</text:p>
          </table:table-cell>
          <table:table-cell table:style-name="ce15" table:formula="of:=[.B210]/[.$B$1]" office:value-type="float" office:value="1.35483870967742" calcext:value-type="float">
            <text:p>1,35</text:p>
          </table:table-cell>
          <table:table-cell table:style-name="ce15" table:formula="of:=[.F209]+[.E210]" office:value-type="float" office:value="281.935483870967" calcext:value-type="float">
            <text:p>281,94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0_BinaryMutator</text:p>
          </table:table-cell>
          <table:table-cell table:style-name="ce13" table:formula="of:=[.D210]+[.B211]" office:value-type="float" office:value="8782" calcext:value-type="float">
            <text:p>8782</text:p>
          </table:table-cell>
          <table:table-cell table:style-name="ce15" table:formula="of:=[.B211]/[.$B$1]" office:value-type="float" office:value="1.35483870967742" calcext:value-type="float">
            <text:p>1,35</text:p>
          </table:table-cell>
          <table:table-cell table:style-name="ce15" table:formula="of:=[.F210]+[.E211]" office:value-type="float" office:value="283.290322580645" calcext:value-type="float">
            <text:p>283,29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_BinaryMutator</text:p>
          </table:table-cell>
          <table:table-cell table:style-name="ce13" table:formula="of:=[.D211]+[.B212]" office:value-type="float" office:value="8824" calcext:value-type="float">
            <text:p>8824</text:p>
          </table:table-cell>
          <table:table-cell table:style-name="ce15" table:formula="of:=[.B212]/[.$B$1]" office:value-type="float" office:value="1.35483870967742" calcext:value-type="float">
            <text:p>1,35</text:p>
          </table:table-cell>
          <table:table-cell table:style-name="ce15" table:formula="of:=[.F211]+[.E212]" office:value-type="float" office:value="284.645161290322" calcext:value-type="float">
            <text:p>284,65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_BinaryMutator</text:p>
          </table:table-cell>
          <table:table-cell table:style-name="ce13" table:formula="of:=[.D212]+[.B213]" office:value-type="float" office:value="8866" calcext:value-type="float">
            <text:p>8866</text:p>
          </table:table-cell>
          <table:table-cell table:style-name="ce15" table:formula="of:=[.B213]/[.$B$1]" office:value-type="float" office:value="1.35483870967742" calcext:value-type="float">
            <text:p>1,35</text:p>
          </table:table-cell>
          <table:table-cell table:style-name="ce15" table:formula="of:=[.F212]+[.E213]" office:value-type="float" office:value="286" calcext:value-type="float">
            <text:p>286,00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_BuggyGUIListenerOperatorMutator</text:p>
          </table:table-cell>
          <table:table-cell table:style-name="ce13" table:formula="of:=[.D213]+[.B214]" office:value-type="float" office:value="8908" calcext:value-type="float">
            <text:p>8908</text:p>
          </table:table-cell>
          <table:table-cell table:style-name="ce15" table:formula="of:=[.B214]/[.$B$1]" office:value-type="float" office:value="1.35483870967742" calcext:value-type="float">
            <text:p>1,35</text:p>
          </table:table-cell>
          <table:table-cell table:style-name="ce15" table:formula="of:=[.F213]+[.E214]" office:value-type="float" office:value="287.354838709677" calcext:value-type="float">
            <text:p>287,35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4_InvalidViewFocusOperatorMutator</text:p>
          </table:table-cell>
          <table:table-cell table:style-name="ce13" table:formula="of:=[.D214]+[.B215]" office:value-type="float" office:value="8950" calcext:value-type="float">
            <text:p>8950</text:p>
          </table:table-cell>
          <table:table-cell table:style-name="ce15" table:formula="of:=[.B215]/[.$B$1]" office:value-type="float" office:value="1.35483870967742" calcext:value-type="float">
            <text:p>1,35</text:p>
          </table:table-cell>
          <table:table-cell table:style-name="ce15" table:formula="of:=[.F214]+[.E215]" office:value-type="float" office:value="288.709677419354" calcext:value-type="float">
            <text:p>288,71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5_ViewComponentNotVisibleOperatorMutator</text:p>
          </table:table-cell>
          <table:table-cell table:style-name="ce13" table:formula="of:=[.D215]+[.B216]" office:value-type="float" office:value="8992" calcext:value-type="float">
            <text:p>8992</text:p>
          </table:table-cell>
          <table:table-cell table:style-name="ce15" table:formula="of:=[.B216]/[.$B$1]" office:value-type="float" office:value="1.35483870967742" calcext:value-type="float">
            <text:p>1,35</text:p>
          </table:table-cell>
          <table:table-cell table:style-name="ce15" table:formula="of:=[.F215]+[.E216]" office:value-type="float" office:value="290.064516129032" calcext:value-type="float">
            <text:p>290,06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6_InvalidViewFocusOperatorMutator</text:p>
          </table:table-cell>
          <table:table-cell table:style-name="ce13" table:formula="of:=[.D216]+[.B217]" office:value-type="float" office:value="9034" calcext:value-type="float">
            <text:p>9034</text:p>
          </table:table-cell>
          <table:table-cell table:style-name="ce15" table:formula="of:=[.B217]/[.$B$1]" office:value-type="float" office:value="1.35483870967742" calcext:value-type="float">
            <text:p>1,35</text:p>
          </table:table-cell>
          <table:table-cell table:style-name="ce15" table:formula="of:=[.F216]+[.E217]" office:value-type="float" office:value="291.419354838709" calcext:value-type="float">
            <text:p>291,42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7_ViewComponentNotVisibleOperatorMutator</text:p>
          </table:table-cell>
          <table:table-cell table:style-name="ce13" table:formula="of:=[.D217]+[.B218]" office:value-type="float" office:value="9076" calcext:value-type="float">
            <text:p>9076</text:p>
          </table:table-cell>
          <table:table-cell table:style-name="ce15" table:formula="of:=[.B218]/[.$B$1]" office:value-type="float" office:value="1.35483870967742" calcext:value-type="float">
            <text:p>1,35</text:p>
          </table:table-cell>
          <table:table-cell table:style-name="ce15" table:formula="of:=[.F217]+[.E218]" office:value-type="float" office:value="292.774193548387" calcext:value-type="float">
            <text:p>292,77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8_InvalidViewFocusOperatorMutator</text:p>
          </table:table-cell>
          <table:table-cell table:style-name="ce13" table:formula="of:=[.D218]+[.B219]" office:value-type="float" office:value="9118" calcext:value-type="float">
            <text:p>9118</text:p>
          </table:table-cell>
          <table:table-cell table:style-name="ce15" table:formula="of:=[.B219]/[.$B$1]" office:value-type="float" office:value="1.35483870967742" calcext:value-type="float">
            <text:p>1,35</text:p>
          </table:table-cell>
          <table:table-cell table:style-name="ce15" table:formula="of:=[.F218]+[.E219]" office:value-type="float" office:value="294.129032258064" calcext:value-type="float">
            <text:p>294,13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9_ViewComponentNotVisibleOperatorMutator</text:p>
          </table:table-cell>
          <table:table-cell table:style-name="ce13" table:formula="of:=[.D219]+[.B220]" office:value-type="float" office:value="9160" calcext:value-type="float">
            <text:p>9160</text:p>
          </table:table-cell>
          <table:table-cell table:style-name="ce15" table:formula="of:=[.B220]/[.$B$1]" office:value-type="float" office:value="1.35483870967742" calcext:value-type="float">
            <text:p>1,35</text:p>
          </table:table-cell>
          <table:table-cell table:style-name="ce15" table:formula="of:=[.F219]+[.E220]" office:value-type="float" office:value="295.483870967742" calcext:value-type="float">
            <text:p>295,48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0_BuggyGUIListenerOperatorMutator</text:p>
          </table:table-cell>
          <table:table-cell table:style-name="ce13" table:formula="of:=[.D220]+[.B221]" office:value-type="float" office:value="9202" calcext:value-type="float">
            <text:p>9202</text:p>
          </table:table-cell>
          <table:table-cell table:style-name="ce15" table:formula="of:=[.B221]/[.$B$1]" office:value-type="float" office:value="1.35483870967742" calcext:value-type="float">
            <text:p>1,35</text:p>
          </table:table-cell>
          <table:table-cell table:style-name="ce15" table:formula="of:=[.F220]+[.E221]" office:value-type="float" office:value="296.838709677419" calcext:value-type="float">
            <text:p>296,84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1_BuggyGUIListenerOperatorMutator</text:p>
          </table:table-cell>
          <table:table-cell table:style-name="ce13" table:formula="of:=[.D221]+[.B222]" office:value-type="float" office:value="9244" calcext:value-type="float">
            <text:p>9244</text:p>
          </table:table-cell>
          <table:table-cell table:style-name="ce15" table:formula="of:=[.B222]/[.$B$1]" office:value-type="float" office:value="1.35483870967742" calcext:value-type="float">
            <text:p>1,35</text:p>
          </table:table-cell>
          <table:table-cell table:style-name="ce15" table:formula="of:=[.F221]+[.E222]" office:value-type="float" office:value="298.193548387097" calcext:value-type="float">
            <text:p>298,19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2_NullIntentOperatorMutator</text:p>
          </table:table-cell>
          <table:table-cell table:style-name="ce13" table:formula="of:=[.D222]+[.B223]" office:value-type="float" office:value="9286" calcext:value-type="float">
            <text:p>9286</text:p>
          </table:table-cell>
          <table:table-cell table:style-name="ce15" table:formula="of:=[.B223]/[.$B$1]" office:value-type="float" office:value="1.35483870967742" calcext:value-type="float">
            <text:p>1,35</text:p>
          </table:table-cell>
          <table:table-cell table:style-name="ce15" table:formula="of:=[.F222]+[.E223]" office:value-type="float" office:value="299.548387096774" calcext:value-type="float">
            <text:p>299,55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3_InvalidKeyIntentOperatorMutator</text:p>
          </table:table-cell>
          <table:table-cell table:style-name="ce13" table:formula="of:=[.D223]+[.B224]" office:value-type="float" office:value="9328" calcext:value-type="float">
            <text:p>9328</text:p>
          </table:table-cell>
          <table:table-cell table:style-name="ce15" table:formula="of:=[.B224]/[.$B$1]" office:value-type="float" office:value="1.35483870967742" calcext:value-type="float">
            <text:p>1,35</text:p>
          </table:table-cell>
          <table:table-cell table:style-name="ce15" table:formula="of:=[.F223]+[.E224]" office:value-type="float" office:value="300.903225806451" calcext:value-type="float">
            <text:p>300,90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4_RandomActionIntentDefinitionOperatorMutator</text:p>
          </table:table-cell>
          <table:table-cell table:style-name="ce13" table:formula="of:=[.D224]+[.B225]" office:value-type="float" office:value="9370" calcext:value-type="float">
            <text:p>9370</text:p>
          </table:table-cell>
          <table:table-cell table:style-name="ce15" table:formula="of:=[.B225]/[.$B$1]" office:value-type="float" office:value="1.35483870967742" calcext:value-type="float">
            <text:p>1,35</text:p>
          </table:table-cell>
          <table:table-cell table:style-name="ce15" table:formula="of:=[.F224]+[.E225]" office:value-type="float" office:value="302.258064516129" calcext:value-type="float">
            <text:p>302,26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5_RandomActionIntentDefinitionOperatorMutator</text:p>
          </table:table-cell>
          <table:table-cell table:style-name="ce13" table:formula="of:=[.D225]+[.B226]" office:value-type="float" office:value="9412" calcext:value-type="float">
            <text:p>9412</text:p>
          </table:table-cell>
          <table:table-cell table:style-name="ce15" table:formula="of:=[.B226]/[.$B$1]" office:value-type="float" office:value="1.35483870967742" calcext:value-type="float">
            <text:p>1,35</text:p>
          </table:table-cell>
          <table:table-cell table:style-name="ce15" table:formula="of:=[.F225]+[.E226]" office:value-type="float" office:value="303.612903225806" calcext:value-type="float">
            <text:p>303,61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6_NullIntentOperatorMutator</text:p>
          </table:table-cell>
          <table:table-cell table:style-name="ce13" table:formula="of:=[.D226]+[.B227]" office:value-type="float" office:value="9454" calcext:value-type="float">
            <text:p>9454</text:p>
          </table:table-cell>
          <table:table-cell table:style-name="ce15" table:formula="of:=[.B227]/[.$B$1]" office:value-type="float" office:value="1.35483870967742" calcext:value-type="float">
            <text:p>1,35</text:p>
          </table:table-cell>
          <table:table-cell table:style-name="ce15" table:formula="of:=[.F226]+[.E227]" office:value-type="float" office:value="304.967741935484" calcext:value-type="float">
            <text:p>304,97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7_InvalidKeyIntentOperatorMutator</text:p>
          </table:table-cell>
          <table:table-cell table:style-name="ce13" table:formula="of:=[.D227]+[.B228]" office:value-type="float" office:value="9496" calcext:value-type="float">
            <text:p>9496</text:p>
          </table:table-cell>
          <table:table-cell table:style-name="ce15" table:formula="of:=[.B228]/[.$B$1]" office:value-type="float" office:value="1.35483870967742" calcext:value-type="float">
            <text:p>1,35</text:p>
          </table:table-cell>
          <table:table-cell table:style-name="ce15" table:formula="of:=[.F227]+[.E228]" office:value-type="float" office:value="306.322580645161" calcext:value-type="float">
            <text:p>306,32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8_RandomActionIntentDefinitionOperatorMutator</text:p>
          </table:table-cell>
          <table:table-cell table:style-name="ce13" table:formula="of:=[.D228]+[.B229]" office:value-type="float" office:value="9538" calcext:value-type="float">
            <text:p>9538</text:p>
          </table:table-cell>
          <table:table-cell table:style-name="ce15" table:formula="of:=[.B229]/[.$B$1]" office:value-type="float" office:value="1.35483870967742" calcext:value-type="float">
            <text:p>1,35</text:p>
          </table:table-cell>
          <table:table-cell table:style-name="ce15" table:formula="of:=[.F228]+[.E229]" office:value-type="float" office:value="307.677419354839" calcext:value-type="float">
            <text:p>307,68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19_NullValueIntentPutExtraOperatorMutator</text:p>
          </table:table-cell>
          <table:table-cell table:style-name="ce13" table:formula="of:=[.D229]+[.B230]" office:value-type="float" office:value="9580" calcext:value-type="float">
            <text:p>9580</text:p>
          </table:table-cell>
          <table:table-cell table:style-name="ce15" table:formula="of:=[.B230]/[.$B$1]" office:value-type="float" office:value="1.35483870967742" calcext:value-type="float">
            <text:p>1,35</text:p>
          </table:table-cell>
          <table:table-cell table:style-name="ce15" table:formula="of:=[.F229]+[.E230]" office:value-type="float" office:value="309.032258064516" calcext:value-type="float">
            <text:p>309,03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0_IntentPayloadReplacementOperatorMutator</text:p>
          </table:table-cell>
          <table:table-cell table:style-name="ce13" table:formula="of:=[.D230]+[.B231]" office:value-type="float" office:value="9622" calcext:value-type="float">
            <text:p>9622</text:p>
          </table:table-cell>
          <table:table-cell table:style-name="ce15" table:formula="of:=[.B231]/[.$B$1]" office:value-type="float" office:value="1.35483870967742" calcext:value-type="float">
            <text:p>1,35</text:p>
          </table:table-cell>
          <table:table-cell table:style-name="ce15" table:formula="of:=[.F230]+[.E231]" office:value-type="float" office:value="310.387096774193" calcext:value-type="float">
            <text:p>310,39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1_RandomActionIntentDefinitionOperatorMutator</text:p>
          </table:table-cell>
          <table:table-cell table:style-name="ce13" table:formula="of:=[.D231]+[.B232]" office:value-type="float" office:value="9664" calcext:value-type="float">
            <text:p>9664</text:p>
          </table:table-cell>
          <table:table-cell table:style-name="ce15" table:formula="of:=[.B232]/[.$B$1]" office:value-type="float" office:value="1.35483870967742" calcext:value-type="float">
            <text:p>1,35</text:p>
          </table:table-cell>
          <table:table-cell table:style-name="ce15" table:formula="of:=[.F231]+[.E232]" office:value-type="float" office:value="311.741935483871" calcext:value-type="float">
            <text:p>311,74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2_NullValueIntentPutExtraOperatorMutator</text:p>
          </table:table-cell>
          <table:table-cell table:style-name="ce13" table:formula="of:=[.D232]+[.B233]" office:value-type="float" office:value="9706" calcext:value-type="float">
            <text:p>9706</text:p>
          </table:table-cell>
          <table:table-cell table:style-name="ce15" table:formula="of:=[.B233]/[.$B$1]" office:value-type="float" office:value="1.35483870967742" calcext:value-type="float">
            <text:p>1,35</text:p>
          </table:table-cell>
          <table:table-cell table:style-name="ce15" table:formula="of:=[.F232]+[.E233]" office:value-type="float" office:value="313.096774193548" calcext:value-type="float">
            <text:p>313,10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3_IntentPayloadReplacementOperatorMutator</text:p>
          </table:table-cell>
          <table:table-cell table:style-name="ce13" table:formula="of:=[.D233]+[.B234]" office:value-type="float" office:value="9748" calcext:value-type="float">
            <text:p>9748</text:p>
          </table:table-cell>
          <table:table-cell table:style-name="ce15" table:formula="of:=[.B234]/[.$B$1]" office:value-type="float" office:value="1.35483870967742" calcext:value-type="float">
            <text:p>1,35</text:p>
          </table:table-cell>
          <table:table-cell table:style-name="ce15" table:formula="of:=[.F233]+[.E234]" office:value-type="float" office:value="314.451612903226" calcext:value-type="float">
            <text:p>314,45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4_RandomActionIntentDefinitionOperatorMutator</text:p>
          </table:table-cell>
          <table:table-cell table:style-name="ce13" table:formula="of:=[.D234]+[.B235]" office:value-type="float" office:value="9790" calcext:value-type="float">
            <text:p>9790</text:p>
          </table:table-cell>
          <table:table-cell table:style-name="ce15" table:formula="of:=[.B235]/[.$B$1]" office:value-type="float" office:value="1.35483870967742" calcext:value-type="float">
            <text:p>1,35</text:p>
          </table:table-cell>
          <table:table-cell table:style-name="ce15" table:formula="of:=[.F234]+[.E235]" office:value-type="float" office:value="315.806451612903" calcext:value-type="float">
            <text:p>315,81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5_NullValueIntentPutExtraOperatorMutator</text:p>
          </table:table-cell>
          <table:table-cell table:style-name="ce13" table:formula="of:=[.D235]+[.B236]" office:value-type="float" office:value="9832" calcext:value-type="float">
            <text:p>9832</text:p>
          </table:table-cell>
          <table:table-cell table:style-name="ce15" table:formula="of:=[.B236]/[.$B$1]" office:value-type="float" office:value="1.35483870967742" calcext:value-type="float">
            <text:p>1,35</text:p>
          </table:table-cell>
          <table:table-cell table:style-name="ce15" table:formula="of:=[.F235]+[.E236]" office:value-type="float" office:value="317.161290322581" calcext:value-type="float">
            <text:p>317,16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6_IntentPayloadReplacementOperatorMutator</text:p>
          </table:table-cell>
          <table:table-cell table:style-name="ce13" table:formula="of:=[.D236]+[.B237]" office:value-type="float" office:value="9874" calcext:value-type="float">
            <text:p>9874</text:p>
          </table:table-cell>
          <table:table-cell table:style-name="ce15" table:formula="of:=[.B237]/[.$B$1]" office:value-type="float" office:value="1.35483870967742" calcext:value-type="float">
            <text:p>1,35</text:p>
          </table:table-cell>
          <table:table-cell table:style-name="ce15" table:formula="of:=[.F236]+[.E237]" office:value-type="float" office:value="318.516129032258" calcext:value-type="float">
            <text:p>318,52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7_RandomActionIntentDefinitionOperatorMutator</text:p>
          </table:table-cell>
          <table:table-cell table:style-name="ce13" table:formula="of:=[.D237]+[.B238]" office:value-type="float" office:value="9916" calcext:value-type="float">
            <text:p>9916</text:p>
          </table:table-cell>
          <table:table-cell table:style-name="ce15" table:formula="of:=[.B238]/[.$B$1]" office:value-type="float" office:value="1.35483870967742" calcext:value-type="float">
            <text:p>1,35</text:p>
          </table:table-cell>
          <table:table-cell table:style-name="ce15" table:formula="of:=[.F237]+[.E238]" office:value-type="float" office:value="319.870967741936" calcext:value-type="float">
            <text:p>319,87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8_NullValueIntentPutExtraOperatorMutator</text:p>
          </table:table-cell>
          <table:table-cell table:style-name="ce13" table:formula="of:=[.D238]+[.B239]" office:value-type="float" office:value="9958" calcext:value-type="float">
            <text:p>9958</text:p>
          </table:table-cell>
          <table:table-cell table:style-name="ce15" table:formula="of:=[.B239]/[.$B$1]" office:value-type="float" office:value="1.35483870967742" calcext:value-type="float">
            <text:p>1,35</text:p>
          </table:table-cell>
          <table:table-cell table:style-name="ce15" table:formula="of:=[.F238]+[.E239]" office:value-type="float" office:value="321.225806451613" calcext:value-type="float">
            <text:p>321,23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29_IntentPayloadReplacementOperatorMutator</text:p>
          </table:table-cell>
          <table:table-cell table:style-name="ce13" table:formula="of:=[.D239]+[.B240]" office:value-type="float" office:value="10000" calcext:value-type="float">
            <text:p>10000</text:p>
          </table:table-cell>
          <table:table-cell table:style-name="ce15" table:formula="of:=[.B240]/[.$B$1]" office:value-type="float" office:value="1.35483870967742" calcext:value-type="float">
            <text:p>1,35</text:p>
          </table:table-cell>
          <table:table-cell table:style-name="ce15" table:formula="of:=[.F239]+[.E240]" office:value-type="float" office:value="322.58064516129" calcext:value-type="float">
            <text:p>322,58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0_RandomActionIntentDefinitionOperatorMutator</text:p>
          </table:table-cell>
          <table:table-cell table:style-name="ce13" table:formula="of:=[.D240]+[.B241]" office:value-type="float" office:value="10042" calcext:value-type="float">
            <text:p>10042</text:p>
          </table:table-cell>
          <table:table-cell table:style-name="ce15" table:formula="of:=[.B241]/[.$B$1]" office:value-type="float" office:value="1.35483870967742" calcext:value-type="float">
            <text:p>1,35</text:p>
          </table:table-cell>
          <table:table-cell table:style-name="ce15" table:formula="of:=[.F240]+[.E241]" office:value-type="float" office:value="323.935483870968" calcext:value-type="float">
            <text:p>323,94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1_NullValueIntentPutExtraOperatorMutator</text:p>
          </table:table-cell>
          <table:table-cell table:style-name="ce13" table:formula="of:=[.D241]+[.B242]" office:value-type="float" office:value="10084" calcext:value-type="float">
            <text:p>10084</text:p>
          </table:table-cell>
          <table:table-cell table:style-name="ce15" table:formula="of:=[.B242]/[.$B$1]" office:value-type="float" office:value="1.35483870967742" calcext:value-type="float">
            <text:p>1,35</text:p>
          </table:table-cell>
          <table:table-cell table:style-name="ce15" table:formula="of:=[.F241]+[.E242]" office:value-type="float" office:value="325.290322580645" calcext:value-type="float">
            <text:p>325,29</text:p>
          </table:table-cell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2_IntentPayloadReplacementOperatorMutator</text:p>
          </table:table-cell>
          <table:table-cell table:style-name="ce13" table:formula="of:=[.D242]+[.B243]" office:value-type="float" office:value="10126" calcext:value-type="float">
            <text:p>10126</text:p>
          </table:table-cell>
          <table:table-cell table:style-name="ce15" table:formula="of:=[.B243]/[.$B$1]" office:value-type="float" office:value="1.35483870967742" calcext:value-type="float">
            <text:p>1,35</text:p>
          </table:table-cell>
          <table:table-cell table:style-name="ce15" table:formula="of:=[.F242]+[.E243]" office:value-type="float" office:value="326.645161290323" calcext:value-type="float">
            <text:p>326,65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3_RandomActionIntentDefinitionOperatorMutator</text:p>
          </table:table-cell>
          <table:table-cell table:style-name="ce13" table:formula="of:=[.D243]+[.B244]" office:value-type="float" office:value="10168" calcext:value-type="float">
            <text:p>10168</text:p>
          </table:table-cell>
          <table:table-cell table:style-name="ce15" table:formula="of:=[.B244]/[.$B$1]" office:value-type="float" office:value="1.35483870967742" calcext:value-type="float">
            <text:p>1,35</text:p>
          </table:table-cell>
          <table:table-cell table:style-name="ce15" table:formula="of:=[.F243]+[.E244]" office:value-type="float" office:value="328" calcext:value-type="float">
            <text:p>328,00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4_RandomActionIntentDefinitionOperatorMutator</text:p>
          </table:table-cell>
          <table:table-cell table:style-name="ce13" table:formula="of:=[.D244]+[.B245]" office:value-type="float" office:value="10210" calcext:value-type="float">
            <text:p>10210</text:p>
          </table:table-cell>
          <table:table-cell table:style-name="ce15" table:formula="of:=[.B245]/[.$B$1]" office:value-type="float" office:value="1.35483870967742" calcext:value-type="float">
            <text:p>1,35</text:p>
          </table:table-cell>
          <table:table-cell table:style-name="ce15" table:formula="of:=[.F244]+[.E245]" office:value-type="float" office:value="329.354838709678" calcext:value-type="float">
            <text:p>329,35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5_NullIntentOperatorMutator</text:p>
          </table:table-cell>
          <table:table-cell table:style-name="ce13" table:formula="of:=[.D245]+[.B246]" office:value-type="float" office:value="10252" calcext:value-type="float">
            <text:p>10252</text:p>
          </table:table-cell>
          <table:table-cell table:style-name="ce15" table:formula="of:=[.B246]/[.$B$1]" office:value-type="float" office:value="1.35483870967742" calcext:value-type="float">
            <text:p>1,35</text:p>
          </table:table-cell>
          <table:table-cell table:style-name="ce15" table:formula="of:=[.F245]+[.E246]" office:value-type="float" office:value="330.709677419355" calcext:value-type="float">
            <text:p>330,71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6_InvalidKeyIntentOperatorMutator</text:p>
          </table:table-cell>
          <table:table-cell table:style-name="ce13" table:formula="of:=[.D246]+[.B247]" office:value-type="float" office:value="10294" calcext:value-type="float">
            <text:p>10294</text:p>
          </table:table-cell>
          <table:table-cell table:style-name="ce15" table:formula="of:=[.B247]/[.$B$1]" office:value-type="float" office:value="1.35483870967742" calcext:value-type="float">
            <text:p>1,35</text:p>
          </table:table-cell>
          <table:table-cell table:style-name="ce15" table:formula="of:=[.F246]+[.E247]" office:value-type="float" office:value="332.064516129032" calcext:value-type="float">
            <text:p>332,06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7_RandomActionIntentDefinitionOperatorMutator</text:p>
          </table:table-cell>
          <table:table-cell table:style-name="ce13" table:formula="of:=[.D247]+[.B248]" office:value-type="float" office:value="10336" calcext:value-type="float">
            <text:p>10336</text:p>
          </table:table-cell>
          <table:table-cell table:style-name="ce15" table:formula="of:=[.B248]/[.$B$1]" office:value-type="float" office:value="1.35483870967742" calcext:value-type="float">
            <text:p>1,35</text:p>
          </table:table-cell>
          <table:table-cell table:style-name="ce15" table:formula="of:=[.F247]+[.E248]" office:value-type="float" office:value="333.41935483871" calcext:value-type="float">
            <text:p>333,42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8_NullValueIntentPutExtraOperatorMutator</text:p>
          </table:table-cell>
          <table:table-cell table:style-name="ce13" table:formula="of:=[.D248]+[.B249]" office:value-type="float" office:value="10378" calcext:value-type="float">
            <text:p>10378</text:p>
          </table:table-cell>
          <table:table-cell table:style-name="ce15" table:formula="of:=[.B249]/[.$B$1]" office:value-type="float" office:value="1.35483870967742" calcext:value-type="float">
            <text:p>1,35</text:p>
          </table:table-cell>
          <table:table-cell table:style-name="ce15" table:formula="of:=[.F248]+[.E249]" office:value-type="float" office:value="334.774193548387" calcext:value-type="float">
            <text:p>334,77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39_IntentPayloadReplacementOperatorMutator</text:p>
          </table:table-cell>
          <table:table-cell table:style-name="ce13" table:formula="of:=[.D249]+[.B250]" office:value-type="float" office:value="10420" calcext:value-type="float">
            <text:p>10420</text:p>
          </table:table-cell>
          <table:table-cell table:style-name="ce15" table:formula="of:=[.B250]/[.$B$1]" office:value-type="float" office:value="1.35483870967742" calcext:value-type="float">
            <text:p>1,35</text:p>
          </table:table-cell>
          <table:table-cell table:style-name="ce15" table:formula="of:=[.F249]+[.E250]" office:value-type="float" office:value="336.129032258065" calcext:value-type="float">
            <text:p>336,13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40_RandomActionIntentDefinitionOperatorMutator</text:p>
          </table:table-cell>
          <table:table-cell table:style-name="ce13" table:formula="of:=[.D250]+[.B251]" office:value-type="float" office:value="10462" calcext:value-type="float">
            <text:p>10462</text:p>
          </table:table-cell>
          <table:table-cell table:style-name="ce15" table:formula="of:=[.B251]/[.$B$1]" office:value-type="float" office:value="1.35483870967742" calcext:value-type="float">
            <text:p>1,35</text:p>
          </table:table-cell>
          <table:table-cell table:style-name="ce15" table:formula="of:=[.F250]+[.E251]" office:value-type="float" office:value="337.483870967742" calcext:value-type="float">
            <text:p>337,48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41_RandomActionIntentDefinitionOperatorMutator</text:p>
          </table:table-cell>
          <table:table-cell table:style-name="ce13" table:formula="of:=[.D251]+[.B252]" office:value-type="float" office:value="10504" calcext:value-type="float">
            <text:p>10504</text:p>
          </table:table-cell>
          <table:table-cell table:style-name="ce15" table:formula="of:=[.B252]/[.$B$1]" office:value-type="float" office:value="1.35483870967742" calcext:value-type="float">
            <text:p>1,35</text:p>
          </table:table-cell>
          <table:table-cell table:style-name="ce15" table:formula="of:=[.F251]+[.E252]" office:value-type="float" office:value="338.83870967742" calcext:value-type="float">
            <text:p>338,84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Utils_42_RandomActionIntentDefinitionOperatorMutator</text:p>
          </table:table-cell>
          <table:table-cell table:style-name="ce13" table:formula="of:=[.D252]+[.B253]" office:value-type="float" office:value="10546" calcext:value-type="float">
            <text:p>10546</text:p>
          </table:table-cell>
          <table:table-cell table:style-name="ce15" table:formula="of:=[.B253]/[.$B$1]" office:value-type="float" office:value="1.35483870967742" calcext:value-type="float">
            <text:p>1,35</text:p>
          </table:table-cell>
          <table:table-cell table:style-name="ce15" table:formula="of:=[.F252]+[.E253]" office:value-type="float" office:value="340.193548387097" calcext:value-type="float">
            <text:p>340,19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0_InvalidViewFocusOperatorMutator</text:p>
          </table:table-cell>
          <table:table-cell table:style-name="ce13" table:formula="of:=[.D253]+[.B254]" office:value-type="float" office:value="10588" calcext:value-type="float">
            <text:p>10588</text:p>
          </table:table-cell>
          <table:table-cell table:style-name="ce15" table:formula="of:=[.B254]/[.$B$1]" office:value-type="float" office:value="1.35483870967742" calcext:value-type="float">
            <text:p>1,35</text:p>
          </table:table-cell>
          <table:table-cell table:style-name="ce15" table:formula="of:=[.F253]+[.E254]" office:value-type="float" office:value="341.548387096775" calcext:value-type="float">
            <text:p>341,55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_ViewComponentNotVisibleOperatorMutator</text:p>
          </table:table-cell>
          <table:table-cell table:style-name="ce13" table:formula="of:=[.D254]+[.B255]" office:value-type="float" office:value="10630" calcext:value-type="float">
            <text:p>10630</text:p>
          </table:table-cell>
          <table:table-cell table:style-name="ce15" table:formula="of:=[.B255]/[.$B$1]" office:value-type="float" office:value="1.35483870967742" calcext:value-type="float">
            <text:p>1,35</text:p>
          </table:table-cell>
          <table:table-cell table:style-name="ce15" table:formula="of:=[.F254]+[.E255]" office:value-type="float" office:value="342.903225806452" calcext:value-type="float">
            <text:p>342,90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_InvalidViewFocusOperatorMutator</text:p>
          </table:table-cell>
          <table:table-cell table:style-name="ce13" table:formula="of:=[.D255]+[.B256]" office:value-type="float" office:value="10672" calcext:value-type="float">
            <text:p>10672</text:p>
          </table:table-cell>
          <table:table-cell table:style-name="ce15" table:formula="of:=[.B256]/[.$B$1]" office:value-type="float" office:value="1.35483870967742" calcext:value-type="float">
            <text:p>1,35</text:p>
          </table:table-cell>
          <table:table-cell table:style-name="ce15" table:formula="of:=[.F255]+[.E256]" office:value-type="float" office:value="344.258064516129" calcext:value-type="float">
            <text:p>344,26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3_ViewComponentNotVisibleOperatorMutator</text:p>
          </table:table-cell>
          <table:table-cell table:style-name="ce13" table:formula="of:=[.D256]+[.B257]" office:value-type="float" office:value="10714" calcext:value-type="float">
            <text:p>10714</text:p>
          </table:table-cell>
          <table:table-cell table:style-name="ce15" table:formula="of:=[.B257]/[.$B$1]" office:value-type="float" office:value="1.35483870967742" calcext:value-type="float">
            <text:p>1,35</text:p>
          </table:table-cell>
          <table:table-cell table:style-name="ce15" table:formula="of:=[.F256]+[.E257]" office:value-type="float" office:value="345.612903225807" calcext:value-type="float">
            <text:p>345,61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4_InvalidViewFocusOperatorMutator</text:p>
          </table:table-cell>
          <table:table-cell table:style-name="ce13" table:formula="of:=[.D257]+[.B258]" office:value-type="float" office:value="10756" calcext:value-type="float">
            <text:p>10756</text:p>
          </table:table-cell>
          <table:table-cell table:style-name="ce15" table:formula="of:=[.B258]/[.$B$1]" office:value-type="float" office:value="1.35483870967742" calcext:value-type="float">
            <text:p>1,35</text:p>
          </table:table-cell>
          <table:table-cell table:style-name="ce15" table:formula="of:=[.F257]+[.E258]" office:value-type="float" office:value="346.967741935484" calcext:value-type="float">
            <text:p>346,97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5_ViewComponentNotVisibleOperatorMutator</text:p>
          </table:table-cell>
          <table:table-cell table:style-name="ce13" table:formula="of:=[.D258]+[.B259]" office:value-type="float" office:value="10798" calcext:value-type="float">
            <text:p>10798</text:p>
          </table:table-cell>
          <table:table-cell table:style-name="ce15" table:formula="of:=[.B259]/[.$B$1]" office:value-type="float" office:value="1.35483870967742" calcext:value-type="float">
            <text:p>1,35</text:p>
          </table:table-cell>
          <table:table-cell table:style-name="ce15" table:formula="of:=[.F258]+[.E259]" office:value-type="float" office:value="348.322580645162" calcext:value-type="float">
            <text:p>348,32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6_InvalidViewFocusOperatorMutator</text:p>
          </table:table-cell>
          <table:table-cell table:style-name="ce13" table:formula="of:=[.D259]+[.B260]" office:value-type="float" office:value="10840" calcext:value-type="float">
            <text:p>10840</text:p>
          </table:table-cell>
          <table:table-cell table:style-name="ce15" table:formula="of:=[.B260]/[.$B$1]" office:value-type="float" office:value="1.35483870967742" calcext:value-type="float">
            <text:p>1,35</text:p>
          </table:table-cell>
          <table:table-cell table:style-name="ce15" table:formula="of:=[.F259]+[.E260]" office:value-type="float" office:value="349.677419354839" calcext:value-type="float">
            <text:p>349,68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7_ViewComponentNotVisibleOperatorMutator</text:p>
          </table:table-cell>
          <table:table-cell table:style-name="ce13" table:formula="of:=[.D260]+[.B261]" office:value-type="float" office:value="10882" calcext:value-type="float">
            <text:p>10882</text:p>
          </table:table-cell>
          <table:table-cell table:style-name="ce15" table:formula="of:=[.B261]/[.$B$1]" office:value-type="float" office:value="1.35483870967742" calcext:value-type="float">
            <text:p>1,35</text:p>
          </table:table-cell>
          <table:table-cell table:style-name="ce15" table:formula="of:=[.F260]+[.E261]" office:value-type="float" office:value="351.032258064517" calcext:value-type="float">
            <text:p>351,03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8_NullIntentOperatorMutator</text:p>
          </table:table-cell>
          <table:table-cell table:style-name="ce13" table:formula="of:=[.D261]+[.B262]" office:value-type="float" office:value="10924" calcext:value-type="float">
            <text:p>10924</text:p>
          </table:table-cell>
          <table:table-cell table:style-name="ce15" table:formula="of:=[.B262]/[.$B$1]" office:value-type="float" office:value="1.35483870967742" calcext:value-type="float">
            <text:p>1,35</text:p>
          </table:table-cell>
          <table:table-cell table:style-name="ce15" table:formula="of:=[.F261]+[.E262]" office:value-type="float" office:value="352.387096774194" calcext:value-type="float">
            <text:p>352,39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9_InvalidKeyIntentOperatorMutator</text:p>
          </table:table-cell>
          <table:table-cell table:style-name="ce13" table:formula="of:=[.D262]+[.B263]" office:value-type="float" office:value="10966" calcext:value-type="float">
            <text:p>10966</text:p>
          </table:table-cell>
          <table:table-cell table:style-name="ce15" table:formula="of:=[.B263]/[.$B$1]" office:value-type="float" office:value="1.35483870967742" calcext:value-type="float">
            <text:p>1,35</text:p>
          </table:table-cell>
          <table:table-cell table:style-name="ce15" table:formula="of:=[.F262]+[.E263]" office:value-type="float" office:value="353.741935483871" calcext:value-type="float">
            <text:p>353,74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0_RandomActionIntentDefinitionOperatorMutator</text:p>
          </table:table-cell>
          <table:table-cell table:style-name="ce13" table:formula="of:=[.D263]+[.B264]" office:value-type="float" office:value="11008" calcext:value-type="float">
            <text:p>11008</text:p>
          </table:table-cell>
          <table:table-cell table:style-name="ce15" table:formula="of:=[.B264]/[.$B$1]" office:value-type="float" office:value="1.35483870967742" calcext:value-type="float">
            <text:p>1,35</text:p>
          </table:table-cell>
          <table:table-cell table:style-name="ce15" table:formula="of:=[.F263]+[.E264]" office:value-type="float" office:value="355.096774193549" calcext:value-type="float">
            <text:p>355,10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1_InvalidKeyIntentOperatorMutator</text:p>
          </table:table-cell>
          <table:table-cell table:style-name="ce13" table:formula="of:=[.D264]+[.B265]" office:value-type="float" office:value="11050" calcext:value-type="float">
            <text:p>11050</text:p>
          </table:table-cell>
          <table:table-cell table:style-name="ce15" table:formula="of:=[.B265]/[.$B$1]" office:value-type="float" office:value="1.35483870967742" calcext:value-type="float">
            <text:p>1,35</text:p>
          </table:table-cell>
          <table:table-cell table:style-name="ce15" table:formula="of:=[.F264]+[.E265]" office:value-type="float" office:value="356.451612903226" calcext:value-type="float">
            <text:p>356,45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2_RandomActionIntentDefinitionOperatorMutator</text:p>
          </table:table-cell>
          <table:table-cell table:style-name="ce13" table:formula="of:=[.D265]+[.B266]" office:value-type="float" office:value="11092" calcext:value-type="float">
            <text:p>11092</text:p>
          </table:table-cell>
          <table:table-cell table:style-name="ce15" table:formula="of:=[.B266]/[.$B$1]" office:value-type="float" office:value="1.35483870967742" calcext:value-type="float">
            <text:p>1,35</text:p>
          </table:table-cell>
          <table:table-cell table:style-name="ce15" table:formula="of:=[.F265]+[.E266]" office:value-type="float" office:value="357.806451612904" calcext:value-type="float">
            <text:p>357,81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3_NullValueIntentPutExtraOperatorMutator</text:p>
          </table:table-cell>
          <table:table-cell table:style-name="ce13" table:formula="of:=[.D266]+[.B267]" office:value-type="float" office:value="11134" calcext:value-type="float">
            <text:p>11134</text:p>
          </table:table-cell>
          <table:table-cell table:style-name="ce15" table:formula="of:=[.B267]/[.$B$1]" office:value-type="float" office:value="1.35483870967742" calcext:value-type="float">
            <text:p>1,35</text:p>
          </table:table-cell>
          <table:table-cell table:style-name="ce15" table:formula="of:=[.F266]+[.E267]" office:value-type="float" office:value="359.161290322581" calcext:value-type="float">
            <text:p>359,16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4_IntentPayloadReplacementOperatorMutator</text:p>
          </table:table-cell>
          <table:table-cell table:style-name="ce13" table:formula="of:=[.D267]+[.B268]" office:value-type="float" office:value="11176" calcext:value-type="float">
            <text:p>11176</text:p>
          </table:table-cell>
          <table:table-cell table:style-name="ce15" table:formula="of:=[.B268]/[.$B$1]" office:value-type="float" office:value="1.35483870967742" calcext:value-type="float">
            <text:p>1,35</text:p>
          </table:table-cell>
          <table:table-cell table:style-name="ce15" table:formula="of:=[.F267]+[.E268]" office:value-type="float" office:value="360.516129032259" calcext:value-type="float">
            <text:p>360,52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5_RandomActionIntentDefinitionOperatorMutator</text:p>
          </table:table-cell>
          <table:table-cell table:style-name="ce13" table:formula="of:=[.D268]+[.B269]" office:value-type="float" office:value="11218" calcext:value-type="float">
            <text:p>11218</text:p>
          </table:table-cell>
          <table:table-cell table:style-name="ce15" table:formula="of:=[.B269]/[.$B$1]" office:value-type="float" office:value="1.35483870967742" calcext:value-type="float">
            <text:p>1,35</text:p>
          </table:table-cell>
          <table:table-cell table:style-name="ce15" table:formula="of:=[.F268]+[.E269]" office:value-type="float" office:value="361.870967741936" calcext:value-type="float">
            <text:p>361,87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6_NullIntentOperatorMutator</text:p>
          </table:table-cell>
          <table:table-cell table:style-name="ce13" table:formula="of:=[.D269]+[.B270]" office:value-type="float" office:value="11260" calcext:value-type="float">
            <text:p>11260</text:p>
          </table:table-cell>
          <table:table-cell table:style-name="ce15" table:formula="of:=[.B270]/[.$B$1]" office:value-type="float" office:value="1.35483870967742" calcext:value-type="float">
            <text:p>1,35</text:p>
          </table:table-cell>
          <table:table-cell table:style-name="ce15" table:formula="of:=[.F269]+[.E270]" office:value-type="float" office:value="363.225806451614" calcext:value-type="float">
            <text:p>363,23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7_InvalidKeyIntentOperatorMutator</text:p>
          </table:table-cell>
          <table:table-cell table:style-name="ce13" table:formula="of:=[.D270]+[.B271]" office:value-type="float" office:value="11302" calcext:value-type="float">
            <text:p>11302</text:p>
          </table:table-cell>
          <table:table-cell table:style-name="ce15" table:formula="of:=[.B271]/[.$B$1]" office:value-type="float" office:value="1.35483870967742" calcext:value-type="float">
            <text:p>1,35</text:p>
          </table:table-cell>
          <table:table-cell table:style-name="ce15" table:formula="of:=[.F270]+[.E271]" office:value-type="float" office:value="364.580645161291" calcext:value-type="float">
            <text:p>364,58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8_RandomActionIntentDefinitionOperatorMutator</text:p>
          </table:table-cell>
          <table:table-cell table:style-name="ce13" table:formula="of:=[.D271]+[.B272]" office:value-type="float" office:value="11344" calcext:value-type="float">
            <text:p>11344</text:p>
          </table:table-cell>
          <table:table-cell table:style-name="ce15" table:formula="of:=[.B272]/[.$B$1]" office:value-type="float" office:value="1.35483870967742" calcext:value-type="float">
            <text:p>1,35</text:p>
          </table:table-cell>
          <table:table-cell table:style-name="ce15" table:formula="of:=[.F271]+[.E272]" office:value-type="float" office:value="365.935483870968" calcext:value-type="float">
            <text:p>365,94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19_NullValueIntentPutExtraOperatorMutator</text:p>
          </table:table-cell>
          <table:table-cell table:style-name="ce13" table:formula="of:=[.D272]+[.B273]" office:value-type="float" office:value="11386" calcext:value-type="float">
            <text:p>11386</text:p>
          </table:table-cell>
          <table:table-cell table:style-name="ce15" table:formula="of:=[.B273]/[.$B$1]" office:value-type="float" office:value="1.35483870967742" calcext:value-type="float">
            <text:p>1,35</text:p>
          </table:table-cell>
          <table:table-cell table:style-name="ce15" table:formula="of:=[.F272]+[.E273]" office:value-type="float" office:value="367.290322580646" calcext:value-type="float">
            <text:p>367,29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0_IntentPayloadReplacementOperatorMutator</text:p>
          </table:table-cell>
          <table:table-cell table:style-name="ce13" table:formula="of:=[.D273]+[.B274]" office:value-type="float" office:value="11428" calcext:value-type="float">
            <text:p>11428</text:p>
          </table:table-cell>
          <table:table-cell table:style-name="ce15" table:formula="of:=[.B274]/[.$B$1]" office:value-type="float" office:value="1.35483870967742" calcext:value-type="float">
            <text:p>1,35</text:p>
          </table:table-cell>
          <table:table-cell table:style-name="ce15" table:formula="of:=[.F273]+[.E274]" office:value-type="float" office:value="368.645161290323" calcext:value-type="float">
            <text:p>368,65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1_RandomActionIntentDefinitionOperatorMutator</text:p>
          </table:table-cell>
          <table:table-cell table:style-name="ce13" table:formula="of:=[.D274]+[.B275]" office:value-type="float" office:value="11470" calcext:value-type="float">
            <text:p>11470</text:p>
          </table:table-cell>
          <table:table-cell table:style-name="ce15" table:formula="of:=[.B275]/[.$B$1]" office:value-type="float" office:value="1.35483870967742" calcext:value-type="float">
            <text:p>1,35</text:p>
          </table:table-cell>
          <table:table-cell table:style-name="ce15" table:formula="of:=[.F274]+[.E275]" office:value-type="float" office:value="370.000000000001" calcext:value-type="float">
            <text:p>370,00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2_NullValueIntentPutExtraOperatorMutator</text:p>
          </table:table-cell>
          <table:table-cell table:style-name="ce13" table:formula="of:=[.D275]+[.B276]" office:value-type="float" office:value="11512" calcext:value-type="float">
            <text:p>11512</text:p>
          </table:table-cell>
          <table:table-cell table:style-name="ce15" table:formula="of:=[.B276]/[.$B$1]" office:value-type="float" office:value="1.35483870967742" calcext:value-type="float">
            <text:p>1,35</text:p>
          </table:table-cell>
          <table:table-cell table:style-name="ce15" table:formula="of:=[.F275]+[.E276]" office:value-type="float" office:value="371.354838709678" calcext:value-type="float">
            <text:p>371,35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3_IntentPayloadReplacementOperatorMutator</text:p>
          </table:table-cell>
          <table:table-cell table:style-name="ce13" table:formula="of:=[.D276]+[.B277]" office:value-type="float" office:value="11554" calcext:value-type="float">
            <text:p>11554</text:p>
          </table:table-cell>
          <table:table-cell table:style-name="ce15" table:formula="of:=[.B277]/[.$B$1]" office:value-type="float" office:value="1.35483870967742" calcext:value-type="float">
            <text:p>1,35</text:p>
          </table:table-cell>
          <table:table-cell table:style-name="ce15" table:formula="of:=[.F276]+[.E277]" office:value-type="float" office:value="372.709677419356" calcext:value-type="float">
            <text:p>372,71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4_RandomActionIntentDefinitionOperatorMutator</text:p>
          </table:table-cell>
          <table:table-cell table:style-name="ce13" table:formula="of:=[.D277]+[.B278]" office:value-type="float" office:value="11596" calcext:value-type="float">
            <text:p>11596</text:p>
          </table:table-cell>
          <table:table-cell table:style-name="ce15" table:formula="of:=[.B278]/[.$B$1]" office:value-type="float" office:value="1.35483870967742" calcext:value-type="float">
            <text:p>1,35</text:p>
          </table:table-cell>
          <table:table-cell table:style-name="ce15" table:formula="of:=[.F277]+[.E278]" office:value-type="float" office:value="374.064516129033" calcext:value-type="float">
            <text:p>374,06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5_BinaryMutator</text:p>
          </table:table-cell>
          <table:table-cell table:style-name="ce13" table:formula="of:=[.D278]+[.B279]" office:value-type="float" office:value="11638" calcext:value-type="float">
            <text:p>11638</text:p>
          </table:table-cell>
          <table:table-cell table:style-name="ce15" table:formula="of:=[.B279]/[.$B$1]" office:value-type="float" office:value="1.35483870967742" calcext:value-type="float">
            <text:p>1,35</text:p>
          </table:table-cell>
          <table:table-cell table:style-name="ce15" table:formula="of:=[.F278]+[.E279]" office:value-type="float" office:value="375.41935483871" calcext:value-type="float">
            <text:p>375,42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6_BinaryMutator</text:p>
          </table:table-cell>
          <table:table-cell table:style-name="ce13" table:formula="of:=[.D279]+[.B280]" office:value-type="float" office:value="11680" calcext:value-type="float">
            <text:p>11680</text:p>
          </table:table-cell>
          <table:table-cell table:style-name="ce15" table:formula="of:=[.B280]/[.$B$1]" office:value-type="float" office:value="1.35483870967742" calcext:value-type="float">
            <text:p>1,35</text:p>
          </table:table-cell>
          <table:table-cell table:style-name="ce15" table:formula="of:=[.F279]+[.E280]" office:value-type="float" office:value="376.774193548388" calcext:value-type="float">
            <text:p>376,77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7_BinaryMutator</text:p>
          </table:table-cell>
          <table:table-cell table:style-name="ce13" table:formula="of:=[.D280]+[.B281]" office:value-type="float" office:value="11722" calcext:value-type="float">
            <text:p>11722</text:p>
          </table:table-cell>
          <table:table-cell table:style-name="ce15" table:formula="of:=[.B281]/[.$B$1]" office:value-type="float" office:value="1.35483870967742" calcext:value-type="float">
            <text:p>1,35</text:p>
          </table:table-cell>
          <table:table-cell table:style-name="ce15" table:formula="of:=[.F280]+[.E281]" office:value-type="float" office:value="378.129032258065" calcext:value-type="float">
            <text:p>378,13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8_BinaryMutator</text:p>
          </table:table-cell>
          <table:table-cell table:style-name="ce13" table:formula="of:=[.D281]+[.B282]" office:value-type="float" office:value="11764" calcext:value-type="float">
            <text:p>11764</text:p>
          </table:table-cell>
          <table:table-cell table:style-name="ce15" table:formula="of:=[.B282]/[.$B$1]" office:value-type="float" office:value="1.35483870967742" calcext:value-type="float">
            <text:p>1,35</text:p>
          </table:table-cell>
          <table:table-cell table:style-name="ce15" table:formula="of:=[.F281]+[.E282]" office:value-type="float" office:value="379.483870967743" calcext:value-type="float">
            <text:p>379,48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ActivityHelper_29_BinaryMutator</text:p>
          </table:table-cell>
          <table:table-cell table:style-name="ce13" table:formula="of:=[.D282]+[.B283]" office:value-type="float" office:value="11806" calcext:value-type="float">
            <text:p>11806</text:p>
          </table:table-cell>
          <table:table-cell table:style-name="ce15" table:formula="of:=[.B283]/[.$B$1]" office:value-type="float" office:value="1.35483870967742" calcext:value-type="float">
            <text:p>1,35</text:p>
          </table:table-cell>
          <table:table-cell table:style-name="ce15" table:formula="of:=[.F282]+[.E283]" office:value-type="float" office:value="380.83870967742" calcext:value-type="float">
            <text:p>380,84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Helper_0_BinaryMutator</text:p>
          </table:table-cell>
          <table:table-cell table:style-name="ce13" table:formula="of:=[.D283]+[.B284]" office:value-type="float" office:value="11848" calcext:value-type="float">
            <text:p>11848</text:p>
          </table:table-cell>
          <table:table-cell table:style-name="ce15" table:formula="of:=[.B284]/[.$B$1]" office:value-type="float" office:value="1.35483870967742" calcext:value-type="float">
            <text:p>1,35</text:p>
          </table:table-cell>
          <table:table-cell table:style-name="ce15" table:formula="of:=[.F283]+[.E284]" office:value-type="float" office:value="382.193548387098" calcext:value-type="float">
            <text:p>382,19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0_BinaryMutator</text:p>
          </table:table-cell>
          <table:table-cell table:style-name="ce13" table:formula="of:=[.D284]+[.B285]" office:value-type="float" office:value="11890" calcext:value-type="float">
            <text:p>11890</text:p>
          </table:table-cell>
          <table:table-cell table:style-name="ce15" table:formula="of:=[.B285]/[.$B$1]" office:value-type="float" office:value="1.35483870967742" calcext:value-type="float">
            <text:p>1,35</text:p>
          </table:table-cell>
          <table:table-cell table:style-name="ce15" table:formula="of:=[.F284]+[.E285]" office:value-type="float" office:value="383.548387096775" calcext:value-type="float">
            <text:p>383,55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_BinaryMutator</text:p>
          </table:table-cell>
          <table:table-cell table:style-name="ce13" table:formula="of:=[.D285]+[.B286]" office:value-type="float" office:value="11932" calcext:value-type="float">
            <text:p>11932</text:p>
          </table:table-cell>
          <table:table-cell table:style-name="ce15" table:formula="of:=[.B286]/[.$B$1]" office:value-type="float" office:value="1.35483870967742" calcext:value-type="float">
            <text:p>1,35</text:p>
          </table:table-cell>
          <table:table-cell table:style-name="ce15" table:formula="of:=[.F285]+[.E286]" office:value-type="float" office:value="384.903225806453" calcext:value-type="float">
            <text:p>384,90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_NullIntentOperatorMutator</text:p>
          </table:table-cell>
          <table:table-cell table:style-name="ce13" table:formula="of:=[.D286]+[.B287]" office:value-type="float" office:value="11974" calcext:value-type="float">
            <text:p>11974</text:p>
          </table:table-cell>
          <table:table-cell table:style-name="ce15" table:formula="of:=[.B287]/[.$B$1]" office:value-type="float" office:value="1.35483870967742" calcext:value-type="float">
            <text:p>1,35</text:p>
          </table:table-cell>
          <table:table-cell table:style-name="ce15" table:formula="of:=[.F286]+[.E287]" office:value-type="float" office:value="386.25806451613" calcext:value-type="float">
            <text:p>386,26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_InvalidKeyIntentOperatorMutator</text:p>
          </table:table-cell>
          <table:table-cell table:style-name="ce13" table:formula="of:=[.D287]+[.B288]" office:value-type="float" office:value="12016" calcext:value-type="float">
            <text:p>12016</text:p>
          </table:table-cell>
          <table:table-cell table:style-name="ce15" table:formula="of:=[.B288]/[.$B$1]" office:value-type="float" office:value="1.35483870967742" calcext:value-type="float">
            <text:p>1,35</text:p>
          </table:table-cell>
          <table:table-cell table:style-name="ce15" table:formula="of:=[.F287]+[.E288]" office:value-type="float" office:value="387.612903225807" calcext:value-type="float">
            <text:p>387,61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_RandomActionIntentDefinitionOperatorMutator</text:p>
          </table:table-cell>
          <table:table-cell table:style-name="ce13" table:formula="of:=[.D288]+[.B289]" office:value-type="float" office:value="12058" calcext:value-type="float">
            <text:p>12058</text:p>
          </table:table-cell>
          <table:table-cell table:style-name="ce15" table:formula="of:=[.B289]/[.$B$1]" office:value-type="float" office:value="1.35483870967742" calcext:value-type="float">
            <text:p>1,35</text:p>
          </table:table-cell>
          <table:table-cell table:style-name="ce15" table:formula="of:=[.F288]+[.E289]" office:value-type="float" office:value="388.967741935485" calcext:value-type="float">
            <text:p>388,97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5_RandomActionIntentDefinitionOperatorMutator</text:p>
          </table:table-cell>
          <table:table-cell table:style-name="ce13" table:formula="of:=[.D289]+[.B290]" office:value-type="float" office:value="12100" calcext:value-type="float">
            <text:p>12100</text:p>
          </table:table-cell>
          <table:table-cell table:style-name="ce15" table:formula="of:=[.B290]/[.$B$1]" office:value-type="float" office:value="1.35483870967742" calcext:value-type="float">
            <text:p>1,35</text:p>
          </table:table-cell>
          <table:table-cell table:style-name="ce15" table:formula="of:=[.F289]+[.E290]" office:value-type="float" office:value="390.322580645162" calcext:value-type="float">
            <text:p>390,32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6_RandomActionIntentDefinitionOperatorMutator</text:p>
          </table:table-cell>
          <table:table-cell table:style-name="ce13" table:formula="of:=[.D290]+[.B291]" office:value-type="float" office:value="12142" calcext:value-type="float">
            <text:p>12142</text:p>
          </table:table-cell>
          <table:table-cell table:style-name="ce15" table:formula="of:=[.B291]/[.$B$1]" office:value-type="float" office:value="1.35483870967742" calcext:value-type="float">
            <text:p>1,35</text:p>
          </table:table-cell>
          <table:table-cell table:style-name="ce15" table:formula="of:=[.F290]+[.E291]" office:value-type="float" office:value="391.67741935484" calcext:value-type="float">
            <text:p>391,68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7_RandomActionIntentDefinitionOperatorMutator</text:p>
          </table:table-cell>
          <table:table-cell table:style-name="ce13" table:formula="of:=[.D291]+[.B292]" office:value-type="float" office:value="12184" calcext:value-type="float">
            <text:p>12184</text:p>
          </table:table-cell>
          <table:table-cell table:style-name="ce15" table:formula="of:=[.B292]/[.$B$1]" office:value-type="float" office:value="1.35483870967742" calcext:value-type="float">
            <text:p>1,35</text:p>
          </table:table-cell>
          <table:table-cell table:style-name="ce15" table:formula="of:=[.F291]+[.E292]" office:value-type="float" office:value="393.032258064517" calcext:value-type="float">
            <text:p>393,03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8_RandomActionIntentDefinitionOperatorMutator</text:p>
          </table:table-cell>
          <table:table-cell table:style-name="ce13" table:formula="of:=[.D292]+[.B293]" office:value-type="float" office:value="12226" calcext:value-type="float">
            <text:p>12226</text:p>
          </table:table-cell>
          <table:table-cell table:style-name="ce15" table:formula="of:=[.B293]/[.$B$1]" office:value-type="float" office:value="1.35483870967742" calcext:value-type="float">
            <text:p>1,35</text:p>
          </table:table-cell>
          <table:table-cell table:style-name="ce15" table:formula="of:=[.F292]+[.E293]" office:value-type="float" office:value="394.387096774195" calcext:value-type="float">
            <text:p>394,39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9_NullIntentOperatorMutator</text:p>
          </table:table-cell>
          <table:table-cell table:style-name="ce13" table:formula="of:=[.D293]+[.B294]" office:value-type="float" office:value="12268" calcext:value-type="float">
            <text:p>12268</text:p>
          </table:table-cell>
          <table:table-cell table:style-name="ce15" table:formula="of:=[.B294]/[.$B$1]" office:value-type="float" office:value="1.35483870967742" calcext:value-type="float">
            <text:p>1,35</text:p>
          </table:table-cell>
          <table:table-cell table:style-name="ce15" table:formula="of:=[.F293]+[.E294]" office:value-type="float" office:value="395.741935483872" calcext:value-type="float">
            <text:p>395,74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0_RandomActionIntentDefinitionOperatorMutator</text:p>
          </table:table-cell>
          <table:table-cell table:style-name="ce13" table:formula="of:=[.D294]+[.B295]" office:value-type="float" office:value="12310" calcext:value-type="float">
            <text:p>12310</text:p>
          </table:table-cell>
          <table:table-cell table:style-name="ce15" table:formula="of:=[.B295]/[.$B$1]" office:value-type="float" office:value="1.35483870967742" calcext:value-type="float">
            <text:p>1,35</text:p>
          </table:table-cell>
          <table:table-cell table:style-name="ce15" table:formula="of:=[.F294]+[.E295]" office:value-type="float" office:value="397.096774193549" calcext:value-type="float">
            <text:p>397,10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1_RandomActionIntentDefinitionOperatorMutator</text:p>
          </table:table-cell>
          <table:table-cell table:style-name="ce13" table:formula="of:=[.D295]+[.B296]" office:value-type="float" office:value="12352" calcext:value-type="float">
            <text:p>12352</text:p>
          </table:table-cell>
          <table:table-cell table:style-name="ce15" table:formula="of:=[.B296]/[.$B$1]" office:value-type="float" office:value="1.35483870967742" calcext:value-type="float">
            <text:p>1,35</text:p>
          </table:table-cell>
          <table:table-cell table:style-name="ce15" table:formula="of:=[.F295]+[.E296]" office:value-type="float" office:value="398.451612903227" calcext:value-type="float">
            <text:p>398,45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2_RandomActionIntentDefinitionOperatorMutator</text:p>
          </table:table-cell>
          <table:table-cell table:style-name="ce13" table:formula="of:=[.D296]+[.B297]" office:value-type="float" office:value="12394" calcext:value-type="float">
            <text:p>12394</text:p>
          </table:table-cell>
          <table:table-cell table:style-name="ce15" table:formula="of:=[.B297]/[.$B$1]" office:value-type="float" office:value="1.35483870967742" calcext:value-type="float">
            <text:p>1,35</text:p>
          </table:table-cell>
          <table:table-cell table:style-name="ce15" table:formula="of:=[.F296]+[.E297]" office:value-type="float" office:value="399.806451612904" calcext:value-type="float">
            <text:p>399,81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3_RandomActionIntentDefinitionOperatorMutator</text:p>
          </table:table-cell>
          <table:table-cell table:style-name="ce13" table:formula="of:=[.D297]+[.B298]" office:value-type="float" office:value="12436" calcext:value-type="float">
            <text:p>12436</text:p>
          </table:table-cell>
          <table:table-cell table:style-name="ce15" table:formula="of:=[.B298]/[.$B$1]" office:value-type="float" office:value="1.35483870967742" calcext:value-type="float">
            <text:p>1,35</text:p>
          </table:table-cell>
          <table:table-cell table:style-name="ce15" table:formula="of:=[.F297]+[.E298]" office:value-type="float" office:value="401.161290322582" calcext:value-type="float">
            <text:p>401,16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4_RandomActionIntentDefinitionOperatorMutator</text:p>
          </table:table-cell>
          <table:table-cell table:style-name="ce13" table:formula="of:=[.D298]+[.B299]" office:value-type="float" office:value="12478" calcext:value-type="float">
            <text:p>12478</text:p>
          </table:table-cell>
          <table:table-cell table:style-name="ce15" table:formula="of:=[.B299]/[.$B$1]" office:value-type="float" office:value="1.35483870967742" calcext:value-type="float">
            <text:p>1,35</text:p>
          </table:table-cell>
          <table:table-cell table:style-name="ce15" table:formula="of:=[.F298]+[.E299]" office:value-type="float" office:value="402.516129032259" calcext:value-type="float">
            <text:p>402,52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5_RandomActionIntentDefinitionOperatorMutator</text:p>
          </table:table-cell>
          <table:table-cell table:style-name="ce13" table:formula="of:=[.D299]+[.B300]" office:value-type="float" office:value="12520" calcext:value-type="float">
            <text:p>12520</text:p>
          </table:table-cell>
          <table:table-cell table:style-name="ce15" table:formula="of:=[.B300]/[.$B$1]" office:value-type="float" office:value="1.35483870967742" calcext:value-type="float">
            <text:p>1,35</text:p>
          </table:table-cell>
          <table:table-cell table:style-name="ce15" table:formula="of:=[.F299]+[.E300]" office:value-type="float" office:value="403.870967741937" calcext:value-type="float">
            <text:p>403,87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6_RandomActionIntentDefinitionOperatorMutator</text:p>
          </table:table-cell>
          <table:table-cell table:style-name="ce13" table:formula="of:=[.D300]+[.B301]" office:value-type="float" office:value="12562" calcext:value-type="float">
            <text:p>12562</text:p>
          </table:table-cell>
          <table:table-cell table:style-name="ce15" table:formula="of:=[.B301]/[.$B$1]" office:value-type="float" office:value="1.35483870967742" calcext:value-type="float">
            <text:p>1,35</text:p>
          </table:table-cell>
          <table:table-cell table:style-name="ce15" table:formula="of:=[.F300]+[.E301]" office:value-type="float" office:value="405.225806451614" calcext:value-type="float">
            <text:p>405,23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7_InvalidKeyIntentOperatorMutator</text:p>
          </table:table-cell>
          <table:table-cell table:style-name="ce13" table:formula="of:=[.D301]+[.B302]" office:value-type="float" office:value="12604" calcext:value-type="float">
            <text:p>12604</text:p>
          </table:table-cell>
          <table:table-cell table:style-name="ce15" table:formula="of:=[.B302]/[.$B$1]" office:value-type="float" office:value="1.35483870967742" calcext:value-type="float">
            <text:p>1,35</text:p>
          </table:table-cell>
          <table:table-cell table:style-name="ce15" table:formula="of:=[.F301]+[.E302]" office:value-type="float" office:value="406.580645161292" calcext:value-type="float">
            <text:p>406,58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8_RandomActionIntentDefinitionOperatorMutator</text:p>
          </table:table-cell>
          <table:table-cell table:style-name="ce13" table:formula="of:=[.D302]+[.B303]" office:value-type="float" office:value="12646" calcext:value-type="float">
            <text:p>12646</text:p>
          </table:table-cell>
          <table:table-cell table:style-name="ce15" table:formula="of:=[.B303]/[.$B$1]" office:value-type="float" office:value="1.35483870967742" calcext:value-type="float">
            <text:p>1,35</text:p>
          </table:table-cell>
          <table:table-cell table:style-name="ce15" table:formula="of:=[.F302]+[.E303]" office:value-type="float" office:value="407.935483870969" calcext:value-type="float">
            <text:p>407,94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19_RandomActionIntentDefinitionOperatorMutator</text:p>
          </table:table-cell>
          <table:table-cell table:style-name="ce13" table:formula="of:=[.D303]+[.B304]" office:value-type="float" office:value="12688" calcext:value-type="float">
            <text:p>12688</text:p>
          </table:table-cell>
          <table:table-cell table:style-name="ce15" table:formula="of:=[.B304]/[.$B$1]" office:value-type="float" office:value="1.35483870967742" calcext:value-type="float">
            <text:p>1,35</text:p>
          </table:table-cell>
          <table:table-cell table:style-name="ce15" table:formula="of:=[.F303]+[.E304]" office:value-type="float" office:value="409.290322580646" calcext:value-type="float">
            <text:p>409,29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0_RandomActionIntentDefinitionOperatorMutator</text:p>
          </table:table-cell>
          <table:table-cell table:style-name="ce13" table:formula="of:=[.D304]+[.B305]" office:value-type="float" office:value="12730" calcext:value-type="float">
            <text:p>12730</text:p>
          </table:table-cell>
          <table:table-cell table:style-name="ce15" table:formula="of:=[.B305]/[.$B$1]" office:value-type="float" office:value="1.35483870967742" calcext:value-type="float">
            <text:p>1,35</text:p>
          </table:table-cell>
          <table:table-cell table:style-name="ce15" table:formula="of:=[.F304]+[.E305]" office:value-type="float" office:value="410.645161290324" calcext:value-type="float">
            <text:p>410,65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1_RandomActionIntentDefinitionOperatorMutator</text:p>
          </table:table-cell>
          <table:table-cell table:style-name="ce13" table:formula="of:=[.D305]+[.B306]" office:value-type="float" office:value="12772" calcext:value-type="float">
            <text:p>12772</text:p>
          </table:table-cell>
          <table:table-cell table:style-name="ce15" table:formula="of:=[.B306]/[.$B$1]" office:value-type="float" office:value="1.35483870967742" calcext:value-type="float">
            <text:p>1,35</text:p>
          </table:table-cell>
          <table:table-cell table:style-name="ce15" table:formula="of:=[.F305]+[.E306]" office:value-type="float" office:value="412.000000000001" calcext:value-type="float">
            <text:p>412,00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2_NullValueIntentPutExtraOperatorMutator</text:p>
          </table:table-cell>
          <table:table-cell table:style-name="ce13" table:formula="of:=[.D306]+[.B307]" office:value-type="float" office:value="12814" calcext:value-type="float">
            <text:p>12814</text:p>
          </table:table-cell>
          <table:table-cell table:style-name="ce15" table:formula="of:=[.B307]/[.$B$1]" office:value-type="float" office:value="1.35483870967742" calcext:value-type="float">
            <text:p>1,35</text:p>
          </table:table-cell>
          <table:table-cell table:style-name="ce15" table:formula="of:=[.F306]+[.E307]" office:value-type="float" office:value="413.354838709679" calcext:value-type="float">
            <text:p>413,35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3_IntentPayloadReplacementOperatorMutator</text:p>
          </table:table-cell>
          <table:table-cell table:style-name="ce13" table:formula="of:=[.D307]+[.B308]" office:value-type="float" office:value="12856" calcext:value-type="float">
            <text:p>12856</text:p>
          </table:table-cell>
          <table:table-cell table:style-name="ce15" table:formula="of:=[.B308]/[.$B$1]" office:value-type="float" office:value="1.35483870967742" calcext:value-type="float">
            <text:p>1,35</text:p>
          </table:table-cell>
          <table:table-cell table:style-name="ce15" table:formula="of:=[.F307]+[.E308]" office:value-type="float" office:value="414.709677419356" calcext:value-type="float">
            <text:p>414,71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4_RandomActionIntentDefinitionOperatorMutator</text:p>
          </table:table-cell>
          <table:table-cell table:style-name="ce13" table:formula="of:=[.D308]+[.B309]" office:value-type="float" office:value="12898" calcext:value-type="float">
            <text:p>12898</text:p>
          </table:table-cell>
          <table:table-cell table:style-name="ce15" table:formula="of:=[.B309]/[.$B$1]" office:value-type="float" office:value="1.35483870967742" calcext:value-type="float">
            <text:p>1,35</text:p>
          </table:table-cell>
          <table:table-cell table:style-name="ce15" table:formula="of:=[.F308]+[.E309]" office:value-type="float" office:value="416.064516129034" calcext:value-type="float">
            <text:p>416,06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5_BinaryMutator</text:p>
          </table:table-cell>
          <table:table-cell table:style-name="ce13" table:formula="of:=[.D309]+[.B310]" office:value-type="float" office:value="12940" calcext:value-type="float">
            <text:p>12940</text:p>
          </table:table-cell>
          <table:table-cell table:style-name="ce15" table:formula="of:=[.B310]/[.$B$1]" office:value-type="float" office:value="1.35483870967742" calcext:value-type="float">
            <text:p>1,35</text:p>
          </table:table-cell>
          <table:table-cell table:style-name="ce15" table:formula="of:=[.F309]+[.E310]" office:value-type="float" office:value="417.419354838711" calcext:value-type="float">
            <text:p>417,42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6_BinaryMutator</text:p>
          </table:table-cell>
          <table:table-cell table:style-name="ce13" table:formula="of:=[.D310]+[.B311]" office:value-type="float" office:value="12982" calcext:value-type="float">
            <text:p>12982</text:p>
          </table:table-cell>
          <table:table-cell table:style-name="ce15" table:formula="of:=[.B311]/[.$B$1]" office:value-type="float" office:value="1.35483870967742" calcext:value-type="float">
            <text:p>1,35</text:p>
          </table:table-cell>
          <table:table-cell table:style-name="ce15" table:formula="of:=[.F310]+[.E311]" office:value-type="float" office:value="418.774193548389" calcext:value-type="float">
            <text:p>418,77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7_BinaryMutator</text:p>
          </table:table-cell>
          <table:table-cell table:style-name="ce13" table:formula="of:=[.D311]+[.B312]" office:value-type="float" office:value="13024" calcext:value-type="float">
            <text:p>13024</text:p>
          </table:table-cell>
          <table:table-cell table:style-name="ce15" table:formula="of:=[.B312]/[.$B$1]" office:value-type="float" office:value="1.35483870967742" calcext:value-type="float">
            <text:p>1,35</text:p>
          </table:table-cell>
          <table:table-cell table:style-name="ce15" table:formula="of:=[.F311]+[.E312]" office:value-type="float" office:value="420.129032258066" calcext:value-type="float">
            <text:p>420,13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8_NullIntentOperatorMutator</text:p>
          </table:table-cell>
          <table:table-cell table:style-name="ce13" table:formula="of:=[.D312]+[.B313]" office:value-type="float" office:value="13066" calcext:value-type="float">
            <text:p>13066</text:p>
          </table:table-cell>
          <table:table-cell table:style-name="ce15" table:formula="of:=[.B313]/[.$B$1]" office:value-type="float" office:value="1.35483870967742" calcext:value-type="float">
            <text:p>1,35</text:p>
          </table:table-cell>
          <table:table-cell table:style-name="ce15" table:formula="of:=[.F312]+[.E313]" office:value-type="float" office:value="421.483870967743" calcext:value-type="float">
            <text:p>421,48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29_InvalidKeyIntentOperatorMutator</text:p>
          </table:table-cell>
          <table:table-cell table:style-name="ce13" table:formula="of:=[.D313]+[.B314]" office:value-type="float" office:value="13108" calcext:value-type="float">
            <text:p>13108</text:p>
          </table:table-cell>
          <table:table-cell table:style-name="ce15" table:formula="of:=[.B314]/[.$B$1]" office:value-type="float" office:value="1.35483870967742" calcext:value-type="float">
            <text:p>1,35</text:p>
          </table:table-cell>
          <table:table-cell table:style-name="ce15" table:formula="of:=[.F313]+[.E314]" office:value-type="float" office:value="422.838709677421" calcext:value-type="float">
            <text:p>422,84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0_RandomActionIntentDefinitionOperatorMutator</text:p>
          </table:table-cell>
          <table:table-cell table:style-name="ce13" table:formula="of:=[.D314]+[.B315]" office:value-type="float" office:value="13150" calcext:value-type="float">
            <text:p>13150</text:p>
          </table:table-cell>
          <table:table-cell table:style-name="ce15" table:formula="of:=[.B315]/[.$B$1]" office:value-type="float" office:value="1.35483870967742" calcext:value-type="float">
            <text:p>1,35</text:p>
          </table:table-cell>
          <table:table-cell table:style-name="ce15" table:formula="of:=[.F314]+[.E315]" office:value-type="float" office:value="424.193548387098" calcext:value-type="float">
            <text:p>424,19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1_RandomActionIntentDefinitionOperatorMutator</text:p>
          </table:table-cell>
          <table:table-cell table:style-name="ce13" table:formula="of:=[.D315]+[.B316]" office:value-type="float" office:value="13192" calcext:value-type="float">
            <text:p>13192</text:p>
          </table:table-cell>
          <table:table-cell table:style-name="ce15" table:formula="of:=[.B316]/[.$B$1]" office:value-type="float" office:value="1.35483870967742" calcext:value-type="float">
            <text:p>1,35</text:p>
          </table:table-cell>
          <table:table-cell table:style-name="ce15" table:formula="of:=[.F315]+[.E316]" office:value-type="float" office:value="425.548387096776" calcext:value-type="float">
            <text:p>425,55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2_NullValueIntentPutExtraOperatorMutator</text:p>
          </table:table-cell>
          <table:table-cell table:style-name="ce13" table:formula="of:=[.D316]+[.B317]" office:value-type="float" office:value="13234" calcext:value-type="float">
            <text:p>13234</text:p>
          </table:table-cell>
          <table:table-cell table:style-name="ce15" table:formula="of:=[.B317]/[.$B$1]" office:value-type="float" office:value="1.35483870967742" calcext:value-type="float">
            <text:p>1,35</text:p>
          </table:table-cell>
          <table:table-cell table:style-name="ce15" table:formula="of:=[.F316]+[.E317]" office:value-type="float" office:value="426.903225806453" calcext:value-type="float">
            <text:p>426,90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3_IntentPayloadReplacementOperatorMutator</text:p>
          </table:table-cell>
          <table:table-cell table:style-name="ce13" table:formula="of:=[.D317]+[.B318]" office:value-type="float" office:value="13276" calcext:value-type="float">
            <text:p>13276</text:p>
          </table:table-cell>
          <table:table-cell table:style-name="ce15" table:formula="of:=[.B318]/[.$B$1]" office:value-type="float" office:value="1.35483870967742" calcext:value-type="float">
            <text:p>1,35</text:p>
          </table:table-cell>
          <table:table-cell table:style-name="ce15" table:formula="of:=[.F317]+[.E318]" office:value-type="float" office:value="428.258064516131" calcext:value-type="float">
            <text:p>428,26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4_RandomActionIntentDefinitionOperatorMutator</text:p>
          </table:table-cell>
          <table:table-cell table:style-name="ce13" table:formula="of:=[.D318]+[.B319]" office:value-type="float" office:value="13318" calcext:value-type="float">
            <text:p>13318</text:p>
          </table:table-cell>
          <table:table-cell table:style-name="ce15" table:formula="of:=[.B319]/[.$B$1]" office:value-type="float" office:value="1.35483870967742" calcext:value-type="float">
            <text:p>1,35</text:p>
          </table:table-cell>
          <table:table-cell table:style-name="ce15" table:formula="of:=[.F318]+[.E319]" office:value-type="float" office:value="429.612903225808" calcext:value-type="float">
            <text:p>429,61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5_NullIntentOperatorMutator</text:p>
          </table:table-cell>
          <table:table-cell table:style-name="ce13" table:formula="of:=[.D319]+[.B320]" office:value-type="float" office:value="13360" calcext:value-type="float">
            <text:p>13360</text:p>
          </table:table-cell>
          <table:table-cell table:style-name="ce15" table:formula="of:=[.B320]/[.$B$1]" office:value-type="float" office:value="1.35483870967742" calcext:value-type="float">
            <text:p>1,35</text:p>
          </table:table-cell>
          <table:table-cell table:style-name="ce15" table:formula="of:=[.F319]+[.E320]" office:value-type="float" office:value="430.967741935485" calcext:value-type="float">
            <text:p>430,97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6_InvalidKeyIntentOperatorMutator</text:p>
          </table:table-cell>
          <table:table-cell table:style-name="ce13" table:formula="of:=[.D320]+[.B321]" office:value-type="float" office:value="13402" calcext:value-type="float">
            <text:p>13402</text:p>
          </table:table-cell>
          <table:table-cell table:style-name="ce15" table:formula="of:=[.B321]/[.$B$1]" office:value-type="float" office:value="1.35483870967742" calcext:value-type="float">
            <text:p>1,35</text:p>
          </table:table-cell>
          <table:table-cell table:style-name="ce15" table:formula="of:=[.F320]+[.E321]" office:value-type="float" office:value="432.322580645163" calcext:value-type="float">
            <text:p>432,32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7_RandomActionIntentDefinitionOperatorMutator</text:p>
          </table:table-cell>
          <table:table-cell table:style-name="ce13" table:formula="of:=[.D321]+[.B322]" office:value-type="float" office:value="13444" calcext:value-type="float">
            <text:p>13444</text:p>
          </table:table-cell>
          <table:table-cell table:style-name="ce15" table:formula="of:=[.B322]/[.$B$1]" office:value-type="float" office:value="1.35483870967742" calcext:value-type="float">
            <text:p>1,35</text:p>
          </table:table-cell>
          <table:table-cell table:style-name="ce15" table:formula="of:=[.F321]+[.E322]" office:value-type="float" office:value="433.67741935484" calcext:value-type="float">
            <text:p>433,68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8_RandomActionIntentDefinitionOperatorMutator</text:p>
          </table:table-cell>
          <table:table-cell table:style-name="ce13" table:formula="of:=[.D322]+[.B323]" office:value-type="float" office:value="13486" calcext:value-type="float">
            <text:p>13486</text:p>
          </table:table-cell>
          <table:table-cell table:style-name="ce15" table:formula="of:=[.B323]/[.$B$1]" office:value-type="float" office:value="1.35483870967742" calcext:value-type="float">
            <text:p>1,35</text:p>
          </table:table-cell>
          <table:table-cell table:style-name="ce15" table:formula="of:=[.F322]+[.E323]" office:value-type="float" office:value="435.032258064518" calcext:value-type="float">
            <text:p>435,03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39_InvalidKeyIntentOperatorMutator</text:p>
          </table:table-cell>
          <table:table-cell table:style-name="ce13" table:formula="of:=[.D323]+[.B324]" office:value-type="float" office:value="13528" calcext:value-type="float">
            <text:p>13528</text:p>
          </table:table-cell>
          <table:table-cell table:style-name="ce15" table:formula="of:=[.B324]/[.$B$1]" office:value-type="float" office:value="1.35483870967742" calcext:value-type="float">
            <text:p>1,35</text:p>
          </table:table-cell>
          <table:table-cell table:style-name="ce15" table:formula="of:=[.F323]+[.E324]" office:value-type="float" office:value="436.387096774195" calcext:value-type="float">
            <text:p>436,39</text:p>
          </table:table-cell>
        </table:table-row>
        <table:table-row table:style-name="ro1"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0_RandomActionIntentDefinitionOperatorMutator</text:p>
          </table:table-cell>
          <table:table-cell table:style-name="ce13" table:formula="of:=[.D324]+[.B325]" office:value-type="float" office:value="13570" calcext:value-type="float">
            <text:p>13570</text:p>
          </table:table-cell>
          <table:table-cell table:style-name="ce15" table:formula="of:=[.B325]/[.$B$1]" office:value-type="float" office:value="1.35483870967742" calcext:value-type="float">
            <text:p>1,35</text:p>
          </table:table-cell>
          <table:table-cell table:style-name="ce15" table:formula="of:=[.F324]+[.E325]" office:value-type="float" office:value="437.741935483873" calcext:value-type="float">
            <text:p>437,74</text:p>
          </table:table-cell>
        </table:table-row>
        <table:table-row table:style-name="ro1"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1_RandomActionIntentDefinitionOperatorMutator</text:p>
          </table:table-cell>
          <table:table-cell table:style-name="ce13" table:formula="of:=[.D325]+[.B326]" office:value-type="float" office:value="13612" calcext:value-type="float">
            <text:p>13612</text:p>
          </table:table-cell>
          <table:table-cell table:style-name="ce15" table:formula="of:=[.B326]/[.$B$1]" office:value-type="float" office:value="1.35483870967742" calcext:value-type="float">
            <text:p>1,35</text:p>
          </table:table-cell>
          <table:table-cell table:style-name="ce15" table:formula="of:=[.F325]+[.E326]" office:value-type="float" office:value="439.09677419355" calcext:value-type="float">
            <text:p>439,10</text:p>
          </table:table-cell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2_BinaryMutator</text:p>
          </table:table-cell>
          <table:table-cell table:style-name="ce13" table:formula="of:=[.D326]+[.B327]" office:value-type="float" office:value="13654" calcext:value-type="float">
            <text:p>13654</text:p>
          </table:table-cell>
          <table:table-cell table:style-name="ce15" table:formula="of:=[.B327]/[.$B$1]" office:value-type="float" office:value="1.35483870967742" calcext:value-type="float">
            <text:p>1,35</text:p>
          </table:table-cell>
          <table:table-cell table:style-name="ce15" table:formula="of:=[.F326]+[.E327]" office:value-type="float" office:value="440.451612903228" calcext:value-type="float">
            <text:p>440,45</text:p>
          </table:table-cell>
        </table:table-row>
        <table:table-row table:style-name="ro1"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3_BinaryMutator</text:p>
          </table:table-cell>
          <table:table-cell table:style-name="ce13" table:formula="of:=[.D327]+[.B328]" office:value-type="float" office:value="13696" calcext:value-type="float">
            <text:p>13696</text:p>
          </table:table-cell>
          <table:table-cell table:style-name="ce15" table:formula="of:=[.B328]/[.$B$1]" office:value-type="float" office:value="1.35483870967742" calcext:value-type="float">
            <text:p>1,35</text:p>
          </table:table-cell>
          <table:table-cell table:style-name="ce15" table:formula="of:=[.F327]+[.E328]" office:value-type="float" office:value="441.806451612905" calcext:value-type="float">
            <text:p>441,81</text:p>
          </table:table-cell>
        </table:table-row>
        <table:table-row table:style-name="ro1"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4_BinaryMutator</text:p>
          </table:table-cell>
          <table:table-cell table:style-name="ce13" table:formula="of:=[.D328]+[.B329]" office:value-type="float" office:value="13738" calcext:value-type="float">
            <text:p>13738</text:p>
          </table:table-cell>
          <table:table-cell table:style-name="ce15" table:formula="of:=[.B329]/[.$B$1]" office:value-type="float" office:value="1.35483870967742" calcext:value-type="float">
            <text:p>1,35</text:p>
          </table:table-cell>
          <table:table-cell table:style-name="ce15" table:formula="of:=[.F328]+[.E329]" office:value-type="float" office:value="443.161290322582" calcext:value-type="float">
            <text:p>443,16</text:p>
          </table:table-cell>
        </table:table-row>
        <table:table-row table:style-name="ro1"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5_BinaryMutator</text:p>
          </table:table-cell>
          <table:table-cell table:style-name="ce13" table:formula="of:=[.D329]+[.B330]" office:value-type="float" office:value="13780" calcext:value-type="float">
            <text:p>13780</text:p>
          </table:table-cell>
          <table:table-cell table:style-name="ce15" table:formula="of:=[.B330]/[.$B$1]" office:value-type="float" office:value="1.35483870967742" calcext:value-type="float">
            <text:p>1,35</text:p>
          </table:table-cell>
          <table:table-cell table:style-name="ce15" table:formula="of:=[.F329]+[.E330]" office:value-type="float" office:value="444.51612903226" calcext:value-type="float">
            <text:p>444,52</text:p>
          </table:table-cell>
        </table:table-row>
        <table:table-row table:style-name="ro1"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6_BinaryMutator</text:p>
          </table:table-cell>
          <table:table-cell table:style-name="ce13" table:formula="of:=[.D330]+[.B331]" office:value-type="float" office:value="13822" calcext:value-type="float">
            <text:p>13822</text:p>
          </table:table-cell>
          <table:table-cell table:style-name="ce15" table:formula="of:=[.B331]/[.$B$1]" office:value-type="float" office:value="1.35483870967742" calcext:value-type="float">
            <text:p>1,35</text:p>
          </table:table-cell>
          <table:table-cell table:style-name="ce15" table:formula="of:=[.F330]+[.E331]" office:value-type="float" office:value="445.870967741937" calcext:value-type="float">
            <text:p>445,87</text:p>
          </table:table-cell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7_BinaryMutator</text:p>
          </table:table-cell>
          <table:table-cell table:style-name="ce13" table:formula="of:=[.D331]+[.B332]" office:value-type="float" office:value="13864" calcext:value-type="float">
            <text:p>13864</text:p>
          </table:table-cell>
          <table:table-cell table:style-name="ce15" table:formula="of:=[.B332]/[.$B$1]" office:value-type="float" office:value="1.35483870967742" calcext:value-type="float">
            <text:p>1,35</text:p>
          </table:table-cell>
          <table:table-cell table:style-name="ce15" table:formula="of:=[.F331]+[.E332]" office:value-type="float" office:value="447.225806451615" calcext:value-type="float">
            <text:p>447,23</text:p>
          </table:table-cell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8_NullIntentOperatorMutator</text:p>
          </table:table-cell>
          <table:table-cell table:style-name="ce13" table:formula="of:=[.D332]+[.B333]" office:value-type="float" office:value="13906" calcext:value-type="float">
            <text:p>13906</text:p>
          </table:table-cell>
          <table:table-cell table:style-name="ce15" table:formula="of:=[.B333]/[.$B$1]" office:value-type="float" office:value="1.35483870967742" calcext:value-type="float">
            <text:p>1,35</text:p>
          </table:table-cell>
          <table:table-cell table:style-name="ce15" table:formula="of:=[.F332]+[.E333]" office:value-type="float" office:value="448.580645161292" calcext:value-type="float">
            <text:p>448,58</text:p>
          </table:table-cell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49_InvalidKeyIntentOperatorMutator</text:p>
          </table:table-cell>
          <table:table-cell table:style-name="ce13" table:formula="of:=[.D333]+[.B334]" office:value-type="float" office:value="13948" calcext:value-type="float">
            <text:p>13948</text:p>
          </table:table-cell>
          <table:table-cell table:style-name="ce15" table:formula="of:=[.B334]/[.$B$1]" office:value-type="float" office:value="1.35483870967742" calcext:value-type="float">
            <text:p>1,35</text:p>
          </table:table-cell>
          <table:table-cell table:style-name="ce15" table:formula="of:=[.F333]+[.E334]" office:value-type="float" office:value="449.93548387097" calcext:value-type="float">
            <text:p>449,94</text:p>
          </table:table-cell>
        </table:table-row>
        <table:table-row table:style-name="ro1"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50_RandomActionIntentDefinitionOperatorMutator</text:p>
          </table:table-cell>
          <table:table-cell table:style-name="ce13" table:formula="of:=[.D334]+[.B335]" office:value-type="float" office:value="13990" calcext:value-type="float">
            <text:p>13990</text:p>
          </table:table-cell>
          <table:table-cell table:style-name="ce15" table:formula="of:=[.B335]/[.$B$1]" office:value-type="float" office:value="1.35483870967742" calcext:value-type="float">
            <text:p>1,35</text:p>
          </table:table-cell>
          <table:table-cell table:style-name="ce15" table:formula="of:=[.F334]+[.E335]" office:value-type="float" office:value="451.290322580647" calcext:value-type="float">
            <text:p>451,29</text:p>
          </table:table-cell>
        </table:table-row>
        <table:table-row table:style-name="ro1"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s_51_RandomActionIntentDefinitionOperatorMutator</text:p>
          </table:table-cell>
          <table:table-cell table:style-name="ce13" table:formula="of:=[.D335]+[.B336]" office:value-type="float" office:value="14032" calcext:value-type="float">
            <text:p>14032</text:p>
          </table:table-cell>
          <table:table-cell table:style-name="ce15" table:formula="of:=[.B336]/[.$B$1]" office:value-type="float" office:value="1.35483870967742" calcext:value-type="float">
            <text:p>1,35</text:p>
          </table:table-cell>
          <table:table-cell table:style-name="ce15" table:formula="of:=[.F335]+[.E336]" office:value-type="float" office:value="452.645161290324" calcext:value-type="float">
            <text:p>452,65</text:p>
          </table:table-cell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0_BinaryMutator</text:p>
          </table:table-cell>
          <table:table-cell table:style-name="ce13" table:formula="of:=[.D336]+[.B337]" office:value-type="float" office:value="14074" calcext:value-type="float">
            <text:p>14074</text:p>
          </table:table-cell>
          <table:table-cell table:style-name="ce15" table:formula="of:=[.B337]/[.$B$1]" office:value-type="float" office:value="1.35483870967742" calcext:value-type="float">
            <text:p>1,35</text:p>
          </table:table-cell>
          <table:table-cell table:style-name="ce15" table:formula="of:=[.F336]+[.E337]" office:value-type="float" office:value="454.000000000002" calcext:value-type="float">
            <text:p>454,00</text:p>
          </table:table-cell>
        </table:table-row>
        <table:table-row table:style-name="ro1"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_NullIntentOperatorMutator</text:p>
          </table:table-cell>
          <table:table-cell table:style-name="ce13" table:formula="of:=[.D337]+[.B338]" office:value-type="float" office:value="14116" calcext:value-type="float">
            <text:p>14116</text:p>
          </table:table-cell>
          <table:table-cell table:style-name="ce15" table:formula="of:=[.B338]/[.$B$1]" office:value-type="float" office:value="1.35483870967742" calcext:value-type="float">
            <text:p>1,35</text:p>
          </table:table-cell>
          <table:table-cell table:style-name="ce15" table:formula="of:=[.F337]+[.E338]" office:value-type="float" office:value="455.354838709679" calcext:value-type="float">
            <text:p>455,35</text:p>
          </table:table-cell>
        </table:table-row>
        <table:table-row table:style-name="ro1"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2_InvalidKeyIntentOperatorMutator</text:p>
          </table:table-cell>
          <table:table-cell table:style-name="ce13" table:formula="of:=[.D338]+[.B339]" office:value-type="float" office:value="14158" calcext:value-type="float">
            <text:p>14158</text:p>
          </table:table-cell>
          <table:table-cell table:style-name="ce15" table:formula="of:=[.B339]/[.$B$1]" office:value-type="float" office:value="1.35483870967742" calcext:value-type="float">
            <text:p>1,35</text:p>
          </table:table-cell>
          <table:table-cell table:style-name="ce15" table:formula="of:=[.F338]+[.E339]" office:value-type="float" office:value="456.709677419357" calcext:value-type="float">
            <text:p>456,71</text:p>
          </table:table-cell>
        </table:table-row>
        <table:table-row table:style-name="ro1"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3_RandomActionIntentDefinitionOperatorMutator</text:p>
          </table:table-cell>
          <table:table-cell table:style-name="ce13" table:formula="of:=[.D339]+[.B340]" office:value-type="float" office:value="14200" calcext:value-type="float">
            <text:p>14200</text:p>
          </table:table-cell>
          <table:table-cell table:style-name="ce15" table:formula="of:=[.B340]/[.$B$1]" office:value-type="float" office:value="1.35483870967742" calcext:value-type="float">
            <text:p>1,35</text:p>
          </table:table-cell>
          <table:table-cell table:style-name="ce15" table:formula="of:=[.F339]+[.E340]" office:value-type="float" office:value="458.064516129034" calcext:value-type="float">
            <text:p>458,06</text:p>
          </table:table-cell>
        </table:table-row>
        <table:table-row table:style-name="ro1"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EncryptDecryptUtils_4_NullValueIntentPutExtraOperatorMutator</text:p>
          </table:table-cell>
          <table:table-cell table:style-name="ce13" table:formula="of:=[.D340]+[.B341]" office:value-type="float" office:value="14243" calcext:value-type="float">
            <text:p>14243</text:p>
          </table:table-cell>
          <table:table-cell table:style-name="ce15" table:formula="of:=[.B341]/[.$B$1]" office:value-type="float" office:value="1.38709677419355" calcext:value-type="float">
            <text:p>1,39</text:p>
          </table:table-cell>
          <table:table-cell table:style-name="ce15" table:formula="of:=[.F340]+[.E341]" office:value-type="float" office:value="459.451612903228" calcext:value-type="float">
            <text:p>459,45</text:p>
          </table:table-cell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5_IntentPayloadReplacementOperatorMutator</text:p>
          </table:table-cell>
          <table:table-cell table:style-name="ce13" table:formula="of:=[.D341]+[.B342]" office:value-type="float" office:value="14285" calcext:value-type="float">
            <text:p>14285</text:p>
          </table:table-cell>
          <table:table-cell table:style-name="ce15" table:formula="of:=[.B342]/[.$B$1]" office:value-type="float" office:value="1.35483870967742" calcext:value-type="float">
            <text:p>1,35</text:p>
          </table:table-cell>
          <table:table-cell table:style-name="ce15" table:formula="of:=[.F341]+[.E342]" office:value-type="float" office:value="460.806451612905" calcext:value-type="float">
            <text:p>460,81</text:p>
          </table:table-cell>
        </table:table-row>
        <table:table-row table:style-name="ro1"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6_RandomActionIntentDefinitionOperatorMutator</text:p>
          </table:table-cell>
          <table:table-cell table:style-name="ce13" table:formula="of:=[.D342]+[.B343]" office:value-type="float" office:value="14327" calcext:value-type="float">
            <text:p>14327</text:p>
          </table:table-cell>
          <table:table-cell table:style-name="ce15" table:formula="of:=[.B343]/[.$B$1]" office:value-type="float" office:value="1.35483870967742" calcext:value-type="float">
            <text:p>1,35</text:p>
          </table:table-cell>
          <table:table-cell table:style-name="ce15" table:formula="of:=[.F342]+[.E343]" office:value-type="float" office:value="462.161290322583" calcext:value-type="float">
            <text:p>462,16</text:p>
          </table:table-cell>
        </table:table-row>
        <table:table-row table:style-name="ro1"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7_NullValueIntentPutExtraOperatorMutator</text:p>
          </table:table-cell>
          <table:table-cell table:style-name="ce13" table:formula="of:=[.D343]+[.B344]" office:value-type="float" office:value="14369" calcext:value-type="float">
            <text:p>14369</text:p>
          </table:table-cell>
          <table:table-cell table:style-name="ce15" table:formula="of:=[.B344]/[.$B$1]" office:value-type="float" office:value="1.35483870967742" calcext:value-type="float">
            <text:p>1,35</text:p>
          </table:table-cell>
          <table:table-cell table:style-name="ce15" table:formula="of:=[.F343]+[.E344]" office:value-type="float" office:value="463.51612903226" calcext:value-type="float">
            <text:p>463,52</text:p>
          </table:table-cell>
        </table:table-row>
        <table:table-row table:style-name="ro1"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8_IntentPayloadReplacementOperatorMutator</text:p>
          </table:table-cell>
          <table:table-cell table:style-name="ce13" table:formula="of:=[.D344]+[.B345]" office:value-type="float" office:value="14411" calcext:value-type="float">
            <text:p>14411</text:p>
          </table:table-cell>
          <table:table-cell table:style-name="ce15" table:formula="of:=[.B345]/[.$B$1]" office:value-type="float" office:value="1.35483870967742" calcext:value-type="float">
            <text:p>1,35</text:p>
          </table:table-cell>
          <table:table-cell table:style-name="ce15" table:formula="of:=[.F344]+[.E345]" office:value-type="float" office:value="464.870967741938" calcext:value-type="float">
            <text:p>464,87</text:p>
          </table:table-cell>
        </table:table-row>
        <table:table-row table:style-name="ro1"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9_RandomActionIntentDefinitionOperatorMutator</text:p>
          </table:table-cell>
          <table:table-cell table:style-name="ce13" table:formula="of:=[.D345]+[.B346]" office:value-type="float" office:value="14453" calcext:value-type="float">
            <text:p>14453</text:p>
          </table:table-cell>
          <table:table-cell table:style-name="ce15" table:formula="of:=[.B346]/[.$B$1]" office:value-type="float" office:value="1.35483870967742" calcext:value-type="float">
            <text:p>1,35</text:p>
          </table:table-cell>
          <table:table-cell table:style-name="ce15" table:formula="of:=[.F345]+[.E346]" office:value-type="float" office:value="466.225806451615" calcext:value-type="float">
            <text:p>466,23</text:p>
          </table:table-cell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0_NullValueIntentPutExtraOperatorMutator</text:p>
          </table:table-cell>
          <table:table-cell table:style-name="ce13" table:formula="of:=[.D346]+[.B347]" office:value-type="float" office:value="14495" calcext:value-type="float">
            <text:p>14495</text:p>
          </table:table-cell>
          <table:table-cell table:style-name="ce15" table:formula="of:=[.B347]/[.$B$1]" office:value-type="float" office:value="1.35483870967742" calcext:value-type="float">
            <text:p>1,35</text:p>
          </table:table-cell>
          <table:table-cell table:style-name="ce15" table:formula="of:=[.F346]+[.E347]" office:value-type="float" office:value="467.580645161292" calcext:value-type="float">
            <text:p>467,58</text:p>
          </table:table-cell>
        </table:table-row>
        <table:table-row table:style-name="ro1"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1_IntentPayloadReplacementOperatorMutator</text:p>
          </table:table-cell>
          <table:table-cell table:style-name="ce13" table:formula="of:=[.D347]+[.B348]" office:value-type="float" office:value="14537" calcext:value-type="float">
            <text:p>14537</text:p>
          </table:table-cell>
          <table:table-cell table:style-name="ce15" table:formula="of:=[.B348]/[.$B$1]" office:value-type="float" office:value="1.35483870967742" calcext:value-type="float">
            <text:p>1,35</text:p>
          </table:table-cell>
          <table:table-cell table:style-name="ce15" table:formula="of:=[.F347]+[.E348]" office:value-type="float" office:value="468.93548387097" calcext:value-type="float">
            <text:p>468,94</text:p>
          </table:table-cell>
        </table:table-row>
        <table:table-row table:style-name="ro1"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2_RandomActionIntentDefinitionOperatorMutator</text:p>
          </table:table-cell>
          <table:table-cell table:style-name="ce13" table:formula="of:=[.D348]+[.B349]" office:value-type="float" office:value="14579" calcext:value-type="float">
            <text:p>14579</text:p>
          </table:table-cell>
          <table:table-cell table:style-name="ce15" table:formula="of:=[.B349]/[.$B$1]" office:value-type="float" office:value="1.35483870967742" calcext:value-type="float">
            <text:p>1,35</text:p>
          </table:table-cell>
          <table:table-cell table:style-name="ce15" table:formula="of:=[.F348]+[.E349]" office:value-type="float" office:value="470.290322580647" calcext:value-type="float">
            <text:p>470,29</text:p>
          </table:table-cell>
        </table:table-row>
        <table:table-row table:style-name="ro1"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3_InvalidViewFocusOperatorMutator</text:p>
          </table:table-cell>
          <table:table-cell table:style-name="ce13" table:formula="of:=[.D349]+[.B350]" office:value-type="float" office:value="14621" calcext:value-type="float">
            <text:p>14621</text:p>
          </table:table-cell>
          <table:table-cell table:style-name="ce15" table:formula="of:=[.B350]/[.$B$1]" office:value-type="float" office:value="1.35483870967742" calcext:value-type="float">
            <text:p>1,35</text:p>
          </table:table-cell>
          <table:table-cell table:style-name="ce15" table:formula="of:=[.F349]+[.E350]" office:value-type="float" office:value="471.645161290325" calcext:value-type="float">
            <text:p>471,65</text:p>
          </table:table-cell>
        </table:table-row>
        <table:table-row table:style-name="ro1"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4_ViewComponentNotVisibleOperatorMutator</text:p>
          </table:table-cell>
          <table:table-cell table:style-name="ce13" table:formula="of:=[.D350]+[.B351]" office:value-type="float" office:value="14663" calcext:value-type="float">
            <text:p>14663</text:p>
          </table:table-cell>
          <table:table-cell table:style-name="ce15" table:formula="of:=[.B351]/[.$B$1]" office:value-type="float" office:value="1.35483870967742" calcext:value-type="float">
            <text:p>1,35</text:p>
          </table:table-cell>
          <table:table-cell table:style-name="ce15" table:formula="of:=[.F350]+[.E351]" office:value-type="float" office:value="473.000000000002" calcext:value-type="float">
            <text:p>473,00</text:p>
          </table:table-cell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5_NullValueIntentPutExtraOperatorMutator</text:p>
          </table:table-cell>
          <table:table-cell table:style-name="ce13" table:formula="of:=[.D351]+[.B352]" office:value-type="float" office:value="14705" calcext:value-type="float">
            <text:p>14705</text:p>
          </table:table-cell>
          <table:table-cell table:style-name="ce15" table:formula="of:=[.B352]/[.$B$1]" office:value-type="float" office:value="1.35483870967742" calcext:value-type="float">
            <text:p>1,35</text:p>
          </table:table-cell>
          <table:table-cell table:style-name="ce15" table:formula="of:=[.F351]+[.E352]" office:value-type="float" office:value="474.35483870968" calcext:value-type="float">
            <text:p>474,35</text:p>
          </table:table-cell>
        </table:table-row>
        <table:table-row table:style-name="ro1"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6_IntentPayloadReplacementOperatorMutator</text:p>
          </table:table-cell>
          <table:table-cell table:style-name="ce13" table:formula="of:=[.D352]+[.B353]" office:value-type="float" office:value="14747" calcext:value-type="float">
            <text:p>14747</text:p>
          </table:table-cell>
          <table:table-cell table:style-name="ce15" table:formula="of:=[.B353]/[.$B$1]" office:value-type="float" office:value="1.35483870967742" calcext:value-type="float">
            <text:p>1,35</text:p>
          </table:table-cell>
          <table:table-cell table:style-name="ce15" table:formula="of:=[.F352]+[.E353]" office:value-type="float" office:value="475.709677419357" calcext:value-type="float">
            <text:p>475,71</text:p>
          </table:table-cell>
        </table:table-row>
        <table:table-row table:style-name="ro1"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EncryptDecryptUtils_17_RandomActionIntentDefinitionOperatorMutator</text:p>
          </table:table-cell>
          <table:table-cell table:style-name="ce13" table:formula="of:=[.D353]+[.B354]" office:value-type="float" office:value="14789" calcext:value-type="float">
            <text:p>14789</text:p>
          </table:table-cell>
          <table:table-cell table:style-name="ce15" table:formula="of:=[.B354]/[.$B$1]" office:value-type="float" office:value="1.35483870967742" calcext:value-type="float">
            <text:p>1,35</text:p>
          </table:table-cell>
          <table:table-cell table:style-name="ce15" table:formula="of:=[.F353]+[.E354]" office:value-type="float" office:value="477.064516129034" calcext:value-type="float">
            <text:p>477,06</text:p>
          </table:table-cell>
        </table:table-row>
        <table:table-row table:style-name="ro1"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tatvfs_0_BinaryMutator</text:p>
          </table:table-cell>
          <table:table-cell table:style-name="ce13" table:formula="of:=[.D354]+[.B355]" office:value-type="float" office:value="14831" calcext:value-type="float">
            <text:p>14831</text:p>
          </table:table-cell>
          <table:table-cell table:style-name="ce15" table:formula="of:=[.B355]/[.$B$1]" office:value-type="float" office:value="1.35483870967742" calcext:value-type="float">
            <text:p>1,35</text:p>
          </table:table-cell>
          <table:table-cell table:style-name="ce15" table:formula="of:=[.F354]+[.E355]" office:value-type="float" office:value="478.419354838712" calcext:value-type="float">
            <text:p>478,42</text:p>
          </table:table-cell>
        </table:table-row>
        <table:table-row table:style-name="ro1"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tatvfs_1_BinaryMutator</text:p>
          </table:table-cell>
          <table:table-cell table:style-name="ce13" table:formula="of:=[.D355]+[.B356]" office:value-type="float" office:value="14873" calcext:value-type="float">
            <text:p>14873</text:p>
          </table:table-cell>
          <table:table-cell table:style-name="ce15" table:formula="of:=[.B356]/[.$B$1]" office:value-type="float" office:value="1.35483870967742" calcext:value-type="float">
            <text:p>1,35</text:p>
          </table:table-cell>
          <table:table-cell table:style-name="ce15" table:formula="of:=[.F355]+[.E356]" office:value-type="float" office:value="479.774193548389" calcext:value-type="float">
            <text:p>479,77</text:p>
          </table:table-cell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tatvfs_2_BinaryMutator</text:p>
          </table:table-cell>
          <table:table-cell table:style-name="ce13" table:formula="of:=[.D356]+[.B357]" office:value-type="float" office:value="14915" calcext:value-type="float">
            <text:p>14915</text:p>
          </table:table-cell>
          <table:table-cell table:style-name="ce15" table:formula="of:=[.B357]/[.$B$1]" office:value-type="float" office:value="1.35483870967742" calcext:value-type="float">
            <text:p>1,35</text:p>
          </table:table-cell>
          <table:table-cell table:style-name="ce15" table:formula="of:=[.F356]+[.E357]" office:value-type="float" office:value="481.129032258067" calcext:value-type="float">
            <text:p>481,13</text:p>
          </table:table-cell>
        </table:table-row>
        <table:table-row table:style-name="ro1"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Util_0_BinaryMutator</text:p>
          </table:table-cell>
          <table:table-cell table:style-name="ce13" table:formula="of:=[.D357]+[.B358]" office:value-type="float" office:value="14957" calcext:value-type="float">
            <text:p>14957</text:p>
          </table:table-cell>
          <table:table-cell table:style-name="ce15" table:formula="of:=[.B358]/[.$B$1]" office:value-type="float" office:value="1.35483870967742" calcext:value-type="float">
            <text:p>1,35</text:p>
          </table:table-cell>
          <table:table-cell table:style-name="ce15" table:formula="of:=[.F357]+[.E358]" office:value-type="float" office:value="482.483870967744" calcext:value-type="float">
            <text:p>482,48</text:p>
          </table:table-cell>
        </table:table-row>
        <table:table-row table:style-name="ro1"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Util_1_InvalidKeyIntentOperatorMutator</text:p>
          </table:table-cell>
          <table:table-cell table:style-name="ce13" table:formula="of:=[.D358]+[.B359]" office:value-type="float" office:value="14999" calcext:value-type="float">
            <text:p>14999</text:p>
          </table:table-cell>
          <table:table-cell table:style-name="ce15" table:formula="of:=[.B359]/[.$B$1]" office:value-type="float" office:value="1.35483870967742" calcext:value-type="float">
            <text:p>1,35</text:p>
          </table:table-cell>
          <table:table-cell table:style-name="ce15" table:formula="of:=[.F358]+[.E359]" office:value-type="float" office:value="483.838709677422" calcext:value-type="float">
            <text:p>483,84</text:p>
          </table:table-cell>
        </table:table-row>
        <table:table-row table:style-name="ro1"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Util_2_RandomActionIntentDefinitionOperatorMutator</text:p>
          </table:table-cell>
          <table:table-cell table:style-name="ce13" table:formula="of:=[.D359]+[.B360]" office:value-type="float" office:value="15041" calcext:value-type="float">
            <text:p>15041</text:p>
          </table:table-cell>
          <table:table-cell table:style-name="ce15" table:formula="of:=[.B360]/[.$B$1]" office:value-type="float" office:value="1.35483870967742" calcext:value-type="float">
            <text:p>1,35</text:p>
          </table:table-cell>
          <table:table-cell table:style-name="ce15" table:formula="of:=[.F359]+[.E360]" office:value-type="float" office:value="485.193548387099" calcext:value-type="float">
            <text:p>485,19</text:p>
          </table:table-cell>
        </table:table-row>
        <table:table-row table:style-name="ro1"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Util_3_RandomActionIntentDefinitionOperatorMutator</text:p>
          </table:table-cell>
          <table:table-cell table:style-name="ce13" table:formula="of:=[.D360]+[.B361]" office:value-type="float" office:value="15083" calcext:value-type="float">
            <text:p>15083</text:p>
          </table:table-cell>
          <table:table-cell table:style-name="ce15" table:formula="of:=[.B361]/[.$B$1]" office:value-type="float" office:value="1.35483870967742" calcext:value-type="float">
            <text:p>1,35</text:p>
          </table:table-cell>
          <table:table-cell table:style-name="ce15" table:formula="of:=[.F360]+[.E361]" office:value-type="float" office:value="486.548387096777" calcext:value-type="float">
            <text:p>486,55</text:p>
          </table:table-cell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Operations_0_BinaryMutator</text:p>
          </table:table-cell>
          <table:table-cell table:style-name="ce13" table:formula="of:=[.D361]+[.B362]" office:value-type="float" office:value="15125" calcext:value-type="float">
            <text:p>15125</text:p>
          </table:table-cell>
          <table:table-cell table:style-name="ce15" table:formula="of:=[.B362]/[.$B$1]" office:value-type="float" office:value="1.35483870967742" calcext:value-type="float">
            <text:p>1,35</text:p>
          </table:table-cell>
          <table:table-cell table:style-name="ce15" table:formula="of:=[.F361]+[.E362]" office:value-type="float" office:value="487.903225806454" calcext:value-type="float">
            <text:p>487,90</text:p>
          </table:table-cell>
        </table:table-row>
        <table:table-row table:style-name="ro1"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Operations_1_BinaryMutator</text:p>
          </table:table-cell>
          <table:table-cell table:style-name="ce13" table:formula="of:=[.D362]+[.B363]" office:value-type="float" office:value="15167" calcext:value-type="float">
            <text:p>15167</text:p>
          </table:table-cell>
          <table:table-cell table:style-name="ce15" table:formula="of:=[.B363]/[.$B$1]" office:value-type="float" office:value="1.35483870967742" calcext:value-type="float">
            <text:p>1,35</text:p>
          </table:table-cell>
          <table:table-cell table:style-name="ce15" table:formula="of:=[.F362]+[.E363]" office:value-type="float" office:value="489.258064516131" calcext:value-type="float">
            <text:p>489,26</text:p>
          </table:table-cell>
        </table:table-row>
        <table:table-row table:style-name="ro1"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FileUtil_0_BinaryMutator</text:p>
          </table:table-cell>
          <table:table-cell table:style-name="ce13" table:formula="of:=[.D363]+[.B364]" office:value-type="float" office:value="15209" calcext:value-type="float">
            <text:p>15209</text:p>
          </table:table-cell>
          <table:table-cell table:style-name="ce15" table:formula="of:=[.B364]/[.$B$1]" office:value-type="float" office:value="1.35483870967742" calcext:value-type="float">
            <text:p>1,35</text:p>
          </table:table-cell>
          <table:table-cell table:style-name="ce15" table:formula="of:=[.F363]+[.E364]" office:value-type="float" office:value="490.612903225809" calcext:value-type="float">
            <text:p>490,61</text:p>
          </table:table-cell>
        </table:table-row>
        <table:table-row table:style-name="ro1"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0_BinaryMutator</text:p>
          </table:table-cell>
          <table:table-cell table:style-name="ce13" table:formula="of:=[.D364]+[.B365]" office:value-type="float" office:value="15251" calcext:value-type="float">
            <text:p>15251</text:p>
          </table:table-cell>
          <table:table-cell table:style-name="ce15" table:formula="of:=[.B365]/[.$B$1]" office:value-type="float" office:value="1.35483870967742" calcext:value-type="float">
            <text:p>1,35</text:p>
          </table:table-cell>
          <table:table-cell table:style-name="ce15" table:formula="of:=[.F364]+[.E365]" office:value-type="float" office:value="491.967741935486" calcext:value-type="float">
            <text:p>491,97</text:p>
          </table:table-cell>
        </table:table-row>
        <table:table-row table:style-name="ro1"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1_BinaryMutator</text:p>
          </table:table-cell>
          <table:table-cell table:style-name="ce13" table:formula="of:=[.D365]+[.B366]" office:value-type="float" office:value="15293" calcext:value-type="float">
            <text:p>15293</text:p>
          </table:table-cell>
          <table:table-cell table:style-name="ce15" table:formula="of:=[.B366]/[.$B$1]" office:value-type="float" office:value="1.35483870967742" calcext:value-type="float">
            <text:p>1,35</text:p>
          </table:table-cell>
          <table:table-cell table:style-name="ce15" table:formula="of:=[.F365]+[.E366]" office:value-type="float" office:value="493.322580645164" calcext:value-type="float">
            <text:p>493,32</text:p>
          </table:table-cell>
        </table:table-row>
        <table:table-row table:style-name="ro1"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2_BinaryMutator</text:p>
          </table:table-cell>
          <table:table-cell table:style-name="ce13" table:formula="of:=[.D366]+[.B367]" office:value-type="float" office:value="15335" calcext:value-type="float">
            <text:p>15335</text:p>
          </table:table-cell>
          <table:table-cell table:style-name="ce15" table:formula="of:=[.B367]/[.$B$1]" office:value-type="float" office:value="1.35483870967742" calcext:value-type="float">
            <text:p>1,35</text:p>
          </table:table-cell>
          <table:table-cell table:style-name="ce15" table:formula="of:=[.F366]+[.E367]" office:value-type="float" office:value="494.677419354841" calcext:value-type="float">
            <text:p>494,68</text:p>
          </table:table-cell>
        </table:table-row>
        <table:table-row table:style-name="ro1"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3_BinaryMutator</text:p>
          </table:table-cell>
          <table:table-cell table:style-name="ce13" table:formula="of:=[.D367]+[.B368]" office:value-type="float" office:value="15377" calcext:value-type="float">
            <text:p>15377</text:p>
          </table:table-cell>
          <table:table-cell table:style-name="ce15" table:formula="of:=[.B368]/[.$B$1]" office:value-type="float" office:value="1.35483870967742" calcext:value-type="float">
            <text:p>1,35</text:p>
          </table:table-cell>
          <table:table-cell table:style-name="ce15" table:formula="of:=[.F367]+[.E368]" office:value-type="float" office:value="496.032258064519" calcext:value-type="float">
            <text:p>496,03</text:p>
          </table:table-cell>
        </table:table-row>
        <table:table-row table:style-name="ro1"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4_BinaryMutator</text:p>
          </table:table-cell>
          <table:table-cell table:style-name="ce13" table:formula="of:=[.D368]+[.B369]" office:value-type="float" office:value="15419" calcext:value-type="float">
            <text:p>15419</text:p>
          </table:table-cell>
          <table:table-cell table:style-name="ce15" table:formula="of:=[.B369]/[.$B$1]" office:value-type="float" office:value="1.35483870967742" calcext:value-type="float">
            <text:p>1,35</text:p>
          </table:table-cell>
          <table:table-cell table:style-name="ce15" table:formula="of:=[.F368]+[.E369]" office:value-type="float" office:value="497.387096774196" calcext:value-type="float">
            <text:p>497,39</text:p>
          </table:table-cell>
        </table:table-row>
        <table:table-row table:style-name="ro1"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5_BinaryMutator</text:p>
          </table:table-cell>
          <table:table-cell table:style-name="ce13" table:formula="of:=[.D369]+[.B370]" office:value-type="float" office:value="15461" calcext:value-type="float">
            <text:p>15461</text:p>
          </table:table-cell>
          <table:table-cell table:style-name="ce15" table:formula="of:=[.B370]/[.$B$1]" office:value-type="float" office:value="1.35483870967742" calcext:value-type="float">
            <text:p>1,35</text:p>
          </table:table-cell>
          <table:table-cell table:style-name="ce15" table:formula="of:=[.F369]+[.E370]" office:value-type="float" office:value="498.741935483873" calcext:value-type="float">
            <text:p>498,74</text:p>
          </table:table-cell>
        </table:table-row>
        <table:table-row table:style-name="ro1"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6_BinaryMutator</text:p>
          </table:table-cell>
          <table:table-cell table:style-name="ce13" table:formula="of:=[.D370]+[.B371]" office:value-type="float" office:value="15503" calcext:value-type="float">
            <text:p>15503</text:p>
          </table:table-cell>
          <table:table-cell table:style-name="ce15" table:formula="of:=[.B371]/[.$B$1]" office:value-type="float" office:value="1.35483870967742" calcext:value-type="float">
            <text:p>1,35</text:p>
          </table:table-cell>
          <table:table-cell table:style-name="ce15" table:formula="of:=[.F370]+[.E371]" office:value-type="float" office:value="500.096774193551" calcext:value-type="float">
            <text:p>500,10</text:p>
          </table:table-cell>
        </table:table-row>
        <table:table-row table:style-name="ro1"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7_BinaryMutator</text:p>
          </table:table-cell>
          <table:table-cell table:style-name="ce13" table:formula="of:=[.D371]+[.B372]" office:value-type="float" office:value="15545" calcext:value-type="float">
            <text:p>15545</text:p>
          </table:table-cell>
          <table:table-cell table:style-name="ce15" table:formula="of:=[.B372]/[.$B$1]" office:value-type="float" office:value="1.35483870967742" calcext:value-type="float">
            <text:p>1,35</text:p>
          </table:table-cell>
          <table:table-cell table:style-name="ce15" table:formula="of:=[.F371]+[.E372]" office:value-type="float" office:value="501.451612903228" calcext:value-type="float">
            <text:p>501,45</text:p>
          </table:table-cell>
        </table:table-row>
        <table:table-row table:style-name="ro1"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Parcelable_8_BinaryMutator</text:p>
          </table:table-cell>
          <table:table-cell table:style-name="ce13" table:formula="of:=[.D372]+[.B373]" office:value-type="float" office:value="15587" calcext:value-type="float">
            <text:p>15587</text:p>
          </table:table-cell>
          <table:table-cell table:style-name="ce15" table:formula="of:=[.B373]/[.$B$1]" office:value-type="float" office:value="1.35483870967742" calcext:value-type="float">
            <text:p>1,35</text:p>
          </table:table-cell>
          <table:table-cell table:style-name="ce15" table:formula="of:=[.F372]+[.E373]" office:value-type="float" office:value="502.806451612906" calcext:value-type="float">
            <text:p>502,81</text:p>
          </table:table-cell>
        </table:table-row>
        <table:table-row table:style-name="ro1"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ustomFileObserver_0_BinaryMutator</text:p>
          </table:table-cell>
          <table:table-cell table:style-name="ce13" table:formula="of:=[.D373]+[.B374]" office:value-type="float" office:value="15629" calcext:value-type="float">
            <text:p>15629</text:p>
          </table:table-cell>
          <table:table-cell table:style-name="ce15" table:formula="of:=[.B374]/[.$B$1]" office:value-type="float" office:value="1.35483870967742" calcext:value-type="float">
            <text:p>1,35</text:p>
          </table:table-cell>
          <table:table-cell table:style-name="ce15" table:formula="of:=[.F373]+[.E374]" office:value-type="float" office:value="504.161290322583" calcext:value-type="float">
            <text:p>504,16</text:p>
          </table:table-cell>
        </table:table-row>
        <table:table-row table:style-name="ro1"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ustomFileObserver_1_BinaryMutator</text:p>
          </table:table-cell>
          <table:table-cell table:style-name="ce13" table:formula="of:=[.D374]+[.B375]" office:value-type="float" office:value="15671" calcext:value-type="float">
            <text:p>15671</text:p>
          </table:table-cell>
          <table:table-cell table:style-name="ce15" table:formula="of:=[.B375]/[.$B$1]" office:value-type="float" office:value="1.35483870967742" calcext:value-type="float">
            <text:p>1,35</text:p>
          </table:table-cell>
          <table:table-cell table:style-name="ce15" table:formula="of:=[.F374]+[.E375]" office:value-type="float" office:value="505.516129032261" calcext:value-type="float">
            <text:p>505,52</text:p>
          </table:table-cell>
        </table:table-row>
        <table:table-row table:style-name="ro1"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0_BinaryMutator</text:p>
          </table:table-cell>
          <table:table-cell table:style-name="ce13" table:formula="of:=[.D375]+[.B376]" office:value-type="float" office:value="15713" calcext:value-type="float">
            <text:p>15713</text:p>
          </table:table-cell>
          <table:table-cell table:style-name="ce15" table:formula="of:=[.B376]/[.$B$1]" office:value-type="float" office:value="1.35483870967742" calcext:value-type="float">
            <text:p>1,35</text:p>
          </table:table-cell>
          <table:table-cell table:style-name="ce15" table:formula="of:=[.F375]+[.E376]" office:value-type="float" office:value="506.870967741938" calcext:value-type="float">
            <text:p>506,87</text:p>
          </table:table-cell>
        </table:table-row>
        <table:table-row table:style-name="ro1"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1_BinaryMutator</text:p>
          </table:table-cell>
          <table:table-cell table:style-name="ce13" table:formula="of:=[.D376]+[.B377]" office:value-type="float" office:value="15755" calcext:value-type="float">
            <text:p>15755</text:p>
          </table:table-cell>
          <table:table-cell table:style-name="ce15" table:formula="of:=[.B377]/[.$B$1]" office:value-type="float" office:value="1.35483870967742" calcext:value-type="float">
            <text:p>1,35</text:p>
          </table:table-cell>
          <table:table-cell table:style-name="ce15" table:formula="of:=[.F376]+[.E377]" office:value-type="float" office:value="508.225806451615" calcext:value-type="float">
            <text:p>508,23</text:p>
          </table:table-cell>
        </table:table-row>
        <table:table-row table:style-name="ro1"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2_BinaryMutator</text:p>
          </table:table-cell>
          <table:table-cell table:style-name="ce13" table:formula="of:=[.D377]+[.B378]" office:value-type="float" office:value="15797" calcext:value-type="float">
            <text:p>15797</text:p>
          </table:table-cell>
          <table:table-cell table:style-name="ce15" table:formula="of:=[.B378]/[.$B$1]" office:value-type="float" office:value="1.35483870967742" calcext:value-type="float">
            <text:p>1,35</text:p>
          </table:table-cell>
          <table:table-cell table:style-name="ce15" table:formula="of:=[.F377]+[.E378]" office:value-type="float" office:value="509.580645161293" calcext:value-type="float">
            <text:p>509,58</text:p>
          </table:table-cell>
        </table:table-row>
        <table:table-row table:style-name="ro1"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3_BinaryMutator</text:p>
          </table:table-cell>
          <table:table-cell table:style-name="ce13" table:formula="of:=[.D378]+[.B379]" office:value-type="float" office:value="15839" calcext:value-type="float">
            <text:p>15839</text:p>
          </table:table-cell>
          <table:table-cell table:style-name="ce15" table:formula="of:=[.B379]/[.$B$1]" office:value-type="float" office:value="1.35483870967742" calcext:value-type="float">
            <text:p>1,35</text:p>
          </table:table-cell>
          <table:table-cell table:style-name="ce15" table:formula="of:=[.F378]+[.E379]" office:value-type="float" office:value="510.93548387097" calcext:value-type="float">
            <text:p>510,94</text:p>
          </table:table-cell>
        </table:table-row>
        <table:table-row table:style-name="ro1"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4_BinaryMutator</text:p>
          </table:table-cell>
          <table:table-cell table:style-name="ce13" table:formula="of:=[.D379]+[.B380]" office:value-type="float" office:value="15881" calcext:value-type="float">
            <text:p>15881</text:p>
          </table:table-cell>
          <table:table-cell table:style-name="ce15" table:formula="of:=[.B380]/[.$B$1]" office:value-type="float" office:value="1.35483870967742" calcext:value-type="float">
            <text:p>1,35</text:p>
          </table:table-cell>
          <table:table-cell table:style-name="ce15" table:formula="of:=[.F379]+[.E380]" office:value-type="float" office:value="512.290322580648" calcext:value-type="float">
            <text:p>512,29</text:p>
          </table:table-cell>
        </table:table-row>
        <table:table-row table:style-name="ro1"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5_BinaryMutator</text:p>
          </table:table-cell>
          <table:table-cell table:style-name="ce13" table:formula="of:=[.D380]+[.B381]" office:value-type="float" office:value="15923" calcext:value-type="float">
            <text:p>15923</text:p>
          </table:table-cell>
          <table:table-cell table:style-name="ce15" table:formula="of:=[.B381]/[.$B$1]" office:value-type="float" office:value="1.35483870967742" calcext:value-type="float">
            <text:p>1,35</text:p>
          </table:table-cell>
          <table:table-cell table:style-name="ce15" table:formula="of:=[.F380]+[.E381]" office:value-type="float" office:value="513.645161290325" calcext:value-type="float">
            <text:p>513,65</text:p>
          </table:table-cell>
        </table:table-row>
        <table:table-row table:style-name="ro1"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6_BinaryMutator</text:p>
          </table:table-cell>
          <table:table-cell table:style-name="ce13" table:formula="of:=[.D381]+[.B382]" office:value-type="float" office:value="15965" calcext:value-type="float">
            <text:p>15965</text:p>
          </table:table-cell>
          <table:table-cell table:style-name="ce15" table:formula="of:=[.B382]/[.$B$1]" office:value-type="float" office:value="1.35483870967742" calcext:value-type="float">
            <text:p>1,35</text:p>
          </table:table-cell>
          <table:table-cell table:style-name="ce15" table:formula="of:=[.F381]+[.E382]" office:value-type="float" office:value="515.000000000003" calcext:value-type="float">
            <text:p>515,00</text:p>
          </table:table-cell>
        </table:table-row>
        <table:table-row table:style-name="ro1"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HybridFile_7_BinaryMutator</text:p>
          </table:table-cell>
          <table:table-cell table:style-name="ce13" table:formula="of:=[.D382]+[.B383]" office:value-type="float" office:value="16007" calcext:value-type="float">
            <text:p>16007</text:p>
          </table:table-cell>
          <table:table-cell table:style-name="ce15" table:formula="of:=[.B383]/[.$B$1]" office:value-type="float" office:value="1.35483870967742" calcext:value-type="float">
            <text:p>1,35</text:p>
          </table:table-cell>
          <table:table-cell table:style-name="ce15" table:formula="of:=[.F382]+[.E383]" office:value-type="float" office:value="516.35483870968" calcext:value-type="float">
            <text:p>516,35</text:p>
          </table:table-cell>
        </table:table-row>
        <table:table-row table:style-name="ro1"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pkImageModelLoader_0_BinaryMutator</text:p>
          </table:table-cell>
          <table:table-cell table:style-name="ce13" table:formula="of:=[.D383]+[.B384]" office:value-type="float" office:value="16049" calcext:value-type="float">
            <text:p>16049</text:p>
          </table:table-cell>
          <table:table-cell table:style-name="ce15" table:formula="of:=[.B384]/[.$B$1]" office:value-type="float" office:value="1.35483870967742" calcext:value-type="float">
            <text:p>1,35</text:p>
          </table:table-cell>
          <table:table-cell table:style-name="ce15" table:formula="of:=[.F383]+[.E384]" office:value-type="float" office:value="517.709677419358" calcext:value-type="float">
            <text:p>517,71</text:p>
          </table:table-cell>
        </table:table-row>
        <table:table-row table:style-name="ro1"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0_BinaryMutator</text:p>
          </table:table-cell>
          <table:table-cell table:style-name="ce13" table:formula="of:=[.D384]+[.B385]" office:value-type="float" office:value="16091" calcext:value-type="float">
            <text:p>16091</text:p>
          </table:table-cell>
          <table:table-cell table:style-name="ce15" table:formula="of:=[.B385]/[.$B$1]" office:value-type="float" office:value="1.35483870967742" calcext:value-type="float">
            <text:p>1,35</text:p>
          </table:table-cell>
          <table:table-cell table:style-name="ce15" table:formula="of:=[.F384]+[.E385]" office:value-type="float" office:value="519.064516129035" calcext:value-type="float">
            <text:p>519,06</text:p>
          </table:table-cell>
        </table:table-row>
        <table:table-row table:style-name="ro1"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1_BinaryMutator</text:p>
          </table:table-cell>
          <table:table-cell table:style-name="ce13" table:formula="of:=[.D385]+[.B386]" office:value-type="float" office:value="16133" calcext:value-type="float">
            <text:p>16133</text:p>
          </table:table-cell>
          <table:table-cell table:style-name="ce15" table:formula="of:=[.B386]/[.$B$1]" office:value-type="float" office:value="1.35483870967742" calcext:value-type="float">
            <text:p>1,35</text:p>
          </table:table-cell>
          <table:table-cell table:style-name="ce15" table:formula="of:=[.F385]+[.E386]" office:value-type="float" office:value="520.419354838712" calcext:value-type="float">
            <text:p>520,42</text:p>
          </table:table-cell>
        </table:table-row>
        <table:table-row table:style-name="ro1"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2_BinaryMutator</text:p>
          </table:table-cell>
          <table:table-cell table:style-name="ce13" table:formula="of:=[.D386]+[.B387]" office:value-type="float" office:value="16175" calcext:value-type="float">
            <text:p>16175</text:p>
          </table:table-cell>
          <table:table-cell table:style-name="ce15" table:formula="of:=[.B387]/[.$B$1]" office:value-type="float" office:value="1.35483870967742" calcext:value-type="float">
            <text:p>1,35</text:p>
          </table:table-cell>
          <table:table-cell table:style-name="ce15" table:formula="of:=[.F386]+[.E387]" office:value-type="float" office:value="521.77419354839" calcext:value-type="float">
            <text:p>521,77</text:p>
          </table:table-cell>
        </table:table-row>
        <table:table-row table:style-name="ro1"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3_BinaryMutator</text:p>
          </table:table-cell>
          <table:table-cell table:style-name="ce13" table:formula="of:=[.D387]+[.B388]" office:value-type="float" office:value="16217" calcext:value-type="float">
            <text:p>16217</text:p>
          </table:table-cell>
          <table:table-cell table:style-name="ce15" table:formula="of:=[.B388]/[.$B$1]" office:value-type="float" office:value="1.35483870967742" calcext:value-type="float">
            <text:p>1,35</text:p>
          </table:table-cell>
          <table:table-cell table:style-name="ce15" table:formula="of:=[.F387]+[.E388]" office:value-type="float" office:value="523.129032258067" calcext:value-type="float">
            <text:p>523,13</text:p>
          </table:table-cell>
        </table:table-row>
        <table:table-row table:style-name="ro1">
          <table:table-cell table:style-name="ce13" office:value-type="float" office:value="387" calcext:value-type="float">
            <text:p>38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4_BinaryMutator</text:p>
          </table:table-cell>
          <table:table-cell table:style-name="ce13" table:formula="of:=[.D388]+[.B389]" office:value-type="float" office:value="16259" calcext:value-type="float">
            <text:p>16259</text:p>
          </table:table-cell>
          <table:table-cell table:style-name="ce15" table:formula="of:=[.B389]/[.$B$1]" office:value-type="float" office:value="1.35483870967742" calcext:value-type="float">
            <text:p>1,35</text:p>
          </table:table-cell>
          <table:table-cell table:style-name="ce15" table:formula="of:=[.F388]+[.E389]" office:value-type="float" office:value="524.483870967745" calcext:value-type="float">
            <text:p>524,48</text:p>
          </table:table-cell>
        </table:table-row>
        <table:table-row table:style-name="ro1"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5_BinaryMutator</text:p>
          </table:table-cell>
          <table:table-cell table:style-name="ce13" table:formula="of:=[.D389]+[.B390]" office:value-type="float" office:value="16301" calcext:value-type="float">
            <text:p>16301</text:p>
          </table:table-cell>
          <table:table-cell table:style-name="ce15" table:formula="of:=[.B390]/[.$B$1]" office:value-type="float" office:value="1.35483870967742" calcext:value-type="float">
            <text:p>1,35</text:p>
          </table:table-cell>
          <table:table-cell table:style-name="ce15" table:formula="of:=[.F389]+[.E390]" office:value-type="float" office:value="525.838709677422" calcext:value-type="float">
            <text:p>525,84</text:p>
          </table:table-cell>
        </table:table-row>
        <table:table-row table:style-name="ro1"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6_BinaryMutator</text:p>
          </table:table-cell>
          <table:table-cell table:style-name="ce13" table:formula="of:=[.D390]+[.B391]" office:value-type="float" office:value="16343" calcext:value-type="float">
            <text:p>16343</text:p>
          </table:table-cell>
          <table:table-cell table:style-name="ce15" table:formula="of:=[.B391]/[.$B$1]" office:value-type="float" office:value="1.35483870967742" calcext:value-type="float">
            <text:p>1,35</text:p>
          </table:table-cell>
          <table:table-cell table:style-name="ce15" table:formula="of:=[.F390]+[.E391]" office:value-type="float" office:value="527.1935483871" calcext:value-type="float">
            <text:p>527,19</text:p>
          </table:table-cell>
        </table:table-row>
        <table:table-row table:style-name="ro1"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7_BinaryMutator</text:p>
          </table:table-cell>
          <table:table-cell table:style-name="ce13" table:formula="of:=[.D391]+[.B392]" office:value-type="float" office:value="16385" calcext:value-type="float">
            <text:p>16385</text:p>
          </table:table-cell>
          <table:table-cell table:style-name="ce15" table:formula="of:=[.B392]/[.$B$1]" office:value-type="float" office:value="1.35483870967742" calcext:value-type="float">
            <text:p>1,35</text:p>
          </table:table-cell>
          <table:table-cell table:style-name="ce15" table:formula="of:=[.F391]+[.E392]" office:value-type="float" office:value="528.548387096777" calcext:value-type="float">
            <text:p>528,55</text:p>
          </table:table-cell>
        </table:table-row>
        <table:table-row table:style-name="ro1"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ObjectParcelable_8_BinaryMutator</text:p>
          </table:table-cell>
          <table:table-cell table:style-name="ce13" table:formula="of:=[.D392]+[.B393]" office:value-type="float" office:value="16427" calcext:value-type="float">
            <text:p>16427</text:p>
          </table:table-cell>
          <table:table-cell table:style-name="ce15" table:formula="of:=[.B393]/[.$B$1]" office:value-type="float" office:value="1.35483870967742" calcext:value-type="float">
            <text:p>1,35</text:p>
          </table:table-cell>
          <table:table-cell table:style-name="ce15" table:formula="of:=[.F392]+[.E393]" office:value-type="float" office:value="529.903225806454" calcext:value-type="float">
            <text:p>529,90</text:p>
          </table:table-cell>
        </table:table-row>
        <table:table-row table:style-name="ro1"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0_BinaryMutator</text:p>
          </table:table-cell>
          <table:table-cell table:style-name="ce13" table:formula="of:=[.D393]+[.B394]" office:value-type="float" office:value="16469" calcext:value-type="float">
            <text:p>16469</text:p>
          </table:table-cell>
          <table:table-cell table:style-name="ce15" table:formula="of:=[.B394]/[.$B$1]" office:value-type="float" office:value="1.35483870967742" calcext:value-type="float">
            <text:p>1,35</text:p>
          </table:table-cell>
          <table:table-cell table:style-name="ce15" table:formula="of:=[.F393]+[.E394]" office:value-type="float" office:value="531.258064516132" calcext:value-type="float">
            <text:p>531,26</text:p>
          </table:table-cell>
        </table:table-row>
        <table:table-row table:style-name="ro1"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_BinaryMutator</text:p>
          </table:table-cell>
          <table:table-cell table:style-name="ce13" table:formula="of:=[.D394]+[.B395]" office:value-type="float" office:value="16511" calcext:value-type="float">
            <text:p>16511</text:p>
          </table:table-cell>
          <table:table-cell table:style-name="ce15" table:formula="of:=[.B395]/[.$B$1]" office:value-type="float" office:value="1.35483870967742" calcext:value-type="float">
            <text:p>1,35</text:p>
          </table:table-cell>
          <table:table-cell table:style-name="ce15" table:formula="of:=[.F394]+[.E395]" office:value-type="float" office:value="532.612903225809" calcext:value-type="float">
            <text:p>532,61</text:p>
          </table:table-cell>
        </table:table-row>
        <table:table-row table:style-name="ro1"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2_BinaryMutator</text:p>
          </table:table-cell>
          <table:table-cell table:style-name="ce13" table:formula="of:=[.D395]+[.B396]" office:value-type="float" office:value="16553" calcext:value-type="float">
            <text:p>16553</text:p>
          </table:table-cell>
          <table:table-cell table:style-name="ce15" table:formula="of:=[.B396]/[.$B$1]" office:value-type="float" office:value="1.35483870967742" calcext:value-type="float">
            <text:p>1,35</text:p>
          </table:table-cell>
          <table:table-cell table:style-name="ce15" table:formula="of:=[.F395]+[.E396]" office:value-type="float" office:value="533.967741935487" calcext:value-type="float">
            <text:p>533,97</text:p>
          </table:table-cell>
        </table:table-row>
        <table:table-row table:style-name="ro1"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3_BinaryMutator</text:p>
          </table:table-cell>
          <table:table-cell table:style-name="ce13" table:formula="of:=[.D396]+[.B397]" office:value-type="float" office:value="16595" calcext:value-type="float">
            <text:p>16595</text:p>
          </table:table-cell>
          <table:table-cell table:style-name="ce15" table:formula="of:=[.B397]/[.$B$1]" office:value-type="float" office:value="1.35483870967742" calcext:value-type="float">
            <text:p>1,35</text:p>
          </table:table-cell>
          <table:table-cell table:style-name="ce15" table:formula="of:=[.F396]+[.E397]" office:value-type="float" office:value="535.322580645164" calcext:value-type="float">
            <text:p>535,32</text:p>
          </table:table-cell>
        </table:table-row>
        <table:table-row table:style-name="ro1"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4_BinaryMutator</text:p>
          </table:table-cell>
          <table:table-cell table:style-name="ce13" table:formula="of:=[.D397]+[.B398]" office:value-type="float" office:value="16637" calcext:value-type="float">
            <text:p>16637</text:p>
          </table:table-cell>
          <table:table-cell table:style-name="ce15" table:formula="of:=[.B398]/[.$B$1]" office:value-type="float" office:value="1.35483870967742" calcext:value-type="float">
            <text:p>1,35</text:p>
          </table:table-cell>
          <table:table-cell table:style-name="ce15" table:formula="of:=[.F397]+[.E398]" office:value-type="float" office:value="536.677419354842" calcext:value-type="float">
            <text:p>536,68</text:p>
          </table:table-cell>
        </table:table-row>
        <table:table-row table:style-name="ro1"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5_BuggyGUIListenerOperatorMutator</text:p>
          </table:table-cell>
          <table:table-cell table:style-name="ce13" table:formula="of:=[.D398]+[.B399]" office:value-type="float" office:value="16679" calcext:value-type="float">
            <text:p>16679</text:p>
          </table:table-cell>
          <table:table-cell table:style-name="ce15" table:formula="of:=[.B399]/[.$B$1]" office:value-type="float" office:value="1.35483870967742" calcext:value-type="float">
            <text:p>1,35</text:p>
          </table:table-cell>
          <table:table-cell table:style-name="ce15" table:formula="of:=[.F398]+[.E399]" office:value-type="float" office:value="538.032258064519" calcext:value-type="float">
            <text:p>538,03</text:p>
          </table:table-cell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6_BuggyGUIListenerOperatorMutator</text:p>
          </table:table-cell>
          <table:table-cell table:style-name="ce13" table:formula="of:=[.D399]+[.B400]" office:value-type="float" office:value="16721" calcext:value-type="float">
            <text:p>16721</text:p>
          </table:table-cell>
          <table:table-cell table:style-name="ce15" table:formula="of:=[.B400]/[.$B$1]" office:value-type="float" office:value="1.35483870967742" calcext:value-type="float">
            <text:p>1,35</text:p>
          </table:table-cell>
          <table:table-cell table:style-name="ce15" table:formula="of:=[.F399]+[.E400]" office:value-type="float" office:value="539.387096774196" calcext:value-type="float">
            <text:p>539,39</text:p>
          </table:table-cell>
        </table:table-row>
        <table:table-row table:style-name="ro1"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7_BuggyGUIListenerOperatorMutator</text:p>
          </table:table-cell>
          <table:table-cell table:style-name="ce13" table:formula="of:=[.D400]+[.B401]" office:value-type="float" office:value="16763" calcext:value-type="float">
            <text:p>16763</text:p>
          </table:table-cell>
          <table:table-cell table:style-name="ce15" table:formula="of:=[.B401]/[.$B$1]" office:value-type="float" office:value="1.35483870967742" calcext:value-type="float">
            <text:p>1,35</text:p>
          </table:table-cell>
          <table:table-cell table:style-name="ce15" table:formula="of:=[.F400]+[.E401]" office:value-type="float" office:value="540.741935483874" calcext:value-type="float">
            <text:p>540,74</text:p>
          </table:table-cell>
        </table:table-row>
        <table:table-row table:style-name="ro1"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8_BuggyGUIListenerOperatorMutator</text:p>
          </table:table-cell>
          <table:table-cell table:style-name="ce13" table:formula="of:=[.D401]+[.B402]" office:value-type="float" office:value="16805" calcext:value-type="float">
            <text:p>16805</text:p>
          </table:table-cell>
          <table:table-cell table:style-name="ce15" table:formula="of:=[.B402]/[.$B$1]" office:value-type="float" office:value="1.35483870967742" calcext:value-type="float">
            <text:p>1,35</text:p>
          </table:table-cell>
          <table:table-cell table:style-name="ce15" table:formula="of:=[.F401]+[.E402]" office:value-type="float" office:value="542.096774193551" calcext:value-type="float">
            <text:p>542,10</text:p>
          </table:table-cell>
        </table:table-row>
        <table:table-row table:style-name="ro1"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9_BuggyGUIListenerOperatorMutator</text:p>
          </table:table-cell>
          <table:table-cell table:style-name="ce13" table:formula="of:=[.D402]+[.B403]" office:value-type="float" office:value="16847" calcext:value-type="float">
            <text:p>16847</text:p>
          </table:table-cell>
          <table:table-cell table:style-name="ce15" table:formula="of:=[.B403]/[.$B$1]" office:value-type="float" office:value="1.35483870967742" calcext:value-type="float">
            <text:p>1,35</text:p>
          </table:table-cell>
          <table:table-cell table:style-name="ce15" table:formula="of:=[.F402]+[.E403]" office:value-type="float" office:value="543.451612903229" calcext:value-type="float">
            <text:p>543,45</text:p>
          </table:table-cell>
        </table:table-row>
        <table:table-row table:style-name="ro1"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0_BuggyGUIListenerOperatorMutator</text:p>
          </table:table-cell>
          <table:table-cell table:style-name="ce13" table:formula="of:=[.D403]+[.B404]" office:value-type="float" office:value="16889" calcext:value-type="float">
            <text:p>16889</text:p>
          </table:table-cell>
          <table:table-cell table:style-name="ce15" table:formula="of:=[.B404]/[.$B$1]" office:value-type="float" office:value="1.35483870967742" calcext:value-type="float">
            <text:p>1,35</text:p>
          </table:table-cell>
          <table:table-cell table:style-name="ce15" table:formula="of:=[.F403]+[.E404]" office:value-type="float" office:value="544.806451612906" calcext:value-type="float">
            <text:p>544,81</text:p>
          </table:table-cell>
        </table:table-row>
        <table:table-row table:style-name="ro1"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1_BuggyGUIListenerOperatorMutator</text:p>
          </table:table-cell>
          <table:table-cell table:style-name="ce13" table:formula="of:=[.D404]+[.B405]" office:value-type="float" office:value="16931" calcext:value-type="float">
            <text:p>16931</text:p>
          </table:table-cell>
          <table:table-cell table:style-name="ce15" table:formula="of:=[.B405]/[.$B$1]" office:value-type="float" office:value="1.35483870967742" calcext:value-type="float">
            <text:p>1,35</text:p>
          </table:table-cell>
          <table:table-cell table:style-name="ce15" table:formula="of:=[.F404]+[.E405]" office:value-type="float" office:value="546.161290322584" calcext:value-type="float">
            <text:p>546,16</text:p>
          </table:table-cell>
        </table:table-row>
        <table:table-row table:style-name="ro1"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2_InvalidViewFocusOperatorMutator</text:p>
          </table:table-cell>
          <table:table-cell table:style-name="ce13" table:formula="of:=[.D405]+[.B406]" office:value-type="float" office:value="16973" calcext:value-type="float">
            <text:p>16973</text:p>
          </table:table-cell>
          <table:table-cell table:style-name="ce15" table:formula="of:=[.B406]/[.$B$1]" office:value-type="float" office:value="1.35483870967742" calcext:value-type="float">
            <text:p>1,35</text:p>
          </table:table-cell>
          <table:table-cell table:style-name="ce15" table:formula="of:=[.F405]+[.E406]" office:value-type="float" office:value="547.516129032261" calcext:value-type="float">
            <text:p>547,52</text:p>
          </table:table-cell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3_ViewComponentNotVisibleOperatorMutator</text:p>
          </table:table-cell>
          <table:table-cell table:style-name="ce13" table:formula="of:=[.D406]+[.B407]" office:value-type="float" office:value="17015" calcext:value-type="float">
            <text:p>17015</text:p>
          </table:table-cell>
          <table:table-cell table:style-name="ce15" table:formula="of:=[.B407]/[.$B$1]" office:value-type="float" office:value="1.35483870967742" calcext:value-type="float">
            <text:p>1,35</text:p>
          </table:table-cell>
          <table:table-cell table:style-name="ce15" table:formula="of:=[.F406]+[.E407]" office:value-type="float" office:value="548.870967741939" calcext:value-type="float">
            <text:p>548,87</text:p>
          </table:table-cell>
        </table:table-row>
        <table:table-row table:style-name="ro1"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4_InvalidViewFocusOperatorMutator</text:p>
          </table:table-cell>
          <table:table-cell table:style-name="ce13" table:formula="of:=[.D407]+[.B408]" office:value-type="float" office:value="17057" calcext:value-type="float">
            <text:p>17057</text:p>
          </table:table-cell>
          <table:table-cell table:style-name="ce15" table:formula="of:=[.B408]/[.$B$1]" office:value-type="float" office:value="1.35483870967742" calcext:value-type="float">
            <text:p>1,35</text:p>
          </table:table-cell>
          <table:table-cell table:style-name="ce15" table:formula="of:=[.F407]+[.E408]" office:value-type="float" office:value="550.225806451616" calcext:value-type="float">
            <text:p>550,23</text:p>
          </table:table-cell>
        </table:table-row>
        <table:table-row table:style-name="ro1"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5_ViewComponentNotVisibleOperatorMutator</text:p>
          </table:table-cell>
          <table:table-cell table:style-name="ce13" table:formula="of:=[.D408]+[.B409]" office:value-type="float" office:value="17099" calcext:value-type="float">
            <text:p>17099</text:p>
          </table:table-cell>
          <table:table-cell table:style-name="ce15" table:formula="of:=[.B409]/[.$B$1]" office:value-type="float" office:value="1.35483870967742" calcext:value-type="float">
            <text:p>1,35</text:p>
          </table:table-cell>
          <table:table-cell table:style-name="ce15" table:formula="of:=[.F408]+[.E409]" office:value-type="float" office:value="551.580645161293" calcext:value-type="float">
            <text:p>551,58</text:p>
          </table:table-cell>
        </table:table-row>
        <table:table-row table:style-name="ro1">
          <table:table-cell table:style-name="ce13" office:value-type="float" office:value="408" calcext:value-type="float">
            <text:p>4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6_InvalidViewFocusOperatorMutator</text:p>
          </table:table-cell>
          <table:table-cell table:style-name="ce13" table:formula="of:=[.D409]+[.B410]" office:value-type="float" office:value="17141" calcext:value-type="float">
            <text:p>17141</text:p>
          </table:table-cell>
          <table:table-cell table:style-name="ce15" table:formula="of:=[.B410]/[.$B$1]" office:value-type="float" office:value="1.35483870967742" calcext:value-type="float">
            <text:p>1,35</text:p>
          </table:table-cell>
          <table:table-cell table:style-name="ce15" table:formula="of:=[.F409]+[.E410]" office:value-type="float" office:value="552.935483870971" calcext:value-type="float">
            <text:p>552,94</text:p>
          </table:table-cell>
        </table:table-row>
        <table:table-row table:style-name="ro1"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cyclerAdapter_17_ViewComponentNotVisibleOperatorMutator</text:p>
          </table:table-cell>
          <table:table-cell table:style-name="ce13" table:formula="of:=[.D410]+[.B411]" office:value-type="float" office:value="17183" calcext:value-type="float">
            <text:p>17183</text:p>
          </table:table-cell>
          <table:table-cell table:style-name="ce15" table:formula="of:=[.B411]/[.$B$1]" office:value-type="float" office:value="1.35483870967742" calcext:value-type="float">
            <text:p>1,35</text:p>
          </table:table-cell>
          <table:table-cell table:style-name="ce15" table:formula="of:=[.F410]+[.E411]" office:value-type="float" office:value="554.290322580648" calcext:value-type="float">
            <text:p>554,29</text:p>
          </table:table-cell>
        </table:table-row>
        <table:table-row table:style-name="ro1"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0_BinaryMutator</text:p>
          </table:table-cell>
          <table:table-cell table:style-name="ce13" table:formula="of:=[.D411]+[.B412]" office:value-type="float" office:value="17225" calcext:value-type="float">
            <text:p>17225</text:p>
          </table:table-cell>
          <table:table-cell table:style-name="ce15" table:formula="of:=[.B412]/[.$B$1]" office:value-type="float" office:value="1.35483870967742" calcext:value-type="float">
            <text:p>1,35</text:p>
          </table:table-cell>
          <table:table-cell table:style-name="ce15" table:formula="of:=[.F411]+[.E412]" office:value-type="float" office:value="555.645161290326" calcext:value-type="float">
            <text:p>555,65</text:p>
          </table:table-cell>
        </table:table-row>
        <table:table-row table:style-name="ro1">
          <table:table-cell table:style-name="ce13" office:value-type="float" office:value="411" calcext:value-type="float">
            <text:p>4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1_InvalidViewFocusOperatorMutator</text:p>
          </table:table-cell>
          <table:table-cell table:style-name="ce13" table:formula="of:=[.D412]+[.B413]" office:value-type="float" office:value="17267" calcext:value-type="float">
            <text:p>17267</text:p>
          </table:table-cell>
          <table:table-cell table:style-name="ce15" table:formula="of:=[.B413]/[.$B$1]" office:value-type="float" office:value="1.35483870967742" calcext:value-type="float">
            <text:p>1,35</text:p>
          </table:table-cell>
          <table:table-cell table:style-name="ce15" table:formula="of:=[.F412]+[.E413]" office:value-type="float" office:value="557.000000000003" calcext:value-type="float">
            <text:p>557,00</text:p>
          </table:table-cell>
        </table:table-row>
        <table:table-row table:style-name="ro1"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2_ViewComponentNotVisibleOperatorMutator</text:p>
          </table:table-cell>
          <table:table-cell table:style-name="ce13" table:formula="of:=[.D413]+[.B414]" office:value-type="float" office:value="17309" calcext:value-type="float">
            <text:p>17309</text:p>
          </table:table-cell>
          <table:table-cell table:style-name="ce15" table:formula="of:=[.B414]/[.$B$1]" office:value-type="float" office:value="1.35483870967742" calcext:value-type="float">
            <text:p>1,35</text:p>
          </table:table-cell>
          <table:table-cell table:style-name="ce15" table:formula="of:=[.F413]+[.E414]" office:value-type="float" office:value="558.354838709681" calcext:value-type="float">
            <text:p>558,35</text:p>
          </table:table-cell>
        </table:table-row>
        <table:table-row table:style-name="ro1">
          <table:table-cell table:style-name="ce13" office:value-type="float" office:value="413" calcext:value-type="float">
            <text:p>4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3_BinaryMutator</text:p>
          </table:table-cell>
          <table:table-cell table:style-name="ce13" table:formula="of:=[.D414]+[.B415]" office:value-type="float" office:value="17351" calcext:value-type="float">
            <text:p>17351</text:p>
          </table:table-cell>
          <table:table-cell table:style-name="ce15" table:formula="of:=[.B415]/[.$B$1]" office:value-type="float" office:value="1.35483870967742" calcext:value-type="float">
            <text:p>1,35</text:p>
          </table:table-cell>
          <table:table-cell table:style-name="ce15" table:formula="of:=[.F414]+[.E415]" office:value-type="float" office:value="559.709677419358" calcext:value-type="float">
            <text:p>559,71</text:p>
          </table:table-cell>
        </table:table-row>
        <table:table-row table:style-name="ro1">
          <table:table-cell table:style-name="ce13" office:value-type="float" office:value="414" calcext:value-type="float">
            <text:p>4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4_BuggyGUIListenerOperatorMutator</text:p>
          </table:table-cell>
          <table:table-cell table:style-name="ce13" table:formula="of:=[.D415]+[.B416]" office:value-type="float" office:value="17393" calcext:value-type="float">
            <text:p>17393</text:p>
          </table:table-cell>
          <table:table-cell table:style-name="ce15" table:formula="of:=[.B416]/[.$B$1]" office:value-type="float" office:value="1.35483870967742" calcext:value-type="float">
            <text:p>1,35</text:p>
          </table:table-cell>
          <table:table-cell table:style-name="ce15" table:formula="of:=[.F415]+[.E416]" office:value-type="float" office:value="561.064516129036" calcext:value-type="float">
            <text:p>561,06</text:p>
          </table:table-cell>
        </table:table-row>
        <table:table-row table:style-name="ro1">
          <table:table-cell table:style-name="ce13" office:value-type="float" office:value="415" calcext:value-type="float">
            <text:p>4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5_BuggyGUIListenerOperatorMutator</text:p>
          </table:table-cell>
          <table:table-cell table:style-name="ce13" table:formula="of:=[.D416]+[.B417]" office:value-type="float" office:value="17435" calcext:value-type="float">
            <text:p>17435</text:p>
          </table:table-cell>
          <table:table-cell table:style-name="ce15" table:formula="of:=[.B417]/[.$B$1]" office:value-type="float" office:value="1.35483870967742" calcext:value-type="float">
            <text:p>1,35</text:p>
          </table:table-cell>
          <table:table-cell table:style-name="ce15" table:formula="of:=[.F416]+[.E417]" office:value-type="float" office:value="562.419354838713" calcext:value-type="float">
            <text:p>562,42</text:p>
          </table:table-cell>
        </table:table-row>
        <table:table-row table:style-name="ro1"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mpressedExplorerAdapter_6_BinaryMutator</text:p>
          </table:table-cell>
          <table:table-cell table:style-name="ce13" table:formula="of:=[.D417]+[.B418]" office:value-type="float" office:value="17477" calcext:value-type="float">
            <text:p>17477</text:p>
          </table:table-cell>
          <table:table-cell table:style-name="ce15" table:formula="of:=[.B418]/[.$B$1]" office:value-type="float" office:value="1.35483870967742" calcext:value-type="float">
            <text:p>1,35</text:p>
          </table:table-cell>
          <table:table-cell table:style-name="ce15" table:formula="of:=[.F417]+[.E418]" office:value-type="float" office:value="563.77419354839" calcext:value-type="float">
            <text:p>563,77</text:p>
          </table:table-cell>
        </table:table-row>
        <table:table-row table:style-name="ro1">
          <table:table-cell table:style-name="ce13" office:value-type="float" office:value="417" calcext:value-type="float">
            <text:p>4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OperationDataWithName_0_BinaryMutator</text:p>
          </table:table-cell>
          <table:table-cell table:style-name="ce13" table:formula="of:=[.D418]+[.B419]" office:value-type="float" office:value="17519" calcext:value-type="float">
            <text:p>17519</text:p>
          </table:table-cell>
          <table:table-cell table:style-name="ce15" table:formula="of:=[.B419]/[.$B$1]" office:value-type="float" office:value="1.35483870967742" calcext:value-type="float">
            <text:p>1,35</text:p>
          </table:table-cell>
          <table:table-cell table:style-name="ce15" table:formula="of:=[.F418]+[.E419]" office:value-type="float" office:value="565.129032258068" calcext:value-type="float">
            <text:p>565,13</text:p>
          </table:table-cell>
        </table:table-row>
        <table:table-row table:style-name="ro1">
          <table:table-cell table:style-name="ce13" office:value-type="float" office:value="418" calcext:value-type="float">
            <text:p>4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OperationDataWithName_1_BinaryMutator</text:p>
          </table:table-cell>
          <table:table-cell table:style-name="ce13" table:formula="of:=[.D419]+[.B420]" office:value-type="float" office:value="17561" calcext:value-type="float">
            <text:p>17561</text:p>
          </table:table-cell>
          <table:table-cell table:style-name="ce15" table:formula="of:=[.B420]/[.$B$1]" office:value-type="float" office:value="1.35483870967742" calcext:value-type="float">
            <text:p>1,35</text:p>
          </table:table-cell>
          <table:table-cell table:style-name="ce15" table:formula="of:=[.F419]+[.E420]" office:value-type="float" office:value="566.483870967745" calcext:value-type="float">
            <text:p>566,48</text:p>
          </table:table-cell>
        </table:table-row>
        <table:table-row table:style-name="ro1">
          <table:table-cell table:style-name="ce13" office:value-type="float" office:value="419" calcext:value-type="float">
            <text:p>4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ftpEntry_0_BinaryMutator</text:p>
          </table:table-cell>
          <table:table-cell table:style-name="ce13" table:formula="of:=[.D420]+[.B421]" office:value-type="float" office:value="17603" calcext:value-type="float">
            <text:p>17603</text:p>
          </table:table-cell>
          <table:table-cell table:style-name="ce15" table:formula="of:=[.B421]/[.$B$1]" office:value-type="float" office:value="1.35483870967742" calcext:value-type="float">
            <text:p>1,35</text:p>
          </table:table-cell>
          <table:table-cell table:style-name="ce15" table:formula="of:=[.F420]+[.E421]" office:value-type="float" office:value="567.838709677423" calcext:value-type="float">
            <text:p>567,84</text:p>
          </table:table-cell>
        </table:table-row>
        <table:table-row table:style-name="ro1"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ftpEntry_1_BinaryMutator</text:p>
          </table:table-cell>
          <table:table-cell table:style-name="ce13" table:formula="of:=[.D421]+[.B422]" office:value-type="float" office:value="17645" calcext:value-type="float">
            <text:p>17645</text:p>
          </table:table-cell>
          <table:table-cell table:style-name="ce15" table:formula="of:=[.B422]/[.$B$1]" office:value-type="float" office:value="1.35483870967742" calcext:value-type="float">
            <text:p>1,35</text:p>
          </table:table-cell>
          <table:table-cell table:style-name="ce15" table:formula="of:=[.F421]+[.E422]" office:value-type="float" office:value="569.1935483871" calcext:value-type="float">
            <text:p>569,19</text:p>
          </table:table-cell>
        </table:table-row>
        <table:table-row table:style-name="ro1">
          <table:table-cell table:style-name="ce13" office:value-type="float" office:value="421" calcext:value-type="float">
            <text:p>4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ftpEntry_2_BinaryMutator</text:p>
          </table:table-cell>
          <table:table-cell table:style-name="ce13" table:formula="of:=[.D422]+[.B423]" office:value-type="float" office:value="17687" calcext:value-type="float">
            <text:p>17687</text:p>
          </table:table-cell>
          <table:table-cell table:style-name="ce15" table:formula="of:=[.B423]/[.$B$1]" office:value-type="float" office:value="1.35483870967742" calcext:value-type="float">
            <text:p>1,35</text:p>
          </table:table-cell>
          <table:table-cell table:style-name="ce15" table:formula="of:=[.F422]+[.E423]" office:value-type="float" office:value="570.548387096778" calcext:value-type="float">
            <text:p>570,55</text:p>
          </table:table-cell>
        </table:table-row>
        <table:table-row table:style-name="ro1"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ftpEntry_3_BinaryMutator</text:p>
          </table:table-cell>
          <table:table-cell table:style-name="ce13" table:formula="of:=[.D423]+[.B424]" office:value-type="float" office:value="17729" calcext:value-type="float">
            <text:p>17729</text:p>
          </table:table-cell>
          <table:table-cell table:style-name="ce15" table:formula="of:=[.B424]/[.$B$1]" office:value-type="float" office:value="1.35483870967742" calcext:value-type="float">
            <text:p>1,35</text:p>
          </table:table-cell>
          <table:table-cell table:style-name="ce15" table:formula="of:=[.F423]+[.E424]" office:value-type="float" office:value="571.903225806455" calcext:value-type="float">
            <text:p>571,90</text:p>
          </table:table-cell>
        </table:table-row>
        <table:table-row table:style-name="ro1">
          <table:table-cell table:style-name="ce13" office:value-type="float" office:value="423" calcext:value-type="float">
            <text:p>42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OperationData_0_BinaryMutator</text:p>
          </table:table-cell>
          <table:table-cell table:style-name="ce13" table:formula="of:=[.D424]+[.B425]" office:value-type="float" office:value="17771" calcext:value-type="float">
            <text:p>17771</text:p>
          </table:table-cell>
          <table:table-cell table:style-name="ce15" table:formula="of:=[.B425]/[.$B$1]" office:value-type="float" office:value="1.35483870967742" calcext:value-type="float">
            <text:p>1,35</text:p>
          </table:table-cell>
          <table:table-cell table:style-name="ce15" table:formula="of:=[.F424]+[.E425]" office:value-type="float" office:value="573.258064516132" calcext:value-type="float">
            <text:p>573,26</text:p>
          </table:table-cell>
        </table:table-row>
        <table:table-row table:style-name="ro1"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OperationData_1_BinaryMutator</text:p>
          </table:table-cell>
          <table:table-cell table:style-name="ce13" table:formula="of:=[.D425]+[.B426]" office:value-type="float" office:value="17813" calcext:value-type="float">
            <text:p>17813</text:p>
          </table:table-cell>
          <table:table-cell table:style-name="ce15" table:formula="of:=[.B426]/[.$B$1]" office:value-type="float" office:value="1.35483870967742" calcext:value-type="float">
            <text:p>1,35</text:p>
          </table:table-cell>
          <table:table-cell table:style-name="ce15" table:formula="of:=[.F425]+[.E426]" office:value-type="float" office:value="574.61290322581" calcext:value-type="float">
            <text:p>574,61</text:p>
          </table:table-cell>
        </table:table-row>
        <table:table-row table:style-name="ro1"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hareAdapter_0_InvalidViewFocusOperatorMutator</text:p>
          </table:table-cell>
          <table:table-cell table:style-name="ce13" table:formula="of:=[.D426]+[.B427]" office:value-type="float" office:value="17855" calcext:value-type="float">
            <text:p>17855</text:p>
          </table:table-cell>
          <table:table-cell table:style-name="ce15" table:formula="of:=[.B427]/[.$B$1]" office:value-type="float" office:value="1.35483870967742" calcext:value-type="float">
            <text:p>1,35</text:p>
          </table:table-cell>
          <table:table-cell table:style-name="ce15" table:formula="of:=[.F426]+[.E427]" office:value-type="float" office:value="575.967741935487" calcext:value-type="float">
            <text:p>575,97</text:p>
          </table:table-cell>
        </table:table-row>
        <table:table-row table:style-name="ro1">
          <table:table-cell table:style-name="ce13" office:value-type="float" office:value="426" calcext:value-type="float">
            <text:p>4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hareAdapter_1_ViewComponentNotVisibleOperatorMutator</text:p>
          </table:table-cell>
          <table:table-cell table:style-name="ce13" table:formula="of:=[.D427]+[.B428]" office:value-type="float" office:value="17897" calcext:value-type="float">
            <text:p>17897</text:p>
          </table:table-cell>
          <table:table-cell table:style-name="ce15" table:formula="of:=[.B428]/[.$B$1]" office:value-type="float" office:value="1.35483870967742" calcext:value-type="float">
            <text:p>1,35</text:p>
          </table:table-cell>
          <table:table-cell table:style-name="ce15" table:formula="of:=[.F427]+[.E428]" office:value-type="float" office:value="577.322580645165" calcext:value-type="float">
            <text:p>577,32</text:p>
          </table:table-cell>
        </table:table-row>
        <table:table-row table:style-name="ro1">
          <table:table-cell table:style-name="ce13" office:value-type="float" office:value="427" calcext:value-type="float">
            <text:p>4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hareAdapter_2_InvalidViewFocusOperatorMutator</text:p>
          </table:table-cell>
          <table:table-cell table:style-name="ce13" table:formula="of:=[.D428]+[.B429]" office:value-type="float" office:value="17939" calcext:value-type="float">
            <text:p>17939</text:p>
          </table:table-cell>
          <table:table-cell table:style-name="ce15" table:formula="of:=[.B429]/[.$B$1]" office:value-type="float" office:value="1.35483870967742" calcext:value-type="float">
            <text:p>1,35</text:p>
          </table:table-cell>
          <table:table-cell table:style-name="ce15" table:formula="of:=[.F428]+[.E429]" office:value-type="float" office:value="578.677419354842" calcext:value-type="float">
            <text:p>578,68</text:p>
          </table:table-cell>
        </table:table-row>
        <table:table-row table:style-name="ro1"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hareAdapter_3_ViewComponentNotVisibleOperatorMutator</text:p>
          </table:table-cell>
          <table:table-cell table:style-name="ce13" table:formula="of:=[.D429]+[.B430]" office:value-type="float" office:value="17981" calcext:value-type="float">
            <text:p>17981</text:p>
          </table:table-cell>
          <table:table-cell table:style-name="ce15" table:formula="of:=[.B430]/[.$B$1]" office:value-type="float" office:value="1.35483870967742" calcext:value-type="float">
            <text:p>1,35</text:p>
          </table:table-cell>
          <table:table-cell table:style-name="ce15" table:formula="of:=[.F429]+[.E430]" office:value-type="float" office:value="580.03225806452" calcext:value-type="float">
            <text:p>580,03</text:p>
          </table:table-cell>
        </table:table-row>
        <table:table-row table:style-name="ro1"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hareAdapter_4_BuggyGUIListenerOperatorMutator</text:p>
          </table:table-cell>
          <table:table-cell table:style-name="ce13" table:formula="of:=[.D430]+[.B431]" office:value-type="float" office:value="18023" calcext:value-type="float">
            <text:p>18023</text:p>
          </table:table-cell>
          <table:table-cell table:style-name="ce15" table:formula="of:=[.B431]/[.$B$1]" office:value-type="float" office:value="1.35483870967742" calcext:value-type="float">
            <text:p>1,35</text:p>
          </table:table-cell>
          <table:table-cell table:style-name="ce15" table:formula="of:=[.F430]+[.E431]" office:value-type="float" office:value="581.387096774197" calcext:value-type="float">
            <text:p>581,39</text:p>
          </table:table-cell>
        </table:table-row>
        <table:table-row table:style-name="ro1"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0_InvalidViewFocusOperatorMutator</text:p>
          </table:table-cell>
          <table:table-cell table:style-name="ce13" table:formula="of:=[.D431]+[.B432]" office:value-type="float" office:value="18065" calcext:value-type="float">
            <text:p>18065</text:p>
          </table:table-cell>
          <table:table-cell table:style-name="ce15" table:formula="of:=[.B432]/[.$B$1]" office:value-type="float" office:value="1.35483870967742" calcext:value-type="float">
            <text:p>1,35</text:p>
          </table:table-cell>
          <table:table-cell table:style-name="ce15" table:formula="of:=[.F431]+[.E432]" office:value-type="float" office:value="582.741935483875" calcext:value-type="float">
            <text:p>582,74</text:p>
          </table:table-cell>
        </table:table-row>
        <table:table-row table:style-name="ro1"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1_ViewComponentNotVisibleOperatorMutator</text:p>
          </table:table-cell>
          <table:table-cell table:style-name="ce13" table:formula="of:=[.D432]+[.B433]" office:value-type="float" office:value="18107" calcext:value-type="float">
            <text:p>18107</text:p>
          </table:table-cell>
          <table:table-cell table:style-name="ce15" table:formula="of:=[.B433]/[.$B$1]" office:value-type="float" office:value="1.35483870967742" calcext:value-type="float">
            <text:p>1,35</text:p>
          </table:table-cell>
          <table:table-cell table:style-name="ce15" table:formula="of:=[.F432]+[.E433]" office:value-type="float" office:value="584.096774193552" calcext:value-type="float">
            <text:p>584,10</text:p>
          </table:table-cell>
        </table:table-row>
        <table:table-row table:style-name="ro1">
          <table:table-cell table:style-name="ce13" office:value-type="float" office:value="432" calcext:value-type="float">
            <text:p>4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2_InvalidViewFocusOperatorMutator</text:p>
          </table:table-cell>
          <table:table-cell table:style-name="ce13" table:formula="of:=[.D433]+[.B434]" office:value-type="float" office:value="18149" calcext:value-type="float">
            <text:p>18149</text:p>
          </table:table-cell>
          <table:table-cell table:style-name="ce15" table:formula="of:=[.B434]/[.$B$1]" office:value-type="float" office:value="1.35483870967742" calcext:value-type="float">
            <text:p>1,35</text:p>
          </table:table-cell>
          <table:table-cell table:style-name="ce15" table:formula="of:=[.F433]+[.E434]" office:value-type="float" office:value="585.451612903229" calcext:value-type="float">
            <text:p>585,45</text:p>
          </table:table-cell>
        </table:table-row>
        <table:table-row table:style-name="ro1">
          <table:table-cell table:style-name="ce13" office:value-type="float" office:value="433" calcext:value-type="float">
            <text:p>4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3_ViewComponentNotVisibleOperatorMutator</text:p>
          </table:table-cell>
          <table:table-cell table:style-name="ce13" table:formula="of:=[.D434]+[.B435]" office:value-type="float" office:value="18191" calcext:value-type="float">
            <text:p>18191</text:p>
          </table:table-cell>
          <table:table-cell table:style-name="ce15" table:formula="of:=[.B435]/[.$B$1]" office:value-type="float" office:value="1.35483870967742" calcext:value-type="float">
            <text:p>1,35</text:p>
          </table:table-cell>
          <table:table-cell table:style-name="ce15" table:formula="of:=[.F434]+[.E435]" office:value-type="float" office:value="586.806451612907" calcext:value-type="float">
            <text:p>586,81</text:p>
          </table:table-cell>
        </table:table-row>
        <table:table-row table:style-name="ro1"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4_InvalidViewFocusOperatorMutator</text:p>
          </table:table-cell>
          <table:table-cell table:style-name="ce13" table:formula="of:=[.D435]+[.B436]" office:value-type="float" office:value="18233" calcext:value-type="float">
            <text:p>18233</text:p>
          </table:table-cell>
          <table:table-cell table:style-name="ce15" table:formula="of:=[.B436]/[.$B$1]" office:value-type="float" office:value="1.35483870967742" calcext:value-type="float">
            <text:p>1,35</text:p>
          </table:table-cell>
          <table:table-cell table:style-name="ce15" table:formula="of:=[.F435]+[.E436]" office:value-type="float" office:value="588.161290322584" calcext:value-type="float">
            <text:p>588,16</text:p>
          </table:table-cell>
        </table:table-row>
        <table:table-row table:style-name="ro1">
          <table:table-cell table:style-name="ce13" office:value-type="float" office:value="435" calcext:value-type="float">
            <text:p>4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5_ViewComponentNotVisibleOperatorMutator</text:p>
          </table:table-cell>
          <table:table-cell table:style-name="ce13" table:formula="of:=[.D436]+[.B437]" office:value-type="float" office:value="18275" calcext:value-type="float">
            <text:p>18275</text:p>
          </table:table-cell>
          <table:table-cell table:style-name="ce15" table:formula="of:=[.B437]/[.$B$1]" office:value-type="float" office:value="1.35483870967742" calcext:value-type="float">
            <text:p>1,35</text:p>
          </table:table-cell>
          <table:table-cell table:style-name="ce15" table:formula="of:=[.F436]+[.E437]" office:value-type="float" office:value="589.516129032262" calcext:value-type="float">
            <text:p>589,52</text:p>
          </table:table-cell>
        </table:table-row>
        <table:table-row table:style-name="ro1"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6_BuggyGUIListenerOperatorMutator</text:p>
          </table:table-cell>
          <table:table-cell table:style-name="ce13" table:formula="of:=[.D437]+[.B438]" office:value-type="float" office:value="18317" calcext:value-type="float">
            <text:p>18317</text:p>
          </table:table-cell>
          <table:table-cell table:style-name="ce15" table:formula="of:=[.B438]/[.$B$1]" office:value-type="float" office:value="1.35483870967742" calcext:value-type="float">
            <text:p>1,35</text:p>
          </table:table-cell>
          <table:table-cell table:style-name="ce15" table:formula="of:=[.F437]+[.E438]" office:value-type="float" office:value="590.870967741939" calcext:value-type="float">
            <text:p>590,87</text:p>
          </table:table-cell>
        </table:table-row>
        <table:table-row table:style-name="ro1">
          <table:table-cell table:style-name="ce13" office:value-type="float" office:value="437" calcext:value-type="float">
            <text:p>4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7_InvalidViewFocusOperatorMutator</text:p>
          </table:table-cell>
          <table:table-cell table:style-name="ce13" table:formula="of:=[.D438]+[.B439]" office:value-type="float" office:value="18359" calcext:value-type="float">
            <text:p>18359</text:p>
          </table:table-cell>
          <table:table-cell table:style-name="ce15" table:formula="of:=[.B439]/[.$B$1]" office:value-type="float" office:value="1.35483870967742" calcext:value-type="float">
            <text:p>1,35</text:p>
          </table:table-cell>
          <table:table-cell table:style-name="ce15" table:formula="of:=[.F438]+[.E439]" office:value-type="float" office:value="592.225806451617" calcext:value-type="float">
            <text:p>592,23</text:p>
          </table:table-cell>
        </table:table-row>
        <table:table-row table:style-name="ro1"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olorPickerDialog_8_ViewComponentNotVisibleOperatorMutator</text:p>
          </table:table-cell>
          <table:table-cell table:style-name="ce13" table:formula="of:=[.D439]+[.B440]" office:value-type="float" office:value="18401" calcext:value-type="float">
            <text:p>18401</text:p>
          </table:table-cell>
          <table:table-cell table:style-name="ce15" table:formula="of:=[.B440]/[.$B$1]" office:value-type="float" office:value="1.35483870967742" calcext:value-type="float">
            <text:p>1,35</text:p>
          </table:table-cell>
          <table:table-cell table:style-name="ce15" table:formula="of:=[.F439]+[.E440]" office:value-type="float" office:value="593.580645161294" calcext:value-type="float">
            <text:p>593,58</text:p>
          </table:table-cell>
        </table:table-row>
        <table:table-row table:style-name="ro1"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0_LengthyGUICreationOperatorMutator</text:p>
          </table:table-cell>
          <table:table-cell table:style-name="ce13" table:formula="of:=[.D440]+[.B441]" office:value-type="float" office:value="18443" calcext:value-type="float">
            <text:p>18443</text:p>
          </table:table-cell>
          <table:table-cell table:style-name="ce15" table:formula="of:=[.B441]/[.$B$1]" office:value-type="float" office:value="1.35483870967742" calcext:value-type="float">
            <text:p>1,35</text:p>
          </table:table-cell>
          <table:table-cell table:style-name="ce15" table:formula="of:=[.F440]+[.E441]" office:value-type="float" office:value="594.935483870971" calcext:value-type="float">
            <text:p>594,94</text:p>
          </table:table-cell>
        </table:table-row>
        <table:table-row table:style-name="ro1"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1_InvalidViewFocusOperatorMutator</text:p>
          </table:table-cell>
          <table:table-cell table:style-name="ce13" table:formula="of:=[.D441]+[.B442]" office:value-type="float" office:value="18485" calcext:value-type="float">
            <text:p>18485</text:p>
          </table:table-cell>
          <table:table-cell table:style-name="ce15" table:formula="of:=[.B442]/[.$B$1]" office:value-type="float" office:value="1.35483870967742" calcext:value-type="float">
            <text:p>1,35</text:p>
          </table:table-cell>
          <table:table-cell table:style-name="ce15" table:formula="of:=[.F441]+[.E442]" office:value-type="float" office:value="596.290322580649" calcext:value-type="float">
            <text:p>596,29</text:p>
          </table:table-cell>
        </table:table-row>
        <table:table-row table:style-name="ro1">
          <table:table-cell table:style-name="ce13" office:value-type="float" office:value="441" calcext:value-type="float">
            <text:p>4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2_ViewComponentNotVisibleOperatorMutator</text:p>
          </table:table-cell>
          <table:table-cell table:style-name="ce13" table:formula="of:=[.D442]+[.B443]" office:value-type="float" office:value="18527" calcext:value-type="float">
            <text:p>18527</text:p>
          </table:table-cell>
          <table:table-cell table:style-name="ce15" table:formula="of:=[.B443]/[.$B$1]" office:value-type="float" office:value="1.35483870967742" calcext:value-type="float">
            <text:p>1,35</text:p>
          </table:table-cell>
          <table:table-cell table:style-name="ce15" table:formula="of:=[.F442]+[.E443]" office:value-type="float" office:value="597.645161290326" calcext:value-type="float">
            <text:p>597,65</text:p>
          </table:table-cell>
        </table:table-row>
        <table:table-row table:style-name="ro1"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3_InvalidViewFocusOperatorMutator</text:p>
          </table:table-cell>
          <table:table-cell table:style-name="ce13" table:formula="of:=[.D443]+[.B444]" office:value-type="float" office:value="18569" calcext:value-type="float">
            <text:p>18569</text:p>
          </table:table-cell>
          <table:table-cell table:style-name="ce15" table:formula="of:=[.B444]/[.$B$1]" office:value-type="float" office:value="1.35483870967742" calcext:value-type="float">
            <text:p>1,35</text:p>
          </table:table-cell>
          <table:table-cell table:style-name="ce15" table:formula="of:=[.F443]+[.E444]" office:value-type="float" office:value="599.000000000004" calcext:value-type="float">
            <text:p>599,00</text:p>
          </table:table-cell>
        </table:table-row>
        <table:table-row table:style-name="ro1">
          <table:table-cell table:style-name="ce13" office:value-type="float" office:value="443" calcext:value-type="float">
            <text:p>4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4_ViewComponentNotVisibleOperatorMutator</text:p>
          </table:table-cell>
          <table:table-cell table:style-name="ce13" table:formula="of:=[.D444]+[.B445]" office:value-type="float" office:value="18611" calcext:value-type="float">
            <text:p>18611</text:p>
          </table:table-cell>
          <table:table-cell table:style-name="ce15" table:formula="of:=[.B445]/[.$B$1]" office:value-type="float" office:value="1.35483870967742" calcext:value-type="float">
            <text:p>1,35</text:p>
          </table:table-cell>
          <table:table-cell table:style-name="ce15" table:formula="of:=[.F444]+[.E445]" office:value-type="float" office:value="600.354838709681" calcext:value-type="float">
            <text:p>600,35</text:p>
          </table:table-cell>
        </table:table-row>
        <table:table-row table:style-name="ro1"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5_InvalidViewFocusOperatorMutator</text:p>
          </table:table-cell>
          <table:table-cell table:style-name="ce13" table:formula="of:=[.D445]+[.B446]" office:value-type="float" office:value="18653" calcext:value-type="float">
            <text:p>18653</text:p>
          </table:table-cell>
          <table:table-cell table:style-name="ce15" table:formula="of:=[.B446]/[.$B$1]" office:value-type="float" office:value="1.35483870967742" calcext:value-type="float">
            <text:p>1,35</text:p>
          </table:table-cell>
          <table:table-cell table:style-name="ce15" table:formula="of:=[.F445]+[.E446]" office:value-type="float" office:value="601.709677419359" calcext:value-type="float">
            <text:p>601,71</text:p>
          </table:table-cell>
        </table:table-row>
        <table:table-row table:style-name="ro1"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6_ViewComponentNotVisibleOperatorMutator</text:p>
          </table:table-cell>
          <table:table-cell table:style-name="ce13" table:formula="of:=[.D446]+[.B447]" office:value-type="float" office:value="18695" calcext:value-type="float">
            <text:p>18695</text:p>
          </table:table-cell>
          <table:table-cell table:style-name="ce15" table:formula="of:=[.B447]/[.$B$1]" office:value-type="float" office:value="1.35483870967742" calcext:value-type="float">
            <text:p>1,35</text:p>
          </table:table-cell>
          <table:table-cell table:style-name="ce15" table:formula="of:=[.F446]+[.E447]" office:value-type="float" office:value="603.064516129036" calcext:value-type="float">
            <text:p>603,06</text:p>
          </table:table-cell>
        </table:table-row>
        <table:table-row table:style-name="ro1">
          <table:table-cell table:style-name="ce13" office:value-type="float" office:value="446" calcext:value-type="float">
            <text:p>44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7_InvalidViewFocusOperatorMutator</text:p>
          </table:table-cell>
          <table:table-cell table:style-name="ce13" table:formula="of:=[.D447]+[.B448]" office:value-type="float" office:value="18737" calcext:value-type="float">
            <text:p>18737</text:p>
          </table:table-cell>
          <table:table-cell table:style-name="ce15" table:formula="of:=[.B448]/[.$B$1]" office:value-type="float" office:value="1.35483870967742" calcext:value-type="float">
            <text:p>1,35</text:p>
          </table:table-cell>
          <table:table-cell table:style-name="ce15" table:formula="of:=[.F447]+[.E448]" office:value-type="float" office:value="604.419354838714" calcext:value-type="float">
            <text:p>604,42</text:p>
          </table:table-cell>
        </table:table-row>
        <table:table-row table:style-name="ro1">
          <table:table-cell table:style-name="ce13" office:value-type="float" office:value="447" calcext:value-type="float">
            <text:p>4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8_ViewComponentNotVisibleOperatorMutator</text:p>
          </table:table-cell>
          <table:table-cell table:style-name="ce13" table:formula="of:=[.D448]+[.B449]" office:value-type="float" office:value="18779" calcext:value-type="float">
            <text:p>18779</text:p>
          </table:table-cell>
          <table:table-cell table:style-name="ce15" table:formula="of:=[.B449]/[.$B$1]" office:value-type="float" office:value="1.35483870967742" calcext:value-type="float">
            <text:p>1,35</text:p>
          </table:table-cell>
          <table:table-cell table:style-name="ce15" table:formula="of:=[.F448]+[.E449]" office:value-type="float" office:value="605.774193548391" calcext:value-type="float">
            <text:p>605,77</text:p>
          </table:table-cell>
        </table:table-row>
        <table:table-row table:style-name="ro1">
          <table:table-cell table:style-name="ce13" office:value-type="float" office:value="448" calcext:value-type="float">
            <text:p>4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9_BuggyGUIListenerOperatorMutator</text:p>
          </table:table-cell>
          <table:table-cell table:style-name="ce13" table:formula="of:=[.D449]+[.B450]" office:value-type="float" office:value="18821" calcext:value-type="float">
            <text:p>18821</text:p>
          </table:table-cell>
          <table:table-cell table:style-name="ce15" table:formula="of:=[.B450]/[.$B$1]" office:value-type="float" office:value="1.35483870967742" calcext:value-type="float">
            <text:p>1,35</text:p>
          </table:table-cell>
          <table:table-cell table:style-name="ce15" table:formula="of:=[.F449]+[.E450]" office:value-type="float" office:value="607.129032258068" calcext:value-type="float">
            <text:p>607,13</text:p>
          </table:table-cell>
        </table:table-row>
        <table:table-row table:style-name="ro1"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RenameBookmark_10_BuggyGUIListenerOperatorMutator</text:p>
          </table:table-cell>
          <table:table-cell table:style-name="ce13" table:formula="of:=[.D450]+[.B451]" office:value-type="float" office:value="18863" calcext:value-type="float">
            <text:p>18863</text:p>
          </table:table-cell>
          <table:table-cell table:style-name="ce15" table:formula="of:=[.B451]/[.$B$1]" office:value-type="float" office:value="1.35483870967742" calcext:value-type="float">
            <text:p>1,35</text:p>
          </table:table-cell>
          <table:table-cell table:style-name="ce15" table:formula="of:=[.F450]+[.E451]" office:value-type="float" office:value="608.483870967746" calcext:value-type="float">
            <text:p>608,48</text:p>
          </table:table-cell>
        </table:table-row>
        <table:table-row table:style-name="ro1"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0_InvalidViewFocusOperatorMutator</text:p>
          </table:table-cell>
          <table:table-cell table:style-name="ce13" table:formula="of:=[.D451]+[.B452]" office:value-type="float" office:value="18905" calcext:value-type="float">
            <text:p>18905</text:p>
          </table:table-cell>
          <table:table-cell table:style-name="ce15" table:formula="of:=[.B452]/[.$B$1]" office:value-type="float" office:value="1.35483870967742" calcext:value-type="float">
            <text:p>1,35</text:p>
          </table:table-cell>
          <table:table-cell table:style-name="ce15" table:formula="of:=[.F451]+[.E452]" office:value-type="float" office:value="609.838709677423" calcext:value-type="float">
            <text:p>609,84</text:p>
          </table:table-cell>
        </table:table-row>
        <table:table-row table:style-name="ro1"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_ViewComponentNotVisibleOperatorMutator</text:p>
          </table:table-cell>
          <table:table-cell table:style-name="ce13" table:formula="of:=[.D452]+[.B453]" office:value-type="float" office:value="18947" calcext:value-type="float">
            <text:p>18947</text:p>
          </table:table-cell>
          <table:table-cell table:style-name="ce15" table:formula="of:=[.B453]/[.$B$1]" office:value-type="float" office:value="1.35483870967742" calcext:value-type="float">
            <text:p>1,35</text:p>
          </table:table-cell>
          <table:table-cell table:style-name="ce15" table:formula="of:=[.F452]+[.E453]" office:value-type="float" office:value="611.193548387101" calcext:value-type="float">
            <text:p>611,19</text:p>
          </table:table-cell>
        </table:table-row>
        <table:table-row table:style-name="ro1"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_InvalidViewFocusOperatorMutator</text:p>
          </table:table-cell>
          <table:table-cell table:style-name="ce13" table:formula="of:=[.D453]+[.B454]" office:value-type="float" office:value="18989" calcext:value-type="float">
            <text:p>18989</text:p>
          </table:table-cell>
          <table:table-cell table:style-name="ce15" table:formula="of:=[.B454]/[.$B$1]" office:value-type="float" office:value="1.35483870967742" calcext:value-type="float">
            <text:p>1,35</text:p>
          </table:table-cell>
          <table:table-cell table:style-name="ce15" table:formula="of:=[.F453]+[.E454]" office:value-type="float" office:value="612.548387096778" calcext:value-type="float">
            <text:p>612,55</text:p>
          </table:table-cell>
        </table:table-row>
        <table:table-row table:style-name="ro1"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_ViewComponentNotVisibleOperatorMutator</text:p>
          </table:table-cell>
          <table:table-cell table:style-name="ce13" table:formula="of:=[.D454]+[.B455]" office:value-type="float" office:value="19031" calcext:value-type="float">
            <text:p>19031</text:p>
          </table:table-cell>
          <table:table-cell table:style-name="ce15" table:formula="of:=[.B455]/[.$B$1]" office:value-type="float" office:value="1.35483870967742" calcext:value-type="float">
            <text:p>1,35</text:p>
          </table:table-cell>
          <table:table-cell table:style-name="ce15" table:formula="of:=[.F454]+[.E455]" office:value-type="float" office:value="613.903225806456" calcext:value-type="float">
            <text:p>613,90</text:p>
          </table:table-cell>
        </table:table-row>
        <table:table-row table:style-name="ro1">
          <table:table-cell table:style-name="ce13" office:value-type="float" office:value="454" calcext:value-type="float">
            <text:p>4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_InvalidViewFocusOperatorMutator</text:p>
          </table:table-cell>
          <table:table-cell table:style-name="ce13" table:formula="of:=[.D455]+[.B456]" office:value-type="float" office:value="19073" calcext:value-type="float">
            <text:p>19073</text:p>
          </table:table-cell>
          <table:table-cell table:style-name="ce15" table:formula="of:=[.B456]/[.$B$1]" office:value-type="float" office:value="1.35483870967742" calcext:value-type="float">
            <text:p>1,35</text:p>
          </table:table-cell>
          <table:table-cell table:style-name="ce15" table:formula="of:=[.F455]+[.E456]" office:value-type="float" office:value="615.258064516133" calcext:value-type="float">
            <text:p>615,26</text:p>
          </table:table-cell>
        </table:table-row>
        <table:table-row table:style-name="ro1"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_ViewComponentNotVisibleOperatorMutator</text:p>
          </table:table-cell>
          <table:table-cell table:style-name="ce13" table:formula="of:=[.D456]+[.B457]" office:value-type="float" office:value="19115" calcext:value-type="float">
            <text:p>19115</text:p>
          </table:table-cell>
          <table:table-cell table:style-name="ce15" table:formula="of:=[.B457]/[.$B$1]" office:value-type="float" office:value="1.35483870967742" calcext:value-type="float">
            <text:p>1,35</text:p>
          </table:table-cell>
          <table:table-cell table:style-name="ce15" table:formula="of:=[.F456]+[.E457]" office:value-type="float" office:value="616.61290322581" calcext:value-type="float">
            <text:p>616,61</text:p>
          </table:table-cell>
        </table:table-row>
        <table:table-row table:style-name="ro1">
          <table:table-cell table:style-name="ce13" office:value-type="float" office:value="456" calcext:value-type="float">
            <text:p>45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_InvalidViewFocusOperatorMutator</text:p>
          </table:table-cell>
          <table:table-cell table:style-name="ce13" table:formula="of:=[.D457]+[.B458]" office:value-type="float" office:value="19157" calcext:value-type="float">
            <text:p>19157</text:p>
          </table:table-cell>
          <table:table-cell table:style-name="ce15" table:formula="of:=[.B458]/[.$B$1]" office:value-type="float" office:value="1.35483870967742" calcext:value-type="float">
            <text:p>1,35</text:p>
          </table:table-cell>
          <table:table-cell table:style-name="ce15" table:formula="of:=[.F457]+[.E458]" office:value-type="float" office:value="617.967741935488" calcext:value-type="float">
            <text:p>617,97</text:p>
          </table:table-cell>
        </table:table-row>
        <table:table-row table:style-name="ro1">
          <table:table-cell table:style-name="ce13" office:value-type="float" office:value="457" calcext:value-type="float">
            <text:p>4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_ViewComponentNotVisibleOperatorMutator</text:p>
          </table:table-cell>
          <table:table-cell table:style-name="ce13" table:formula="of:=[.D458]+[.B459]" office:value-type="float" office:value="19199" calcext:value-type="float">
            <text:p>19199</text:p>
          </table:table-cell>
          <table:table-cell table:style-name="ce15" table:formula="of:=[.B459]/[.$B$1]" office:value-type="float" office:value="1.35483870967742" calcext:value-type="float">
            <text:p>1,35</text:p>
          </table:table-cell>
          <table:table-cell table:style-name="ce15" table:formula="of:=[.F458]+[.E459]" office:value-type="float" office:value="619.322580645165" calcext:value-type="float">
            <text:p>619,32</text:p>
          </table:table-cell>
        </table:table-row>
        <table:table-row table:style-name="ro1">
          <table:table-cell table:style-name="ce13" office:value-type="float" office:value="458" calcext:value-type="float">
            <text:p>4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_InvalidViewFocusOperatorMutator</text:p>
          </table:table-cell>
          <table:table-cell table:style-name="ce13" table:formula="of:=[.D459]+[.B460]" office:value-type="float" office:value="19241" calcext:value-type="float">
            <text:p>19241</text:p>
          </table:table-cell>
          <table:table-cell table:style-name="ce15" table:formula="of:=[.B460]/[.$B$1]" office:value-type="float" office:value="1.35483870967742" calcext:value-type="float">
            <text:p>1,35</text:p>
          </table:table-cell>
          <table:table-cell table:style-name="ce15" table:formula="of:=[.F459]+[.E460]" office:value-type="float" office:value="620.677419354843" calcext:value-type="float">
            <text:p>620,68</text:p>
          </table:table-cell>
        </table:table-row>
        <table:table-row table:style-name="ro1">
          <table:table-cell table:style-name="ce13" office:value-type="float" office:value="459" calcext:value-type="float">
            <text:p>4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_ViewComponentNotVisibleOperatorMutator</text:p>
          </table:table-cell>
          <table:table-cell table:style-name="ce13" table:formula="of:=[.D460]+[.B461]" office:value-type="float" office:value="19283" calcext:value-type="float">
            <text:p>19283</text:p>
          </table:table-cell>
          <table:table-cell table:style-name="ce15" table:formula="of:=[.B461]/[.$B$1]" office:value-type="float" office:value="1.35483870967742" calcext:value-type="float">
            <text:p>1,35</text:p>
          </table:table-cell>
          <table:table-cell table:style-name="ce15" table:formula="of:=[.F460]+[.E461]" office:value-type="float" office:value="622.03225806452" calcext:value-type="float">
            <text:p>622,03</text:p>
          </table:table-cell>
        </table:table-row>
        <table:table-row table:style-name="ro1"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0_InvalidViewFocusOperatorMutator</text:p>
          </table:table-cell>
          <table:table-cell table:style-name="ce13" table:formula="of:=[.D461]+[.B462]" office:value-type="float" office:value="19325" calcext:value-type="float">
            <text:p>19325</text:p>
          </table:table-cell>
          <table:table-cell table:style-name="ce15" table:formula="of:=[.B462]/[.$B$1]" office:value-type="float" office:value="1.35483870967742" calcext:value-type="float">
            <text:p>1,35</text:p>
          </table:table-cell>
          <table:table-cell table:style-name="ce15" table:formula="of:=[.F461]+[.E462]" office:value-type="float" office:value="623.387096774198" calcext:value-type="float">
            <text:p>623,39</text:p>
          </table:table-cell>
        </table:table-row>
        <table:table-row table:style-name="ro1"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1_ViewComponentNotVisibleOperatorMutator</text:p>
          </table:table-cell>
          <table:table-cell table:style-name="ce13" table:formula="of:=[.D462]+[.B463]" office:value-type="float" office:value="19367" calcext:value-type="float">
            <text:p>19367</text:p>
          </table:table-cell>
          <table:table-cell table:style-name="ce15" table:formula="of:=[.B463]/[.$B$1]" office:value-type="float" office:value="1.35483870967742" calcext:value-type="float">
            <text:p>1,35</text:p>
          </table:table-cell>
          <table:table-cell table:style-name="ce15" table:formula="of:=[.F462]+[.E463]" office:value-type="float" office:value="624.741935483875" calcext:value-type="float">
            <text:p>624,74</text:p>
          </table:table-cell>
        </table:table-row>
        <table:table-row table:style-name="ro1">
          <table:table-cell table:style-name="ce13" office:value-type="float" office:value="462" calcext:value-type="float">
            <text:p>4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2_InvalidViewFocusOperatorMutator</text:p>
          </table:table-cell>
          <table:table-cell table:style-name="ce13" table:formula="of:=[.D463]+[.B464]" office:value-type="float" office:value="19409" calcext:value-type="float">
            <text:p>19409</text:p>
          </table:table-cell>
          <table:table-cell table:style-name="ce15" table:formula="of:=[.B464]/[.$B$1]" office:value-type="float" office:value="1.35483870967742" calcext:value-type="float">
            <text:p>1,35</text:p>
          </table:table-cell>
          <table:table-cell table:style-name="ce15" table:formula="of:=[.F463]+[.E464]" office:value-type="float" office:value="626.096774193553" calcext:value-type="float">
            <text:p>626,10</text:p>
          </table:table-cell>
        </table:table-row>
        <table:table-row table:style-name="ro1">
          <table:table-cell table:style-name="ce13" office:value-type="float" office:value="463" calcext:value-type="float">
            <text:p>46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3_ViewComponentNotVisibleOperatorMutator</text:p>
          </table:table-cell>
          <table:table-cell table:style-name="ce13" table:formula="of:=[.D464]+[.B465]" office:value-type="float" office:value="19451" calcext:value-type="float">
            <text:p>19451</text:p>
          </table:table-cell>
          <table:table-cell table:style-name="ce15" table:formula="of:=[.B465]/[.$B$1]" office:value-type="float" office:value="1.35483870967742" calcext:value-type="float">
            <text:p>1,35</text:p>
          </table:table-cell>
          <table:table-cell table:style-name="ce15" table:formula="of:=[.F464]+[.E465]" office:value-type="float" office:value="627.45161290323" calcext:value-type="float">
            <text:p>627,45</text:p>
          </table:table-cell>
        </table:table-row>
        <table:table-row table:style-name="ro1"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4_InvalidViewFocusOperatorMutator</text:p>
          </table:table-cell>
          <table:table-cell table:style-name="ce13" table:formula="of:=[.D465]+[.B466]" office:value-type="float" office:value="19493" calcext:value-type="float">
            <text:p>19493</text:p>
          </table:table-cell>
          <table:table-cell table:style-name="ce15" table:formula="of:=[.B466]/[.$B$1]" office:value-type="float" office:value="1.35483870967742" calcext:value-type="float">
            <text:p>1,35</text:p>
          </table:table-cell>
          <table:table-cell table:style-name="ce15" table:formula="of:=[.F465]+[.E466]" office:value-type="float" office:value="628.806451612907" calcext:value-type="float">
            <text:p>628,81</text:p>
          </table:table-cell>
        </table:table-row>
        <table:table-row table:style-name="ro1">
          <table:table-cell table:style-name="ce13" office:value-type="float" office:value="465" calcext:value-type="float">
            <text:p>4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5_ViewComponentNotVisibleOperatorMutator</text:p>
          </table:table-cell>
          <table:table-cell table:style-name="ce13" table:formula="of:=[.D466]+[.B467]" office:value-type="float" office:value="19535" calcext:value-type="float">
            <text:p>19535</text:p>
          </table:table-cell>
          <table:table-cell table:style-name="ce15" table:formula="of:=[.B467]/[.$B$1]" office:value-type="float" office:value="1.35483870967742" calcext:value-type="float">
            <text:p>1,35</text:p>
          </table:table-cell>
          <table:table-cell table:style-name="ce15" table:formula="of:=[.F466]+[.E467]" office:value-type="float" office:value="630.161290322585" calcext:value-type="float">
            <text:p>630,16</text:p>
          </table:table-cell>
        </table:table-row>
        <table:table-row table:style-name="ro1"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6_InvalidViewFocusOperatorMutator</text:p>
          </table:table-cell>
          <table:table-cell table:style-name="ce13" table:formula="of:=[.D467]+[.B468]" office:value-type="float" office:value="19577" calcext:value-type="float">
            <text:p>19577</text:p>
          </table:table-cell>
          <table:table-cell table:style-name="ce15" table:formula="of:=[.B468]/[.$B$1]" office:value-type="float" office:value="1.35483870967742" calcext:value-type="float">
            <text:p>1,35</text:p>
          </table:table-cell>
          <table:table-cell table:style-name="ce15" table:formula="of:=[.F467]+[.E468]" office:value-type="float" office:value="631.516129032262" calcext:value-type="float">
            <text:p>631,52</text:p>
          </table:table-cell>
        </table:table-row>
        <table:table-row table:style-name="ro1"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7_ViewComponentNotVisibleOperatorMutator</text:p>
          </table:table-cell>
          <table:table-cell table:style-name="ce13" table:formula="of:=[.D468]+[.B469]" office:value-type="float" office:value="19619" calcext:value-type="float">
            <text:p>19619</text:p>
          </table:table-cell>
          <table:table-cell table:style-name="ce15" table:formula="of:=[.B469]/[.$B$1]" office:value-type="float" office:value="1.35483870967742" calcext:value-type="float">
            <text:p>1,35</text:p>
          </table:table-cell>
          <table:table-cell table:style-name="ce15" table:formula="of:=[.F468]+[.E469]" office:value-type="float" office:value="632.87096774194" calcext:value-type="float">
            <text:p>632,87</text:p>
          </table:table-cell>
        </table:table-row>
        <table:table-row table:style-name="ro1"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8_BinaryMutator</text:p>
          </table:table-cell>
          <table:table-cell table:style-name="ce13" table:formula="of:=[.D469]+[.B470]" office:value-type="float" office:value="19661" calcext:value-type="float">
            <text:p>19661</text:p>
          </table:table-cell>
          <table:table-cell table:style-name="ce15" table:formula="of:=[.B470]/[.$B$1]" office:value-type="float" office:value="1.35483870967742" calcext:value-type="float">
            <text:p>1,35</text:p>
          </table:table-cell>
          <table:table-cell table:style-name="ce15" table:formula="of:=[.F469]+[.E470]" office:value-type="float" office:value="634.225806451617" calcext:value-type="float">
            <text:p>634,23</text:p>
          </table:table-cell>
        </table:table-row>
        <table:table-row table:style-name="ro1">
          <table:table-cell table:style-name="ce13" office:value-type="float" office:value="469" calcext:value-type="float">
            <text:p>4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19_InvalidViewFocusOperatorMutator</text:p>
          </table:table-cell>
          <table:table-cell table:style-name="ce13" table:formula="of:=[.D470]+[.B471]" office:value-type="float" office:value="19703" calcext:value-type="float">
            <text:p>19703</text:p>
          </table:table-cell>
          <table:table-cell table:style-name="ce15" table:formula="of:=[.B471]/[.$B$1]" office:value-type="float" office:value="1.35483870967742" calcext:value-type="float">
            <text:p>1,35</text:p>
          </table:table-cell>
          <table:table-cell table:style-name="ce15" table:formula="of:=[.F470]+[.E471]" office:value-type="float" office:value="635.580645161295" calcext:value-type="float">
            <text:p>635,58</text:p>
          </table:table-cell>
        </table:table-row>
        <table:table-row table:style-name="ro1"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0_ViewComponentNotVisibleOperatorMutator</text:p>
          </table:table-cell>
          <table:table-cell table:style-name="ce13" table:formula="of:=[.D471]+[.B472]" office:value-type="float" office:value="19745" calcext:value-type="float">
            <text:p>19745</text:p>
          </table:table-cell>
          <table:table-cell table:style-name="ce15" table:formula="of:=[.B472]/[.$B$1]" office:value-type="float" office:value="1.35483870967742" calcext:value-type="float">
            <text:p>1,35</text:p>
          </table:table-cell>
          <table:table-cell table:style-name="ce15" table:formula="of:=[.F471]+[.E472]" office:value-type="float" office:value="636.935483870972" calcext:value-type="float">
            <text:p>636,94</text:p>
          </table:table-cell>
        </table:table-row>
        <table:table-row table:style-name="ro1"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1_InvalidViewFocusOperatorMutator</text:p>
          </table:table-cell>
          <table:table-cell table:style-name="ce13" table:formula="of:=[.D472]+[.B473]" office:value-type="float" office:value="19787" calcext:value-type="float">
            <text:p>19787</text:p>
          </table:table-cell>
          <table:table-cell table:style-name="ce15" table:formula="of:=[.B473]/[.$B$1]" office:value-type="float" office:value="1.35483870967742" calcext:value-type="float">
            <text:p>1,35</text:p>
          </table:table-cell>
          <table:table-cell table:style-name="ce15" table:formula="of:=[.F472]+[.E473]" office:value-type="float" office:value="638.290322580649" calcext:value-type="float">
            <text:p>638,29</text:p>
          </table:table-cell>
        </table:table-row>
        <table:table-row table:style-name="ro1">
          <table:table-cell table:style-name="ce13" office:value-type="float" office:value="472" calcext:value-type="float">
            <text:p>47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2_ViewComponentNotVisibleOperatorMutator</text:p>
          </table:table-cell>
          <table:table-cell table:style-name="ce13" table:formula="of:=[.D473]+[.B474]" office:value-type="float" office:value="19829" calcext:value-type="float">
            <text:p>19829</text:p>
          </table:table-cell>
          <table:table-cell table:style-name="ce15" table:formula="of:=[.B474]/[.$B$1]" office:value-type="float" office:value="1.35483870967742" calcext:value-type="float">
            <text:p>1,35</text:p>
          </table:table-cell>
          <table:table-cell table:style-name="ce15" table:formula="of:=[.F473]+[.E474]" office:value-type="float" office:value="639.645161290327" calcext:value-type="float">
            <text:p>639,65</text:p>
          </table:table-cell>
        </table:table-row>
        <table:table-row table:style-name="ro1">
          <table:table-cell table:style-name="ce13" office:value-type="float" office:value="473" calcext:value-type="float">
            <text:p>47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3_InvalidViewFocusOperatorMutator</text:p>
          </table:table-cell>
          <table:table-cell table:style-name="ce13" table:formula="of:=[.D474]+[.B475]" office:value-type="float" office:value="19871" calcext:value-type="float">
            <text:p>19871</text:p>
          </table:table-cell>
          <table:table-cell table:style-name="ce15" table:formula="of:=[.B475]/[.$B$1]" office:value-type="float" office:value="1.35483870967742" calcext:value-type="float">
            <text:p>1,35</text:p>
          </table:table-cell>
          <table:table-cell table:style-name="ce15" table:formula="of:=[.F474]+[.E475]" office:value-type="float" office:value="641.000000000004" calcext:value-type="float">
            <text:p>641,00</text:p>
          </table:table-cell>
        </table:table-row>
        <table:table-row table:style-name="ro1">
          <table:table-cell table:style-name="ce13" office:value-type="float" office:value="474" calcext:value-type="float">
            <text:p>47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4_ViewComponentNotVisibleOperatorMutator</text:p>
          </table:table-cell>
          <table:table-cell table:style-name="ce13" table:formula="of:=[.D475]+[.B476]" office:value-type="float" office:value="19913" calcext:value-type="float">
            <text:p>19913</text:p>
          </table:table-cell>
          <table:table-cell table:style-name="ce15" table:formula="of:=[.B476]/[.$B$1]" office:value-type="float" office:value="1.35483870967742" calcext:value-type="float">
            <text:p>1,35</text:p>
          </table:table-cell>
          <table:table-cell table:style-name="ce15" table:formula="of:=[.F475]+[.E476]" office:value-type="float" office:value="642.354838709682" calcext:value-type="float">
            <text:p>642,35</text:p>
          </table:table-cell>
        </table:table-row>
        <table:table-row table:style-name="ro1">
          <table:table-cell table:style-name="ce13" office:value-type="float" office:value="475" calcext:value-type="float">
            <text:p>4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5_InvalidViewFocusOperatorMutator</text:p>
          </table:table-cell>
          <table:table-cell table:style-name="ce13" table:formula="of:=[.D476]+[.B477]" office:value-type="float" office:value="19955" calcext:value-type="float">
            <text:p>19955</text:p>
          </table:table-cell>
          <table:table-cell table:style-name="ce15" table:formula="of:=[.B477]/[.$B$1]" office:value-type="float" office:value="1.35483870967742" calcext:value-type="float">
            <text:p>1,35</text:p>
          </table:table-cell>
          <table:table-cell table:style-name="ce15" table:formula="of:=[.F476]+[.E477]" office:value-type="float" office:value="643.709677419359" calcext:value-type="float">
            <text:p>643,71</text:p>
          </table:table-cell>
        </table:table-row>
        <table:table-row table:style-name="ro1"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6_ViewComponentNotVisibleOperatorMutator</text:p>
          </table:table-cell>
          <table:table-cell table:style-name="ce13" table:formula="of:=[.D477]+[.B478]" office:value-type="float" office:value="19997" calcext:value-type="float">
            <text:p>19997</text:p>
          </table:table-cell>
          <table:table-cell table:style-name="ce15" table:formula="of:=[.B478]/[.$B$1]" office:value-type="float" office:value="1.35483870967742" calcext:value-type="float">
            <text:p>1,35</text:p>
          </table:table-cell>
          <table:table-cell table:style-name="ce15" table:formula="of:=[.F477]+[.E478]" office:value-type="float" office:value="645.064516129037" calcext:value-type="float">
            <text:p>645,06</text:p>
          </table:table-cell>
        </table:table-row>
        <table:table-row table:style-name="ro1"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7_InvalidViewFocusOperatorMutator</text:p>
          </table:table-cell>
          <table:table-cell table:style-name="ce13" table:formula="of:=[.D478]+[.B479]" office:value-type="float" office:value="20039" calcext:value-type="float">
            <text:p>20039</text:p>
          </table:table-cell>
          <table:table-cell table:style-name="ce15" table:formula="of:=[.B479]/[.$B$1]" office:value-type="float" office:value="1.35483870967742" calcext:value-type="float">
            <text:p>1,35</text:p>
          </table:table-cell>
          <table:table-cell table:style-name="ce15" table:formula="of:=[.F478]+[.E479]" office:value-type="float" office:value="646.419354838714" calcext:value-type="float">
            <text:p>646,42</text:p>
          </table:table-cell>
        </table:table-row>
        <table:table-row table:style-name="ro1">
          <table:table-cell table:style-name="ce13" office:value-type="float" office:value="478" calcext:value-type="float">
            <text:p>4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8_ViewComponentNotVisibleOperatorMutator</text:p>
          </table:table-cell>
          <table:table-cell table:style-name="ce13" table:formula="of:=[.D479]+[.B480]" office:value-type="float" office:value="20081" calcext:value-type="float">
            <text:p>20081</text:p>
          </table:table-cell>
          <table:table-cell table:style-name="ce15" table:formula="of:=[.B480]/[.$B$1]" office:value-type="float" office:value="1.35483870967742" calcext:value-type="float">
            <text:p>1,35</text:p>
          </table:table-cell>
          <table:table-cell table:style-name="ce15" table:formula="of:=[.F479]+[.E480]" office:value-type="float" office:value="647.774193548392" calcext:value-type="float">
            <text:p>647,77</text:p>
          </table:table-cell>
        </table:table-row>
        <table:table-row table:style-name="ro1"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29_InvalidViewFocusOperatorMutator</text:p>
          </table:table-cell>
          <table:table-cell table:style-name="ce13" table:formula="of:=[.D480]+[.B481]" office:value-type="float" office:value="20123" calcext:value-type="float">
            <text:p>20123</text:p>
          </table:table-cell>
          <table:table-cell table:style-name="ce15" table:formula="of:=[.B481]/[.$B$1]" office:value-type="float" office:value="1.35483870967742" calcext:value-type="float">
            <text:p>1,35</text:p>
          </table:table-cell>
          <table:table-cell table:style-name="ce15" table:formula="of:=[.F480]+[.E481]" office:value-type="float" office:value="649.129032258069" calcext:value-type="float">
            <text:p>649,13</text:p>
          </table:table-cell>
        </table:table-row>
        <table:table-row table:style-name="ro1"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0_ViewComponentNotVisibleOperatorMutator</text:p>
          </table:table-cell>
          <table:table-cell table:style-name="ce13" table:formula="of:=[.D481]+[.B482]" office:value-type="float" office:value="20165" calcext:value-type="float">
            <text:p>20165</text:p>
          </table:table-cell>
          <table:table-cell table:style-name="ce15" table:formula="of:=[.B482]/[.$B$1]" office:value-type="float" office:value="1.35483870967742" calcext:value-type="float">
            <text:p>1,35</text:p>
          </table:table-cell>
          <table:table-cell table:style-name="ce15" table:formula="of:=[.F481]+[.E482]" office:value-type="float" office:value="650.483870967746" calcext:value-type="float">
            <text:p>650,48</text:p>
          </table:table-cell>
        </table:table-row>
        <table:table-row table:style-name="ro1"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1_BinaryMutator</text:p>
          </table:table-cell>
          <table:table-cell table:style-name="ce13" table:formula="of:=[.D482]+[.B483]" office:value-type="float" office:value="20207" calcext:value-type="float">
            <text:p>20207</text:p>
          </table:table-cell>
          <table:table-cell table:style-name="ce15" table:formula="of:=[.B483]/[.$B$1]" office:value-type="float" office:value="1.35483870967742" calcext:value-type="float">
            <text:p>1,35</text:p>
          </table:table-cell>
          <table:table-cell table:style-name="ce15" table:formula="of:=[.F482]+[.E483]" office:value-type="float" office:value="651.838709677424" calcext:value-type="float">
            <text:p>651,84</text:p>
          </table:table-cell>
        </table:table-row>
        <table:table-row table:style-name="ro1">
          <table:table-cell table:style-name="ce13" office:value-type="float" office:value="482" calcext:value-type="float">
            <text:p>48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2_InvalidViewFocusOperatorMutator</text:p>
          </table:table-cell>
          <table:table-cell table:style-name="ce13" table:formula="of:=[.D483]+[.B484]" office:value-type="float" office:value="20249" calcext:value-type="float">
            <text:p>20249</text:p>
          </table:table-cell>
          <table:table-cell table:style-name="ce15" table:formula="of:=[.B484]/[.$B$1]" office:value-type="float" office:value="1.35483870967742" calcext:value-type="float">
            <text:p>1,35</text:p>
          </table:table-cell>
          <table:table-cell table:style-name="ce15" table:formula="of:=[.F483]+[.E484]" office:value-type="float" office:value="653.193548387101" calcext:value-type="float">
            <text:p>653,19</text:p>
          </table:table-cell>
        </table:table-row>
        <table:table-row table:style-name="ro1">
          <table:table-cell table:style-name="ce13" office:value-type="float" office:value="483" calcext:value-type="float">
            <text:p>4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3_ViewComponentNotVisibleOperatorMutator</text:p>
          </table:table-cell>
          <table:table-cell table:style-name="ce13" table:formula="of:=[.D484]+[.B485]" office:value-type="float" office:value="20291" calcext:value-type="float">
            <text:p>20291</text:p>
          </table:table-cell>
          <table:table-cell table:style-name="ce15" table:formula="of:=[.B485]/[.$B$1]" office:value-type="float" office:value="1.35483870967742" calcext:value-type="float">
            <text:p>1,35</text:p>
          </table:table-cell>
          <table:table-cell table:style-name="ce15" table:formula="of:=[.F484]+[.E485]" office:value-type="float" office:value="654.548387096779" calcext:value-type="float">
            <text:p>654,55</text:p>
          </table:table-cell>
        </table:table-row>
        <table:table-row table:style-name="ro1">
          <table:table-cell table:style-name="ce13" office:value-type="float" office:value="484" calcext:value-type="float">
            <text:p>48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4_InvalidViewFocusOperatorMutator</text:p>
          </table:table-cell>
          <table:table-cell table:style-name="ce13" table:formula="of:=[.D485]+[.B486]" office:value-type="float" office:value="20333" calcext:value-type="float">
            <text:p>20333</text:p>
          </table:table-cell>
          <table:table-cell table:style-name="ce15" table:formula="of:=[.B486]/[.$B$1]" office:value-type="float" office:value="1.35483870967742" calcext:value-type="float">
            <text:p>1,35</text:p>
          </table:table-cell>
          <table:table-cell table:style-name="ce15" table:formula="of:=[.F485]+[.E486]" office:value-type="float" office:value="655.903225806456" calcext:value-type="float">
            <text:p>655,90</text:p>
          </table:table-cell>
        </table:table-row>
        <table:table-row table:style-name="ro1">
          <table:table-cell table:style-name="ce13" office:value-type="float" office:value="485" calcext:value-type="float">
            <text:p>48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5_ViewComponentNotVisibleOperatorMutator</text:p>
          </table:table-cell>
          <table:table-cell table:style-name="ce13" table:formula="of:=[.D486]+[.B487]" office:value-type="float" office:value="20375" calcext:value-type="float">
            <text:p>20375</text:p>
          </table:table-cell>
          <table:table-cell table:style-name="ce15" table:formula="of:=[.B487]/[.$B$1]" office:value-type="float" office:value="1.35483870967742" calcext:value-type="float">
            <text:p>1,35</text:p>
          </table:table-cell>
          <table:table-cell table:style-name="ce15" table:formula="of:=[.F486]+[.E487]" office:value-type="float" office:value="657.258064516134" calcext:value-type="float">
            <text:p>657,26</text:p>
          </table:table-cell>
        </table:table-row>
        <table:table-row table:style-name="ro1">
          <table:table-cell table:style-name="ce13" office:value-type="float" office:value="486" calcext:value-type="float">
            <text:p>48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6_InvalidViewFocusOperatorMutator</text:p>
          </table:table-cell>
          <table:table-cell table:style-name="ce13" table:formula="of:=[.D487]+[.B488]" office:value-type="float" office:value="20417" calcext:value-type="float">
            <text:p>20417</text:p>
          </table:table-cell>
          <table:table-cell table:style-name="ce15" table:formula="of:=[.B488]/[.$B$1]" office:value-type="float" office:value="1.35483870967742" calcext:value-type="float">
            <text:p>1,35</text:p>
          </table:table-cell>
          <table:table-cell table:style-name="ce15" table:formula="of:=[.F487]+[.E488]" office:value-type="float" office:value="658.612903225811" calcext:value-type="float">
            <text:p>658,61</text:p>
          </table:table-cell>
        </table:table-row>
        <table:table-row table:style-name="ro1">
          <table:table-cell table:style-name="ce13" office:value-type="float" office:value="487" calcext:value-type="float">
            <text:p>48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7_ViewComponentNotVisibleOperatorMutator</text:p>
          </table:table-cell>
          <table:table-cell table:style-name="ce13" table:formula="of:=[.D488]+[.B489]" office:value-type="float" office:value="20459" calcext:value-type="float">
            <text:p>20459</text:p>
          </table:table-cell>
          <table:table-cell table:style-name="ce15" table:formula="of:=[.B489]/[.$B$1]" office:value-type="float" office:value="1.35483870967742" calcext:value-type="float">
            <text:p>1,35</text:p>
          </table:table-cell>
          <table:table-cell table:style-name="ce15" table:formula="of:=[.F488]+[.E489]" office:value-type="float" office:value="659.967741935489" calcext:value-type="float">
            <text:p>659,97</text:p>
          </table:table-cell>
        </table:table-row>
        <table:table-row table:style-name="ro1">
          <table:table-cell table:style-name="ce13" office:value-type="float" office:value="488" calcext:value-type="float">
            <text:p>48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8_InvalidViewFocusOperatorMutator</text:p>
          </table:table-cell>
          <table:table-cell table:style-name="ce13" table:formula="of:=[.D489]+[.B490]" office:value-type="float" office:value="20501" calcext:value-type="float">
            <text:p>20501</text:p>
          </table:table-cell>
          <table:table-cell table:style-name="ce15" table:formula="of:=[.B490]/[.$B$1]" office:value-type="float" office:value="1.35483870967742" calcext:value-type="float">
            <text:p>1,35</text:p>
          </table:table-cell>
          <table:table-cell table:style-name="ce15" table:formula="of:=[.F489]+[.E490]" office:value-type="float" office:value="661.322580645166" calcext:value-type="float">
            <text:p>661,32</text:p>
          </table:table-cell>
        </table:table-row>
        <table:table-row table:style-name="ro1">
          <table:table-cell table:style-name="ce13" office:value-type="float" office:value="489" calcext:value-type="float">
            <text:p>4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39_ViewComponentNotVisibleOperatorMutator</text:p>
          </table:table-cell>
          <table:table-cell table:style-name="ce13" table:formula="of:=[.D490]+[.B491]" office:value-type="float" office:value="20543" calcext:value-type="float">
            <text:p>20543</text:p>
          </table:table-cell>
          <table:table-cell table:style-name="ce15" table:formula="of:=[.B491]/[.$B$1]" office:value-type="float" office:value="1.35483870967742" calcext:value-type="float">
            <text:p>1,35</text:p>
          </table:table-cell>
          <table:table-cell table:style-name="ce15" table:formula="of:=[.F490]+[.E491]" office:value-type="float" office:value="662.677419354843" calcext:value-type="float">
            <text:p>662,68</text:p>
          </table:table-cell>
        </table:table-row>
        <table:table-row table:style-name="ro1"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0_InvalidViewFocusOperatorMutator</text:p>
          </table:table-cell>
          <table:table-cell table:style-name="ce13" table:formula="of:=[.D491]+[.B492]" office:value-type="float" office:value="20585" calcext:value-type="float">
            <text:p>20585</text:p>
          </table:table-cell>
          <table:table-cell table:style-name="ce15" table:formula="of:=[.B492]/[.$B$1]" office:value-type="float" office:value="1.35483870967742" calcext:value-type="float">
            <text:p>1,35</text:p>
          </table:table-cell>
          <table:table-cell table:style-name="ce15" table:formula="of:=[.F491]+[.E492]" office:value-type="float" office:value="664.032258064521" calcext:value-type="float">
            <text:p>664,03</text:p>
          </table:table-cell>
        </table:table-row>
        <table:table-row table:style-name="ro1">
          <table:table-cell table:style-name="ce13" office:value-type="float" office:value="491" calcext:value-type="float">
            <text:p>49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1_ViewComponentNotVisibleOperatorMutator</text:p>
          </table:table-cell>
          <table:table-cell table:style-name="ce13" table:formula="of:=[.D492]+[.B493]" office:value-type="float" office:value="20627" calcext:value-type="float">
            <text:p>20627</text:p>
          </table:table-cell>
          <table:table-cell table:style-name="ce15" table:formula="of:=[.B493]/[.$B$1]" office:value-type="float" office:value="1.35483870967742" calcext:value-type="float">
            <text:p>1,35</text:p>
          </table:table-cell>
          <table:table-cell table:style-name="ce15" table:formula="of:=[.F492]+[.E493]" office:value-type="float" office:value="665.387096774198" calcext:value-type="float">
            <text:p>665,39</text:p>
          </table:table-cell>
        </table:table-row>
        <table:table-row table:style-name="ro1">
          <table:table-cell table:style-name="ce13" office:value-type="float" office:value="492" calcext:value-type="float">
            <text:p>4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2_InvalidViewFocusOperatorMutator</text:p>
          </table:table-cell>
          <table:table-cell table:style-name="ce13" table:formula="of:=[.D493]+[.B494]" office:value-type="float" office:value="20669" calcext:value-type="float">
            <text:p>20669</text:p>
          </table:table-cell>
          <table:table-cell table:style-name="ce15" table:formula="of:=[.B494]/[.$B$1]" office:value-type="float" office:value="1.35483870967742" calcext:value-type="float">
            <text:p>1,35</text:p>
          </table:table-cell>
          <table:table-cell table:style-name="ce15" table:formula="of:=[.F493]+[.E494]" office:value-type="float" office:value="666.741935483876" calcext:value-type="float">
            <text:p>666,74</text:p>
          </table:table-cell>
        </table:table-row>
        <table:table-row table:style-name="ro1"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3_ViewComponentNotVisibleOperatorMutator</text:p>
          </table:table-cell>
          <table:table-cell table:style-name="ce13" table:formula="of:=[.D494]+[.B495]" office:value-type="float" office:value="20711" calcext:value-type="float">
            <text:p>20711</text:p>
          </table:table-cell>
          <table:table-cell table:style-name="ce15" table:formula="of:=[.B495]/[.$B$1]" office:value-type="float" office:value="1.35483870967742" calcext:value-type="float">
            <text:p>1,35</text:p>
          </table:table-cell>
          <table:table-cell table:style-name="ce15" table:formula="of:=[.F494]+[.E495]" office:value-type="float" office:value="668.096774193553" calcext:value-type="float">
            <text:p>668,10</text:p>
          </table:table-cell>
        </table:table-row>
        <table:table-row table:style-name="ro1">
          <table:table-cell table:style-name="ce13" office:value-type="float" office:value="494" calcext:value-type="float">
            <text:p>49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4_InvalidViewFocusOperatorMutator</text:p>
          </table:table-cell>
          <table:table-cell table:style-name="ce13" table:formula="of:=[.D495]+[.B496]" office:value-type="float" office:value="20753" calcext:value-type="float">
            <text:p>20753</text:p>
          </table:table-cell>
          <table:table-cell table:style-name="ce15" table:formula="of:=[.B496]/[.$B$1]" office:value-type="float" office:value="1.35483870967742" calcext:value-type="float">
            <text:p>1,35</text:p>
          </table:table-cell>
          <table:table-cell table:style-name="ce15" table:formula="of:=[.F495]+[.E496]" office:value-type="float" office:value="669.451612903231" calcext:value-type="float">
            <text:p>669,45</text:p>
          </table:table-cell>
        </table:table-row>
        <table:table-row table:style-name="ro1">
          <table:table-cell table:style-name="ce13" office:value-type="float" office:value="495" calcext:value-type="float">
            <text:p>4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5_ViewComponentNotVisibleOperatorMutator</text:p>
          </table:table-cell>
          <table:table-cell table:style-name="ce13" table:formula="of:=[.D496]+[.B497]" office:value-type="float" office:value="20795" calcext:value-type="float">
            <text:p>20795</text:p>
          </table:table-cell>
          <table:table-cell table:style-name="ce15" table:formula="of:=[.B497]/[.$B$1]" office:value-type="float" office:value="1.35483870967742" calcext:value-type="float">
            <text:p>1,35</text:p>
          </table:table-cell>
          <table:table-cell table:style-name="ce15" table:formula="of:=[.F496]+[.E497]" office:value-type="float" office:value="670.806451612908" calcext:value-type="float">
            <text:p>670,81</text:p>
          </table:table-cell>
        </table:table-row>
        <table:table-row table:style-name="ro1">
          <table:table-cell table:style-name="ce13" office:value-type="float" office:value="496" calcext:value-type="float">
            <text:p>4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6_InvalidViewFocusOperatorMutator</text:p>
          </table:table-cell>
          <table:table-cell table:style-name="ce13" table:formula="of:=[.D497]+[.B498]" office:value-type="float" office:value="20837" calcext:value-type="float">
            <text:p>20837</text:p>
          </table:table-cell>
          <table:table-cell table:style-name="ce15" table:formula="of:=[.B498]/[.$B$1]" office:value-type="float" office:value="1.35483870967742" calcext:value-type="float">
            <text:p>1,35</text:p>
          </table:table-cell>
          <table:table-cell table:style-name="ce15" table:formula="of:=[.F497]+[.E498]" office:value-type="float" office:value="672.161290322585" calcext:value-type="float">
            <text:p>672,16</text:p>
          </table:table-cell>
        </table:table-row>
        <table:table-row table:style-name="ro1">
          <table:table-cell table:style-name="ce13" office:value-type="float" office:value="497" calcext:value-type="float">
            <text:p>4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7_ViewComponentNotVisibleOperatorMutator</text:p>
          </table:table-cell>
          <table:table-cell table:style-name="ce13" table:formula="of:=[.D498]+[.B499]" office:value-type="float" office:value="20879" calcext:value-type="float">
            <text:p>20879</text:p>
          </table:table-cell>
          <table:table-cell table:style-name="ce15" table:formula="of:=[.B499]/[.$B$1]" office:value-type="float" office:value="1.35483870967742" calcext:value-type="float">
            <text:p>1,35</text:p>
          </table:table-cell>
          <table:table-cell table:style-name="ce15" table:formula="of:=[.F498]+[.E499]" office:value-type="float" office:value="673.516129032263" calcext:value-type="float">
            <text:p>673,52</text:p>
          </table:table-cell>
        </table:table-row>
        <table:table-row table:style-name="ro1">
          <table:table-cell table:style-name="ce13" office:value-type="float" office:value="498" calcext:value-type="float">
            <text:p>4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8_InvalidViewFocusOperatorMutator</text:p>
          </table:table-cell>
          <table:table-cell table:style-name="ce13" table:formula="of:=[.D499]+[.B500]" office:value-type="float" office:value="20921" calcext:value-type="float">
            <text:p>20921</text:p>
          </table:table-cell>
          <table:table-cell table:style-name="ce15" table:formula="of:=[.B500]/[.$B$1]" office:value-type="float" office:value="1.35483870967742" calcext:value-type="float">
            <text:p>1,35</text:p>
          </table:table-cell>
          <table:table-cell table:style-name="ce15" table:formula="of:=[.F499]+[.E500]" office:value-type="float" office:value="674.87096774194" calcext:value-type="float">
            <text:p>674,87</text:p>
          </table:table-cell>
        </table:table-row>
        <table:table-row table:style-name="ro1"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49_ViewComponentNotVisibleOperatorMutator</text:p>
          </table:table-cell>
          <table:table-cell table:style-name="ce13" table:formula="of:=[.D500]+[.B501]" office:value-type="float" office:value="20963" calcext:value-type="float">
            <text:p>20963</text:p>
          </table:table-cell>
          <table:table-cell table:style-name="ce15" table:formula="of:=[.B501]/[.$B$1]" office:value-type="float" office:value="1.35483870967742" calcext:value-type="float">
            <text:p>1,35</text:p>
          </table:table-cell>
          <table:table-cell table:style-name="ce15" table:formula="of:=[.F500]+[.E501]" office:value-type="float" office:value="676.225806451618" calcext:value-type="float">
            <text:p>676,23</text:p>
          </table:table-cell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0_InvalidViewFocusOperatorMutator</text:p>
          </table:table-cell>
          <table:table-cell table:style-name="ce13" table:formula="of:=[.D501]+[.B502]" office:value-type="float" office:value="21005" calcext:value-type="float">
            <text:p>21005</text:p>
          </table:table-cell>
          <table:table-cell table:style-name="ce15" table:formula="of:=[.B502]/[.$B$1]" office:value-type="float" office:value="1.35483870967742" calcext:value-type="float">
            <text:p>1,35</text:p>
          </table:table-cell>
          <table:table-cell table:style-name="ce15" table:formula="of:=[.F501]+[.E502]" office:value-type="float" office:value="677.580645161295" calcext:value-type="float">
            <text:p>677,58</text:p>
          </table:table-cell>
        </table:table-row>
        <table:table-row table:style-name="ro1">
          <table:table-cell table:style-name="ce13" office:value-type="float" office:value="501" calcext:value-type="float">
            <text:p>5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1_ViewComponentNotVisibleOperatorMutator</text:p>
          </table:table-cell>
          <table:table-cell table:style-name="ce13" table:formula="of:=[.D502]+[.B503]" office:value-type="float" office:value="21047" calcext:value-type="float">
            <text:p>21047</text:p>
          </table:table-cell>
          <table:table-cell table:style-name="ce15" table:formula="of:=[.B503]/[.$B$1]" office:value-type="float" office:value="1.35483870967742" calcext:value-type="float">
            <text:p>1,35</text:p>
          </table:table-cell>
          <table:table-cell table:style-name="ce15" table:formula="of:=[.F502]+[.E503]" office:value-type="float" office:value="678.935483870973" calcext:value-type="float">
            <text:p>678,94</text:p>
          </table:table-cell>
        </table:table-row>
        <table:table-row table:style-name="ro1">
          <table:table-cell table:style-name="ce13" office:value-type="float" office:value="502" calcext:value-type="float">
            <text:p>5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2_InvalidViewFocusOperatorMutator</text:p>
          </table:table-cell>
          <table:table-cell table:style-name="ce13" table:formula="of:=[.D503]+[.B504]" office:value-type="float" office:value="21089" calcext:value-type="float">
            <text:p>21089</text:p>
          </table:table-cell>
          <table:table-cell table:style-name="ce15" table:formula="of:=[.B504]/[.$B$1]" office:value-type="float" office:value="1.35483870967742" calcext:value-type="float">
            <text:p>1,35</text:p>
          </table:table-cell>
          <table:table-cell table:style-name="ce15" table:formula="of:=[.F503]+[.E504]" office:value-type="float" office:value="680.29032258065" calcext:value-type="float">
            <text:p>680,29</text:p>
          </table:table-cell>
        </table:table-row>
        <table:table-row table:style-name="ro1"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3_ViewComponentNotVisibleOperatorMutator</text:p>
          </table:table-cell>
          <table:table-cell table:style-name="ce13" table:formula="of:=[.D504]+[.B505]" office:value-type="float" office:value="21131" calcext:value-type="float">
            <text:p>21131</text:p>
          </table:table-cell>
          <table:table-cell table:style-name="ce15" table:formula="of:=[.B505]/[.$B$1]" office:value-type="float" office:value="1.35483870967742" calcext:value-type="float">
            <text:p>1,35</text:p>
          </table:table-cell>
          <table:table-cell table:style-name="ce15" table:formula="of:=[.F504]+[.E505]" office:value-type="float" office:value="681.645161290327" calcext:value-type="float">
            <text:p>681,65</text:p>
          </table:table-cell>
        </table:table-row>
        <table:table-row table:style-name="ro1">
          <table:table-cell table:style-name="ce13" office:value-type="float" office:value="504" calcext:value-type="float">
            <text:p>50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4_InvalidViewFocusOperatorMutator</text:p>
          </table:table-cell>
          <table:table-cell table:style-name="ce13" table:formula="of:=[.D505]+[.B506]" office:value-type="float" office:value="21173" calcext:value-type="float">
            <text:p>21173</text:p>
          </table:table-cell>
          <table:table-cell table:style-name="ce15" table:formula="of:=[.B506]/[.$B$1]" office:value-type="float" office:value="1.35483870967742" calcext:value-type="float">
            <text:p>1,35</text:p>
          </table:table-cell>
          <table:table-cell table:style-name="ce15" table:formula="of:=[.F505]+[.E506]" office:value-type="float" office:value="683.000000000005" calcext:value-type="float">
            <text:p>683,00</text:p>
          </table:table-cell>
        </table:table-row>
        <table:table-row table:style-name="ro1"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5_ViewComponentNotVisibleOperatorMutator</text:p>
          </table:table-cell>
          <table:table-cell table:style-name="ce13" table:formula="of:=[.D506]+[.B507]" office:value-type="float" office:value="21215" calcext:value-type="float">
            <text:p>21215</text:p>
          </table:table-cell>
          <table:table-cell table:style-name="ce15" table:formula="of:=[.B507]/[.$B$1]" office:value-type="float" office:value="1.35483870967742" calcext:value-type="float">
            <text:p>1,35</text:p>
          </table:table-cell>
          <table:table-cell table:style-name="ce15" table:formula="of:=[.F506]+[.E507]" office:value-type="float" office:value="684.354838709682" calcext:value-type="float">
            <text:p>684,35</text:p>
          </table:table-cell>
        </table:table-row>
        <table:table-row table:style-name="ro1">
          <table:table-cell table:style-name="ce13" office:value-type="float" office:value="506" calcext:value-type="float">
            <text:p>5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6_InvalidViewFocusOperatorMutator</text:p>
          </table:table-cell>
          <table:table-cell table:style-name="ce13" table:formula="of:=[.D507]+[.B508]" office:value-type="float" office:value="21257" calcext:value-type="float">
            <text:p>21257</text:p>
          </table:table-cell>
          <table:table-cell table:style-name="ce15" table:formula="of:=[.B508]/[.$B$1]" office:value-type="float" office:value="1.35483870967742" calcext:value-type="float">
            <text:p>1,35</text:p>
          </table:table-cell>
          <table:table-cell table:style-name="ce15" table:formula="of:=[.F507]+[.E508]" office:value-type="float" office:value="685.70967741936" calcext:value-type="float">
            <text:p>685,71</text:p>
          </table:table-cell>
        </table:table-row>
        <table:table-row table:style-name="ro1"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GeneralDialogCreation_57_ViewComponentNotVisibleOperatorMutator</text:p>
          </table:table-cell>
          <table:table-cell table:style-name="ce13" table:formula="of:=[.D508]+[.B509]" office:value-type="float" office:value="21300" calcext:value-type="float">
            <text:p>21300</text:p>
          </table:table-cell>
          <table:table-cell table:style-name="ce15" table:formula="of:=[.B509]/[.$B$1]" office:value-type="float" office:value="1.38709677419355" calcext:value-type="float">
            <text:p>1,39</text:p>
          </table:table-cell>
          <table:table-cell table:style-name="ce15" table:formula="of:=[.F508]+[.E509]" office:value-type="float" office:value="687.096774193553" calcext:value-type="float">
            <text:p>687,10</text:p>
          </table:table-cell>
        </table:table-row>
        <table:table-row table:style-name="ro1">
          <table:table-cell table:style-name="ce13" office:value-type="float" office:value="508" calcext:value-type="float">
            <text:p>5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8_BinaryMutator</text:p>
          </table:table-cell>
          <table:table-cell table:style-name="ce13" table:formula="of:=[.D509]+[.B510]" office:value-type="float" office:value="21342" calcext:value-type="float">
            <text:p>21342</text:p>
          </table:table-cell>
          <table:table-cell table:style-name="ce15" table:formula="of:=[.B510]/[.$B$1]" office:value-type="float" office:value="1.35483870967742" calcext:value-type="float">
            <text:p>1,35</text:p>
          </table:table-cell>
          <table:table-cell table:style-name="ce15" table:formula="of:=[.F509]+[.E510]" office:value-type="float" office:value="688.451612903231" calcext:value-type="float">
            <text:p>688,45</text:p>
          </table:table-cell>
        </table:table-row>
        <table:table-row table:style-name="ro1">
          <table:table-cell table:style-name="ce13" office:value-type="float" office:value="509" calcext:value-type="float">
            <text:p>50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59_InvalidViewFocusOperatorMutator</text:p>
          </table:table-cell>
          <table:table-cell table:style-name="ce13" table:formula="of:=[.D510]+[.B511]" office:value-type="float" office:value="21384" calcext:value-type="float">
            <text:p>21384</text:p>
          </table:table-cell>
          <table:table-cell table:style-name="ce15" table:formula="of:=[.B511]/[.$B$1]" office:value-type="float" office:value="1.35483870967742" calcext:value-type="float">
            <text:p>1,35</text:p>
          </table:table-cell>
          <table:table-cell table:style-name="ce15" table:formula="of:=[.F510]+[.E511]" office:value-type="float" office:value="689.806451612908" calcext:value-type="float">
            <text:p>689,81</text:p>
          </table:table-cell>
        </table:table-row>
        <table:table-row table:style-name="ro1"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0_ViewComponentNotVisibleOperatorMutator</text:p>
          </table:table-cell>
          <table:table-cell table:style-name="ce13" table:formula="of:=[.D511]+[.B512]" office:value-type="float" office:value="21426" calcext:value-type="float">
            <text:p>21426</text:p>
          </table:table-cell>
          <table:table-cell table:style-name="ce15" table:formula="of:=[.B512]/[.$B$1]" office:value-type="float" office:value="1.35483870967742" calcext:value-type="float">
            <text:p>1,35</text:p>
          </table:table-cell>
          <table:table-cell table:style-name="ce15" table:formula="of:=[.F511]+[.E512]" office:value-type="float" office:value="691.161290322586" calcext:value-type="float">
            <text:p>691,16</text:p>
          </table:table-cell>
        </table:table-row>
        <table:table-row table:style-name="ro1"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GeneralDialogCreation_61_InvalidViewFocusOperatorMutator</text:p>
          </table:table-cell>
          <table:table-cell table:style-name="ce13" table:formula="of:=[.D512]+[.B513]" office:value-type="float" office:value="21469" calcext:value-type="float">
            <text:p>21469</text:p>
          </table:table-cell>
          <table:table-cell table:style-name="ce15" table:formula="of:=[.B513]/[.$B$1]" office:value-type="float" office:value="1.38709677419355" calcext:value-type="float">
            <text:p>1,39</text:p>
          </table:table-cell>
          <table:table-cell table:style-name="ce15" table:formula="of:=[.F512]+[.E513]" office:value-type="float" office:value="692.548387096779" calcext:value-type="float">
            <text:p>692,55</text:p>
          </table:table-cell>
        </table:table-row>
        <table:table-row table:style-name="ro1"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2_ViewComponentNotVisibleOperatorMutator</text:p>
          </table:table-cell>
          <table:table-cell table:style-name="ce13" table:formula="of:=[.D513]+[.B514]" office:value-type="float" office:value="21511" calcext:value-type="float">
            <text:p>21511</text:p>
          </table:table-cell>
          <table:table-cell table:style-name="ce15" table:formula="of:=[.B514]/[.$B$1]" office:value-type="float" office:value="1.35483870967742" calcext:value-type="float">
            <text:p>1,35</text:p>
          </table:table-cell>
          <table:table-cell table:style-name="ce15" table:formula="of:=[.F513]+[.E514]" office:value-type="float" office:value="693.903225806457" calcext:value-type="float">
            <text:p>693,90</text:p>
          </table:table-cell>
        </table:table-row>
        <table:table-row table:style-name="ro1">
          <table:table-cell table:style-name="ce13" office:value-type="float" office:value="513" calcext:value-type="float">
            <text:p>5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3_InvalidViewFocusOperatorMutator</text:p>
          </table:table-cell>
          <table:table-cell table:style-name="ce13" table:formula="of:=[.D514]+[.B515]" office:value-type="float" office:value="21553" calcext:value-type="float">
            <text:p>21553</text:p>
          </table:table-cell>
          <table:table-cell table:style-name="ce15" table:formula="of:=[.B515]/[.$B$1]" office:value-type="float" office:value="1.35483870967742" calcext:value-type="float">
            <text:p>1,35</text:p>
          </table:table-cell>
          <table:table-cell table:style-name="ce15" table:formula="of:=[.F514]+[.E515]" office:value-type="float" office:value="695.258064516134" calcext:value-type="float">
            <text:p>695,26</text:p>
          </table:table-cell>
        </table:table-row>
        <table:table-row table:style-name="ro1"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4_ViewComponentNotVisibleOperatorMutator</text:p>
          </table:table-cell>
          <table:table-cell table:style-name="ce13" table:formula="of:=[.D515]+[.B516]" office:value-type="float" office:value="21595" calcext:value-type="float">
            <text:p>21595</text:p>
          </table:table-cell>
          <table:table-cell table:style-name="ce15" table:formula="of:=[.B516]/[.$B$1]" office:value-type="float" office:value="1.35483870967742" calcext:value-type="float">
            <text:p>1,35</text:p>
          </table:table-cell>
          <table:table-cell table:style-name="ce15" table:formula="of:=[.F515]+[.E516]" office:value-type="float" office:value="696.612903225812" calcext:value-type="float">
            <text:p>696,61</text:p>
          </table:table-cell>
        </table:table-row>
        <table:table-row table:style-name="ro1">
          <table:table-cell table:style-name="ce13" office:value-type="float" office:value="515" calcext:value-type="float">
            <text:p>5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5_BuggyGUIListenerOperatorMutator</text:p>
          </table:table-cell>
          <table:table-cell table:style-name="ce13" table:formula="of:=[.D516]+[.B517]" office:value-type="float" office:value="21637" calcext:value-type="float">
            <text:p>21637</text:p>
          </table:table-cell>
          <table:table-cell table:style-name="ce15" table:formula="of:=[.B517]/[.$B$1]" office:value-type="float" office:value="1.35483870967742" calcext:value-type="float">
            <text:p>1,35</text:p>
          </table:table-cell>
          <table:table-cell table:style-name="ce15" table:formula="of:=[.F516]+[.E517]" office:value-type="float" office:value="697.967741935489" calcext:value-type="float">
            <text:p>697,97</text:p>
          </table:table-cell>
        </table:table-row>
        <table:table-row table:style-name="ro1">
          <table:table-cell table:style-name="ce13" office:value-type="float" office:value="516" calcext:value-type="float">
            <text:p>51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GeneralDialogCreation_66_InvalidViewFocusOperatorMutator</text:p>
          </table:table-cell>
          <table:table-cell table:style-name="ce13" table:formula="of:=[.D517]+[.B518]" office:value-type="float" office:value="21680" calcext:value-type="float">
            <text:p>21680</text:p>
          </table:table-cell>
          <table:table-cell table:style-name="ce15" table:formula="of:=[.B518]/[.$B$1]" office:value-type="float" office:value="1.38709677419355" calcext:value-type="float">
            <text:p>1,39</text:p>
          </table:table-cell>
          <table:table-cell table:style-name="ce15" table:formula="of:=[.F517]+[.E518]" office:value-type="float" office:value="699.354838709682" calcext:value-type="float">
            <text:p>699,35</text:p>
          </table:table-cell>
        </table:table-row>
        <table:table-row table:style-name="ro1"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7_ViewComponentNotVisibleOperatorMutator</text:p>
          </table:table-cell>
          <table:table-cell table:style-name="ce13" table:formula="of:=[.D518]+[.B519]" office:value-type="float" office:value="21722" calcext:value-type="float">
            <text:p>21722</text:p>
          </table:table-cell>
          <table:table-cell table:style-name="ce15" table:formula="of:=[.B519]/[.$B$1]" office:value-type="float" office:value="1.35483870967742" calcext:value-type="float">
            <text:p>1,35</text:p>
          </table:table-cell>
          <table:table-cell table:style-name="ce15" table:formula="of:=[.F518]+[.E519]" office:value-type="float" office:value="700.70967741936" calcext:value-type="float">
            <text:p>700,71</text:p>
          </table:table-cell>
        </table:table-row>
        <table:table-row table:style-name="ro1"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8_InvalidViewFocusOperatorMutator</text:p>
          </table:table-cell>
          <table:table-cell table:style-name="ce13" table:formula="of:=[.D519]+[.B520]" office:value-type="float" office:value="21764" calcext:value-type="float">
            <text:p>21764</text:p>
          </table:table-cell>
          <table:table-cell table:style-name="ce15" table:formula="of:=[.B520]/[.$B$1]" office:value-type="float" office:value="1.35483870967742" calcext:value-type="float">
            <text:p>1,35</text:p>
          </table:table-cell>
          <table:table-cell table:style-name="ce15" table:formula="of:=[.F519]+[.E520]" office:value-type="float" office:value="702.064516129037" calcext:value-type="float">
            <text:p>702,06</text:p>
          </table:table-cell>
        </table:table-row>
        <table:table-row table:style-name="ro1"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69_ViewComponentNotVisibleOperatorMutator</text:p>
          </table:table-cell>
          <table:table-cell table:style-name="ce13" table:formula="of:=[.D520]+[.B521]" office:value-type="float" office:value="21806" calcext:value-type="float">
            <text:p>21806</text:p>
          </table:table-cell>
          <table:table-cell table:style-name="ce15" table:formula="of:=[.B521]/[.$B$1]" office:value-type="float" office:value="1.35483870967742" calcext:value-type="float">
            <text:p>1,35</text:p>
          </table:table-cell>
          <table:table-cell table:style-name="ce15" table:formula="of:=[.F520]+[.E521]" office:value-type="float" office:value="703.419354838715" calcext:value-type="float">
            <text:p>703,42</text:p>
          </table:table-cell>
        </table:table-row>
        <table:table-row table:style-name="ro1"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0_InvalidViewFocusOperatorMutator</text:p>
          </table:table-cell>
          <table:table-cell table:style-name="ce13" table:formula="of:=[.D521]+[.B522]" office:value-type="float" office:value="21848" calcext:value-type="float">
            <text:p>21848</text:p>
          </table:table-cell>
          <table:table-cell table:style-name="ce15" table:formula="of:=[.B522]/[.$B$1]" office:value-type="float" office:value="1.35483870967742" calcext:value-type="float">
            <text:p>1,35</text:p>
          </table:table-cell>
          <table:table-cell table:style-name="ce15" table:formula="of:=[.F521]+[.E522]" office:value-type="float" office:value="704.774193548392" calcext:value-type="float">
            <text:p>704,77</text:p>
          </table:table-cell>
        </table:table-row>
        <table:table-row table:style-name="ro1"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1_ViewComponentNotVisibleOperatorMutator</text:p>
          </table:table-cell>
          <table:table-cell table:style-name="ce13" table:formula="of:=[.D522]+[.B523]" office:value-type="float" office:value="21890" calcext:value-type="float">
            <text:p>21890</text:p>
          </table:table-cell>
          <table:table-cell table:style-name="ce15" table:formula="of:=[.B523]/[.$B$1]" office:value-type="float" office:value="1.35483870967742" calcext:value-type="float">
            <text:p>1,35</text:p>
          </table:table-cell>
          <table:table-cell table:style-name="ce15" table:formula="of:=[.F522]+[.E523]" office:value-type="float" office:value="706.12903225807" calcext:value-type="float">
            <text:p>706,13</text:p>
          </table:table-cell>
        </table:table-row>
        <table:table-row table:style-name="ro1"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2_InvalidViewFocusOperatorMutator</text:p>
          </table:table-cell>
          <table:table-cell table:style-name="ce13" table:formula="of:=[.D523]+[.B524]" office:value-type="float" office:value="21932" calcext:value-type="float">
            <text:p>21932</text:p>
          </table:table-cell>
          <table:table-cell table:style-name="ce15" table:formula="of:=[.B524]/[.$B$1]" office:value-type="float" office:value="1.35483870967742" calcext:value-type="float">
            <text:p>1,35</text:p>
          </table:table-cell>
          <table:table-cell table:style-name="ce15" table:formula="of:=[.F523]+[.E524]" office:value-type="float" office:value="707.483870967747" calcext:value-type="float">
            <text:p>707,48</text:p>
          </table:table-cell>
        </table:table-row>
        <table:table-row table:style-name="ro1"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3_ViewComponentNotVisibleOperatorMutator</text:p>
          </table:table-cell>
          <table:table-cell table:style-name="ce13" table:formula="of:=[.D524]+[.B525]" office:value-type="float" office:value="21974" calcext:value-type="float">
            <text:p>21974</text:p>
          </table:table-cell>
          <table:table-cell table:style-name="ce15" table:formula="of:=[.B525]/[.$B$1]" office:value-type="float" office:value="1.35483870967742" calcext:value-type="float">
            <text:p>1,35</text:p>
          </table:table-cell>
          <table:table-cell table:style-name="ce15" table:formula="of:=[.F524]+[.E525]" office:value-type="float" office:value="708.838709677424" calcext:value-type="float">
            <text:p>708,84</text:p>
          </table:table-cell>
        </table:table-row>
        <table:table-row table:style-name="ro1"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GeneralDialogCreation_74_InvalidViewFocusOperatorMutator</text:p>
          </table:table-cell>
          <table:table-cell table:style-name="ce13" table:formula="of:=[.D525]+[.B526]" office:value-type="float" office:value="22017" calcext:value-type="float">
            <text:p>22017</text:p>
          </table:table-cell>
          <table:table-cell table:style-name="ce15" table:formula="of:=[.B526]/[.$B$1]" office:value-type="float" office:value="1.38709677419355" calcext:value-type="float">
            <text:p>1,39</text:p>
          </table:table-cell>
          <table:table-cell table:style-name="ce15" table:formula="of:=[.F525]+[.E526]" office:value-type="float" office:value="710.225806451618" calcext:value-type="float">
            <text:p>710,23</text:p>
          </table:table-cell>
        </table:table-row>
        <table:table-row table:style-name="ro1"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5_ViewComponentNotVisibleOperatorMutator</text:p>
          </table:table-cell>
          <table:table-cell table:style-name="ce13" table:formula="of:=[.D526]+[.B527]" office:value-type="float" office:value="22059" calcext:value-type="float">
            <text:p>22059</text:p>
          </table:table-cell>
          <table:table-cell table:style-name="ce15" table:formula="of:=[.B527]/[.$B$1]" office:value-type="float" office:value="1.35483870967742" calcext:value-type="float">
            <text:p>1,35</text:p>
          </table:table-cell>
          <table:table-cell table:style-name="ce15" table:formula="of:=[.F526]+[.E527]" office:value-type="float" office:value="711.580645161296" calcext:value-type="float">
            <text:p>711,58</text:p>
          </table:table-cell>
        </table:table-row>
        <table:table-row table:style-name="ro1">
          <table:table-cell table:style-name="ce13" office:value-type="float" office:value="526" calcext:value-type="float">
            <text:p>5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6_InvalidViewFocusOperatorMutator</text:p>
          </table:table-cell>
          <table:table-cell table:style-name="ce13" table:formula="of:=[.D527]+[.B528]" office:value-type="float" office:value="22101" calcext:value-type="float">
            <text:p>22101</text:p>
          </table:table-cell>
          <table:table-cell table:style-name="ce15" table:formula="of:=[.B528]/[.$B$1]" office:value-type="float" office:value="1.35483870967742" calcext:value-type="float">
            <text:p>1,35</text:p>
          </table:table-cell>
          <table:table-cell table:style-name="ce15" table:formula="of:=[.F527]+[.E528]" office:value-type="float" office:value="712.935483870973" calcext:value-type="float">
            <text:p>712,94</text:p>
          </table:table-cell>
        </table:table-row>
        <table:table-row table:style-name="ro1"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7_ViewComponentNotVisibleOperatorMutator</text:p>
          </table:table-cell>
          <table:table-cell table:style-name="ce13" table:formula="of:=[.D528]+[.B529]" office:value-type="float" office:value="22143" calcext:value-type="float">
            <text:p>22143</text:p>
          </table:table-cell>
          <table:table-cell table:style-name="ce15" table:formula="of:=[.B529]/[.$B$1]" office:value-type="float" office:value="1.35483870967742" calcext:value-type="float">
            <text:p>1,35</text:p>
          </table:table-cell>
          <table:table-cell table:style-name="ce15" table:formula="of:=[.F528]+[.E529]" office:value-type="float" office:value="714.29032258065" calcext:value-type="float">
            <text:p>714,29</text:p>
          </table:table-cell>
        </table:table-row>
        <table:table-row table:style-name="ro1">
          <table:table-cell table:style-name="ce13" office:value-type="float" office:value="528" calcext:value-type="float">
            <text:p>5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8_InvalidViewFocusOperatorMutator</text:p>
          </table:table-cell>
          <table:table-cell table:style-name="ce13" table:formula="of:=[.D529]+[.B530]" office:value-type="float" office:value="22185" calcext:value-type="float">
            <text:p>22185</text:p>
          </table:table-cell>
          <table:table-cell table:style-name="ce15" table:formula="of:=[.B530]/[.$B$1]" office:value-type="float" office:value="1.35483870967742" calcext:value-type="float">
            <text:p>1,35</text:p>
          </table:table-cell>
          <table:table-cell table:style-name="ce15" table:formula="of:=[.F529]+[.E530]" office:value-type="float" office:value="715.645161290328" calcext:value-type="float">
            <text:p>715,65</text:p>
          </table:table-cell>
        </table:table-row>
        <table:table-row table:style-name="ro1"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79_ViewComponentNotVisibleOperatorMutator</text:p>
          </table:table-cell>
          <table:table-cell table:style-name="ce13" table:formula="of:=[.D530]+[.B531]" office:value-type="float" office:value="22227" calcext:value-type="float">
            <text:p>22227</text:p>
          </table:table-cell>
          <table:table-cell table:style-name="ce15" table:formula="of:=[.B531]/[.$B$1]" office:value-type="float" office:value="1.35483870967742" calcext:value-type="float">
            <text:p>1,35</text:p>
          </table:table-cell>
          <table:table-cell table:style-name="ce15" table:formula="of:=[.F530]+[.E531]" office:value-type="float" office:value="717.000000000005" calcext:value-type="float">
            <text:p>717,00</text:p>
          </table:table-cell>
        </table:table-row>
        <table:table-row table:style-name="ro1"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0_InvalidViewFocusOperatorMutator</text:p>
          </table:table-cell>
          <table:table-cell table:style-name="ce13" table:formula="of:=[.D531]+[.B532]" office:value-type="float" office:value="22269" calcext:value-type="float">
            <text:p>22269</text:p>
          </table:table-cell>
          <table:table-cell table:style-name="ce15" table:formula="of:=[.B532]/[.$B$1]" office:value-type="float" office:value="1.35483870967742" calcext:value-type="float">
            <text:p>1,35</text:p>
          </table:table-cell>
          <table:table-cell table:style-name="ce15" table:formula="of:=[.F531]+[.E532]" office:value-type="float" office:value="718.354838709683" calcext:value-type="float">
            <text:p>718,35</text:p>
          </table:table-cell>
        </table:table-row>
        <table:table-row table:style-name="ro1"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1_ViewComponentNotVisibleOperatorMutator</text:p>
          </table:table-cell>
          <table:table-cell table:style-name="ce13" table:formula="of:=[.D532]+[.B533]" office:value-type="float" office:value="22311" calcext:value-type="float">
            <text:p>22311</text:p>
          </table:table-cell>
          <table:table-cell table:style-name="ce15" table:formula="of:=[.B533]/[.$B$1]" office:value-type="float" office:value="1.35483870967742" calcext:value-type="float">
            <text:p>1,35</text:p>
          </table:table-cell>
          <table:table-cell table:style-name="ce15" table:formula="of:=[.F532]+[.E533]" office:value-type="float" office:value="719.70967741936" calcext:value-type="float">
            <text:p>719,71</text:p>
          </table:table-cell>
        </table:table-row>
        <table:table-row table:style-name="ro1">
          <table:table-cell table:style-name="ce13" office:value-type="float" office:value="532" calcext:value-type="float">
            <text:p>5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2_InvalidViewFocusOperatorMutator</text:p>
          </table:table-cell>
          <table:table-cell table:style-name="ce13" table:formula="of:=[.D533]+[.B534]" office:value-type="float" office:value="22353" calcext:value-type="float">
            <text:p>22353</text:p>
          </table:table-cell>
          <table:table-cell table:style-name="ce15" table:formula="of:=[.B534]/[.$B$1]" office:value-type="float" office:value="1.35483870967742" calcext:value-type="float">
            <text:p>1,35</text:p>
          </table:table-cell>
          <table:table-cell table:style-name="ce15" table:formula="of:=[.F533]+[.E534]" office:value-type="float" office:value="721.064516129038" calcext:value-type="float">
            <text:p>721,06</text:p>
          </table:table-cell>
        </table:table-row>
        <table:table-row table:style-name="ro1">
          <table:table-cell table:style-name="ce13" office:value-type="float" office:value="533" calcext:value-type="float">
            <text:p>5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3_ViewComponentNotVisibleOperatorMutator</text:p>
          </table:table-cell>
          <table:table-cell table:style-name="ce13" table:formula="of:=[.D534]+[.B535]" office:value-type="float" office:value="22395" calcext:value-type="float">
            <text:p>22395</text:p>
          </table:table-cell>
          <table:table-cell table:style-name="ce15" table:formula="of:=[.B535]/[.$B$1]" office:value-type="float" office:value="1.35483870967742" calcext:value-type="float">
            <text:p>1,35</text:p>
          </table:table-cell>
          <table:table-cell table:style-name="ce15" table:formula="of:=[.F534]+[.E535]" office:value-type="float" office:value="722.419354838715" calcext:value-type="float">
            <text:p>722,42</text:p>
          </table:table-cell>
        </table:table-row>
        <table:table-row table:style-name="ro1"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4_InvalidViewFocusOperatorMutator</text:p>
          </table:table-cell>
          <table:table-cell table:style-name="ce13" table:formula="of:=[.D535]+[.B536]" office:value-type="float" office:value="22437" calcext:value-type="float">
            <text:p>22437</text:p>
          </table:table-cell>
          <table:table-cell table:style-name="ce15" table:formula="of:=[.B536]/[.$B$1]" office:value-type="float" office:value="1.35483870967742" calcext:value-type="float">
            <text:p>1,35</text:p>
          </table:table-cell>
          <table:table-cell table:style-name="ce15" table:formula="of:=[.F535]+[.E536]" office:value-type="float" office:value="723.774193548392" calcext:value-type="float">
            <text:p>723,77</text:p>
          </table:table-cell>
        </table:table-row>
        <table:table-row table:style-name="ro1">
          <table:table-cell table:style-name="ce13" office:value-type="float" office:value="535" calcext:value-type="float">
            <text:p>5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5_ViewComponentNotVisibleOperatorMutator</text:p>
          </table:table-cell>
          <table:table-cell table:style-name="ce13" table:formula="of:=[.D536]+[.B537]" office:value-type="float" office:value="22479" calcext:value-type="float">
            <text:p>22479</text:p>
          </table:table-cell>
          <table:table-cell table:style-name="ce15" table:formula="of:=[.B537]/[.$B$1]" office:value-type="float" office:value="1.35483870967742" calcext:value-type="float">
            <text:p>1,35</text:p>
          </table:table-cell>
          <table:table-cell table:style-name="ce15" table:formula="of:=[.F536]+[.E537]" office:value-type="float" office:value="725.12903225807" calcext:value-type="float">
            <text:p>725,13</text:p>
          </table:table-cell>
        </table:table-row>
        <table:table-row table:style-name="ro1">
          <table:table-cell table:style-name="ce13" office:value-type="float" office:value="536" calcext:value-type="float">
            <text:p>53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6_InvalidViewFocusOperatorMutator</text:p>
          </table:table-cell>
          <table:table-cell table:style-name="ce13" table:formula="of:=[.D537]+[.B538]" office:value-type="float" office:value="22521" calcext:value-type="float">
            <text:p>22521</text:p>
          </table:table-cell>
          <table:table-cell table:style-name="ce15" table:formula="of:=[.B538]/[.$B$1]" office:value-type="float" office:value="1.35483870967742" calcext:value-type="float">
            <text:p>1,35</text:p>
          </table:table-cell>
          <table:table-cell table:style-name="ce15" table:formula="of:=[.F537]+[.E538]" office:value-type="float" office:value="726.483870967747" calcext:value-type="float">
            <text:p>726,48</text:p>
          </table:table-cell>
        </table:table-row>
        <table:table-row table:style-name="ro1"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7_ViewComponentNotVisibleOperatorMutator</text:p>
          </table:table-cell>
          <table:table-cell table:style-name="ce13" table:formula="of:=[.D538]+[.B539]" office:value-type="float" office:value="22563" calcext:value-type="float">
            <text:p>22563</text:p>
          </table:table-cell>
          <table:table-cell table:style-name="ce15" table:formula="of:=[.B539]/[.$B$1]" office:value-type="float" office:value="1.35483870967742" calcext:value-type="float">
            <text:p>1,35</text:p>
          </table:table-cell>
          <table:table-cell table:style-name="ce15" table:formula="of:=[.F538]+[.E539]" office:value-type="float" office:value="727.838709677425" calcext:value-type="float">
            <text:p>727,84</text:p>
          </table:table-cell>
        </table:table-row>
        <table:table-row table:style-name="ro1"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8_InvalidViewFocusOperatorMutator</text:p>
          </table:table-cell>
          <table:table-cell table:style-name="ce13" table:formula="of:=[.D539]+[.B540]" office:value-type="float" office:value="22605" calcext:value-type="float">
            <text:p>22605</text:p>
          </table:table-cell>
          <table:table-cell table:style-name="ce15" table:formula="of:=[.B540]/[.$B$1]" office:value-type="float" office:value="1.35483870967742" calcext:value-type="float">
            <text:p>1,35</text:p>
          </table:table-cell>
          <table:table-cell table:style-name="ce15" table:formula="of:=[.F539]+[.E540]" office:value-type="float" office:value="729.193548387102" calcext:value-type="float">
            <text:p>729,19</text:p>
          </table:table-cell>
        </table:table-row>
        <table:table-row table:style-name="ro1">
          <table:table-cell table:style-name="ce13" office:value-type="float" office:value="539" calcext:value-type="float">
            <text:p>53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89_ViewComponentNotVisibleOperatorMutator</text:p>
          </table:table-cell>
          <table:table-cell table:style-name="ce13" table:formula="of:=[.D540]+[.B541]" office:value-type="float" office:value="22647" calcext:value-type="float">
            <text:p>22647</text:p>
          </table:table-cell>
          <table:table-cell table:style-name="ce15" table:formula="of:=[.B541]/[.$B$1]" office:value-type="float" office:value="1.35483870967742" calcext:value-type="float">
            <text:p>1,35</text:p>
          </table:table-cell>
          <table:table-cell table:style-name="ce15" table:formula="of:=[.F540]+[.E541]" office:value-type="float" office:value="730.54838709678" calcext:value-type="float">
            <text:p>730,55</text:p>
          </table:table-cell>
        </table:table-row>
        <table:table-row table:style-name="ro1"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0_InvalidViewFocusOperatorMutator</text:p>
          </table:table-cell>
          <table:table-cell table:style-name="ce13" table:formula="of:=[.D541]+[.B542]" office:value-type="float" office:value="22689" calcext:value-type="float">
            <text:p>22689</text:p>
          </table:table-cell>
          <table:table-cell table:style-name="ce15" table:formula="of:=[.B542]/[.$B$1]" office:value-type="float" office:value="1.35483870967742" calcext:value-type="float">
            <text:p>1,35</text:p>
          </table:table-cell>
          <table:table-cell table:style-name="ce15" table:formula="of:=[.F541]+[.E542]" office:value-type="float" office:value="731.903225806457" calcext:value-type="float">
            <text:p>731,90</text:p>
          </table:table-cell>
        </table:table-row>
        <table:table-row table:style-name="ro1"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1_ViewComponentNotVisibleOperatorMutator</text:p>
          </table:table-cell>
          <table:table-cell table:style-name="ce13" table:formula="of:=[.D542]+[.B543]" office:value-type="float" office:value="22731" calcext:value-type="float">
            <text:p>22731</text:p>
          </table:table-cell>
          <table:table-cell table:style-name="ce15" table:formula="of:=[.B543]/[.$B$1]" office:value-type="float" office:value="1.35483870967742" calcext:value-type="float">
            <text:p>1,35</text:p>
          </table:table-cell>
          <table:table-cell table:style-name="ce15" table:formula="of:=[.F542]+[.E543]" office:value-type="float" office:value="733.258064516135" calcext:value-type="float">
            <text:p>733,26</text:p>
          </table:table-cell>
        </table:table-row>
        <table:table-row table:style-name="ro1"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2_InvalidViewFocusOperatorMutator</text:p>
          </table:table-cell>
          <table:table-cell table:style-name="ce13" table:formula="of:=[.D543]+[.B544]" office:value-type="float" office:value="22773" calcext:value-type="float">
            <text:p>22773</text:p>
          </table:table-cell>
          <table:table-cell table:style-name="ce15" table:formula="of:=[.B544]/[.$B$1]" office:value-type="float" office:value="1.35483870967742" calcext:value-type="float">
            <text:p>1,35</text:p>
          </table:table-cell>
          <table:table-cell table:style-name="ce15" table:formula="of:=[.F543]+[.E544]" office:value-type="float" office:value="734.612903225812" calcext:value-type="float">
            <text:p>734,61</text:p>
          </table:table-cell>
        </table:table-row>
        <table:table-row table:style-name="ro1">
          <table:table-cell table:style-name="ce13" office:value-type="float" office:value="543" calcext:value-type="float">
            <text:p>5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3_ViewComponentNotVisibleOperatorMutator</text:p>
          </table:table-cell>
          <table:table-cell table:style-name="ce13" table:formula="of:=[.D544]+[.B545]" office:value-type="float" office:value="22815" calcext:value-type="float">
            <text:p>22815</text:p>
          </table:table-cell>
          <table:table-cell table:style-name="ce15" table:formula="of:=[.B545]/[.$B$1]" office:value-type="float" office:value="1.35483870967742" calcext:value-type="float">
            <text:p>1,35</text:p>
          </table:table-cell>
          <table:table-cell table:style-name="ce15" table:formula="of:=[.F544]+[.E545]" office:value-type="float" office:value="735.967741935489" calcext:value-type="float">
            <text:p>735,97</text:p>
          </table:table-cell>
        </table:table-row>
        <table:table-row table:style-name="ro1"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4_BuggyGUIListenerOperatorMutator</text:p>
          </table:table-cell>
          <table:table-cell table:style-name="ce13" table:formula="of:=[.D545]+[.B546]" office:value-type="float" office:value="22857" calcext:value-type="float">
            <text:p>22857</text:p>
          </table:table-cell>
          <table:table-cell table:style-name="ce15" table:formula="of:=[.B546]/[.$B$1]" office:value-type="float" office:value="1.35483870967742" calcext:value-type="float">
            <text:p>1,35</text:p>
          </table:table-cell>
          <table:table-cell table:style-name="ce15" table:formula="of:=[.F545]+[.E546]" office:value-type="float" office:value="737.322580645167" calcext:value-type="float">
            <text:p>737,32</text:p>
          </table:table-cell>
        </table:table-row>
        <table:table-row table:style-name="ro1"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GeneralDialogCreation_95_BuggyGUIListenerOperatorMutator</text:p>
          </table:table-cell>
          <table:table-cell table:style-name="ce13" table:formula="of:=[.D546]+[.B547]" office:value-type="float" office:value="22899" calcext:value-type="float">
            <text:p>22899</text:p>
          </table:table-cell>
          <table:table-cell table:style-name="ce15" table:formula="of:=[.B547]/[.$B$1]" office:value-type="float" office:value="1.35483870967742" calcext:value-type="float">
            <text:p>1,35</text:p>
          </table:table-cell>
          <table:table-cell table:style-name="ce15" table:formula="of:=[.F546]+[.E547]" office:value-type="float" office:value="738.677419354844" calcext:value-type="float">
            <text:p>738,68</text:p>
          </table:table-cell>
        </table:table-row>
        <table:table-row table:style-name="ro1"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mbConnectDialog_0_LengthyGUICreationOperatorMutator</text:p>
          </table:table-cell>
          <table:table-cell table:style-name="ce13" table:formula="of:=[.D547]+[.B548]" office:value-type="float" office:value="22941" calcext:value-type="float">
            <text:p>22941</text:p>
          </table:table-cell>
          <table:table-cell table:style-name="ce15" table:formula="of:=[.B548]/[.$B$1]" office:value-type="float" office:value="1.35483870967742" calcext:value-type="float">
            <text:p>1,35</text:p>
          </table:table-cell>
          <table:table-cell table:style-name="ce15" table:formula="of:=[.F547]+[.E548]" office:value-type="float" office:value="740.032258064522" calcext:value-type="float">
            <text:p>740,03</text:p>
          </table:table-cell>
        </table:table-row>
        <table:table-row table:style-name="ro1"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mbConnectDialog_1_BuggyGUIListenerOperatorMutator</text:p>
          </table:table-cell>
          <table:table-cell table:style-name="ce13" table:formula="of:=[.D548]+[.B549]" office:value-type="float" office:value="22983" calcext:value-type="float">
            <text:p>22983</text:p>
          </table:table-cell>
          <table:table-cell table:style-name="ce15" table:formula="of:=[.B549]/[.$B$1]" office:value-type="float" office:value="1.35483870967742" calcext:value-type="float">
            <text:p>1,35</text:p>
          </table:table-cell>
          <table:table-cell table:style-name="ce15" table:formula="of:=[.F548]+[.E549]" office:value-type="float" office:value="741.387096774199" calcext:value-type="float">
            <text:p>741,39</text:p>
          </table:table-cell>
        </table:table-row>
        <table:table-row table:style-name="ro1"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mbConnectDialog_2_BuggyGUIListenerOperatorMutator</text:p>
          </table:table-cell>
          <table:table-cell table:style-name="ce13" table:formula="of:=[.D549]+[.B550]" office:value-type="float" office:value="23026" calcext:value-type="float">
            <text:p>23026</text:p>
          </table:table-cell>
          <table:table-cell table:style-name="ce15" table:formula="of:=[.B550]/[.$B$1]" office:value-type="float" office:value="1.38709677419355" calcext:value-type="float">
            <text:p>1,39</text:p>
          </table:table-cell>
          <table:table-cell table:style-name="ce15" table:formula="of:=[.F549]+[.E550]" office:value-type="float" office:value="742.774193548393" calcext:value-type="float">
            <text:p>742,77</text:p>
          </table:table-cell>
        </table:table-row>
        <table:table-row table:style-name="ro1">
          <table:table-cell table:style-name="ce13" office:value-type="float" office:value="549" calcext:value-type="float">
            <text:p>5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mbConnectDialog_3_BinaryMutator</text:p>
          </table:table-cell>
          <table:table-cell table:style-name="ce13" table:formula="of:=[.D550]+[.B551]" office:value-type="float" office:value="23068" calcext:value-type="float">
            <text:p>23068</text:p>
          </table:table-cell>
          <table:table-cell table:style-name="ce15" table:formula="of:=[.B551]/[.$B$1]" office:value-type="float" office:value="1.35483870967742" calcext:value-type="float">
            <text:p>1,35</text:p>
          </table:table-cell>
          <table:table-cell table:style-name="ce15" table:formula="of:=[.F550]+[.E551]" office:value-type="float" office:value="744.12903225807" calcext:value-type="float">
            <text:p>744,13</text:p>
          </table:table-cell>
        </table:table-row>
        <table:table-row table:style-name="ro1"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mbConnectDialog_4_BinaryMutator</text:p>
          </table:table-cell>
          <table:table-cell table:style-name="ce13" table:formula="of:=[.D551]+[.B552]" office:value-type="float" office:value="23111" calcext:value-type="float">
            <text:p>23111</text:p>
          </table:table-cell>
          <table:table-cell table:style-name="ce15" table:formula="of:=[.B552]/[.$B$1]" office:value-type="float" office:value="1.38709677419355" calcext:value-type="float">
            <text:p>1,39</text:p>
          </table:table-cell>
          <table:table-cell table:style-name="ce15" table:formula="of:=[.F551]+[.E552]" office:value-type="float" office:value="745.516129032264" calcext:value-type="float">
            <text:p>745,52</text:p>
          </table:table-cell>
        </table:table-row>
        <table:table-row table:style-name="ro1">
          <table:table-cell table:style-name="ce13" office:value-type="float" office:value="551" calcext:value-type="float">
            <text:p>5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0_LengthyGUICreationOperatorMutator</text:p>
          </table:table-cell>
          <table:table-cell table:style-name="ce13" table:formula="of:=[.D552]+[.B553]" office:value-type="float" office:value="23153" calcext:value-type="float">
            <text:p>23153</text:p>
          </table:table-cell>
          <table:table-cell table:style-name="ce15" table:formula="of:=[.B553]/[.$B$1]" office:value-type="float" office:value="1.35483870967742" calcext:value-type="float">
            <text:p>1,35</text:p>
          </table:table-cell>
          <table:table-cell table:style-name="ce15" table:formula="of:=[.F552]+[.E553]" office:value-type="float" office:value="746.870967741941" calcext:value-type="float">
            <text:p>746,87</text:p>
          </table:table-cell>
        </table:table-row>
        <table:table-row table:style-name="ro1"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_FindViewByIdReturnsNullOperatorMutator</text:p>
          </table:table-cell>
          <table:table-cell table:style-name="ce13" table:formula="of:=[.D553]+[.B554]" office:value-type="float" office:value="23195" calcext:value-type="float">
            <text:p>23195</text:p>
          </table:table-cell>
          <table:table-cell table:style-name="ce15" table:formula="of:=[.B554]/[.$B$1]" office:value-type="float" office:value="1.35483870967742" calcext:value-type="float">
            <text:p>1,35</text:p>
          </table:table-cell>
          <table:table-cell table:style-name="ce15" table:formula="of:=[.F553]+[.E554]" office:value-type="float" office:value="748.225806451619" calcext:value-type="float">
            <text:p>748,23</text:p>
          </table:table-cell>
        </table:table-row>
        <table:table-row table:style-name="ro1"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_InvalidIDFindViewOperatorMutator</text:p>
          </table:table-cell>
          <table:table-cell table:style-name="ce13" table:formula="of:=[.D554]+[.B555]" office:value-type="float" office:value="23237" calcext:value-type="float">
            <text:p>23237</text:p>
          </table:table-cell>
          <table:table-cell table:style-name="ce15" table:formula="of:=[.B555]/[.$B$1]" office:value-type="float" office:value="1.35483870967742" calcext:value-type="float">
            <text:p>1,35</text:p>
          </table:table-cell>
          <table:table-cell table:style-name="ce15" table:formula="of:=[.F554]+[.E555]" office:value-type="float" office:value="749.580645161296" calcext:value-type="float">
            <text:p>749,58</text:p>
          </table:table-cell>
        </table:table-row>
        <table:table-row table:style-name="ro1"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3_InvalidViewFocusOperatorMutator</text:p>
          </table:table-cell>
          <table:table-cell table:style-name="ce13" table:formula="of:=[.D555]+[.B556]" office:value-type="float" office:value="23279" calcext:value-type="float">
            <text:p>23279</text:p>
          </table:table-cell>
          <table:table-cell table:style-name="ce15" table:formula="of:=[.B556]/[.$B$1]" office:value-type="float" office:value="1.35483870967742" calcext:value-type="float">
            <text:p>1,35</text:p>
          </table:table-cell>
          <table:table-cell table:style-name="ce15" table:formula="of:=[.F555]+[.E556]" office:value-type="float" office:value="750.935483870973" calcext:value-type="float">
            <text:p>750,94</text:p>
          </table:table-cell>
        </table:table-row>
        <table:table-row table:style-name="ro1"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4_ViewComponentNotVisibleOperatorMutator</text:p>
          </table:table-cell>
          <table:table-cell table:style-name="ce13" table:formula="of:=[.D556]+[.B557]" office:value-type="float" office:value="23321" calcext:value-type="float">
            <text:p>23321</text:p>
          </table:table-cell>
          <table:table-cell table:style-name="ce15" table:formula="of:=[.B557]/[.$B$1]" office:value-type="float" office:value="1.35483870967742" calcext:value-type="float">
            <text:p>1,35</text:p>
          </table:table-cell>
          <table:table-cell table:style-name="ce15" table:formula="of:=[.F556]+[.E557]" office:value-type="float" office:value="752.290322580651" calcext:value-type="float">
            <text:p>752,29</text:p>
          </table:table-cell>
        </table:table-row>
        <table:table-row table:style-name="ro1">
          <table:table-cell table:style-name="ce13" office:value-type="float" office:value="556" calcext:value-type="float">
            <text:p>55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5_FindViewByIdReturnsNullOperatorMutator</text:p>
          </table:table-cell>
          <table:table-cell table:style-name="ce13" table:formula="of:=[.D557]+[.B558]" office:value-type="float" office:value="23363" calcext:value-type="float">
            <text:p>23363</text:p>
          </table:table-cell>
          <table:table-cell table:style-name="ce15" table:formula="of:=[.B558]/[.$B$1]" office:value-type="float" office:value="1.35483870967742" calcext:value-type="float">
            <text:p>1,35</text:p>
          </table:table-cell>
          <table:table-cell table:style-name="ce15" table:formula="of:=[.F557]+[.E558]" office:value-type="float" office:value="753.645161290328" calcext:value-type="float">
            <text:p>753,65</text:p>
          </table:table-cell>
        </table:table-row>
        <table:table-row table:style-name="ro1">
          <table:table-cell table:style-name="ce13" office:value-type="float" office:value="557" calcext:value-type="float">
            <text:p>5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6_InvalidIDFindViewOperatorMutator</text:p>
          </table:table-cell>
          <table:table-cell table:style-name="ce13" table:formula="of:=[.D558]+[.B559]" office:value-type="float" office:value="23405" calcext:value-type="float">
            <text:p>23405</text:p>
          </table:table-cell>
          <table:table-cell table:style-name="ce15" table:formula="of:=[.B559]/[.$B$1]" office:value-type="float" office:value="1.35483870967742" calcext:value-type="float">
            <text:p>1,35</text:p>
          </table:table-cell>
          <table:table-cell table:style-name="ce15" table:formula="of:=[.F558]+[.E559]" office:value-type="float" office:value="755.000000000006" calcext:value-type="float">
            <text:p>755,00</text:p>
          </table:table-cell>
        </table:table-row>
        <table:table-row table:style-name="ro1">
          <table:table-cell table:style-name="ce13" office:value-type="float" office:value="558" calcext:value-type="float">
            <text:p>5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7_InvalidViewFocusOperatorMutator</text:p>
          </table:table-cell>
          <table:table-cell table:style-name="ce13" table:formula="of:=[.D559]+[.B560]" office:value-type="float" office:value="23447" calcext:value-type="float">
            <text:p>23447</text:p>
          </table:table-cell>
          <table:table-cell table:style-name="ce15" table:formula="of:=[.B560]/[.$B$1]" office:value-type="float" office:value="1.35483870967742" calcext:value-type="float">
            <text:p>1,35</text:p>
          </table:table-cell>
          <table:table-cell table:style-name="ce15" table:formula="of:=[.F559]+[.E560]" office:value-type="float" office:value="756.354838709683" calcext:value-type="float">
            <text:p>756,35</text:p>
          </table:table-cell>
        </table:table-row>
        <table:table-row table:style-name="ro1"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8_ViewComponentNotVisibleOperatorMutator</text:p>
          </table:table-cell>
          <table:table-cell table:style-name="ce13" table:formula="of:=[.D560]+[.B561]" office:value-type="float" office:value="23489" calcext:value-type="float">
            <text:p>23489</text:p>
          </table:table-cell>
          <table:table-cell table:style-name="ce15" table:formula="of:=[.B561]/[.$B$1]" office:value-type="float" office:value="1.35483870967742" calcext:value-type="float">
            <text:p>1,35</text:p>
          </table:table-cell>
          <table:table-cell table:style-name="ce15" table:formula="of:=[.F560]+[.E561]" office:value-type="float" office:value="757.709677419361" calcext:value-type="float">
            <text:p>757,71</text:p>
          </table:table-cell>
        </table:table-row>
        <table:table-row table:style-name="ro1"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9_InvalidViewFocusOperatorMutator</text:p>
          </table:table-cell>
          <table:table-cell table:style-name="ce13" table:formula="of:=[.D561]+[.B562]" office:value-type="float" office:value="23531" calcext:value-type="float">
            <text:p>23531</text:p>
          </table:table-cell>
          <table:table-cell table:style-name="ce15" table:formula="of:=[.B562]/[.$B$1]" office:value-type="float" office:value="1.35483870967742" calcext:value-type="float">
            <text:p>1,35</text:p>
          </table:table-cell>
          <table:table-cell table:style-name="ce15" table:formula="of:=[.F561]+[.E562]" office:value-type="float" office:value="759.064516129038" calcext:value-type="float">
            <text:p>759,06</text:p>
          </table:table-cell>
        </table:table-row>
        <table:table-row table:style-name="ro1">
          <table:table-cell table:style-name="ce13" office:value-type="float" office:value="561" calcext:value-type="float">
            <text:p>56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0_ViewComponentNotVisibleOperatorMutator</text:p>
          </table:table-cell>
          <table:table-cell table:style-name="ce13" table:formula="of:=[.D562]+[.B563]" office:value-type="float" office:value="23573" calcext:value-type="float">
            <text:p>23573</text:p>
          </table:table-cell>
          <table:table-cell table:style-name="ce15" table:formula="of:=[.B563]/[.$B$1]" office:value-type="float" office:value="1.35483870967742" calcext:value-type="float">
            <text:p>1,35</text:p>
          </table:table-cell>
          <table:table-cell table:style-name="ce15" table:formula="of:=[.F562]+[.E563]" office:value-type="float" office:value="760.419354838716" calcext:value-type="float">
            <text:p>760,42</text:p>
          </table:table-cell>
        </table:table-row>
        <table:table-row table:style-name="ro1">
          <table:table-cell table:style-name="ce13" office:value-type="float" office:value="562" calcext:value-type="float">
            <text:p>56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1_InvalidViewFocusOperatorMutator</text:p>
          </table:table-cell>
          <table:table-cell table:style-name="ce13" table:formula="of:=[.D563]+[.B564]" office:value-type="float" office:value="23615" calcext:value-type="float">
            <text:p>23615</text:p>
          </table:table-cell>
          <table:table-cell table:style-name="ce15" table:formula="of:=[.B564]/[.$B$1]" office:value-type="float" office:value="1.35483870967742" calcext:value-type="float">
            <text:p>1,35</text:p>
          </table:table-cell>
          <table:table-cell table:style-name="ce15" table:formula="of:=[.F563]+[.E564]" office:value-type="float" office:value="761.774193548393" calcext:value-type="float">
            <text:p>761,77</text:p>
          </table:table-cell>
        </table:table-row>
        <table:table-row table:style-name="ro1"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2_ViewComponentNotVisibleOperatorMutator</text:p>
          </table:table-cell>
          <table:table-cell table:style-name="ce13" table:formula="of:=[.D564]+[.B565]" office:value-type="float" office:value="23657" calcext:value-type="float">
            <text:p>23657</text:p>
          </table:table-cell>
          <table:table-cell table:style-name="ce15" table:formula="of:=[.B565]/[.$B$1]" office:value-type="float" office:value="1.35483870967742" calcext:value-type="float">
            <text:p>1,35</text:p>
          </table:table-cell>
          <table:table-cell table:style-name="ce15" table:formula="of:=[.F564]+[.E565]" office:value-type="float" office:value="763.12903225807" calcext:value-type="float">
            <text:p>763,13</text:p>
          </table:table-cell>
        </table:table-row>
        <table:table-row table:style-name="ro1"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extEditorActivity_13_InvalidViewFocusOperatorMutator</text:p>
          </table:table-cell>
          <table:table-cell table:style-name="ce13" table:formula="of:=[.D565]+[.B566]" office:value-type="float" office:value="23700" calcext:value-type="float">
            <text:p>23700</text:p>
          </table:table-cell>
          <table:table-cell table:style-name="ce15" table:formula="of:=[.B566]/[.$B$1]" office:value-type="float" office:value="1.38709677419355" calcext:value-type="float">
            <text:p>1,39</text:p>
          </table:table-cell>
          <table:table-cell table:style-name="ce15" table:formula="of:=[.F565]+[.E566]" office:value-type="float" office:value="764.516129032264" calcext:value-type="float">
            <text:p>764,52</text:p>
          </table:table-cell>
        </table:table-row>
        <table:table-row table:style-name="ro1"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4_ViewComponentNotVisibleOperatorMutator</text:p>
          </table:table-cell>
          <table:table-cell table:style-name="ce13" table:formula="of:=[.D566]+[.B567]" office:value-type="float" office:value="23742" calcext:value-type="float">
            <text:p>23742</text:p>
          </table:table-cell>
          <table:table-cell table:style-name="ce15" table:formula="of:=[.B567]/[.$B$1]" office:value-type="float" office:value="1.35483870967742" calcext:value-type="float">
            <text:p>1,35</text:p>
          </table:table-cell>
          <table:table-cell table:style-name="ce15" table:formula="of:=[.F566]+[.E567]" office:value-type="float" office:value="765.870967741941" calcext:value-type="float">
            <text:p>765,87</text:p>
          </table:table-cell>
        </table:table-row>
        <table:table-row table:style-name="ro1"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5_FindViewByIdReturnsNullOperatorMutator</text:p>
          </table:table-cell>
          <table:table-cell table:style-name="ce13" table:formula="of:=[.D567]+[.B568]" office:value-type="float" office:value="23784" calcext:value-type="float">
            <text:p>23784</text:p>
          </table:table-cell>
          <table:table-cell table:style-name="ce15" table:formula="of:=[.B568]/[.$B$1]" office:value-type="float" office:value="1.35483870967742" calcext:value-type="float">
            <text:p>1,35</text:p>
          </table:table-cell>
          <table:table-cell table:style-name="ce15" table:formula="of:=[.F567]+[.E568]" office:value-type="float" office:value="767.225806451619" calcext:value-type="float">
            <text:p>767,23</text:p>
          </table:table-cell>
        </table:table-row>
        <table:table-row table:style-name="ro1">
          <table:table-cell table:style-name="ce13" office:value-type="float" office:value="567" calcext:value-type="float">
            <text:p>56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6_InvalidIDFindViewOperatorMutator</text:p>
          </table:table-cell>
          <table:table-cell table:style-name="ce13" table:formula="of:=[.D568]+[.B569]" office:value-type="float" office:value="23826" calcext:value-type="float">
            <text:p>23826</text:p>
          </table:table-cell>
          <table:table-cell table:style-name="ce15" table:formula="of:=[.B569]/[.$B$1]" office:value-type="float" office:value="1.35483870967742" calcext:value-type="float">
            <text:p>1,35</text:p>
          </table:table-cell>
          <table:table-cell table:style-name="ce15" table:formula="of:=[.F568]+[.E569]" office:value-type="float" office:value="768.580645161296" calcext:value-type="float">
            <text:p>768,58</text:p>
          </table:table-cell>
        </table:table-row>
        <table:table-row table:style-name="ro1"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7_InvalidViewFocusOperatorMutator</text:p>
          </table:table-cell>
          <table:table-cell table:style-name="ce13" table:formula="of:=[.D569]+[.B570]" office:value-type="float" office:value="23868" calcext:value-type="float">
            <text:p>23868</text:p>
          </table:table-cell>
          <table:table-cell table:style-name="ce15" table:formula="of:=[.B570]/[.$B$1]" office:value-type="float" office:value="1.35483870967742" calcext:value-type="float">
            <text:p>1,35</text:p>
          </table:table-cell>
          <table:table-cell table:style-name="ce15" table:formula="of:=[.F569]+[.E570]" office:value-type="float" office:value="769.935483870974" calcext:value-type="float">
            <text:p>769,94</text:p>
          </table:table-cell>
        </table:table-row>
        <table:table-row table:style-name="ro1"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8_ViewComponentNotVisibleOperatorMutator</text:p>
          </table:table-cell>
          <table:table-cell table:style-name="ce13" table:formula="of:=[.D570]+[.B571]" office:value-type="float" office:value="23910" calcext:value-type="float">
            <text:p>23910</text:p>
          </table:table-cell>
          <table:table-cell table:style-name="ce15" table:formula="of:=[.B571]/[.$B$1]" office:value-type="float" office:value="1.35483870967742" calcext:value-type="float">
            <text:p>1,35</text:p>
          </table:table-cell>
          <table:table-cell table:style-name="ce15" table:formula="of:=[.F570]+[.E571]" office:value-type="float" office:value="771.290322580651" calcext:value-type="float">
            <text:p>771,29</text:p>
          </table:table-cell>
        </table:table-row>
        <table:table-row table:style-name="ro1">
          <table:table-cell table:style-name="ce13" office:value-type="float" office:value="570" calcext:value-type="float">
            <text:p>57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19_FindViewByIdReturnsNullOperatorMutator</text:p>
          </table:table-cell>
          <table:table-cell table:style-name="ce13" table:formula="of:=[.D571]+[.B572]" office:value-type="float" office:value="23952" calcext:value-type="float">
            <text:p>23952</text:p>
          </table:table-cell>
          <table:table-cell table:style-name="ce15" table:formula="of:=[.B572]/[.$B$1]" office:value-type="float" office:value="1.35483870967742" calcext:value-type="float">
            <text:p>1,35</text:p>
          </table:table-cell>
          <table:table-cell table:style-name="ce15" table:formula="of:=[.F571]+[.E572]" office:value-type="float" office:value="772.645161290328" calcext:value-type="float">
            <text:p>772,65</text:p>
          </table:table-cell>
        </table:table-row>
        <table:table-row table:style-name="ro1">
          <table:table-cell table:style-name="ce13" office:value-type="float" office:value="571" calcext:value-type="float">
            <text:p>57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0_InvalidIDFindViewOperatorMutator</text:p>
          </table:table-cell>
          <table:table-cell table:style-name="ce13" table:formula="of:=[.D572]+[.B573]" office:value-type="float" office:value="23994" calcext:value-type="float">
            <text:p>23994</text:p>
          </table:table-cell>
          <table:table-cell table:style-name="ce15" table:formula="of:=[.B573]/[.$B$1]" office:value-type="float" office:value="1.35483870967742" calcext:value-type="float">
            <text:p>1,35</text:p>
          </table:table-cell>
          <table:table-cell table:style-name="ce15" table:formula="of:=[.F572]+[.E573]" office:value-type="float" office:value="774.000000000006" calcext:value-type="float">
            <text:p>774,00</text:p>
          </table:table-cell>
        </table:table-row>
        <table:table-row table:style-name="ro1">
          <table:table-cell table:style-name="ce13" office:value-type="float" office:value="572" calcext:value-type="float">
            <text:p>57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1_InvalidViewFocusOperatorMutator</text:p>
          </table:table-cell>
          <table:table-cell table:style-name="ce13" table:formula="of:=[.D573]+[.B574]" office:value-type="float" office:value="24036" calcext:value-type="float">
            <text:p>24036</text:p>
          </table:table-cell>
          <table:table-cell table:style-name="ce15" table:formula="of:=[.B574]/[.$B$1]" office:value-type="float" office:value="1.35483870967742" calcext:value-type="float">
            <text:p>1,35</text:p>
          </table:table-cell>
          <table:table-cell table:style-name="ce15" table:formula="of:=[.F573]+[.E574]" office:value-type="float" office:value="775.354838709683" calcext:value-type="float">
            <text:p>775,35</text:p>
          </table:table-cell>
        </table:table-row>
        <table:table-row table:style-name="ro1">
          <table:table-cell table:style-name="ce13" office:value-type="float" office:value="573" calcext:value-type="float">
            <text:p>57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2_ViewComponentNotVisibleOperatorMutator</text:p>
          </table:table-cell>
          <table:table-cell table:style-name="ce13" table:formula="of:=[.D574]+[.B575]" office:value-type="float" office:value="24078" calcext:value-type="float">
            <text:p>24078</text:p>
          </table:table-cell>
          <table:table-cell table:style-name="ce15" table:formula="of:=[.B575]/[.$B$1]" office:value-type="float" office:value="1.35483870967742" calcext:value-type="float">
            <text:p>1,35</text:p>
          </table:table-cell>
          <table:table-cell table:style-name="ce15" table:formula="of:=[.F574]+[.E575]" office:value-type="float" office:value="776.709677419361" calcext:value-type="float">
            <text:p>776,71</text:p>
          </table:table-cell>
        </table:table-row>
        <table:table-row table:style-name="ro1">
          <table:table-cell table:style-name="ce13" office:value-type="float" office:value="574" calcext:value-type="float">
            <text:p>57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3_InvalidIDFindViewOperatorMutator</text:p>
          </table:table-cell>
          <table:table-cell table:style-name="ce13" table:formula="of:=[.D575]+[.B576]" office:value-type="float" office:value="24120" calcext:value-type="float">
            <text:p>24120</text:p>
          </table:table-cell>
          <table:table-cell table:style-name="ce15" table:formula="of:=[.B576]/[.$B$1]" office:value-type="float" office:value="1.35483870967742" calcext:value-type="float">
            <text:p>1,35</text:p>
          </table:table-cell>
          <table:table-cell table:style-name="ce15" table:formula="of:=[.F575]+[.E576]" office:value-type="float" office:value="778.064516129038" calcext:value-type="float">
            <text:p>778,06</text:p>
          </table:table-cell>
        </table:table-row>
        <table:table-row table:style-name="ro1"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4_BinaryMutator</text:p>
          </table:table-cell>
          <table:table-cell table:style-name="ce13" table:formula="of:=[.D576]+[.B577]" office:value-type="float" office:value="24162" calcext:value-type="float">
            <text:p>24162</text:p>
          </table:table-cell>
          <table:table-cell table:style-name="ce15" table:formula="of:=[.B577]/[.$B$1]" office:value-type="float" office:value="1.35483870967742" calcext:value-type="float">
            <text:p>1,35</text:p>
          </table:table-cell>
          <table:table-cell table:style-name="ce15" table:formula="of:=[.F576]+[.E577]" office:value-type="float" office:value="779.419354838716" calcext:value-type="float">
            <text:p>779,42</text:p>
          </table:table-cell>
        </table:table-row>
        <table:table-row table:style-name="ro1"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5_BinaryMutator</text:p>
          </table:table-cell>
          <table:table-cell table:style-name="ce13" table:formula="of:=[.D577]+[.B578]" office:value-type="float" office:value="24204" calcext:value-type="float">
            <text:p>24204</text:p>
          </table:table-cell>
          <table:table-cell table:style-name="ce15" table:formula="of:=[.B578]/[.$B$1]" office:value-type="float" office:value="1.35483870967742" calcext:value-type="float">
            <text:p>1,35</text:p>
          </table:table-cell>
          <table:table-cell table:style-name="ce15" table:formula="of:=[.F577]+[.E578]" office:value-type="float" office:value="780.774193548393" calcext:value-type="float">
            <text:p>780,77</text:p>
          </table:table-cell>
        </table:table-row>
        <table:table-row table:style-name="ro1"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6_BinaryMutator</text:p>
          </table:table-cell>
          <table:table-cell table:style-name="ce13" table:formula="of:=[.D578]+[.B579]" office:value-type="float" office:value="24246" calcext:value-type="float">
            <text:p>24246</text:p>
          </table:table-cell>
          <table:table-cell table:style-name="ce15" table:formula="of:=[.B579]/[.$B$1]" office:value-type="float" office:value="1.35483870967742" calcext:value-type="float">
            <text:p>1,35</text:p>
          </table:table-cell>
          <table:table-cell table:style-name="ce15" table:formula="of:=[.F578]+[.E579]" office:value-type="float" office:value="782.129032258071" calcext:value-type="float">
            <text:p>782,13</text:p>
          </table:table-cell>
        </table:table-row>
        <table:table-row table:style-name="ro1"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7_BinaryMutator</text:p>
          </table:table-cell>
          <table:table-cell table:style-name="ce13" table:formula="of:=[.D579]+[.B580]" office:value-type="float" office:value="24288" calcext:value-type="float">
            <text:p>24288</text:p>
          </table:table-cell>
          <table:table-cell table:style-name="ce15" table:formula="of:=[.B580]/[.$B$1]" office:value-type="float" office:value="1.35483870967742" calcext:value-type="float">
            <text:p>1,35</text:p>
          </table:table-cell>
          <table:table-cell table:style-name="ce15" table:formula="of:=[.F579]+[.E580]" office:value-type="float" office:value="783.483870967748" calcext:value-type="float">
            <text:p>783,48</text:p>
          </table:table-cell>
        </table:table-row>
        <table:table-row table:style-name="ro1"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8_BinaryMutator</text:p>
          </table:table-cell>
          <table:table-cell table:style-name="ce13" table:formula="of:=[.D580]+[.B581]" office:value-type="float" office:value="24330" calcext:value-type="float">
            <text:p>24330</text:p>
          </table:table-cell>
          <table:table-cell table:style-name="ce15" table:formula="of:=[.B581]/[.$B$1]" office:value-type="float" office:value="1.35483870967742" calcext:value-type="float">
            <text:p>1,35</text:p>
          </table:table-cell>
          <table:table-cell table:style-name="ce15" table:formula="of:=[.F580]+[.E581]" office:value-type="float" office:value="784.838709677425" calcext:value-type="float">
            <text:p>784,84</text:p>
          </table:table-cell>
        </table:table-row>
        <table:table-row table:style-name="ro1"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extEditorActivity_29_BinaryMutator</text:p>
          </table:table-cell>
          <table:table-cell table:style-name="ce13" table:formula="of:=[.D581]+[.B582]" office:value-type="float" office:value="24372" calcext:value-type="float">
            <text:p>24372</text:p>
          </table:table-cell>
          <table:table-cell table:style-name="ce15" table:formula="of:=[.B582]/[.$B$1]" office:value-type="float" office:value="1.35483870967742" calcext:value-type="float">
            <text:p>1,35</text:p>
          </table:table-cell>
          <table:table-cell table:style-name="ce15" table:formula="of:=[.F581]+[.E582]" office:value-type="float" office:value="786.193548387103" calcext:value-type="float">
            <text:p>786,19</text:p>
          </table:table-cell>
        </table:table-row>
        <table:table-row table:style-name="ro1"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0_BuggyGUIListenerOperatorMutator</text:p>
          </table:table-cell>
          <table:table-cell table:style-name="ce13" table:formula="of:=[.D582]+[.B583]" office:value-type="float" office:value="24414" calcext:value-type="float">
            <text:p>24414</text:p>
          </table:table-cell>
          <table:table-cell table:style-name="ce15" table:formula="of:=[.B583]/[.$B$1]" office:value-type="float" office:value="1.35483870967742" calcext:value-type="float">
            <text:p>1,35</text:p>
          </table:table-cell>
          <table:table-cell table:style-name="ce15" table:formula="of:=[.F582]+[.E583]" office:value-type="float" office:value="787.54838709678" calcext:value-type="float">
            <text:p>787,55</text:p>
          </table:table-cell>
        </table:table-row>
        <table:table-row table:style-name="ro1"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1_BuggyGUIListenerOperatorMutator</text:p>
          </table:table-cell>
          <table:table-cell table:style-name="ce13" table:formula="of:=[.D583]+[.B584]" office:value-type="float" office:value="24456" calcext:value-type="float">
            <text:p>24456</text:p>
          </table:table-cell>
          <table:table-cell table:style-name="ce15" table:formula="of:=[.B584]/[.$B$1]" office:value-type="float" office:value="1.35483870967742" calcext:value-type="float">
            <text:p>1,35</text:p>
          </table:table-cell>
          <table:table-cell table:style-name="ce15" table:formula="of:=[.F583]+[.E584]" office:value-type="float" office:value="788.903225806458" calcext:value-type="float">
            <text:p>788,90</text:p>
          </table:table-cell>
        </table:table-row>
        <table:table-row table:style-name="ro1"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2_BuggyGUIListenerOperatorMutator</text:p>
          </table:table-cell>
          <table:table-cell table:style-name="ce13" table:formula="of:=[.D584]+[.B585]" office:value-type="float" office:value="24498" calcext:value-type="float">
            <text:p>24498</text:p>
          </table:table-cell>
          <table:table-cell table:style-name="ce15" table:formula="of:=[.B585]/[.$B$1]" office:value-type="float" office:value="1.35483870967742" calcext:value-type="float">
            <text:p>1,35</text:p>
          </table:table-cell>
          <table:table-cell table:style-name="ce15" table:formula="of:=[.F584]+[.E585]" office:value-type="float" office:value="790.258064516135" calcext:value-type="float">
            <text:p>790,26</text:p>
          </table:table-cell>
        </table:table-row>
        <table:table-row table:style-name="ro1"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3_BuggyGUIListenerOperatorMutator</text:p>
          </table:table-cell>
          <table:table-cell table:style-name="ce13" table:formula="of:=[.D585]+[.B586]" office:value-type="float" office:value="24540" calcext:value-type="float">
            <text:p>24540</text:p>
          </table:table-cell>
          <table:table-cell table:style-name="ce15" table:formula="of:=[.B586]/[.$B$1]" office:value-type="float" office:value="1.35483870967742" calcext:value-type="float">
            <text:p>1,35</text:p>
          </table:table-cell>
          <table:table-cell table:style-name="ce15" table:formula="of:=[.F585]+[.E586]" office:value-type="float" office:value="791.612903225813" calcext:value-type="float">
            <text:p>791,61</text:p>
          </table:table-cell>
        </table:table-row>
        <table:table-row table:style-name="ro1"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ermissionsActivity_4_InvalidIDFindViewOperatorMutator</text:p>
          </table:table-cell>
          <table:table-cell table:style-name="ce13" table:formula="of:=[.D586]+[.B587]" office:value-type="float" office:value="24583" calcext:value-type="float">
            <text:p>24583</text:p>
          </table:table-cell>
          <table:table-cell table:style-name="ce15" table:formula="of:=[.B587]/[.$B$1]" office:value-type="float" office:value="1.38709677419355" calcext:value-type="float">
            <text:p>1,39</text:p>
          </table:table-cell>
          <table:table-cell table:style-name="ce15" table:formula="of:=[.F586]+[.E587]" office:value-type="float" office:value="793.000000000006" calcext:value-type="float">
            <text:p>793,00</text:p>
          </table:table-cell>
        </table:table-row>
        <table:table-row table:style-name="ro1"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5_BuggyGUIListenerOperatorMutator</text:p>
          </table:table-cell>
          <table:table-cell table:style-name="ce13" table:formula="of:=[.D587]+[.B588]" office:value-type="float" office:value="24625" calcext:value-type="float">
            <text:p>24625</text:p>
          </table:table-cell>
          <table:table-cell table:style-name="ce15" table:formula="of:=[.B588]/[.$B$1]" office:value-type="float" office:value="1.35483870967742" calcext:value-type="float">
            <text:p>1,35</text:p>
          </table:table-cell>
          <table:table-cell table:style-name="ce15" table:formula="of:=[.F587]+[.E588]" office:value-type="float" office:value="794.354838709684" calcext:value-type="float">
            <text:p>794,35</text:p>
          </table:table-cell>
        </table:table-row>
        <table:table-row table:style-name="ro1"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6_InvalidIDFindViewOperatorMutator</text:p>
          </table:table-cell>
          <table:table-cell table:style-name="ce13" table:formula="of:=[.D588]+[.B589]" office:value-type="float" office:value="24667" calcext:value-type="float">
            <text:p>24667</text:p>
          </table:table-cell>
          <table:table-cell table:style-name="ce15" table:formula="of:=[.B589]/[.$B$1]" office:value-type="float" office:value="1.35483870967742" calcext:value-type="float">
            <text:p>1,35</text:p>
          </table:table-cell>
          <table:table-cell table:style-name="ce15" table:formula="of:=[.F588]+[.E589]" office:value-type="float" office:value="795.709677419361" calcext:value-type="float">
            <text:p>795,71</text:p>
          </table:table-cell>
        </table:table-row>
        <table:table-row table:style-name="ro1"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ermissionsActivity_7_BuggyGUIListenerOperatorMutator</text:p>
          </table:table-cell>
          <table:table-cell table:style-name="ce13" table:formula="of:=[.D589]+[.B590]" office:value-type="float" office:value="24710" calcext:value-type="float">
            <text:p>24710</text:p>
          </table:table-cell>
          <table:table-cell table:style-name="ce15" table:formula="of:=[.B590]/[.$B$1]" office:value-type="float" office:value="1.38709677419355" calcext:value-type="float">
            <text:p>1,39</text:p>
          </table:table-cell>
          <table:table-cell table:style-name="ce15" table:formula="of:=[.F589]+[.E590]" office:value-type="float" office:value="797.096774193555" calcext:value-type="float">
            <text:p>797,10</text:p>
          </table:table-cell>
        </table:table-row>
        <table:table-row table:style-name="ro1"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8_BuggyGUIListenerOperatorMutator</text:p>
          </table:table-cell>
          <table:table-cell table:style-name="ce13" table:formula="of:=[.D590]+[.B591]" office:value-type="float" office:value="24752" calcext:value-type="float">
            <text:p>24752</text:p>
          </table:table-cell>
          <table:table-cell table:style-name="ce15" table:formula="of:=[.B591]/[.$B$1]" office:value-type="float" office:value="1.35483870967742" calcext:value-type="float">
            <text:p>1,35</text:p>
          </table:table-cell>
          <table:table-cell table:style-name="ce15" table:formula="of:=[.F590]+[.E591]" office:value-type="float" office:value="798.451612903232" calcext:value-type="float">
            <text:p>798,45</text:p>
          </table:table-cell>
        </table:table-row>
        <table:table-row table:style-name="ro1"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ermissionsActivity_9_BuggyGUIListenerOperatorMutator</text:p>
          </table:table-cell>
          <table:table-cell table:style-name="ce13" table:formula="of:=[.D591]+[.B592]" office:value-type="float" office:value="24795" calcext:value-type="float">
            <text:p>24795</text:p>
          </table:table-cell>
          <table:table-cell table:style-name="ce15" table:formula="of:=[.B592]/[.$B$1]" office:value-type="float" office:value="1.38709677419355" calcext:value-type="float">
            <text:p>1,39</text:p>
          </table:table-cell>
          <table:table-cell table:style-name="ce15" table:formula="of:=[.F591]+[.E592]" office:value-type="float" office:value="799.838709677426" calcext:value-type="float">
            <text:p>799,84</text:p>
          </table:table-cell>
        </table:table-row>
        <table:table-row table:style-name="ro1"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10_RandomActionIntentDefinitionOperatorMutator</text:p>
          </table:table-cell>
          <table:table-cell table:style-name="ce13" table:formula="of:=[.D592]+[.B593]" office:value-type="float" office:value="24837" calcext:value-type="float">
            <text:p>24837</text:p>
          </table:table-cell>
          <table:table-cell table:style-name="ce15" table:formula="of:=[.B593]/[.$B$1]" office:value-type="float" office:value="1.35483870967742" calcext:value-type="float">
            <text:p>1,35</text:p>
          </table:table-cell>
          <table:table-cell table:style-name="ce15" table:formula="of:=[.F592]+[.E593]" office:value-type="float" office:value="801.193548387103" calcext:value-type="float">
            <text:p>801,19</text:p>
          </table:table-cell>
        </table:table-row>
        <table:table-row table:style-name="ro1"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ermissionsActivity_11_RandomActionIntentDefinitionOperatorMutator</text:p>
          </table:table-cell>
          <table:table-cell table:style-name="ce13" table:formula="of:=[.D593]+[.B594]" office:value-type="float" office:value="24879" calcext:value-type="float">
            <text:p>24879</text:p>
          </table:table-cell>
          <table:table-cell table:style-name="ce15" table:formula="of:=[.B594]/[.$B$1]" office:value-type="float" office:value="1.35483870967742" calcext:value-type="float">
            <text:p>1,35</text:p>
          </table:table-cell>
          <table:table-cell table:style-name="ce15" table:formula="of:=[.F593]+[.E594]" office:value-type="float" office:value="802.54838709678" calcext:value-type="float">
            <text:p>802,55</text:p>
          </table:table-cell>
        </table:table-row>
        <table:table-row table:style-name="ro1"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medActivity_0_LengthyGUICreationOperatorMutator</text:p>
          </table:table-cell>
          <table:table-cell table:style-name="ce13" table:formula="of:=[.D594]+[.B595]" office:value-type="float" office:value="24921" calcext:value-type="float">
            <text:p>24921</text:p>
          </table:table-cell>
          <table:table-cell table:style-name="ce15" table:formula="of:=[.B595]/[.$B$1]" office:value-type="float" office:value="1.35483870967742" calcext:value-type="float">
            <text:p>1,35</text:p>
          </table:table-cell>
          <table:table-cell table:style-name="ce15" table:formula="of:=[.F594]+[.E595]" office:value-type="float" office:value="803.903225806458" calcext:value-type="float">
            <text:p>803,90</text:p>
          </table:table-cell>
        </table:table-row>
        <table:table-row table:style-name="ro1">
          <table:table-cell table:style-name="ce13" office:value-type="float" office:value="594" calcext:value-type="float">
            <text:p>59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medActivity_1_FindViewByIdReturnsNullOperatorMutator</text:p>
          </table:table-cell>
          <table:table-cell table:style-name="ce13" table:formula="of:=[.D595]+[.B596]" office:value-type="float" office:value="24963" calcext:value-type="float">
            <text:p>24963</text:p>
          </table:table-cell>
          <table:table-cell table:style-name="ce15" table:formula="of:=[.B596]/[.$B$1]" office:value-type="float" office:value="1.35483870967742" calcext:value-type="float">
            <text:p>1,35</text:p>
          </table:table-cell>
          <table:table-cell table:style-name="ce15" table:formula="of:=[.F595]+[.E596]" office:value-type="float" office:value="805.258064516135" calcext:value-type="float">
            <text:p>805,26</text:p>
          </table:table-cell>
        </table:table-row>
        <table:table-row table:style-name="ro1">
          <table:table-cell table:style-name="ce13" office:value-type="float" office:value="595" calcext:value-type="float">
            <text:p>5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medActivity_2_InvalidIDFindViewOperatorMutator</text:p>
          </table:table-cell>
          <table:table-cell table:style-name="ce13" table:formula="of:=[.D596]+[.B597]" office:value-type="float" office:value="25005" calcext:value-type="float">
            <text:p>25005</text:p>
          </table:table-cell>
          <table:table-cell table:style-name="ce15" table:formula="of:=[.B597]/[.$B$1]" office:value-type="float" office:value="1.35483870967742" calcext:value-type="float">
            <text:p>1,35</text:p>
          </table:table-cell>
          <table:table-cell table:style-name="ce15" table:formula="of:=[.F596]+[.E597]" office:value-type="float" office:value="806.612903225813" calcext:value-type="float">
            <text:p>806,61</text:p>
          </table:table-cell>
        </table:table-row>
        <table:table-row table:style-name="ro1">
          <table:table-cell table:style-name="ce13" office:value-type="float" office:value="596" calcext:value-type="float">
            <text:p>59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hemedActivity_3_FindViewByIdReturnsNullOperatorMutator</text:p>
          </table:table-cell>
          <table:table-cell table:style-name="ce13" table:formula="of:=[.D597]+[.B598]" office:value-type="float" office:value="25048" calcext:value-type="float">
            <text:p>25048</text:p>
          </table:table-cell>
          <table:table-cell table:style-name="ce15" table:formula="of:=[.B598]/[.$B$1]" office:value-type="float" office:value="1.38709677419355" calcext:value-type="float">
            <text:p>1,39</text:p>
          </table:table-cell>
          <table:table-cell table:style-name="ce15" table:formula="of:=[.F597]+[.E598]" office:value-type="float" office:value="808.000000000006" calcext:value-type="float">
            <text:p>808,00</text:p>
          </table:table-cell>
        </table:table-row>
        <table:table-row table:style-name="ro1">
          <table:table-cell table:style-name="ce13" office:value-type="float" office:value="597" calcext:value-type="float">
            <text:p>5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medActivity_4_InvalidIDFindViewOperatorMutator</text:p>
          </table:table-cell>
          <table:table-cell table:style-name="ce13" table:formula="of:=[.D598]+[.B599]" office:value-type="float" office:value="25090" calcext:value-type="float">
            <text:p>25090</text:p>
          </table:table-cell>
          <table:table-cell table:style-name="ce15" table:formula="of:=[.B599]/[.$B$1]" office:value-type="float" office:value="1.35483870967742" calcext:value-type="float">
            <text:p>1,35</text:p>
          </table:table-cell>
          <table:table-cell table:style-name="ce15" table:formula="of:=[.F598]+[.E599]" office:value-type="float" office:value="809.354838709684" calcext:value-type="float">
            <text:p>809,35</text:p>
          </table:table-cell>
        </table:table-row>
        <table:table-row table:style-name="ro1"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medActivity_5_FindViewByIdReturnsNullOperatorMutator</text:p>
          </table:table-cell>
          <table:table-cell table:style-name="ce13" table:formula="of:=[.D599]+[.B600]" office:value-type="float" office:value="25132" calcext:value-type="float">
            <text:p>25132</text:p>
          </table:table-cell>
          <table:table-cell table:style-name="ce15" table:formula="of:=[.B600]/[.$B$1]" office:value-type="float" office:value="1.35483870967742" calcext:value-type="float">
            <text:p>1,35</text:p>
          </table:table-cell>
          <table:table-cell table:style-name="ce15" table:formula="of:=[.F599]+[.E600]" office:value-type="float" office:value="810.709677419361" calcext:value-type="float">
            <text:p>810,71</text:p>
          </table:table-cell>
        </table:table-row>
        <table:table-row table:style-name="ro1">
          <table:table-cell table:style-name="ce13" office:value-type="float" office:value="599" calcext:value-type="float">
            <text:p>5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hemedActivity_6_InvalidIDFindViewOperatorMutator</text:p>
          </table:table-cell>
          <table:table-cell table:style-name="ce13" table:formula="of:=[.D600]+[.B601]" office:value-type="float" office:value="25174" calcext:value-type="float">
            <text:p>25174</text:p>
          </table:table-cell>
          <table:table-cell table:style-name="ce15" table:formula="of:=[.B601]/[.$B$1]" office:value-type="float" office:value="1.35483870967742" calcext:value-type="float">
            <text:p>1,35</text:p>
          </table:table-cell>
          <table:table-cell table:style-name="ce15" table:formula="of:=[.F600]+[.E601]" office:value-type="float" office:value="812.064516129039" calcext:value-type="float">
            <text:p>812,06</text:p>
          </table:table-cell>
        </table:table-row>
        <table:table-row table:style-name="ro1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hemedActivity_7_RandomActionIntentDefinitionOperatorMutator</text:p>
          </table:table-cell>
          <table:table-cell table:style-name="ce13" table:formula="of:=[.D601]+[.B602]" office:value-type="float" office:value="25217" calcext:value-type="float">
            <text:p>25217</text:p>
          </table:table-cell>
          <table:table-cell table:style-name="ce15" table:formula="of:=[.B602]/[.$B$1]" office:value-type="float" office:value="1.38709677419355" calcext:value-type="float">
            <text:p>1,39</text:p>
          </table:table-cell>
          <table:table-cell table:style-name="ce15" table:formula="of:=[.F601]+[.E602]" office:value-type="float" office:value="813.451612903232" calcext:value-type="float">
            <text:p>813,45</text:p>
          </table:table-cell>
        </table:table-row>
        <table:table-row table:style-name="ro1">
          <table:table-cell table:style-name="ce13" office:value-type="float" office:value="601" calcext:value-type="float">
            <text:p>6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eferenceActivity_0_LengthyGUICreationOperatorMutator</text:p>
          </table:table-cell>
          <table:table-cell table:style-name="ce13" table:formula="of:=[.D602]+[.B603]" office:value-type="float" office:value="25259" calcext:value-type="float">
            <text:p>25259</text:p>
          </table:table-cell>
          <table:table-cell table:style-name="ce15" table:formula="of:=[.B603]/[.$B$1]" office:value-type="float" office:value="1.35483870967742" calcext:value-type="float">
            <text:p>1,35</text:p>
          </table:table-cell>
          <table:table-cell table:style-name="ce15" table:formula="of:=[.F602]+[.E603]" office:value-type="float" office:value="814.80645161291" calcext:value-type="float">
            <text:p>814,81</text:p>
          </table:table-cell>
        </table:table-row>
        <table:table-row table:style-name="ro1">
          <table:table-cell table:style-name="ce13" office:value-type="float" office:value="602" calcext:value-type="float">
            <text:p>6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0_LengthyGUICreationOperatorMutator</text:p>
          </table:table-cell>
          <table:table-cell table:style-name="ce13" table:formula="of:=[.D603]+[.B604]" office:value-type="float" office:value="25301" calcext:value-type="float">
            <text:p>25301</text:p>
          </table:table-cell>
          <table:table-cell table:style-name="ce15" table:formula="of:=[.B604]/[.$B$1]" office:value-type="float" office:value="1.35483870967742" calcext:value-type="float">
            <text:p>1,35</text:p>
          </table:table-cell>
          <table:table-cell table:style-name="ce15" table:formula="of:=[.F603]+[.E604]" office:value-type="float" office:value="816.161290322587" calcext:value-type="float">
            <text:p>816,16</text:p>
          </table:table-cell>
        </table:table-row>
        <table:table-row table:style-name="ro1"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_FindViewByIdReturnsNullOperatorMutator</text:p>
          </table:table-cell>
          <table:table-cell table:style-name="ce13" table:formula="of:=[.D604]+[.B605]" office:value-type="float" office:value="25343" calcext:value-type="float">
            <text:p>25343</text:p>
          </table:table-cell>
          <table:table-cell table:style-name="ce15" table:formula="of:=[.B605]/[.$B$1]" office:value-type="float" office:value="1.35483870967742" calcext:value-type="float">
            <text:p>1,35</text:p>
          </table:table-cell>
          <table:table-cell table:style-name="ce15" table:formula="of:=[.F604]+[.E605]" office:value-type="float" office:value="817.516129032264" calcext:value-type="float">
            <text:p>817,52</text:p>
          </table:table-cell>
        </table:table-row>
        <table:table-row table:style-name="ro1"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outActivity_2_InvalidIDFindViewOperatorMutator</text:p>
          </table:table-cell>
          <table:table-cell table:style-name="ce13" table:formula="of:=[.D605]+[.B606]" office:value-type="float" office:value="25386" calcext:value-type="float">
            <text:p>25386</text:p>
          </table:table-cell>
          <table:table-cell table:style-name="ce15" table:formula="of:=[.B606]/[.$B$1]" office:value-type="float" office:value="1.38709677419355" calcext:value-type="float">
            <text:p>1,39</text:p>
          </table:table-cell>
          <table:table-cell table:style-name="ce15" table:formula="of:=[.F605]+[.E606]" office:value-type="float" office:value="818.903225806458" calcext:value-type="float">
            <text:p>818,90</text:p>
          </table:table-cell>
        </table:table-row>
        <table:table-row table:style-name="ro1">
          <table:table-cell table:style-name="ce13" office:value-type="float" office:value="605" calcext:value-type="float">
            <text:p>6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3_InvalidViewFocusOperatorMutator</text:p>
          </table:table-cell>
          <table:table-cell table:style-name="ce13" table:formula="of:=[.D606]+[.B607]" office:value-type="float" office:value="25428" calcext:value-type="float">
            <text:p>25428</text:p>
          </table:table-cell>
          <table:table-cell table:style-name="ce15" table:formula="of:=[.B607]/[.$B$1]" office:value-type="float" office:value="1.35483870967742" calcext:value-type="float">
            <text:p>1,35</text:p>
          </table:table-cell>
          <table:table-cell table:style-name="ce15" table:formula="of:=[.F606]+[.E607]" office:value-type="float" office:value="820.258064516136" calcext:value-type="float">
            <text:p>820,26</text:p>
          </table:table-cell>
        </table:table-row>
        <table:table-row table:style-name="ro1"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4_ViewComponentNotVisibleOperatorMutator</text:p>
          </table:table-cell>
          <table:table-cell table:style-name="ce13" table:formula="of:=[.D607]+[.B608]" office:value-type="float" office:value="25470" calcext:value-type="float">
            <text:p>25470</text:p>
          </table:table-cell>
          <table:table-cell table:style-name="ce15" table:formula="of:=[.B608]/[.$B$1]" office:value-type="float" office:value="1.35483870967742" calcext:value-type="float">
            <text:p>1,35</text:p>
          </table:table-cell>
          <table:table-cell table:style-name="ce15" table:formula="of:=[.F607]+[.E608]" office:value-type="float" office:value="821.612903225813" calcext:value-type="float">
            <text:p>821,61</text:p>
          </table:table-cell>
        </table:table-row>
        <table:table-row table:style-name="ro1"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5_FindViewByIdReturnsNullOperatorMutator</text:p>
          </table:table-cell>
          <table:table-cell table:style-name="ce13" table:formula="of:=[.D608]+[.B609]" office:value-type="float" office:value="25512" calcext:value-type="float">
            <text:p>25512</text:p>
          </table:table-cell>
          <table:table-cell table:style-name="ce15" table:formula="of:=[.B609]/[.$B$1]" office:value-type="float" office:value="1.35483870967742" calcext:value-type="float">
            <text:p>1,35</text:p>
          </table:table-cell>
          <table:table-cell table:style-name="ce15" table:formula="of:=[.F608]+[.E609]" office:value-type="float" office:value="822.96774193549" calcext:value-type="float">
            <text:p>822,97</text:p>
          </table:table-cell>
        </table:table-row>
        <table:table-row table:style-name="ro1"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6_InvalidIDFindViewOperatorMutator</text:p>
          </table:table-cell>
          <table:table-cell table:style-name="ce13" table:formula="of:=[.D609]+[.B610]" office:value-type="float" office:value="25554" calcext:value-type="float">
            <text:p>25554</text:p>
          </table:table-cell>
          <table:table-cell table:style-name="ce15" table:formula="of:=[.B610]/[.$B$1]" office:value-type="float" office:value="1.35483870967742" calcext:value-type="float">
            <text:p>1,35</text:p>
          </table:table-cell>
          <table:table-cell table:style-name="ce15" table:formula="of:=[.F609]+[.E610]" office:value-type="float" office:value="824.322580645168" calcext:value-type="float">
            <text:p>824,32</text:p>
          </table:table-cell>
        </table:table-row>
        <table:table-row table:style-name="ro1"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7_InvalidViewFocusOperatorMutator</text:p>
          </table:table-cell>
          <table:table-cell table:style-name="ce13" table:formula="of:=[.D610]+[.B611]" office:value-type="float" office:value="25596" calcext:value-type="float">
            <text:p>25596</text:p>
          </table:table-cell>
          <table:table-cell table:style-name="ce15" table:formula="of:=[.B611]/[.$B$1]" office:value-type="float" office:value="1.35483870967742" calcext:value-type="float">
            <text:p>1,35</text:p>
          </table:table-cell>
          <table:table-cell table:style-name="ce15" table:formula="of:=[.F610]+[.E611]" office:value-type="float" office:value="825.677419354845" calcext:value-type="float">
            <text:p>825,68</text:p>
          </table:table-cell>
        </table:table-row>
        <table:table-row table:style-name="ro1"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8_ViewComponentNotVisibleOperatorMutator</text:p>
          </table:table-cell>
          <table:table-cell table:style-name="ce13" table:formula="of:=[.D611]+[.B612]" office:value-type="float" office:value="25638" calcext:value-type="float">
            <text:p>25638</text:p>
          </table:table-cell>
          <table:table-cell table:style-name="ce15" table:formula="of:=[.B612]/[.$B$1]" office:value-type="float" office:value="1.35483870967742" calcext:value-type="float">
            <text:p>1,35</text:p>
          </table:table-cell>
          <table:table-cell table:style-name="ce15" table:formula="of:=[.F611]+[.E612]" office:value-type="float" office:value="827.032258064523" calcext:value-type="float">
            <text:p>827,03</text:p>
          </table:table-cell>
        </table:table-row>
        <table:table-row table:style-name="ro1"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9_FindViewByIdReturnsNullOperatorMutator</text:p>
          </table:table-cell>
          <table:table-cell table:style-name="ce13" table:formula="of:=[.D612]+[.B613]" office:value-type="float" office:value="25680" calcext:value-type="float">
            <text:p>25680</text:p>
          </table:table-cell>
          <table:table-cell table:style-name="ce15" table:formula="of:=[.B613]/[.$B$1]" office:value-type="float" office:value="1.35483870967742" calcext:value-type="float">
            <text:p>1,35</text:p>
          </table:table-cell>
          <table:table-cell table:style-name="ce15" table:formula="of:=[.F612]+[.E613]" office:value-type="float" office:value="828.3870967742" calcext:value-type="float">
            <text:p>828,39</text:p>
          </table:table-cell>
        </table:table-row>
        <table:table-row table:style-name="ro1"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0_InvalidIDFindViewOperatorMutator</text:p>
          </table:table-cell>
          <table:table-cell table:style-name="ce13" table:formula="of:=[.D613]+[.B614]" office:value-type="float" office:value="25722" calcext:value-type="float">
            <text:p>25722</text:p>
          </table:table-cell>
          <table:table-cell table:style-name="ce15" table:formula="of:=[.B614]/[.$B$1]" office:value-type="float" office:value="1.35483870967742" calcext:value-type="float">
            <text:p>1,35</text:p>
          </table:table-cell>
          <table:table-cell table:style-name="ce15" table:formula="of:=[.F613]+[.E614]" office:value-type="float" office:value="829.741935483878" calcext:value-type="float">
            <text:p>829,74</text:p>
          </table:table-cell>
        </table:table-row>
        <table:table-row table:style-name="ro1"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1_InvalidViewFocusOperatorMutator</text:p>
          </table:table-cell>
          <table:table-cell table:style-name="ce13" table:formula="of:=[.D614]+[.B615]" office:value-type="float" office:value="25764" calcext:value-type="float">
            <text:p>25764</text:p>
          </table:table-cell>
          <table:table-cell table:style-name="ce15" table:formula="of:=[.B615]/[.$B$1]" office:value-type="float" office:value="1.35483870967742" calcext:value-type="float">
            <text:p>1,35</text:p>
          </table:table-cell>
          <table:table-cell table:style-name="ce15" table:formula="of:=[.F614]+[.E615]" office:value-type="float" office:value="831.096774193555" calcext:value-type="float">
            <text:p>831,10</text:p>
          </table:table-cell>
        </table:table-row>
        <table:table-row table:style-name="ro1">
          <table:table-cell table:style-name="ce13" office:value-type="float" office:value="614" calcext:value-type="float">
            <text:p>61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2_ViewComponentNotVisibleOperatorMutator</text:p>
          </table:table-cell>
          <table:table-cell table:style-name="ce13" table:formula="of:=[.D615]+[.B616]" office:value-type="float" office:value="25806" calcext:value-type="float">
            <text:p>25806</text:p>
          </table:table-cell>
          <table:table-cell table:style-name="ce15" table:formula="of:=[.B616]/[.$B$1]" office:value-type="float" office:value="1.35483870967742" calcext:value-type="float">
            <text:p>1,35</text:p>
          </table:table-cell>
          <table:table-cell table:style-name="ce15" table:formula="of:=[.F615]+[.E616]" office:value-type="float" office:value="832.451612903232" calcext:value-type="float">
            <text:p>832,45</text:p>
          </table:table-cell>
        </table:table-row>
        <table:table-row table:style-name="ro1"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3_FindViewByIdReturnsNullOperatorMutator</text:p>
          </table:table-cell>
          <table:table-cell table:style-name="ce13" table:formula="of:=[.D616]+[.B617]" office:value-type="float" office:value="25848" calcext:value-type="float">
            <text:p>25848</text:p>
          </table:table-cell>
          <table:table-cell table:style-name="ce15" table:formula="of:=[.B617]/[.$B$1]" office:value-type="float" office:value="1.35483870967742" calcext:value-type="float">
            <text:p>1,35</text:p>
          </table:table-cell>
          <table:table-cell table:style-name="ce15" table:formula="of:=[.F616]+[.E617]" office:value-type="float" office:value="833.80645161291" calcext:value-type="float">
            <text:p>833,81</text:p>
          </table:table-cell>
        </table:table-row>
        <table:table-row table:style-name="ro1"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4_InvalidIDFindViewOperatorMutator</text:p>
          </table:table-cell>
          <table:table-cell table:style-name="ce13" table:formula="of:=[.D617]+[.B618]" office:value-type="float" office:value="25890" calcext:value-type="float">
            <text:p>25890</text:p>
          </table:table-cell>
          <table:table-cell table:style-name="ce15" table:formula="of:=[.B618]/[.$B$1]" office:value-type="float" office:value="1.35483870967742" calcext:value-type="float">
            <text:p>1,35</text:p>
          </table:table-cell>
          <table:table-cell table:style-name="ce15" table:formula="of:=[.F617]+[.E618]" office:value-type="float" office:value="835.161290322587" calcext:value-type="float">
            <text:p>835,16</text:p>
          </table:table-cell>
        </table:table-row>
        <table:table-row table:style-name="ro1"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5_InvalidViewFocusOperatorMutator</text:p>
          </table:table-cell>
          <table:table-cell table:style-name="ce13" table:formula="of:=[.D618]+[.B619]" office:value-type="float" office:value="25932" calcext:value-type="float">
            <text:p>25932</text:p>
          </table:table-cell>
          <table:table-cell table:style-name="ce15" table:formula="of:=[.B619]/[.$B$1]" office:value-type="float" office:value="1.35483870967742" calcext:value-type="float">
            <text:p>1,35</text:p>
          </table:table-cell>
          <table:table-cell table:style-name="ce15" table:formula="of:=[.F618]+[.E619]" office:value-type="float" office:value="836.516129032265" calcext:value-type="float">
            <text:p>836,52</text:p>
          </table:table-cell>
        </table:table-row>
        <table:table-row table:style-name="ro1">
          <table:table-cell table:style-name="ce13" office:value-type="float" office:value="618" calcext:value-type="float">
            <text:p>61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outActivity_16_ViewComponentNotVisibleOperatorMutator</text:p>
          </table:table-cell>
          <table:table-cell table:style-name="ce13" table:formula="of:=[.D619]+[.B620]" office:value-type="float" office:value="25975" calcext:value-type="float">
            <text:p>25975</text:p>
          </table:table-cell>
          <table:table-cell table:style-name="ce15" table:formula="of:=[.B620]/[.$B$1]" office:value-type="float" office:value="1.38709677419355" calcext:value-type="float">
            <text:p>1,39</text:p>
          </table:table-cell>
          <table:table-cell table:style-name="ce15" table:formula="of:=[.F619]+[.E620]" office:value-type="float" office:value="837.903225806458" calcext:value-type="float">
            <text:p>837,90</text:p>
          </table:table-cell>
        </table:table-row>
        <table:table-row table:style-name="ro1"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7_FindViewByIdReturnsNullOperatorMutator</text:p>
          </table:table-cell>
          <table:table-cell table:style-name="ce13" table:formula="of:=[.D620]+[.B621]" office:value-type="float" office:value="26017" calcext:value-type="float">
            <text:p>26017</text:p>
          </table:table-cell>
          <table:table-cell table:style-name="ce15" table:formula="of:=[.B621]/[.$B$1]" office:value-type="float" office:value="1.35483870967742" calcext:value-type="float">
            <text:p>1,35</text:p>
          </table:table-cell>
          <table:table-cell table:style-name="ce15" table:formula="of:=[.F620]+[.E621]" office:value-type="float" office:value="839.258064516136" calcext:value-type="float">
            <text:p>839,26</text:p>
          </table:table-cell>
        </table:table-row>
        <table:table-row table:style-name="ro1"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8_InvalidIDFindViewOperatorMutator</text:p>
          </table:table-cell>
          <table:table-cell table:style-name="ce13" table:formula="of:=[.D621]+[.B622]" office:value-type="float" office:value="26059" calcext:value-type="float">
            <text:p>26059</text:p>
          </table:table-cell>
          <table:table-cell table:style-name="ce15" table:formula="of:=[.B622]/[.$B$1]" office:value-type="float" office:value="1.35483870967742" calcext:value-type="float">
            <text:p>1,35</text:p>
          </table:table-cell>
          <table:table-cell table:style-name="ce15" table:formula="of:=[.F621]+[.E622]" office:value-type="float" office:value="840.612903225813" calcext:value-type="float">
            <text:p>840,61</text:p>
          </table:table-cell>
        </table:table-row>
        <table:table-row table:style-name="ro1"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19_InvalidViewFocusOperatorMutator</text:p>
          </table:table-cell>
          <table:table-cell table:style-name="ce13" table:formula="of:=[.D622]+[.B623]" office:value-type="float" office:value="26101" calcext:value-type="float">
            <text:p>26101</text:p>
          </table:table-cell>
          <table:table-cell table:style-name="ce15" table:formula="of:=[.B623]/[.$B$1]" office:value-type="float" office:value="1.35483870967742" calcext:value-type="float">
            <text:p>1,35</text:p>
          </table:table-cell>
          <table:table-cell table:style-name="ce15" table:formula="of:=[.F622]+[.E623]" office:value-type="float" office:value="841.96774193549" calcext:value-type="float">
            <text:p>841,97</text:p>
          </table:table-cell>
        </table:table-row>
        <table:table-row table:style-name="ro1">
          <table:table-cell table:style-name="ce13" office:value-type="float" office:value="622" calcext:value-type="float">
            <text:p>62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20_ViewComponentNotVisibleOperatorMutator</text:p>
          </table:table-cell>
          <table:table-cell table:style-name="ce13" table:formula="of:=[.D623]+[.B624]" office:value-type="float" office:value="26143" calcext:value-type="float">
            <text:p>26143</text:p>
          </table:table-cell>
          <table:table-cell table:style-name="ce15" table:formula="of:=[.B624]/[.$B$1]" office:value-type="float" office:value="1.35483870967742" calcext:value-type="float">
            <text:p>1,35</text:p>
          </table:table-cell>
          <table:table-cell table:style-name="ce15" table:formula="of:=[.F623]+[.E624]" office:value-type="float" office:value="843.322580645168" calcext:value-type="float">
            <text:p>843,32</text:p>
          </table:table-cell>
        </table:table-row>
        <table:table-row table:style-name="ro1"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outActivity_21_FindViewByIdReturnsNullOperatorMutator</text:p>
          </table:table-cell>
          <table:table-cell table:style-name="ce13" table:formula="of:=[.D624]+[.B625]" office:value-type="float" office:value="26186" calcext:value-type="float">
            <text:p>26186</text:p>
          </table:table-cell>
          <table:table-cell table:style-name="ce15" table:formula="of:=[.B625]/[.$B$1]" office:value-type="float" office:value="1.38709677419355" calcext:value-type="float">
            <text:p>1,39</text:p>
          </table:table-cell>
          <table:table-cell table:style-name="ce15" table:formula="of:=[.F624]+[.E625]" office:value-type="float" office:value="844.709677419361" calcext:value-type="float">
            <text:p>844,71</text:p>
          </table:table-cell>
        </table:table-row>
        <table:table-row table:style-name="ro1">
          <table:table-cell table:style-name="ce13" office:value-type="float" office:value="624" calcext:value-type="float">
            <text:p>62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22_InvalidIDFindViewOperatorMutator</text:p>
          </table:table-cell>
          <table:table-cell table:style-name="ce13" table:formula="of:=[.D625]+[.B626]" office:value-type="float" office:value="26228" calcext:value-type="float">
            <text:p>26228</text:p>
          </table:table-cell>
          <table:table-cell table:style-name="ce15" table:formula="of:=[.B626]/[.$B$1]" office:value-type="float" office:value="1.35483870967742" calcext:value-type="float">
            <text:p>1,35</text:p>
          </table:table-cell>
          <table:table-cell table:style-name="ce15" table:formula="of:=[.F625]+[.E626]" office:value-type="float" office:value="846.064516129039" calcext:value-type="float">
            <text:p>846,06</text:p>
          </table:table-cell>
        </table:table-row>
        <table:table-row table:style-name="ro1"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23_InvalidViewFocusOperatorMutator</text:p>
          </table:table-cell>
          <table:table-cell table:style-name="ce13" table:formula="of:=[.D626]+[.B627]" office:value-type="float" office:value="26270" calcext:value-type="float">
            <text:p>26270</text:p>
          </table:table-cell>
          <table:table-cell table:style-name="ce15" table:formula="of:=[.B627]/[.$B$1]" office:value-type="float" office:value="1.35483870967742" calcext:value-type="float">
            <text:p>1,35</text:p>
          </table:table-cell>
          <table:table-cell table:style-name="ce15" table:formula="of:=[.F626]+[.E627]" office:value-type="float" office:value="847.419354838716" calcext:value-type="float">
            <text:p>847,42</text:p>
          </table:table-cell>
        </table:table-row>
        <table:table-row table:style-name="ro1"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24_ViewComponentNotVisibleOperatorMutator</text:p>
          </table:table-cell>
          <table:table-cell table:style-name="ce13" table:formula="of:=[.D627]+[.B628]" office:value-type="float" office:value="26312" calcext:value-type="float">
            <text:p>26312</text:p>
          </table:table-cell>
          <table:table-cell table:style-name="ce15" table:formula="of:=[.B628]/[.$B$1]" office:value-type="float" office:value="1.35483870967742" calcext:value-type="float">
            <text:p>1,35</text:p>
          </table:table-cell>
          <table:table-cell table:style-name="ce15" table:formula="of:=[.F627]+[.E628]" office:value-type="float" office:value="848.774193548394" calcext:value-type="float">
            <text:p>848,77</text:p>
          </table:table-cell>
        </table:table-row>
        <table:table-row table:style-name="ro1">
          <table:table-cell table:style-name="ce13" office:value-type="float" office:value="627" calcext:value-type="float">
            <text:p>62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25_BinaryMutator</text:p>
          </table:table-cell>
          <table:table-cell table:style-name="ce13" table:formula="of:=[.D628]+[.B629]" office:value-type="float" office:value="26354" calcext:value-type="float">
            <text:p>26354</text:p>
          </table:table-cell>
          <table:table-cell table:style-name="ce15" table:formula="of:=[.B629]/[.$B$1]" office:value-type="float" office:value="1.35483870967742" calcext:value-type="float">
            <text:p>1,35</text:p>
          </table:table-cell>
          <table:table-cell table:style-name="ce15" table:formula="of:=[.F628]+[.E629]" office:value-type="float" office:value="850.129032258071" calcext:value-type="float">
            <text:p>850,13</text:p>
          </table:table-cell>
        </table:table-row>
        <table:table-row table:style-name="ro1"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boutActivity_26_BinaryMutator</text:p>
          </table:table-cell>
          <table:table-cell table:style-name="ce13" table:formula="of:=[.D629]+[.B630]" office:value-type="float" office:value="26397" calcext:value-type="float">
            <text:p>26397</text:p>
          </table:table-cell>
          <table:table-cell table:style-name="ce15" table:formula="of:=[.B630]/[.$B$1]" office:value-type="float" office:value="1.38709677419355" calcext:value-type="float">
            <text:p>1,39</text:p>
          </table:table-cell>
          <table:table-cell table:style-name="ce15" table:formula="of:=[.F629]+[.E630]" office:value-type="float" office:value="851.516129032265" calcext:value-type="float">
            <text:p>851,52</text:p>
          </table:table-cell>
        </table:table-row>
        <table:table-row table:style-name="ro1"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boutActivity_27_BinaryMutator</text:p>
          </table:table-cell>
          <table:table-cell table:style-name="ce13" table:formula="of:=[.D630]+[.B631]" office:value-type="float" office:value="26439" calcext:value-type="float">
            <text:p>26439</text:p>
          </table:table-cell>
          <table:table-cell table:style-name="ce15" table:formula="of:=[.B631]/[.$B$1]" office:value-type="float" office:value="1.35483870967742" calcext:value-type="float">
            <text:p>1,35</text:p>
          </table:table-cell>
          <table:table-cell table:style-name="ce15" table:formula="of:=[.F630]+[.E631]" office:value-type="float" office:value="852.870967741942" calcext:value-type="float">
            <text:p>852,87</text:p>
          </table:table-cell>
        </table:table-row>
        <table:table-row table:style-name="ro1"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0_LengthyGUICreationOperatorMutator</text:p>
          </table:table-cell>
          <table:table-cell table:style-name="ce13" table:formula="of:=[.D631]+[.B632]" office:value-type="float" office:value="26481" calcext:value-type="float">
            <text:p>26481</text:p>
          </table:table-cell>
          <table:table-cell table:style-name="ce15" table:formula="of:=[.B632]/[.$B$1]" office:value-type="float" office:value="1.35483870967742" calcext:value-type="float">
            <text:p>1,35</text:p>
          </table:table-cell>
          <table:table-cell table:style-name="ce15" table:formula="of:=[.F631]+[.E632]" office:value-type="float" office:value="854.22580645162" calcext:value-type="float">
            <text:p>854,23</text:p>
          </table:table-cell>
        </table:table-row>
        <table:table-row table:style-name="ro1">
          <table:table-cell table:style-name="ce13" office:value-type="float" office:value="631" calcext:value-type="float">
            <text:p>63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1_FindViewByIdReturnsNullOperatorMutator</text:p>
          </table:table-cell>
          <table:table-cell table:style-name="ce13" table:formula="of:=[.D632]+[.B633]" office:value-type="float" office:value="26523" calcext:value-type="float">
            <text:p>26523</text:p>
          </table:table-cell>
          <table:table-cell table:style-name="ce15" table:formula="of:=[.B633]/[.$B$1]" office:value-type="float" office:value="1.35483870967742" calcext:value-type="float">
            <text:p>1,35</text:p>
          </table:table-cell>
          <table:table-cell table:style-name="ce15" table:formula="of:=[.F632]+[.E633]" office:value-type="float" office:value="855.580645161297" calcext:value-type="float">
            <text:p>855,58</text:p>
          </table:table-cell>
        </table:table-row>
        <table:table-row table:style-name="ro1">
          <table:table-cell table:style-name="ce13" office:value-type="float" office:value="632" calcext:value-type="float">
            <text:p>63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2_InvalidIDFindViewOperatorMutator</text:p>
          </table:table-cell>
          <table:table-cell table:style-name="ce13" table:formula="of:=[.D633]+[.B634]" office:value-type="float" office:value="26565" calcext:value-type="float">
            <text:p>26565</text:p>
          </table:table-cell>
          <table:table-cell table:style-name="ce15" table:formula="of:=[.B634]/[.$B$1]" office:value-type="float" office:value="1.35483870967742" calcext:value-type="float">
            <text:p>1,35</text:p>
          </table:table-cell>
          <table:table-cell table:style-name="ce15" table:formula="of:=[.F633]+[.E634]" office:value-type="float" office:value="856.935483870975" calcext:value-type="float">
            <text:p>856,94</text:p>
          </table:table-cell>
        </table:table-row>
        <table:table-row table:style-name="ro1">
          <table:table-cell table:style-name="ce13" office:value-type="float" office:value="633" calcext:value-type="float">
            <text:p>63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3_InvalidViewFocusOperatorMutator</text:p>
          </table:table-cell>
          <table:table-cell table:style-name="ce13" table:formula="of:=[.D634]+[.B635]" office:value-type="float" office:value="26607" calcext:value-type="float">
            <text:p>26607</text:p>
          </table:table-cell>
          <table:table-cell table:style-name="ce15" table:formula="of:=[.B635]/[.$B$1]" office:value-type="float" office:value="1.35483870967742" calcext:value-type="float">
            <text:p>1,35</text:p>
          </table:table-cell>
          <table:table-cell table:style-name="ce15" table:formula="of:=[.F634]+[.E635]" office:value-type="float" office:value="858.290322580652" calcext:value-type="float">
            <text:p>858,29</text:p>
          </table:table-cell>
        </table:table-row>
        <table:table-row table:style-name="ro1"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4_ViewComponentNotVisibleOperatorMutator</text:p>
          </table:table-cell>
          <table:table-cell table:style-name="ce13" table:formula="of:=[.D635]+[.B636]" office:value-type="float" office:value="26649" calcext:value-type="float">
            <text:p>26649</text:p>
          </table:table-cell>
          <table:table-cell table:style-name="ce15" table:formula="of:=[.B636]/[.$B$1]" office:value-type="float" office:value="1.35483870967742" calcext:value-type="float">
            <text:p>1,35</text:p>
          </table:table-cell>
          <table:table-cell table:style-name="ce15" table:formula="of:=[.F635]+[.E636]" office:value-type="float" office:value="859.645161290329" calcext:value-type="float">
            <text:p>859,65</text:p>
          </table:table-cell>
        </table:table-row>
        <table:table-row table:style-name="ro1">
          <table:table-cell table:style-name="ce13" office:value-type="float" office:value="635" calcext:value-type="float">
            <text:p>6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5_FindViewByIdReturnsNullOperatorMutator</text:p>
          </table:table-cell>
          <table:table-cell table:style-name="ce13" table:formula="of:=[.D636]+[.B637]" office:value-type="float" office:value="26691" calcext:value-type="float">
            <text:p>26691</text:p>
          </table:table-cell>
          <table:table-cell table:style-name="ce15" table:formula="of:=[.B637]/[.$B$1]" office:value-type="float" office:value="1.35483870967742" calcext:value-type="float">
            <text:p>1,35</text:p>
          </table:table-cell>
          <table:table-cell table:style-name="ce15" table:formula="of:=[.F636]+[.E637]" office:value-type="float" office:value="861.000000000007" calcext:value-type="float">
            <text:p>861,00</text:p>
          </table:table-cell>
        </table:table-row>
        <table:table-row table:style-name="ro1">
          <table:table-cell table:style-name="ce13" office:value-type="float" office:value="636" calcext:value-type="float">
            <text:p>63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atabaseViewerActivity_6_InvalidIDFindViewOperatorMutator</text:p>
          </table:table-cell>
          <table:table-cell table:style-name="ce13" table:formula="of:=[.D637]+[.B638]" office:value-type="float" office:value="26734" calcext:value-type="float">
            <text:p>26734</text:p>
          </table:table-cell>
          <table:table-cell table:style-name="ce15" table:formula="of:=[.B638]/[.$B$1]" office:value-type="float" office:value="1.38709677419355" calcext:value-type="float">
            <text:p>1,39</text:p>
          </table:table-cell>
          <table:table-cell table:style-name="ce15" table:formula="of:=[.F637]+[.E638]" office:value-type="float" office:value="862.3870967742" calcext:value-type="float">
            <text:p>862,39</text:p>
          </table:table-cell>
        </table:table-row>
        <table:table-row table:style-name="ro1"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7_InvalidViewFocusOperatorMutator</text:p>
          </table:table-cell>
          <table:table-cell table:style-name="ce13" table:formula="of:=[.D638]+[.B639]" office:value-type="float" office:value="26776" calcext:value-type="float">
            <text:p>26776</text:p>
          </table:table-cell>
          <table:table-cell table:style-name="ce15" table:formula="of:=[.B639]/[.$B$1]" office:value-type="float" office:value="1.35483870967742" calcext:value-type="float">
            <text:p>1,35</text:p>
          </table:table-cell>
          <table:table-cell table:style-name="ce15" table:formula="of:=[.F638]+[.E639]" office:value-type="float" office:value="863.741935483878" calcext:value-type="float">
            <text:p>863,74</text:p>
          </table:table-cell>
        </table:table-row>
        <table:table-row table:style-name="ro1">
          <table:table-cell table:style-name="ce13" office:value-type="float" office:value="638" calcext:value-type="float">
            <text:p>6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8_ViewComponentNotVisibleOperatorMutator</text:p>
          </table:table-cell>
          <table:table-cell table:style-name="ce13" table:formula="of:=[.D639]+[.B640]" office:value-type="float" office:value="26818" calcext:value-type="float">
            <text:p>26818</text:p>
          </table:table-cell>
          <table:table-cell table:style-name="ce15" table:formula="of:=[.B640]/[.$B$1]" office:value-type="float" office:value="1.35483870967742" calcext:value-type="float">
            <text:p>1,35</text:p>
          </table:table-cell>
          <table:table-cell table:style-name="ce15" table:formula="of:=[.F639]+[.E640]" office:value-type="float" office:value="865.096774193555" calcext:value-type="float">
            <text:p>865,10</text:p>
          </table:table-cell>
        </table:table-row>
        <table:table-row table:style-name="ro1">
          <table:table-cell table:style-name="ce13" office:value-type="float" office:value="639" calcext:value-type="float">
            <text:p>63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atabaseViewerActivity_9_InvalidIDFindViewOperatorMutator</text:p>
          </table:table-cell>
          <table:table-cell table:style-name="ce13" table:formula="of:=[.D640]+[.B641]" office:value-type="float" office:value="26860" calcext:value-type="float">
            <text:p>26860</text:p>
          </table:table-cell>
          <table:table-cell table:style-name="ce15" table:formula="of:=[.B641]/[.$B$1]" office:value-type="float" office:value="1.35483870967742" calcext:value-type="float">
            <text:p>1,35</text:p>
          </table:table-cell>
          <table:table-cell table:style-name="ce15" table:formula="of:=[.F640]+[.E641]" office:value-type="float" office:value="866.451612903233" calcext:value-type="float">
            <text:p>866,45</text:p>
          </table:table-cell>
        </table:table-row>
        <table:table-row table:style-name="ro1"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imeTypes_0_BinaryMutator</text:p>
          </table:table-cell>
          <table:table-cell table:style-name="ce13" table:formula="of:=[.D641]+[.B642]" office:value-type="float" office:value="26903" calcext:value-type="float">
            <text:p>26903</text:p>
          </table:table-cell>
          <table:table-cell table:style-name="ce15" table:formula="of:=[.B642]/[.$B$1]" office:value-type="float" office:value="1.38709677419355" calcext:value-type="float">
            <text:p>1,39</text:p>
          </table:table-cell>
          <table:table-cell table:style-name="ce15" table:formula="of:=[.F641]+[.E642]" office:value-type="float" office:value="867.838709677426" calcext:value-type="float">
            <text:p>867,84</text:p>
          </table:table-cell>
        </table:table-row>
        <table:table-row table:style-name="ro1"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0_LengthyGUICreationOperatorMutator</text:p>
          </table:table-cell>
          <table:table-cell table:style-name="ce13" table:formula="of:=[.D642]+[.B643]" office:value-type="float" office:value="26946" calcext:value-type="float">
            <text:p>26946</text:p>
          </table:table-cell>
          <table:table-cell table:style-name="ce15" table:formula="of:=[.B643]/[.$B$1]" office:value-type="float" office:value="1.38709677419355" calcext:value-type="float">
            <text:p>1,39</text:p>
          </table:table-cell>
          <table:table-cell table:style-name="ce15" table:formula="of:=[.F642]+[.E643]" office:value-type="float" office:value="869.22580645162" calcext:value-type="float">
            <text:p>869,23</text:p>
          </table:table-cell>
        </table:table-row>
        <table:table-row table:style-name="ro1">
          <table:table-cell table:style-name="ce13" office:value-type="float" office:value="642" calcext:value-type="float">
            <text:p>64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_InvalidViewFocusOperatorMutator</text:p>
          </table:table-cell>
          <table:table-cell table:style-name="ce13" table:formula="of:=[.D643]+[.B644]" office:value-type="float" office:value="26988" calcext:value-type="float">
            <text:p>26988</text:p>
          </table:table-cell>
          <table:table-cell table:style-name="ce15" table:formula="of:=[.B644]/[.$B$1]" office:value-type="float" office:value="1.35483870967742" calcext:value-type="float">
            <text:p>1,35</text:p>
          </table:table-cell>
          <table:table-cell table:style-name="ce15" table:formula="of:=[.F643]+[.E644]" office:value-type="float" office:value="870.580645161297" calcext:value-type="float">
            <text:p>870,58</text:p>
          </table:table-cell>
        </table:table-row>
        <table:table-row table:style-name="ro1"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2_ViewComponentNotVisibleOperatorMutator</text:p>
          </table:table-cell>
          <table:table-cell table:style-name="ce13" table:formula="of:=[.D644]+[.B645]" office:value-type="float" office:value="27030" calcext:value-type="float">
            <text:p>27030</text:p>
          </table:table-cell>
          <table:table-cell table:style-name="ce15" table:formula="of:=[.B645]/[.$B$1]" office:value-type="float" office:value="1.35483870967742" calcext:value-type="float">
            <text:p>1,35</text:p>
          </table:table-cell>
          <table:table-cell table:style-name="ce15" table:formula="of:=[.F644]+[.E645]" office:value-type="float" office:value="871.935483870975" calcext:value-type="float">
            <text:p>871,94</text:p>
          </table:table-cell>
        </table:table-row>
        <table:table-row table:style-name="ro1"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3_InvalidViewFocusOperatorMutator</text:p>
          </table:table-cell>
          <table:table-cell table:style-name="ce13" table:formula="of:=[.D645]+[.B646]" office:value-type="float" office:value="27072" calcext:value-type="float">
            <text:p>27072</text:p>
          </table:table-cell>
          <table:table-cell table:style-name="ce15" table:formula="of:=[.B646]/[.$B$1]" office:value-type="float" office:value="1.35483870967742" calcext:value-type="float">
            <text:p>1,35</text:p>
          </table:table-cell>
          <table:table-cell table:style-name="ce15" table:formula="of:=[.F645]+[.E646]" office:value-type="float" office:value="873.290322580652" calcext:value-type="float">
            <text:p>873,29</text:p>
          </table:table-cell>
        </table:table-row>
        <table:table-row table:style-name="ro1"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4_ViewComponentNotVisibleOperatorMutator</text:p>
          </table:table-cell>
          <table:table-cell table:style-name="ce13" table:formula="of:=[.D646]+[.B647]" office:value-type="float" office:value="27115" calcext:value-type="float">
            <text:p>27115</text:p>
          </table:table-cell>
          <table:table-cell table:style-name="ce15" table:formula="of:=[.B647]/[.$B$1]" office:value-type="float" office:value="1.38709677419355" calcext:value-type="float">
            <text:p>1,39</text:p>
          </table:table-cell>
          <table:table-cell table:style-name="ce15" table:formula="of:=[.F646]+[.E647]" office:value-type="float" office:value="874.677419354846" calcext:value-type="float">
            <text:p>874,68</text:p>
          </table:table-cell>
        </table:table-row>
        <table:table-row table:style-name="ro1">
          <table:table-cell table:style-name="ce13" office:value-type="float" office:value="646" calcext:value-type="float">
            <text:p>64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5_InvalidViewFocusOperatorMutator</text:p>
          </table:table-cell>
          <table:table-cell table:style-name="ce13" table:formula="of:=[.D647]+[.B648]" office:value-type="float" office:value="27158" calcext:value-type="float">
            <text:p>27158</text:p>
          </table:table-cell>
          <table:table-cell table:style-name="ce15" table:formula="of:=[.B648]/[.$B$1]" office:value-type="float" office:value="1.38709677419355" calcext:value-type="float">
            <text:p>1,39</text:p>
          </table:table-cell>
          <table:table-cell table:style-name="ce15" table:formula="of:=[.F647]+[.E648]" office:value-type="float" office:value="876.064516129039" calcext:value-type="float">
            <text:p>876,06</text:p>
          </table:table-cell>
        </table:table-row>
        <table:table-row table:style-name="ro1">
          <table:table-cell table:style-name="ce13" office:value-type="float" office:value="647" calcext:value-type="float">
            <text:p>64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6_ViewComponentNotVisibleOperatorMutator</text:p>
          </table:table-cell>
          <table:table-cell table:style-name="ce13" table:formula="of:=[.D648]+[.B649]" office:value-type="float" office:value="27201" calcext:value-type="float">
            <text:p>27201</text:p>
          </table:table-cell>
          <table:table-cell table:style-name="ce15" table:formula="of:=[.B649]/[.$B$1]" office:value-type="float" office:value="1.38709677419355" calcext:value-type="float">
            <text:p>1,39</text:p>
          </table:table-cell>
          <table:table-cell table:style-name="ce15" table:formula="of:=[.F648]+[.E649]" office:value-type="float" office:value="877.451612903233" calcext:value-type="float">
            <text:p>877,45</text:p>
          </table:table-cell>
        </table:table-row>
        <table:table-row table:style-name="ro1"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7_InvalidViewFocusOperatorMutator</text:p>
          </table:table-cell>
          <table:table-cell table:style-name="ce13" table:formula="of:=[.D649]+[.B650]" office:value-type="float" office:value="27243" calcext:value-type="float">
            <text:p>27243</text:p>
          </table:table-cell>
          <table:table-cell table:style-name="ce15" table:formula="of:=[.B650]/[.$B$1]" office:value-type="float" office:value="1.35483870967742" calcext:value-type="float">
            <text:p>1,35</text:p>
          </table:table-cell>
          <table:table-cell table:style-name="ce15" table:formula="of:=[.F649]+[.E650]" office:value-type="float" office:value="878.80645161291" calcext:value-type="float">
            <text:p>878,81</text:p>
          </table:table-cell>
        </table:table-row>
        <table:table-row table:style-name="ro1"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8_ViewComponentNotVisibleOperatorMutator</text:p>
          </table:table-cell>
          <table:table-cell table:style-name="ce13" table:formula="of:=[.D650]+[.B651]" office:value-type="float" office:value="27285" calcext:value-type="float">
            <text:p>27285</text:p>
          </table:table-cell>
          <table:table-cell table:style-name="ce15" table:formula="of:=[.B651]/[.$B$1]" office:value-type="float" office:value="1.35483870967742" calcext:value-type="float">
            <text:p>1,35</text:p>
          </table:table-cell>
          <table:table-cell table:style-name="ce15" table:formula="of:=[.F650]+[.E651]" office:value-type="float" office:value="880.161290322588" calcext:value-type="float">
            <text:p>880,16</text:p>
          </table:table-cell>
        </table:table-row>
        <table:table-row table:style-name="ro1"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9_InvalidViewFocusOperatorMutator</text:p>
          </table:table-cell>
          <table:table-cell table:style-name="ce13" table:formula="of:=[.D651]+[.B652]" office:value-type="float" office:value="27328" calcext:value-type="float">
            <text:p>27328</text:p>
          </table:table-cell>
          <table:table-cell table:style-name="ce15" table:formula="of:=[.B652]/[.$B$1]" office:value-type="float" office:value="1.38709677419355" calcext:value-type="float">
            <text:p>1,39</text:p>
          </table:table-cell>
          <table:table-cell table:style-name="ce15" table:formula="of:=[.F651]+[.E652]" office:value-type="float" office:value="881.548387096781" calcext:value-type="float">
            <text:p>881,55</text:p>
          </table:table-cell>
        </table:table-row>
        <table:table-row table:style-name="ro1"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0_ViewComponentNotVisibleOperatorMutator</text:p>
          </table:table-cell>
          <table:table-cell table:style-name="ce13" table:formula="of:=[.D652]+[.B653]" office:value-type="float" office:value="27370" calcext:value-type="float">
            <text:p>27370</text:p>
          </table:table-cell>
          <table:table-cell table:style-name="ce15" table:formula="of:=[.B653]/[.$B$1]" office:value-type="float" office:value="1.35483870967742" calcext:value-type="float">
            <text:p>1,35</text:p>
          </table:table-cell>
          <table:table-cell table:style-name="ce15" table:formula="of:=[.F652]+[.E653]" office:value-type="float" office:value="882.903225806458" calcext:value-type="float">
            <text:p>882,90</text:p>
          </table:table-cell>
        </table:table-row>
        <table:table-row table:style-name="ro1">
          <table:table-cell table:style-name="ce13" office:value-type="float" office:value="652" calcext:value-type="float">
            <text:p>65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1_InvalidViewFocusOperatorMutator</text:p>
          </table:table-cell>
          <table:table-cell table:style-name="ce13" table:formula="of:=[.D653]+[.B654]" office:value-type="float" office:value="27412" calcext:value-type="float">
            <text:p>27412</text:p>
          </table:table-cell>
          <table:table-cell table:style-name="ce15" table:formula="of:=[.B654]/[.$B$1]" office:value-type="float" office:value="1.35483870967742" calcext:value-type="float">
            <text:p>1,35</text:p>
          </table:table-cell>
          <table:table-cell table:style-name="ce15" table:formula="of:=[.F653]+[.E654]" office:value-type="float" office:value="884.258064516136" calcext:value-type="float">
            <text:p>884,26</text:p>
          </table:table-cell>
        </table:table-row>
        <table:table-row table:style-name="ro1">
          <table:table-cell table:style-name="ce13" office:value-type="float" office:value="653" calcext:value-type="float">
            <text:p>65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12_ViewComponentNotVisibleOperatorMutator</text:p>
          </table:table-cell>
          <table:table-cell table:style-name="ce13" table:formula="of:=[.D654]+[.B655]" office:value-type="float" office:value="27455" calcext:value-type="float">
            <text:p>27455</text:p>
          </table:table-cell>
          <table:table-cell table:style-name="ce15" table:formula="of:=[.B655]/[.$B$1]" office:value-type="float" office:value="1.38709677419355" calcext:value-type="float">
            <text:p>1,39</text:p>
          </table:table-cell>
          <table:table-cell table:style-name="ce15" table:formula="of:=[.F654]+[.E655]" office:value-type="float" office:value="885.645161290329" calcext:value-type="float">
            <text:p>885,65</text:p>
          </table:table-cell>
        </table:table-row>
        <table:table-row table:style-name="ro1">
          <table:table-cell table:style-name="ce13" office:value-type="float" office:value="654" calcext:value-type="float">
            <text:p>65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3_InvalidViewFocusOperatorMutator</text:p>
          </table:table-cell>
          <table:table-cell table:style-name="ce13" table:formula="of:=[.D655]+[.B656]" office:value-type="float" office:value="27497" calcext:value-type="float">
            <text:p>27497</text:p>
          </table:table-cell>
          <table:table-cell table:style-name="ce15" table:formula="of:=[.B656]/[.$B$1]" office:value-type="float" office:value="1.35483870967742" calcext:value-type="float">
            <text:p>1,35</text:p>
          </table:table-cell>
          <table:table-cell table:style-name="ce15" table:formula="of:=[.F655]+[.E656]" office:value-type="float" office:value="887.000000000007" calcext:value-type="float">
            <text:p>887,00</text:p>
          </table:table-cell>
        </table:table-row>
        <table:table-row table:style-name="ro1"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4_ViewComponentNotVisibleOperatorMutator</text:p>
          </table:table-cell>
          <table:table-cell table:style-name="ce13" table:formula="of:=[.D656]+[.B657]" office:value-type="float" office:value="27539" calcext:value-type="float">
            <text:p>27539</text:p>
          </table:table-cell>
          <table:table-cell table:style-name="ce15" table:formula="of:=[.B657]/[.$B$1]" office:value-type="float" office:value="1.35483870967742" calcext:value-type="float">
            <text:p>1,35</text:p>
          </table:table-cell>
          <table:table-cell table:style-name="ce15" table:formula="of:=[.F656]+[.E657]" office:value-type="float" office:value="888.354838709684" calcext:value-type="float">
            <text:p>888,35</text:p>
          </table:table-cell>
        </table:table-row>
        <table:table-row table:style-name="ro1"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15_InvalidViewFocusOperatorMutator</text:p>
          </table:table-cell>
          <table:table-cell table:style-name="ce13" table:formula="of:=[.D657]+[.B658]" office:value-type="float" office:value="27582" calcext:value-type="float">
            <text:p>27582</text:p>
          </table:table-cell>
          <table:table-cell table:style-name="ce15" table:formula="of:=[.B658]/[.$B$1]" office:value-type="float" office:value="1.38709677419355" calcext:value-type="float">
            <text:p>1,39</text:p>
          </table:table-cell>
          <table:table-cell table:style-name="ce15" table:formula="of:=[.F657]+[.E658]" office:value-type="float" office:value="889.741935483878" calcext:value-type="float">
            <text:p>889,74</text:p>
          </table:table-cell>
        </table:table-row>
        <table:table-row table:style-name="ro1">
          <table:table-cell table:style-name="ce13" office:value-type="float" office:value="657" calcext:value-type="float">
            <text:p>65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6_ViewComponentNotVisibleOperatorMutator</text:p>
          </table:table-cell>
          <table:table-cell table:style-name="ce13" table:formula="of:=[.D658]+[.B659]" office:value-type="float" office:value="27624" calcext:value-type="float">
            <text:p>27624</text:p>
          </table:table-cell>
          <table:table-cell table:style-name="ce15" table:formula="of:=[.B659]/[.$B$1]" office:value-type="float" office:value="1.35483870967742" calcext:value-type="float">
            <text:p>1,35</text:p>
          </table:table-cell>
          <table:table-cell table:style-name="ce15" table:formula="of:=[.F658]+[.E659]" office:value-type="float" office:value="891.096774193555" calcext:value-type="float">
            <text:p>891,10</text:p>
          </table:table-cell>
        </table:table-row>
        <table:table-row table:style-name="ro1">
          <table:table-cell table:style-name="ce13" office:value-type="float" office:value="658" calcext:value-type="float">
            <text:p>65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7_NullIntentOperatorMutator</text:p>
          </table:table-cell>
          <table:table-cell table:style-name="ce13" table:formula="of:=[.D659]+[.B660]" office:value-type="float" office:value="27666" calcext:value-type="float">
            <text:p>27666</text:p>
          </table:table-cell>
          <table:table-cell table:style-name="ce15" table:formula="of:=[.B660]/[.$B$1]" office:value-type="float" office:value="1.35483870967742" calcext:value-type="float">
            <text:p>1,35</text:p>
          </table:table-cell>
          <table:table-cell table:style-name="ce15" table:formula="of:=[.F659]+[.E660]" office:value-type="float" office:value="892.451612903233" calcext:value-type="float">
            <text:p>892,45</text:p>
          </table:table-cell>
        </table:table-row>
        <table:table-row table:style-name="ro1"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8_InvalidKeyIntentOperatorMutator</text:p>
          </table:table-cell>
          <table:table-cell table:style-name="ce13" table:formula="of:=[.D660]+[.B661]" office:value-type="float" office:value="27708" calcext:value-type="float">
            <text:p>27708</text:p>
          </table:table-cell>
          <table:table-cell table:style-name="ce15" table:formula="of:=[.B661]/[.$B$1]" office:value-type="float" office:value="1.35483870967742" calcext:value-type="float">
            <text:p>1,35</text:p>
          </table:table-cell>
          <table:table-cell table:style-name="ce15" table:formula="of:=[.F660]+[.E661]" office:value-type="float" office:value="893.80645161291" calcext:value-type="float">
            <text:p>893,81</text:p>
          </table:table-cell>
        </table:table-row>
        <table:table-row table:style-name="ro1"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CloudSheetFragment_19_RandomActionIntentDefinitionOperatorMutator</text:p>
          </table:table-cell>
          <table:table-cell table:style-name="ce13" table:formula="of:=[.D661]+[.B662]" office:value-type="float" office:value="27750" calcext:value-type="float">
            <text:p>27750</text:p>
          </table:table-cell>
          <table:table-cell table:style-name="ce15" table:formula="of:=[.B662]/[.$B$1]" office:value-type="float" office:value="1.35483870967742" calcext:value-type="float">
            <text:p>1,35</text:p>
          </table:table-cell>
          <table:table-cell table:style-name="ce15" table:formula="of:=[.F661]+[.E662]" office:value-type="float" office:value="895.161290322588" calcext:value-type="float">
            <text:p>895,16</text:p>
          </table:table-cell>
        </table:table-row>
        <table:table-row table:style-name="ro1"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20_RandomActionIntentDefinitionOperatorMutator</text:p>
          </table:table-cell>
          <table:table-cell table:style-name="ce13" table:formula="of:=[.D662]+[.B663]" office:value-type="float" office:value="27793" calcext:value-type="float">
            <text:p>27793</text:p>
          </table:table-cell>
          <table:table-cell table:style-name="ce15" table:formula="of:=[.B663]/[.$B$1]" office:value-type="float" office:value="1.38709677419355" calcext:value-type="float">
            <text:p>1,39</text:p>
          </table:table-cell>
          <table:table-cell table:style-name="ce15" table:formula="of:=[.F662]+[.E663]" office:value-type="float" office:value="896.548387096781" calcext:value-type="float">
            <text:p>896,55</text:p>
          </table:table-cell>
        </table:table-row>
        <table:table-row table:style-name="ro1">
          <table:table-cell table:style-name="ce13" office:value-type="float" office:value="662" calcext:value-type="float">
            <text:p>66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loudSheetFragment_21_RandomActionIntentDefinitionOperatorMutator</text:p>
          </table:table-cell>
          <table:table-cell table:style-name="ce13" table:formula="of:=[.D663]+[.B664]" office:value-type="float" office:value="27836" calcext:value-type="float">
            <text:p>27836</text:p>
          </table:table-cell>
          <table:table-cell table:style-name="ce15" table:formula="of:=[.B664]/[.$B$1]" office:value-type="float" office:value="1.38709677419355" calcext:value-type="float">
            <text:p>1,39</text:p>
          </table:table-cell>
          <table:table-cell table:style-name="ce15" table:formula="of:=[.F663]+[.E664]" office:value-type="float" office:value="897.935483870975" calcext:value-type="float">
            <text:p>897,94</text:p>
          </table:table-cell>
        </table:table-row>
        <table:table-row table:style-name="ro1">
          <table:table-cell table:style-name="ce13" office:value-type="float" office:value="663" calcext:value-type="float">
            <text:p>66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0_InvalidViewFocusOperatorMutator</text:p>
          </table:table-cell>
          <table:table-cell table:style-name="ce13" table:formula="of:=[.D664]+[.B665]" office:value-type="float" office:value="27879" calcext:value-type="float">
            <text:p>27879</text:p>
          </table:table-cell>
          <table:table-cell table:style-name="ce15" table:formula="of:=[.B665]/[.$B$1]" office:value-type="float" office:value="1.38709677419355" calcext:value-type="float">
            <text:p>1,39</text:p>
          </table:table-cell>
          <table:table-cell table:style-name="ce15" table:formula="of:=[.F664]+[.E665]" office:value-type="float" office:value="899.322580645168" calcext:value-type="float">
            <text:p>899,32</text:p>
          </table:table-cell>
        </table:table-row>
        <table:table-row table:style-name="ro1"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1_ViewComponentNotVisibleOperatorMutator</text:p>
          </table:table-cell>
          <table:table-cell table:style-name="ce13" table:formula="of:=[.D665]+[.B666]" office:value-type="float" office:value="27921" calcext:value-type="float">
            <text:p>27921</text:p>
          </table:table-cell>
          <table:table-cell table:style-name="ce15" table:formula="of:=[.B666]/[.$B$1]" office:value-type="float" office:value="1.35483870967742" calcext:value-type="float">
            <text:p>1,35</text:p>
          </table:table-cell>
          <table:table-cell table:style-name="ce15" table:formula="of:=[.F665]+[.E666]" office:value-type="float" office:value="900.677419354846" calcext:value-type="float">
            <text:p>900,68</text:p>
          </table:table-cell>
        </table:table-row>
        <table:table-row table:style-name="ro1">
          <table:table-cell table:style-name="ce13" office:value-type="float" office:value="665" calcext:value-type="float">
            <text:p>66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2_InvalidViewFocusOperatorMutator</text:p>
          </table:table-cell>
          <table:table-cell table:style-name="ce13" table:formula="of:=[.D666]+[.B667]" office:value-type="float" office:value="27963" calcext:value-type="float">
            <text:p>27963</text:p>
          </table:table-cell>
          <table:table-cell table:style-name="ce15" table:formula="of:=[.B667]/[.$B$1]" office:value-type="float" office:value="1.35483870967742" calcext:value-type="float">
            <text:p>1,35</text:p>
          </table:table-cell>
          <table:table-cell table:style-name="ce15" table:formula="of:=[.F666]+[.E667]" office:value-type="float" office:value="902.032258064523" calcext:value-type="float">
            <text:p>902,03</text:p>
          </table:table-cell>
        </table:table-row>
        <table:table-row table:style-name="ro1"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3_ViewComponentNotVisibleOperatorMutator</text:p>
          </table:table-cell>
          <table:table-cell table:style-name="ce13" table:formula="of:=[.D667]+[.B668]" office:value-type="float" office:value="28006" calcext:value-type="float">
            <text:p>28006</text:p>
          </table:table-cell>
          <table:table-cell table:style-name="ce15" table:formula="of:=[.B668]/[.$B$1]" office:value-type="float" office:value="1.38709677419355" calcext:value-type="float">
            <text:p>1,39</text:p>
          </table:table-cell>
          <table:table-cell table:style-name="ce15" table:formula="of:=[.F667]+[.E668]" office:value-type="float" office:value="903.419354838717" calcext:value-type="float">
            <text:p>903,42</text:p>
          </table:table-cell>
        </table:table-row>
        <table:table-row table:style-name="ro1">
          <table:table-cell table:style-name="ce13" office:value-type="float" office:value="667" calcext:value-type="float">
            <text:p>66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4_InvalidViewFocusOperatorMutator</text:p>
          </table:table-cell>
          <table:table-cell table:style-name="ce13" table:formula="of:=[.D668]+[.B669]" office:value-type="float" office:value="28049" calcext:value-type="float">
            <text:p>28049</text:p>
          </table:table-cell>
          <table:table-cell table:style-name="ce15" table:formula="of:=[.B669]/[.$B$1]" office:value-type="float" office:value="1.38709677419355" calcext:value-type="float">
            <text:p>1,39</text:p>
          </table:table-cell>
          <table:table-cell table:style-name="ce15" table:formula="of:=[.F668]+[.E669]" office:value-type="float" office:value="904.80645161291" calcext:value-type="float">
            <text:p>904,81</text:p>
          </table:table-cell>
        </table:table-row>
        <table:table-row table:style-name="ro1">
          <table:table-cell table:style-name="ce13" office:value-type="float" office:value="668" calcext:value-type="float">
            <text:p>66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5_ViewComponentNotVisibleOperatorMutator</text:p>
          </table:table-cell>
          <table:table-cell table:style-name="ce13" table:formula="of:=[.D669]+[.B670]" office:value-type="float" office:value="28091" calcext:value-type="float">
            <text:p>28091</text:p>
          </table:table-cell>
          <table:table-cell table:style-name="ce15" table:formula="of:=[.B670]/[.$B$1]" office:value-type="float" office:value="1.35483870967742" calcext:value-type="float">
            <text:p>1,35</text:p>
          </table:table-cell>
          <table:table-cell table:style-name="ce15" table:formula="of:=[.F669]+[.E670]" office:value-type="float" office:value="906.161290322588" calcext:value-type="float">
            <text:p>906,16</text:p>
          </table:table-cell>
        </table:table-row>
        <table:table-row table:style-name="ro1">
          <table:table-cell table:style-name="ce13" office:value-type="float" office:value="669" calcext:value-type="float">
            <text:p>66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6_InvalidViewFocusOperatorMutator</text:p>
          </table:table-cell>
          <table:table-cell table:style-name="ce13" table:formula="of:=[.D670]+[.B671]" office:value-type="float" office:value="28133" calcext:value-type="float">
            <text:p>28133</text:p>
          </table:table-cell>
          <table:table-cell table:style-name="ce15" table:formula="of:=[.B671]/[.$B$1]" office:value-type="float" office:value="1.35483870967742" calcext:value-type="float">
            <text:p>1,35</text:p>
          </table:table-cell>
          <table:table-cell table:style-name="ce15" table:formula="of:=[.F670]+[.E671]" office:value-type="float" office:value="907.516129032265" calcext:value-type="float">
            <text:p>907,52</text:p>
          </table:table-cell>
        </table:table-row>
        <table:table-row table:style-name="ro1"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7_ViewComponentNotVisibleOperatorMutator</text:p>
          </table:table-cell>
          <table:table-cell table:style-name="ce13" table:formula="of:=[.D671]+[.B672]" office:value-type="float" office:value="28176" calcext:value-type="float">
            <text:p>28176</text:p>
          </table:table-cell>
          <table:table-cell table:style-name="ce15" table:formula="of:=[.B672]/[.$B$1]" office:value-type="float" office:value="1.38709677419355" calcext:value-type="float">
            <text:p>1,39</text:p>
          </table:table-cell>
          <table:table-cell table:style-name="ce15" table:formula="of:=[.F671]+[.E672]" office:value-type="float" office:value="908.903225806459" calcext:value-type="float">
            <text:p>908,90</text:p>
          </table:table-cell>
        </table:table-row>
        <table:table-row table:style-name="ro1">
          <table:table-cell table:style-name="ce13" office:value-type="float" office:value="671" calcext:value-type="float">
            <text:p>67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8_InvalidViewFocusOperatorMutator</text:p>
          </table:table-cell>
          <table:table-cell table:style-name="ce13" table:formula="of:=[.D672]+[.B673]" office:value-type="float" office:value="28219" calcext:value-type="float">
            <text:p>28219</text:p>
          </table:table-cell>
          <table:table-cell table:style-name="ce15" table:formula="of:=[.B673]/[.$B$1]" office:value-type="float" office:value="1.38709677419355" calcext:value-type="float">
            <text:p>1,39</text:p>
          </table:table-cell>
          <table:table-cell table:style-name="ce15" table:formula="of:=[.F672]+[.E673]" office:value-type="float" office:value="910.290322580652" calcext:value-type="float">
            <text:p>910,29</text:p>
          </table:table-cell>
        </table:table-row>
        <table:table-row table:style-name="ro1">
          <table:table-cell table:style-name="ce13" office:value-type="float" office:value="672" calcext:value-type="float">
            <text:p>67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9_ViewComponentNotVisibleOperatorMutator</text:p>
          </table:table-cell>
          <table:table-cell table:style-name="ce13" table:formula="of:=[.D673]+[.B674]" office:value-type="float" office:value="28262" calcext:value-type="float">
            <text:p>28262</text:p>
          </table:table-cell>
          <table:table-cell table:style-name="ce15" table:formula="of:=[.B674]/[.$B$1]" office:value-type="float" office:value="1.38709677419355" calcext:value-type="float">
            <text:p>1,39</text:p>
          </table:table-cell>
          <table:table-cell table:style-name="ce15" table:formula="of:=[.F673]+[.E674]" office:value-type="float" office:value="911.677419354846" calcext:value-type="float">
            <text:p>911,68</text:p>
          </table:table-cell>
        </table:table-row>
        <table:table-row table:style-name="ro1">
          <table:table-cell table:style-name="ce13" office:value-type="float" office:value="673" calcext:value-type="float">
            <text:p>67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10_BinaryMutator</text:p>
          </table:table-cell>
          <table:table-cell table:style-name="ce13" table:formula="of:=[.D674]+[.B675]" office:value-type="float" office:value="28305" calcext:value-type="float">
            <text:p>28305</text:p>
          </table:table-cell>
          <table:table-cell table:style-name="ce15" table:formula="of:=[.B675]/[.$B$1]" office:value-type="float" office:value="1.38709677419355" calcext:value-type="float">
            <text:p>1,39</text:p>
          </table:table-cell>
          <table:table-cell table:style-name="ce15" table:formula="of:=[.F674]+[.E675]" office:value-type="float" office:value="913.064516129039" calcext:value-type="float">
            <text:p>913,06</text:p>
          </table:table-cell>
        </table:table-row>
        <table:table-row table:style-name="ro1">
          <table:table-cell table:style-name="ce13" office:value-type="float" office:value="674" calcext:value-type="float">
            <text:p>67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11_BinaryMutator</text:p>
          </table:table-cell>
          <table:table-cell table:style-name="ce13" table:formula="of:=[.D675]+[.B676]" office:value-type="float" office:value="28348" calcext:value-type="float">
            <text:p>28348</text:p>
          </table:table-cell>
          <table:table-cell table:style-name="ce15" table:formula="of:=[.B676]/[.$B$1]" office:value-type="float" office:value="1.38709677419355" calcext:value-type="float">
            <text:p>1,39</text:p>
          </table:table-cell>
          <table:table-cell table:style-name="ce15" table:formula="of:=[.F675]+[.E676]" office:value-type="float" office:value="914.451612903233" calcext:value-type="float">
            <text:p>914,45</text:p>
          </table:table-cell>
        </table:table-row>
        <table:table-row table:style-name="ro1">
          <table:table-cell table:style-name="ce13" office:value-type="float" office:value="675" calcext:value-type="float">
            <text:p>67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12_InvalidViewFocusOperatorMutator</text:p>
          </table:table-cell>
          <table:table-cell table:style-name="ce13" table:formula="of:=[.D676]+[.B677]" office:value-type="float" office:value="28390" calcext:value-type="float">
            <text:p>28390</text:p>
          </table:table-cell>
          <table:table-cell table:style-name="ce15" table:formula="of:=[.B677]/[.$B$1]" office:value-type="float" office:value="1.35483870967742" calcext:value-type="float">
            <text:p>1,35</text:p>
          </table:table-cell>
          <table:table-cell table:style-name="ce15" table:formula="of:=[.F676]+[.E677]" office:value-type="float" office:value="915.80645161291" calcext:value-type="float">
            <text:p>915,81</text:p>
          </table:table-cell>
        </table:table-row>
        <table:table-row table:style-name="ro1"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13_ViewComponentNotVisibleOperatorMutator</text:p>
          </table:table-cell>
          <table:table-cell table:style-name="ce13" table:formula="of:=[.D677]+[.B678]" office:value-type="float" office:value="28432" calcext:value-type="float">
            <text:p>28432</text:p>
          </table:table-cell>
          <table:table-cell table:style-name="ce15" table:formula="of:=[.B678]/[.$B$1]" office:value-type="float" office:value="1.35483870967742" calcext:value-type="float">
            <text:p>1,35</text:p>
          </table:table-cell>
          <table:table-cell table:style-name="ce15" table:formula="of:=[.F677]+[.E678]" office:value-type="float" office:value="917.161290322588" calcext:value-type="float">
            <text:p>917,16</text:p>
          </table:table-cell>
        </table:table-row>
        <table:table-row table:style-name="ro1"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14_InvalidViewFocusOperatorMutator</text:p>
          </table:table-cell>
          <table:table-cell table:style-name="ce13" table:formula="of:=[.D678]+[.B679]" office:value-type="float" office:value="28475" calcext:value-type="float">
            <text:p>28475</text:p>
          </table:table-cell>
          <table:table-cell table:style-name="ce15" table:formula="of:=[.B679]/[.$B$1]" office:value-type="float" office:value="1.38709677419355" calcext:value-type="float">
            <text:p>1,39</text:p>
          </table:table-cell>
          <table:table-cell table:style-name="ce15" table:formula="of:=[.F678]+[.E679]" office:value-type="float" office:value="918.548387096781" calcext:value-type="float">
            <text:p>918,55</text:p>
          </table:table-cell>
        </table:table-row>
        <table:table-row table:style-name="ro1">
          <table:table-cell table:style-name="ce13" office:value-type="float" office:value="678" calcext:value-type="float">
            <text:p>67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TabFragment_15_ViewComponentNotVisibleOperatorMutator</text:p>
          </table:table-cell>
          <table:table-cell table:style-name="ce13" table:formula="of:=[.D679]+[.B680]" office:value-type="float" office:value="28517" calcext:value-type="float">
            <text:p>28517</text:p>
          </table:table-cell>
          <table:table-cell table:style-name="ce15" table:formula="of:=[.B680]/[.$B$1]" office:value-type="float" office:value="1.35483870967742" calcext:value-type="float">
            <text:p>1,35</text:p>
          </table:table-cell>
          <table:table-cell table:style-name="ce15" table:formula="of:=[.F679]+[.E680]" office:value-type="float" office:value="919.903225806459" calcext:value-type="float">
            <text:p>919,90</text:p>
          </table:table-cell>
        </table:table-row>
        <table:table-row table:style-name="ro1">
          <table:table-cell table:style-name="ce13" office:value-type="float" office:value="679" calcext:value-type="float">
            <text:p>67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16_InvalidViewFocusOperatorMutator</text:p>
          </table:table-cell>
          <table:table-cell table:style-name="ce13" table:formula="of:=[.D680]+[.B681]" office:value-type="float" office:value="28560" calcext:value-type="float">
            <text:p>28560</text:p>
          </table:table-cell>
          <table:table-cell table:style-name="ce15" table:formula="of:=[.B681]/[.$B$1]" office:value-type="float" office:value="1.38709677419355" calcext:value-type="float">
            <text:p>1,39</text:p>
          </table:table-cell>
          <table:table-cell table:style-name="ce15" table:formula="of:=[.F680]+[.E681]" office:value-type="float" office:value="921.290322580652" calcext:value-type="float">
            <text:p>921,29</text:p>
          </table:table-cell>
        </table:table-row>
        <table:table-row table:style-name="ro1"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TabFragment_17_ViewComponentNotVisibleOperatorMutator</text:p>
          </table:table-cell>
          <table:table-cell table:style-name="ce13" table:formula="of:=[.D681]+[.B682]" office:value-type="float" office:value="28603" calcext:value-type="float">
            <text:p>28603</text:p>
          </table:table-cell>
          <table:table-cell table:style-name="ce15" table:formula="of:=[.B682]/[.$B$1]" office:value-type="float" office:value="1.38709677419355" calcext:value-type="float">
            <text:p>1,39</text:p>
          </table:table-cell>
          <table:table-cell table:style-name="ce15" table:formula="of:=[.F681]+[.E682]" office:value-type="float" office:value="922.677419354846" calcext:value-type="float">
            <text:p>922,68</text:p>
          </table:table-cell>
        </table:table-row>
        <table:table-row table:style-name="ro1">
          <table:table-cell table:style-name="ce13" office:value-type="float" office:value="681" calcext:value-type="float">
            <text:p>68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sListFragment_0_LengthyGUICreationOperatorMutator</text:p>
          </table:table-cell>
          <table:table-cell table:style-name="ce13" table:formula="of:=[.D682]+[.B683]" office:value-type="float" office:value="28646" calcext:value-type="float">
            <text:p>28646</text:p>
          </table:table-cell>
          <table:table-cell table:style-name="ce15" table:formula="of:=[.B683]/[.$B$1]" office:value-type="float" office:value="1.38709677419355" calcext:value-type="float">
            <text:p>1,39</text:p>
          </table:table-cell>
          <table:table-cell table:style-name="ce15" table:formula="of:=[.F682]+[.E683]" office:value-type="float" office:value="924.064516129039" calcext:value-type="float">
            <text:p>924,06</text:p>
          </table:table-cell>
        </table:table-row>
        <table:table-row table:style-name="ro1">
          <table:table-cell table:style-name="ce13" office:value-type="float" office:value="682" calcext:value-type="float">
            <text:p>68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sListFragment_1_InvalidViewFocusOperatorMutator</text:p>
          </table:table-cell>
          <table:table-cell table:style-name="ce13" table:formula="of:=[.D683]+[.B684]" office:value-type="float" office:value="28689" calcext:value-type="float">
            <text:p>28689</text:p>
          </table:table-cell>
          <table:table-cell table:style-name="ce15" table:formula="of:=[.B684]/[.$B$1]" office:value-type="float" office:value="1.38709677419355" calcext:value-type="float">
            <text:p>1,39</text:p>
          </table:table-cell>
          <table:table-cell table:style-name="ce15" table:formula="of:=[.F683]+[.E684]" office:value-type="float" office:value="925.451612903233" calcext:value-type="float">
            <text:p>925,45</text:p>
          </table:table-cell>
        </table:table-row>
        <table:table-row table:style-name="ro1">
          <table:table-cell table:style-name="ce13" office:value-type="float" office:value="683" calcext:value-type="float">
            <text:p>68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AppsListFragment_2_ViewComponentNotVisibleOperatorMutator</text:p>
          </table:table-cell>
          <table:table-cell table:style-name="ce13" table:formula="of:=[.D684]+[.B685]" office:value-type="float" office:value="28731" calcext:value-type="float">
            <text:p>28731</text:p>
          </table:table-cell>
          <table:table-cell table:style-name="ce15" table:formula="of:=[.B685]/[.$B$1]" office:value-type="float" office:value="1.35483870967742" calcext:value-type="float">
            <text:p>1,35</text:p>
          </table:table-cell>
          <table:table-cell table:style-name="ce15" table:formula="of:=[.F684]+[.E685]" office:value-type="float" office:value="926.80645161291" calcext:value-type="float">
            <text:p>926,81</text:p>
          </table:table-cell>
        </table:table-row>
        <table:table-row table:style-name="ro1">
          <table:table-cell table:style-name="ce13" office:value-type="float" office:value="684" calcext:value-type="float">
            <text:p>68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sListFragment_3_BinaryMutator</text:p>
          </table:table-cell>
          <table:table-cell table:style-name="ce13" table:formula="of:=[.D685]+[.B686]" office:value-type="float" office:value="28774" calcext:value-type="float">
            <text:p>28774</text:p>
          </table:table-cell>
          <table:table-cell table:style-name="ce15" table:formula="of:=[.B686]/[.$B$1]" office:value-type="float" office:value="1.38709677419355" calcext:value-type="float">
            <text:p>1,39</text:p>
          </table:table-cell>
          <table:table-cell table:style-name="ce15" table:formula="of:=[.F685]+[.E686]" office:value-type="float" office:value="928.193548387104" calcext:value-type="float">
            <text:p>928,19</text:p>
          </table:table-cell>
        </table:table-row>
        <table:table-row table:style-name="ro1">
          <table:table-cell table:style-name="ce13" office:value-type="float" office:value="685" calcext:value-type="float">
            <text:p>68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sListFragment_4_BinaryMutator</text:p>
          </table:table-cell>
          <table:table-cell table:style-name="ce13" table:formula="of:=[.D686]+[.B687]" office:value-type="float" office:value="28817" calcext:value-type="float">
            <text:p>28817</text:p>
          </table:table-cell>
          <table:table-cell table:style-name="ce15" table:formula="of:=[.B687]/[.$B$1]" office:value-type="float" office:value="1.38709677419355" calcext:value-type="float">
            <text:p>1,39</text:p>
          </table:table-cell>
          <table:table-cell table:style-name="ce15" table:formula="of:=[.F686]+[.E687]" office:value-type="float" office:value="929.580645161297" calcext:value-type="float">
            <text:p>929,58</text:p>
          </table:table-cell>
        </table:table-row>
        <table:table-row table:style-name="ro1">
          <table:table-cell table:style-name="ce13" office:value-type="float" office:value="686" calcext:value-type="float">
            <text:p>68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sListFragment_5_BinaryMutator</text:p>
          </table:table-cell>
          <table:table-cell table:style-name="ce13" table:formula="of:=[.D687]+[.B688]" office:value-type="float" office:value="28860" calcext:value-type="float">
            <text:p>28860</text:p>
          </table:table-cell>
          <table:table-cell table:style-name="ce15" table:formula="of:=[.B688]/[.$B$1]" office:value-type="float" office:value="1.38709677419355" calcext:value-type="float">
            <text:p>1,39</text:p>
          </table:table-cell>
          <table:table-cell table:style-name="ce15" table:formula="of:=[.F687]+[.E688]" office:value-type="float" office:value="930.967741935491" calcext:value-type="float">
            <text:p>930,97</text:p>
          </table:table-cell>
        </table:table-row>
        <table:table-row table:style-name="ro1"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sListFragment_6_BinaryMutator</text:p>
          </table:table-cell>
          <table:table-cell table:style-name="ce13" table:formula="of:=[.D688]+[.B689]" office:value-type="float" office:value="28903" calcext:value-type="float">
            <text:p>28903</text:p>
          </table:table-cell>
          <table:table-cell table:style-name="ce15" table:formula="of:=[.B689]/[.$B$1]" office:value-type="float" office:value="1.38709677419355" calcext:value-type="float">
            <text:p>1,39</text:p>
          </table:table-cell>
          <table:table-cell table:style-name="ce15" table:formula="of:=[.F688]+[.E689]" office:value-type="float" office:value="932.354838709684" calcext:value-type="float">
            <text:p>932,35</text:p>
          </table:table-cell>
        </table:table-row>
        <table:table-row table:style-name="ro1">
          <table:table-cell table:style-name="ce13" office:value-type="float" office:value="688" calcext:value-type="float">
            <text:p>68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0_LengthyGUICreationOperatorMutator</text:p>
          </table:table-cell>
          <table:table-cell table:style-name="ce13" table:formula="of:=[.D689]+[.B690]" office:value-type="float" office:value="28946" calcext:value-type="float">
            <text:p>28946</text:p>
          </table:table-cell>
          <table:table-cell table:style-name="ce15" table:formula="of:=[.B690]/[.$B$1]" office:value-type="float" office:value="1.38709677419355" calcext:value-type="float">
            <text:p>1,39</text:p>
          </table:table-cell>
          <table:table-cell table:style-name="ce15" table:formula="of:=[.F689]+[.E690]" office:value-type="float" office:value="933.741935483878" calcext:value-type="float">
            <text:p>933,74</text:p>
          </table:table-cell>
        </table:table-row>
        <table:table-row table:style-name="ro1"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_InvalidViewFocusOperatorMutator</text:p>
          </table:table-cell>
          <table:table-cell table:style-name="ce13" table:formula="of:=[.D690]+[.B691]" office:value-type="float" office:value="28988" calcext:value-type="float">
            <text:p>28988</text:p>
          </table:table-cell>
          <table:table-cell table:style-name="ce15" table:formula="of:=[.B691]/[.$B$1]" office:value-type="float" office:value="1.35483870967742" calcext:value-type="float">
            <text:p>1,35</text:p>
          </table:table-cell>
          <table:table-cell table:style-name="ce15" table:formula="of:=[.F690]+[.E691]" office:value-type="float" office:value="935.096774193555" calcext:value-type="float">
            <text:p>935,10</text:p>
          </table:table-cell>
        </table:table-row>
        <table:table-row table:style-name="ro1"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2_ViewComponentNotVisibleOperatorMutator</text:p>
          </table:table-cell>
          <table:table-cell table:style-name="ce13" table:formula="of:=[.D691]+[.B692]" office:value-type="float" office:value="29030" calcext:value-type="float">
            <text:p>29030</text:p>
          </table:table-cell>
          <table:table-cell table:style-name="ce15" table:formula="of:=[.B692]/[.$B$1]" office:value-type="float" office:value="1.35483870967742" calcext:value-type="float">
            <text:p>1,35</text:p>
          </table:table-cell>
          <table:table-cell table:style-name="ce15" table:formula="of:=[.F691]+[.E692]" office:value-type="float" office:value="936.451612903233" calcext:value-type="float">
            <text:p>936,45</text:p>
          </table:table-cell>
        </table:table-row>
        <table:table-row table:style-name="ro1">
          <table:table-cell table:style-name="ce13" office:value-type="float" office:value="691" calcext:value-type="float">
            <text:p>69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_InvalidViewFocusOperatorMutator</text:p>
          </table:table-cell>
          <table:table-cell table:style-name="ce13" table:formula="of:=[.D692]+[.B693]" office:value-type="float" office:value="29073" calcext:value-type="float">
            <text:p>29073</text:p>
          </table:table-cell>
          <table:table-cell table:style-name="ce15" table:formula="of:=[.B693]/[.$B$1]" office:value-type="float" office:value="1.38709677419355" calcext:value-type="float">
            <text:p>1,39</text:p>
          </table:table-cell>
          <table:table-cell table:style-name="ce15" table:formula="of:=[.F692]+[.E693]" office:value-type="float" office:value="937.838709677426" calcext:value-type="float">
            <text:p>937,84</text:p>
          </table:table-cell>
        </table:table-row>
        <table:table-row table:style-name="ro1"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4_ViewComponentNotVisibleOperatorMutator</text:p>
          </table:table-cell>
          <table:table-cell table:style-name="ce13" table:formula="of:=[.D693]+[.B694]" office:value-type="float" office:value="29115" calcext:value-type="float">
            <text:p>29115</text:p>
          </table:table-cell>
          <table:table-cell table:style-name="ce15" table:formula="of:=[.B694]/[.$B$1]" office:value-type="float" office:value="1.35483870967742" calcext:value-type="float">
            <text:p>1,35</text:p>
          </table:table-cell>
          <table:table-cell table:style-name="ce15" table:formula="of:=[.F693]+[.E694]" office:value-type="float" office:value="939.193548387104" calcext:value-type="float">
            <text:p>939,19</text:p>
          </table:table-cell>
        </table:table-row>
        <table:table-row table:style-name="ro1"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5_InvalidViewFocusOperatorMutator</text:p>
          </table:table-cell>
          <table:table-cell table:style-name="ce13" table:formula="of:=[.D694]+[.B695]" office:value-type="float" office:value="29158" calcext:value-type="float">
            <text:p>29158</text:p>
          </table:table-cell>
          <table:table-cell table:style-name="ce15" table:formula="of:=[.B695]/[.$B$1]" office:value-type="float" office:value="1.38709677419355" calcext:value-type="float">
            <text:p>1,39</text:p>
          </table:table-cell>
          <table:table-cell table:style-name="ce15" table:formula="of:=[.F694]+[.E695]" office:value-type="float" office:value="940.580645161297" calcext:value-type="float">
            <text:p>940,58</text:p>
          </table:table-cell>
        </table:table-row>
        <table:table-row table:style-name="ro1"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6_ViewComponentNotVisibleOperatorMutator</text:p>
          </table:table-cell>
          <table:table-cell table:style-name="ce13" table:formula="of:=[.D695]+[.B696]" office:value-type="float" office:value="29201" calcext:value-type="float">
            <text:p>29201</text:p>
          </table:table-cell>
          <table:table-cell table:style-name="ce15" table:formula="of:=[.B696]/[.$B$1]" office:value-type="float" office:value="1.38709677419355" calcext:value-type="float">
            <text:p>1,39</text:p>
          </table:table-cell>
          <table:table-cell table:style-name="ce15" table:formula="of:=[.F695]+[.E696]" office:value-type="float" office:value="941.967741935491" calcext:value-type="float">
            <text:p>941,97</text:p>
          </table:table-cell>
        </table:table-row>
        <table:table-row table:style-name="ro1">
          <table:table-cell table:style-name="ce13" office:value-type="float" office:value="695" calcext:value-type="float">
            <text:p>69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7_NullIntentOperatorMutator</text:p>
          </table:table-cell>
          <table:table-cell table:style-name="ce13" table:formula="of:=[.D696]+[.B697]" office:value-type="float" office:value="29243" calcext:value-type="float">
            <text:p>29243</text:p>
          </table:table-cell>
          <table:table-cell table:style-name="ce15" table:formula="of:=[.B697]/[.$B$1]" office:value-type="float" office:value="1.35483870967742" calcext:value-type="float">
            <text:p>1,35</text:p>
          </table:table-cell>
          <table:table-cell table:style-name="ce15" table:formula="of:=[.F696]+[.E697]" office:value-type="float" office:value="943.322580645168" calcext:value-type="float">
            <text:p>943,32</text:p>
          </table:table-cell>
        </table:table-row>
        <table:table-row table:style-name="ro1">
          <table:table-cell table:style-name="ce13" office:value-type="float" office:value="696" calcext:value-type="float">
            <text:p>69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8_RandomActionIntentDefinitionOperatorMutator</text:p>
          </table:table-cell>
          <table:table-cell table:style-name="ce13" table:formula="of:=[.D697]+[.B698]" office:value-type="float" office:value="29286" calcext:value-type="float">
            <text:p>29286</text:p>
          </table:table-cell>
          <table:table-cell table:style-name="ce15" table:formula="of:=[.B698]/[.$B$1]" office:value-type="float" office:value="1.38709677419355" calcext:value-type="float">
            <text:p>1,39</text:p>
          </table:table-cell>
          <table:table-cell table:style-name="ce15" table:formula="of:=[.F697]+[.E698]" office:value-type="float" office:value="944.709677419362" calcext:value-type="float">
            <text:p>944,71</text:p>
          </table:table-cell>
        </table:table-row>
        <table:table-row table:style-name="ro1"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9_RandomActionIntentDefinitionOperatorMutator</text:p>
          </table:table-cell>
          <table:table-cell table:style-name="ce13" table:formula="of:=[.D698]+[.B699]" office:value-type="float" office:value="29328" calcext:value-type="float">
            <text:p>29328</text:p>
          </table:table-cell>
          <table:table-cell table:style-name="ce15" table:formula="of:=[.B699]/[.$B$1]" office:value-type="float" office:value="1.35483870967742" calcext:value-type="float">
            <text:p>1,35</text:p>
          </table:table-cell>
          <table:table-cell table:style-name="ce15" table:formula="of:=[.F698]+[.E699]" office:value-type="float" office:value="946.064516129039" calcext:value-type="float">
            <text:p>946,06</text:p>
          </table:table-cell>
        </table:table-row>
        <table:table-row table:style-name="ro1"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0_RandomActionIntentDefinitionOperatorMutator</text:p>
          </table:table-cell>
          <table:table-cell table:style-name="ce13" table:formula="of:=[.D699]+[.B700]" office:value-type="float" office:value="29370" calcext:value-type="float">
            <text:p>29370</text:p>
          </table:table-cell>
          <table:table-cell table:style-name="ce15" table:formula="of:=[.B700]/[.$B$1]" office:value-type="float" office:value="1.35483870967742" calcext:value-type="float">
            <text:p>1,35</text:p>
          </table:table-cell>
          <table:table-cell table:style-name="ce15" table:formula="of:=[.F699]+[.E700]" office:value-type="float" office:value="947.419354838717" calcext:value-type="float">
            <text:p>947,42</text:p>
          </table:table-cell>
        </table:table-row>
        <table:table-row table:style-name="ro1"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1_RandomActionIntentDefinitionOperatorMutator</text:p>
          </table:table-cell>
          <table:table-cell table:style-name="ce13" table:formula="of:=[.D700]+[.B701]" office:value-type="float" office:value="29412" calcext:value-type="float">
            <text:p>29412</text:p>
          </table:table-cell>
          <table:table-cell table:style-name="ce15" table:formula="of:=[.B701]/[.$B$1]" office:value-type="float" office:value="1.35483870967742" calcext:value-type="float">
            <text:p>1,35</text:p>
          </table:table-cell>
          <table:table-cell table:style-name="ce15" table:formula="of:=[.F700]+[.E701]" office:value-type="float" office:value="948.774193548394" calcext:value-type="float">
            <text:p>948,77</text:p>
          </table:table-cell>
        </table:table-row>
        <table:table-row table:style-name="ro1"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12_NullValueIntentPutExtraOperatorMutator</text:p>
          </table:table-cell>
          <table:table-cell table:style-name="ce13" table:formula="of:=[.D701]+[.B702]" office:value-type="float" office:value="29455" calcext:value-type="float">
            <text:p>29455</text:p>
          </table:table-cell>
          <table:table-cell table:style-name="ce15" table:formula="of:=[.B702]/[.$B$1]" office:value-type="float" office:value="1.38709677419355" calcext:value-type="float">
            <text:p>1,39</text:p>
          </table:table-cell>
          <table:table-cell table:style-name="ce15" table:formula="of:=[.F701]+[.E702]" office:value-type="float" office:value="950.161290322588" calcext:value-type="float">
            <text:p>950,16</text:p>
          </table:table-cell>
        </table:table-row>
        <table:table-row table:style-name="ro1"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3_IntentPayloadReplacementOperatorMutator</text:p>
          </table:table-cell>
          <table:table-cell table:style-name="ce13" table:formula="of:=[.D702]+[.B703]" office:value-type="float" office:value="29497" calcext:value-type="float">
            <text:p>29497</text:p>
          </table:table-cell>
          <table:table-cell table:style-name="ce15" table:formula="of:=[.B703]/[.$B$1]" office:value-type="float" office:value="1.35483870967742" calcext:value-type="float">
            <text:p>1,35</text:p>
          </table:table-cell>
          <table:table-cell table:style-name="ce15" table:formula="of:=[.F702]+[.E703]" office:value-type="float" office:value="951.516129032265" calcext:value-type="float">
            <text:p>951,52</text:p>
          </table:table-cell>
        </table:table-row>
        <table:table-row table:style-name="ro1">
          <table:table-cell table:style-name="ce13" office:value-type="float" office:value="702" calcext:value-type="float">
            <text:p>70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4_RandomActionIntentDefinitionOperatorMutator</text:p>
          </table:table-cell>
          <table:table-cell table:style-name="ce13" table:formula="of:=[.D703]+[.B704]" office:value-type="float" office:value="29539" calcext:value-type="float">
            <text:p>29539</text:p>
          </table:table-cell>
          <table:table-cell table:style-name="ce15" table:formula="of:=[.B704]/[.$B$1]" office:value-type="float" office:value="1.35483870967742" calcext:value-type="float">
            <text:p>1,35</text:p>
          </table:table-cell>
          <table:table-cell table:style-name="ce15" table:formula="of:=[.F703]+[.E704]" office:value-type="float" office:value="952.870967741942" calcext:value-type="float">
            <text:p>952,87</text:p>
          </table:table-cell>
        </table:table-row>
        <table:table-row table:style-name="ro1"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5_RandomActionIntentDefinitionOperatorMutator</text:p>
          </table:table-cell>
          <table:table-cell table:style-name="ce13" table:formula="of:=[.D704]+[.B705]" office:value-type="float" office:value="29581" calcext:value-type="float">
            <text:p>29581</text:p>
          </table:table-cell>
          <table:table-cell table:style-name="ce15" table:formula="of:=[.B705]/[.$B$1]" office:value-type="float" office:value="1.35483870967742" calcext:value-type="float">
            <text:p>1,35</text:p>
          </table:table-cell>
          <table:table-cell table:style-name="ce15" table:formula="of:=[.F704]+[.E705]" office:value-type="float" office:value="954.22580645162" calcext:value-type="float">
            <text:p>954,23</text:p>
          </table:table-cell>
        </table:table-row>
        <table:table-row table:style-name="ro1"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16_RandomActionIntentDefinitionOperatorMutator</text:p>
          </table:table-cell>
          <table:table-cell table:style-name="ce13" table:formula="of:=[.D705]+[.B706]" office:value-type="float" office:value="29624" calcext:value-type="float">
            <text:p>29624</text:p>
          </table:table-cell>
          <table:table-cell table:style-name="ce15" table:formula="of:=[.B706]/[.$B$1]" office:value-type="float" office:value="1.38709677419355" calcext:value-type="float">
            <text:p>1,39</text:p>
          </table:table-cell>
          <table:table-cell table:style-name="ce15" table:formula="of:=[.F705]+[.E706]" office:value-type="float" office:value="955.612903225813" calcext:value-type="float">
            <text:p>955,61</text:p>
          </table:table-cell>
        </table:table-row>
        <table:table-row table:style-name="ro1"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17_RandomActionIntentDefinitionOperatorMutator</text:p>
          </table:table-cell>
          <table:table-cell table:style-name="ce13" table:formula="of:=[.D706]+[.B707]" office:value-type="float" office:value="29667" calcext:value-type="float">
            <text:p>29667</text:p>
          </table:table-cell>
          <table:table-cell table:style-name="ce15" table:formula="of:=[.B707]/[.$B$1]" office:value-type="float" office:value="1.38709677419355" calcext:value-type="float">
            <text:p>1,39</text:p>
          </table:table-cell>
          <table:table-cell table:style-name="ce15" table:formula="of:=[.F706]+[.E707]" office:value-type="float" office:value="957.000000000007" calcext:value-type="float">
            <text:p>957,00</text:p>
          </table:table-cell>
        </table:table-row>
        <table:table-row table:style-name="ro1">
          <table:table-cell table:style-name="ce13" office:value-type="float" office:value="706" calcext:value-type="float">
            <text:p>706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8_RandomActionIntentDefinitionOperatorMutator</text:p>
          </table:table-cell>
          <table:table-cell table:style-name="ce13" table:formula="of:=[.D707]+[.B708]" office:value-type="float" office:value="29709" calcext:value-type="float">
            <text:p>29709</text:p>
          </table:table-cell>
          <table:table-cell table:style-name="ce15" table:formula="of:=[.B708]/[.$B$1]" office:value-type="float" office:value="1.35483870967742" calcext:value-type="float">
            <text:p>1,35</text:p>
          </table:table-cell>
          <table:table-cell table:style-name="ce15" table:formula="of:=[.F707]+[.E708]" office:value-type="float" office:value="958.354838709685" calcext:value-type="float">
            <text:p>958,35</text:p>
          </table:table-cell>
        </table:table-row>
        <table:table-row table:style-name="ro1">
          <table:table-cell table:style-name="ce13" office:value-type="float" office:value="707" calcext:value-type="float">
            <text:p>70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19_BuggyGUIListenerOperatorMutator</text:p>
          </table:table-cell>
          <table:table-cell table:style-name="ce13" table:formula="of:=[.D708]+[.B709]" office:value-type="float" office:value="29751" calcext:value-type="float">
            <text:p>29751</text:p>
          </table:table-cell>
          <table:table-cell table:style-name="ce15" table:formula="of:=[.B709]/[.$B$1]" office:value-type="float" office:value="1.35483870967742" calcext:value-type="float">
            <text:p>1,35</text:p>
          </table:table-cell>
          <table:table-cell table:style-name="ce15" table:formula="of:=[.F708]+[.E709]" office:value-type="float" office:value="959.709677419362" calcext:value-type="float">
            <text:p>959,71</text:p>
          </table:table-cell>
        </table:table-row>
        <table:table-row table:style-name="ro1">
          <table:table-cell table:style-name="ce13" office:value-type="float" office:value="708" calcext:value-type="float">
            <text:p>70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20_InvalidViewFocusOperatorMutator</text:p>
          </table:table-cell>
          <table:table-cell table:style-name="ce13" table:formula="of:=[.D709]+[.B710]" office:value-type="float" office:value="29793" calcext:value-type="float">
            <text:p>29793</text:p>
          </table:table-cell>
          <table:table-cell table:style-name="ce15" table:formula="of:=[.B710]/[.$B$1]" office:value-type="float" office:value="1.35483870967742" calcext:value-type="float">
            <text:p>1,35</text:p>
          </table:table-cell>
          <table:table-cell table:style-name="ce15" table:formula="of:=[.F709]+[.E710]" office:value-type="float" office:value="961.064516129039" calcext:value-type="float">
            <text:p>961,06</text:p>
          </table:table-cell>
        </table:table-row>
        <table:table-row table:style-name="ro1"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21_ViewComponentNotVisibleOperatorMutator</text:p>
          </table:table-cell>
          <table:table-cell table:style-name="ce13" table:formula="of:=[.D710]+[.B711]" office:value-type="float" office:value="29836" calcext:value-type="float">
            <text:p>29836</text:p>
          </table:table-cell>
          <table:table-cell table:style-name="ce15" table:formula="of:=[.B711]/[.$B$1]" office:value-type="float" office:value="1.38709677419355" calcext:value-type="float">
            <text:p>1,39</text:p>
          </table:table-cell>
          <table:table-cell table:style-name="ce15" table:formula="of:=[.F710]+[.E711]" office:value-type="float" office:value="962.451612903233" calcext:value-type="float">
            <text:p>962,45</text:p>
          </table:table-cell>
        </table:table-row>
        <table:table-row table:style-name="ro1"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22_BinaryMutator</text:p>
          </table:table-cell>
          <table:table-cell table:style-name="ce13" table:formula="of:=[.D711]+[.B712]" office:value-type="float" office:value="29879" calcext:value-type="float">
            <text:p>29879</text:p>
          </table:table-cell>
          <table:table-cell table:style-name="ce15" table:formula="of:=[.B712]/[.$B$1]" office:value-type="float" office:value="1.38709677419355" calcext:value-type="float">
            <text:p>1,39</text:p>
          </table:table-cell>
          <table:table-cell table:style-name="ce15" table:formula="of:=[.F711]+[.E712]" office:value-type="float" office:value="963.838709677427" calcext:value-type="float">
            <text:p>963,84</text:p>
          </table:table-cell>
        </table:table-row>
        <table:table-row table:style-name="ro1">
          <table:table-cell table:style-name="ce13" office:value-type="float" office:value="711" calcext:value-type="float">
            <text:p>71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23_BinaryMutator</text:p>
          </table:table-cell>
          <table:table-cell table:style-name="ce13" table:formula="of:=[.D712]+[.B713]" office:value-type="float" office:value="29921" calcext:value-type="float">
            <text:p>29921</text:p>
          </table:table-cell>
          <table:table-cell table:style-name="ce15" table:formula="of:=[.B713]/[.$B$1]" office:value-type="float" office:value="1.35483870967742" calcext:value-type="float">
            <text:p>1,35</text:p>
          </table:table-cell>
          <table:table-cell table:style-name="ce15" table:formula="of:=[.F712]+[.E713]" office:value-type="float" office:value="965.193548387104" calcext:value-type="float">
            <text:p>965,19</text:p>
          </table:table-cell>
        </table:table-row>
        <table:table-row table:style-name="ro1"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24_RandomActionIntentDefinitionOperatorMutator</text:p>
          </table:table-cell>
          <table:table-cell table:style-name="ce13" table:formula="of:=[.D713]+[.B714]" office:value-type="float" office:value="29963" calcext:value-type="float">
            <text:p>29963</text:p>
          </table:table-cell>
          <table:table-cell table:style-name="ce15" table:formula="of:=[.B714]/[.$B$1]" office:value-type="float" office:value="1.35483870967742" calcext:value-type="float">
            <text:p>1,35</text:p>
          </table:table-cell>
          <table:table-cell table:style-name="ce15" table:formula="of:=[.F713]+[.E714]" office:value-type="float" office:value="966.548387096781" calcext:value-type="float">
            <text:p>966,55</text:p>
          </table:table-cell>
        </table:table-row>
        <table:table-row table:style-name="ro1">
          <table:table-cell table:style-name="ce13" office:value-type="float" office:value="713" calcext:value-type="float">
            <text:p>71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25_InvalidViewFocusOperatorMutator</text:p>
          </table:table-cell>
          <table:table-cell table:style-name="ce13" table:formula="of:=[.D714]+[.B715]" office:value-type="float" office:value="30005" calcext:value-type="float">
            <text:p>30005</text:p>
          </table:table-cell>
          <table:table-cell table:style-name="ce15" table:formula="of:=[.B715]/[.$B$1]" office:value-type="float" office:value="1.35483870967742" calcext:value-type="float">
            <text:p>1,35</text:p>
          </table:table-cell>
          <table:table-cell table:style-name="ce15" table:formula="of:=[.F714]+[.E715]" office:value-type="float" office:value="967.903225806459" calcext:value-type="float">
            <text:p>967,90</text:p>
          </table:table-cell>
        </table:table-row>
        <table:table-row table:style-name="ro1">
          <table:table-cell table:style-name="ce13" office:value-type="float" office:value="714" calcext:value-type="float">
            <text:p>71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26_ViewComponentNotVisibleOperatorMutator</text:p>
          </table:table-cell>
          <table:table-cell table:style-name="ce13" table:formula="of:=[.D715]+[.B716]" office:value-type="float" office:value="30048" calcext:value-type="float">
            <text:p>30048</text:p>
          </table:table-cell>
          <table:table-cell table:style-name="ce15" table:formula="of:=[.B716]/[.$B$1]" office:value-type="float" office:value="1.38709677419355" calcext:value-type="float">
            <text:p>1,39</text:p>
          </table:table-cell>
          <table:table-cell table:style-name="ce15" table:formula="of:=[.F715]+[.E716]" office:value-type="float" office:value="969.290322580652" calcext:value-type="float">
            <text:p>969,29</text:p>
          </table:table-cell>
        </table:table-row>
        <table:table-row table:style-name="ro1">
          <table:table-cell table:style-name="ce13" office:value-type="float" office:value="715" calcext:value-type="float">
            <text:p>7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27_InvalidViewFocusOperatorMutator</text:p>
          </table:table-cell>
          <table:table-cell table:style-name="ce13" table:formula="of:=[.D716]+[.B717]" office:value-type="float" office:value="30091" calcext:value-type="float">
            <text:p>30091</text:p>
          </table:table-cell>
          <table:table-cell table:style-name="ce15" table:formula="of:=[.B717]/[.$B$1]" office:value-type="float" office:value="1.38709677419355" calcext:value-type="float">
            <text:p>1,39</text:p>
          </table:table-cell>
          <table:table-cell table:style-name="ce15" table:formula="of:=[.F716]+[.E717]" office:value-type="float" office:value="970.677419354846" calcext:value-type="float">
            <text:p>970,68</text:p>
          </table:table-cell>
        </table:table-row>
        <table:table-row table:style-name="ro1"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28_ViewComponentNotVisibleOperatorMutator</text:p>
          </table:table-cell>
          <table:table-cell table:style-name="ce13" table:formula="of:=[.D717]+[.B718]" office:value-type="float" office:value="30134" calcext:value-type="float">
            <text:p>30134</text:p>
          </table:table-cell>
          <table:table-cell table:style-name="ce15" table:formula="of:=[.B718]/[.$B$1]" office:value-type="float" office:value="1.38709677419355" calcext:value-type="float">
            <text:p>1,39</text:p>
          </table:table-cell>
          <table:table-cell table:style-name="ce15" table:formula="of:=[.F717]+[.E718]" office:value-type="float" office:value="972.064516129039" calcext:value-type="float">
            <text:p>972,06</text:p>
          </table:table-cell>
        </table:table-row>
        <table:table-row table:style-name="ro1">
          <table:table-cell table:style-name="ce13" office:value-type="float" office:value="717" calcext:value-type="float">
            <text:p>71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29_RandomActionIntentDefinitionOperatorMutator</text:p>
          </table:table-cell>
          <table:table-cell table:style-name="ce13" table:formula="of:=[.D718]+[.B719]" office:value-type="float" office:value="30176" calcext:value-type="float">
            <text:p>30176</text:p>
          </table:table-cell>
          <table:table-cell table:style-name="ce15" table:formula="of:=[.B719]/[.$B$1]" office:value-type="float" office:value="1.35483870967742" calcext:value-type="float">
            <text:p>1,35</text:p>
          </table:table-cell>
          <table:table-cell table:style-name="ce15" table:formula="of:=[.F718]+[.E719]" office:value-type="float" office:value="973.419354838717" calcext:value-type="float">
            <text:p>973,42</text:p>
          </table:table-cell>
        </table:table-row>
        <table:table-row table:style-name="ro1">
          <table:table-cell table:style-name="ce13" office:value-type="float" office:value="718" calcext:value-type="float">
            <text:p>71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0_BinaryMutator</text:p>
          </table:table-cell>
          <table:table-cell table:style-name="ce13" table:formula="of:=[.D719]+[.B720]" office:value-type="float" office:value="30219" calcext:value-type="float">
            <text:p>30219</text:p>
          </table:table-cell>
          <table:table-cell table:style-name="ce15" table:formula="of:=[.B720]/[.$B$1]" office:value-type="float" office:value="1.38709677419355" calcext:value-type="float">
            <text:p>1,39</text:p>
          </table:table-cell>
          <table:table-cell table:style-name="ce15" table:formula="of:=[.F719]+[.E720]" office:value-type="float" office:value="974.80645161291" calcext:value-type="float">
            <text:p>974,81</text:p>
          </table:table-cell>
        </table:table-row>
        <table:table-row table:style-name="ro1"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1_BinaryMutator</text:p>
          </table:table-cell>
          <table:table-cell table:style-name="ce13" table:formula="of:=[.D720]+[.B721]" office:value-type="float" office:value="30262" calcext:value-type="float">
            <text:p>30262</text:p>
          </table:table-cell>
          <table:table-cell table:style-name="ce15" table:formula="of:=[.B721]/[.$B$1]" office:value-type="float" office:value="1.38709677419355" calcext:value-type="float">
            <text:p>1,39</text:p>
          </table:table-cell>
          <table:table-cell table:style-name="ce15" table:formula="of:=[.F720]+[.E721]" office:value-type="float" office:value="976.193548387104" calcext:value-type="float">
            <text:p>976,19</text:p>
          </table:table-cell>
        </table:table-row>
        <table:table-row table:style-name="ro1">
          <table:table-cell table:style-name="ce13" office:value-type="float" office:value="720" calcext:value-type="float">
            <text:p>72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2_BinaryMutator</text:p>
          </table:table-cell>
          <table:table-cell table:style-name="ce13" table:formula="of:=[.D721]+[.B722]" office:value-type="float" office:value="30305" calcext:value-type="float">
            <text:p>30305</text:p>
          </table:table-cell>
          <table:table-cell table:style-name="ce15" table:formula="of:=[.B722]/[.$B$1]" office:value-type="float" office:value="1.38709677419355" calcext:value-type="float">
            <text:p>1,39</text:p>
          </table:table-cell>
          <table:table-cell table:style-name="ce15" table:formula="of:=[.F721]+[.E722]" office:value-type="float" office:value="977.580645161297" calcext:value-type="float">
            <text:p>977,58</text:p>
          </table:table-cell>
        </table:table-row>
        <table:table-row table:style-name="ro1">
          <table:table-cell table:style-name="ce13" office:value-type="float" office:value="721" calcext:value-type="float">
            <text:p>72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33_NullIntentOperatorMutator</text:p>
          </table:table-cell>
          <table:table-cell table:style-name="ce13" table:formula="of:=[.D722]+[.B723]" office:value-type="float" office:value="30347" calcext:value-type="float">
            <text:p>30347</text:p>
          </table:table-cell>
          <table:table-cell table:style-name="ce15" table:formula="of:=[.B723]/[.$B$1]" office:value-type="float" office:value="1.35483870967742" calcext:value-type="float">
            <text:p>1,35</text:p>
          </table:table-cell>
          <table:table-cell table:style-name="ce15" table:formula="of:=[.F722]+[.E723]" office:value-type="float" office:value="978.935483870975" calcext:value-type="float">
            <text:p>978,94</text:p>
          </table:table-cell>
        </table:table-row>
        <table:table-row table:style-name="ro1">
          <table:table-cell table:style-name="ce13" office:value-type="float" office:value="722" calcext:value-type="float">
            <text:p>72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4_InvalidKeyIntentOperatorMutator</text:p>
          </table:table-cell>
          <table:table-cell table:style-name="ce13" table:formula="of:=[.D723]+[.B724]" office:value-type="float" office:value="30390" calcext:value-type="float">
            <text:p>30390</text:p>
          </table:table-cell>
          <table:table-cell table:style-name="ce15" table:formula="of:=[.B724]/[.$B$1]" office:value-type="float" office:value="1.38709677419355" calcext:value-type="float">
            <text:p>1,39</text:p>
          </table:table-cell>
          <table:table-cell table:style-name="ce15" table:formula="of:=[.F723]+[.E724]" office:value-type="float" office:value="980.322580645168" calcext:value-type="float">
            <text:p>980,32</text:p>
          </table:table-cell>
        </table:table-row>
        <table:table-row table:style-name="ro1"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5_RandomActionIntentDefinitionOperatorMutator</text:p>
          </table:table-cell>
          <table:table-cell table:style-name="ce13" table:formula="of:=[.D724]+[.B725]" office:value-type="float" office:value="30433" calcext:value-type="float">
            <text:p>30433</text:p>
          </table:table-cell>
          <table:table-cell table:style-name="ce15" table:formula="of:=[.B725]/[.$B$1]" office:value-type="float" office:value="1.38709677419355" calcext:value-type="float">
            <text:p>1,39</text:p>
          </table:table-cell>
          <table:table-cell table:style-name="ce15" table:formula="of:=[.F724]+[.E725]" office:value-type="float" office:value="981.709677419362" calcext:value-type="float">
            <text:p>981,71</text:p>
          </table:table-cell>
        </table:table-row>
        <table:table-row table:style-name="ro1"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6_NullValueIntentPutExtraOperatorMutator</text:p>
          </table:table-cell>
          <table:table-cell table:style-name="ce13" table:formula="of:=[.D725]+[.B726]" office:value-type="float" office:value="30476" calcext:value-type="float">
            <text:p>30476</text:p>
          </table:table-cell>
          <table:table-cell table:style-name="ce15" table:formula="of:=[.B726]/[.$B$1]" office:value-type="float" office:value="1.38709677419355" calcext:value-type="float">
            <text:p>1,39</text:p>
          </table:table-cell>
          <table:table-cell table:style-name="ce15" table:formula="of:=[.F725]+[.E726]" office:value-type="float" office:value="983.096774193555" calcext:value-type="float">
            <text:p>983,10</text:p>
          </table:table-cell>
        </table:table-row>
        <table:table-row table:style-name="ro1">
          <table:table-cell table:style-name="ce13" office:value-type="float" office:value="725" calcext:value-type="float">
            <text:p>72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7_IntentPayloadReplacementOperatorMutator</text:p>
          </table:table-cell>
          <table:table-cell table:style-name="ce13" table:formula="of:=[.D726]+[.B727]" office:value-type="float" office:value="30519" calcext:value-type="float">
            <text:p>30519</text:p>
          </table:table-cell>
          <table:table-cell table:style-name="ce15" table:formula="of:=[.B727]/[.$B$1]" office:value-type="float" office:value="1.38709677419355" calcext:value-type="float">
            <text:p>1,39</text:p>
          </table:table-cell>
          <table:table-cell table:style-name="ce15" table:formula="of:=[.F726]+[.E727]" office:value-type="float" office:value="984.483870967749" calcext:value-type="float">
            <text:p>984,48</text:p>
          </table:table-cell>
        </table:table-row>
        <table:table-row table:style-name="ro1">
          <table:table-cell table:style-name="ce13" office:value-type="float" office:value="726" calcext:value-type="float">
            <text:p>72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8_RandomActionIntentDefinitionOperatorMutator</text:p>
          </table:table-cell>
          <table:table-cell table:style-name="ce13" table:formula="of:=[.D727]+[.B728]" office:value-type="float" office:value="30562" calcext:value-type="float">
            <text:p>30562</text:p>
          </table:table-cell>
          <table:table-cell table:style-name="ce15" table:formula="of:=[.B728]/[.$B$1]" office:value-type="float" office:value="1.38709677419355" calcext:value-type="float">
            <text:p>1,39</text:p>
          </table:table-cell>
          <table:table-cell table:style-name="ce15" table:formula="of:=[.F727]+[.E728]" office:value-type="float" office:value="985.870967741943" calcext:value-type="float">
            <text:p>985,87</text:p>
          </table:table-cell>
        </table:table-row>
        <table:table-row table:style-name="ro1">
          <table:table-cell table:style-name="ce13" office:value-type="float" office:value="727" calcext:value-type="float">
            <text:p>72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39_RandomActionIntentDefinitionOperatorMutator</text:p>
          </table:table-cell>
          <table:table-cell table:style-name="ce13" table:formula="of:=[.D728]+[.B729]" office:value-type="float" office:value="30605" calcext:value-type="float">
            <text:p>30605</text:p>
          </table:table-cell>
          <table:table-cell table:style-name="ce15" table:formula="of:=[.B729]/[.$B$1]" office:value-type="float" office:value="1.38709677419355" calcext:value-type="float">
            <text:p>1,39</text:p>
          </table:table-cell>
          <table:table-cell table:style-name="ce15" table:formula="of:=[.F728]+[.E729]" office:value-type="float" office:value="987.258064516136" calcext:value-type="float">
            <text:p>987,26</text:p>
          </table:table-cell>
        </table:table-row>
        <table:table-row table:style-name="ro1"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MainFragment_40_RandomActionIntentDefinitionOperatorMutator</text:p>
          </table:table-cell>
          <table:table-cell table:style-name="ce13" table:formula="of:=[.D729]+[.B730]" office:value-type="float" office:value="30647" calcext:value-type="float">
            <text:p>30647</text:p>
          </table:table-cell>
          <table:table-cell table:style-name="ce15" table:formula="of:=[.B730]/[.$B$1]" office:value-type="float" office:value="1.35483870967742" calcext:value-type="float">
            <text:p>1,35</text:p>
          </table:table-cell>
          <table:table-cell table:style-name="ce15" table:formula="of:=[.F729]+[.E730]" office:value-type="float" office:value="988.612903225813" calcext:value-type="float">
            <text:p>988,61</text:p>
          </table:table-cell>
        </table:table-row>
        <table:table-row table:style-name="ro1"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41_BinaryMutator</text:p>
          </table:table-cell>
          <table:table-cell table:style-name="ce13" table:formula="of:=[.D730]+[.B731]" office:value-type="float" office:value="30690" calcext:value-type="float">
            <text:p>30690</text:p>
          </table:table-cell>
          <table:table-cell table:style-name="ce15" table:formula="of:=[.B731]/[.$B$1]" office:value-type="float" office:value="1.38709677419355" calcext:value-type="float">
            <text:p>1,39</text:p>
          </table:table-cell>
          <table:table-cell table:style-name="ce15" table:formula="of:=[.F730]+[.E731]" office:value-type="float" office:value="990.000000000007" calcext:value-type="float">
            <text:p>990,00</text:p>
          </table:table-cell>
        </table:table-row>
        <table:table-row table:style-name="ro1"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42_BinaryMutator</text:p>
          </table:table-cell>
          <table:table-cell table:style-name="ce13" table:formula="of:=[.D731]+[.B732]" office:value-type="float" office:value="30733" calcext:value-type="float">
            <text:p>30733</text:p>
          </table:table-cell>
          <table:table-cell table:style-name="ce15" table:formula="of:=[.B732]/[.$B$1]" office:value-type="float" office:value="1.38709677419355" calcext:value-type="float">
            <text:p>1,39</text:p>
          </table:table-cell>
          <table:table-cell table:style-name="ce15" table:formula="of:=[.F731]+[.E732]" office:value-type="float" office:value="991.387096774201" calcext:value-type="float">
            <text:p>991,39</text:p>
          </table:table-cell>
        </table:table-row>
        <table:table-row table:style-name="ro1"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43_BinaryMutator</text:p>
          </table:table-cell>
          <table:table-cell table:style-name="ce13" table:formula="of:=[.D732]+[.B733]" office:value-type="float" office:value="30776" calcext:value-type="float">
            <text:p>30776</text:p>
          </table:table-cell>
          <table:table-cell table:style-name="ce15" table:formula="of:=[.B733]/[.$B$1]" office:value-type="float" office:value="1.38709677419355" calcext:value-type="float">
            <text:p>1,39</text:p>
          </table:table-cell>
          <table:table-cell table:style-name="ce15" table:formula="of:=[.F732]+[.E733]" office:value-type="float" office:value="992.774193548394" calcext:value-type="float">
            <text:p>992,77</text:p>
          </table:table-cell>
        </table:table-row>
        <table:table-row table:style-name="ro1">
          <table:table-cell table:style-name="ce13" office:value-type="float" office:value="732" calcext:value-type="float">
            <text:p>73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44_BinaryMutator</text:p>
          </table:table-cell>
          <table:table-cell table:style-name="ce13" table:formula="of:=[.D733]+[.B734]" office:value-type="float" office:value="30819" calcext:value-type="float">
            <text:p>30819</text:p>
          </table:table-cell>
          <table:table-cell table:style-name="ce15" table:formula="of:=[.B734]/[.$B$1]" office:value-type="float" office:value="1.38709677419355" calcext:value-type="float">
            <text:p>1,39</text:p>
          </table:table-cell>
          <table:table-cell table:style-name="ce15" table:formula="of:=[.F733]+[.E734]" office:value-type="float" office:value="994.161290322588" calcext:value-type="float">
            <text:p>994,16</text:p>
          </table:table-cell>
        </table:table-row>
        <table:table-row table:style-name="ro1">
          <table:table-cell table:style-name="ce13" office:value-type="float" office:value="733" calcext:value-type="float">
            <text:p>73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MainFragment_45_BinaryMutator</text:p>
          </table:table-cell>
          <table:table-cell table:style-name="ce13" table:formula="of:=[.D734]+[.B735]" office:value-type="float" office:value="30862" calcext:value-type="float">
            <text:p>30862</text:p>
          </table:table-cell>
          <table:table-cell table:style-name="ce15" table:formula="of:=[.B735]/[.$B$1]" office:value-type="float" office:value="1.38709677419355" calcext:value-type="float">
            <text:p>1,39</text:p>
          </table:table-cell>
          <table:table-cell table:style-name="ce15" table:formula="of:=[.F734]+[.E735]" office:value-type="float" office:value="995.548387096781" calcext:value-type="float">
            <text:p>995,55</text:p>
          </table:table-cell>
        </table:table-row>
        <table:table-row table:style-name="ro1">
          <table:table-cell table:style-name="ce13" office:value-type="float" office:value="734" calcext:value-type="float">
            <text:p>7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bViewerFragment_0_InvalidViewFocusOperatorMutator</text:p>
          </table:table-cell>
          <table:table-cell table:style-name="ce13" table:formula="of:=[.D735]+[.B736]" office:value-type="float" office:value="30905" calcext:value-type="float">
            <text:p>30905</text:p>
          </table:table-cell>
          <table:table-cell table:style-name="ce15" table:formula="of:=[.B736]/[.$B$1]" office:value-type="float" office:value="1.38709677419355" calcext:value-type="float">
            <text:p>1,39</text:p>
          </table:table-cell>
          <table:table-cell table:style-name="ce15" table:formula="of:=[.F735]+[.E736]" office:value-type="float" office:value="996.935483870975" calcext:value-type="float">
            <text:p>996,94</text:p>
          </table:table-cell>
        </table:table-row>
        <table:table-row table:style-name="ro1">
          <table:table-cell table:style-name="ce13" office:value-type="float" office:value="735" calcext:value-type="float">
            <text:p>73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bViewerFragment_1_ViewComponentNotVisibleOperatorMutator</text:p>
          </table:table-cell>
          <table:table-cell table:style-name="ce13" table:formula="of:=[.D736]+[.B737]" office:value-type="float" office:value="30947" calcext:value-type="float">
            <text:p>30947</text:p>
          </table:table-cell>
          <table:table-cell table:style-name="ce15" table:formula="of:=[.B737]/[.$B$1]" office:value-type="float" office:value="1.35483870967742" calcext:value-type="float">
            <text:p>1,35</text:p>
          </table:table-cell>
          <table:table-cell table:style-name="ce15" table:formula="of:=[.F736]+[.E737]" office:value-type="float" office:value="998.290322580652" calcext:value-type="float">
            <text:p>998,29</text:p>
          </table:table-cell>
        </table:table-row>
        <table:table-row table:style-name="ro1">
          <table:table-cell table:style-name="ce13" office:value-type="float" office:value="736" calcext:value-type="float">
            <text:p>73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bViewerFragment_2_InvalidViewFocusOperatorMutator</text:p>
          </table:table-cell>
          <table:table-cell table:style-name="ce13" table:formula="of:=[.D737]+[.B738]" office:value-type="float" office:value="30990" calcext:value-type="float">
            <text:p>30990</text:p>
          </table:table-cell>
          <table:table-cell table:style-name="ce15" table:formula="of:=[.B738]/[.$B$1]" office:value-type="float" office:value="1.38709677419355" calcext:value-type="float">
            <text:p>1,39</text:p>
          </table:table-cell>
          <table:table-cell table:style-name="ce15" table:formula="of:=[.F737]+[.E738]" office:value-type="float" office:value="999.677419354846" calcext:value-type="float">
            <text:p>999,68</text:p>
          </table:table-cell>
        </table:table-row>
        <table:table-row table:style-name="ro1">
          <table:table-cell table:style-name="ce13" office:value-type="float" office:value="737" calcext:value-type="float">
            <text:p>73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bViewerFragment_3_ViewComponentNotVisibleOperatorMutator</text:p>
          </table:table-cell>
          <table:table-cell table:style-name="ce13" table:formula="of:=[.D738]+[.B739]" office:value-type="float" office:value="31033" calcext:value-type="float">
            <text:p>31033</text:p>
          </table:table-cell>
          <table:table-cell table:style-name="ce15" table:formula="of:=[.B739]/[.$B$1]" office:value-type="float" office:value="1.38709677419355" calcext:value-type="float">
            <text:p>1,39</text:p>
          </table:table-cell>
          <table:table-cell table:style-name="ce15" table:formula="of:=[.F738]+[.E739]" office:value-type="float" office:value="1001.06451612904" calcext:value-type="float">
            <text:p>1001,06</text:p>
          </table:table-cell>
        </table:table-row>
        <table:table-row table:style-name="ro1">
          <table:table-cell table:style-name="ce13" office:value-type="float" office:value="738" calcext:value-type="float">
            <text:p>7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DbViewerFragment_4_InvalidViewFocusOperatorMutator</text:p>
          </table:table-cell>
          <table:table-cell table:style-name="ce13" table:formula="of:=[.D739]+[.B740]" office:value-type="float" office:value="31075" calcext:value-type="float">
            <text:p>31075</text:p>
          </table:table-cell>
          <table:table-cell table:style-name="ce15" table:formula="of:=[.B740]/[.$B$1]" office:value-type="float" office:value="1.35483870967742" calcext:value-type="float">
            <text:p>1,35</text:p>
          </table:table-cell>
          <table:table-cell table:style-name="ce15" table:formula="of:=[.F739]+[.E740]" office:value-type="float" office:value="1002.41935483872" calcext:value-type="float">
            <text:p>1002,42</text:p>
          </table:table-cell>
        </table:table-row>
        <table:table-row table:style-name="ro1">
          <table:table-cell table:style-name="ce13" office:value-type="float" office:value="739" calcext:value-type="float">
            <text:p>7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bViewerFragment_5_ViewComponentNotVisibleOperatorMutator</text:p>
          </table:table-cell>
          <table:table-cell table:style-name="ce13" table:formula="of:=[.D740]+[.B741]" office:value-type="float" office:value="31118" calcext:value-type="float">
            <text:p>31118</text:p>
          </table:table-cell>
          <table:table-cell table:style-name="ce15" table:formula="of:=[.B741]/[.$B$1]" office:value-type="float" office:value="1.38709677419355" calcext:value-type="float">
            <text:p>1,39</text:p>
          </table:table-cell>
          <table:table-cell table:style-name="ce15" table:formula="of:=[.F740]+[.E741]" office:value-type="float" office:value="1003.80645161291" calcext:value-type="float">
            <text:p>1003,81</text:p>
          </table:table-cell>
        </table:table-row>
        <table:table-row table:style-name="ro1"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ocessViewerFragment_0_NullIntentOperatorMutator</text:p>
          </table:table-cell>
          <table:table-cell table:style-name="ce13" table:formula="of:=[.D741]+[.B742]" office:value-type="float" office:value="31160" calcext:value-type="float">
            <text:p>31160</text:p>
          </table:table-cell>
          <table:table-cell table:style-name="ce15" table:formula="of:=[.B742]/[.$B$1]" office:value-type="float" office:value="1.35483870967742" calcext:value-type="float">
            <text:p>1,35</text:p>
          </table:table-cell>
          <table:table-cell table:style-name="ce15" table:formula="of:=[.F741]+[.E742]" office:value-type="float" office:value="1005.16129032259" calcext:value-type="float">
            <text:p>1005,16</text:p>
          </table:table-cell>
        </table:table-row>
        <table:table-row table:style-name="ro1">
          <table:table-cell table:style-name="ce13" office:value-type="float" office:value="741" calcext:value-type="float">
            <text:p>7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ocessViewerFragment_1_InvalidKeyIntentOperatorMutator</text:p>
          </table:table-cell>
          <table:table-cell table:style-name="ce13" table:formula="of:=[.D742]+[.B743]" office:value-type="float" office:value="31202" calcext:value-type="float">
            <text:p>31202</text:p>
          </table:table-cell>
          <table:table-cell table:style-name="ce15" table:formula="of:=[.B743]/[.$B$1]" office:value-type="float" office:value="1.35483870967742" calcext:value-type="float">
            <text:p>1,35</text:p>
          </table:table-cell>
          <table:table-cell table:style-name="ce15" table:formula="of:=[.F742]+[.E743]" office:value-type="float" office:value="1006.51612903227" calcext:value-type="float">
            <text:p>1006,52</text:p>
          </table:table-cell>
        </table:table-row>
        <table:table-row table:style-name="ro1">
          <table:table-cell table:style-name="ce13" office:value-type="float" office:value="742" calcext:value-type="float">
            <text:p>7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2_RandomActionIntentDefinitionOperatorMutator</text:p>
          </table:table-cell>
          <table:table-cell table:style-name="ce13" table:formula="of:=[.D743]+[.B744]" office:value-type="float" office:value="31245" calcext:value-type="float">
            <text:p>31245</text:p>
          </table:table-cell>
          <table:table-cell table:style-name="ce15" table:formula="of:=[.B744]/[.$B$1]" office:value-type="float" office:value="1.38709677419355" calcext:value-type="float">
            <text:p>1,39</text:p>
          </table:table-cell>
          <table:table-cell table:style-name="ce15" table:formula="of:=[.F743]+[.E744]" office:value-type="float" office:value="1007.90322580646" calcext:value-type="float">
            <text:p>1007,90</text:p>
          </table:table-cell>
        </table:table-row>
        <table:table-row table:style-name="ro1">
          <table:table-cell table:style-name="ce13" office:value-type="float" office:value="743" calcext:value-type="float">
            <text:p>74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3_NullIntentOperatorMutator</text:p>
          </table:table-cell>
          <table:table-cell table:style-name="ce13" table:formula="of:=[.D744]+[.B745]" office:value-type="float" office:value="31288" calcext:value-type="float">
            <text:p>31288</text:p>
          </table:table-cell>
          <table:table-cell table:style-name="ce15" table:formula="of:=[.B745]/[.$B$1]" office:value-type="float" office:value="1.38709677419355" calcext:value-type="float">
            <text:p>1,39</text:p>
          </table:table-cell>
          <table:table-cell table:style-name="ce15" table:formula="of:=[.F744]+[.E745]" office:value-type="float" office:value="1009.29032258065" calcext:value-type="float">
            <text:p>1009,29</text:p>
          </table:table-cell>
        </table:table-row>
        <table:table-row table:style-name="ro1">
          <table:table-cell table:style-name="ce13" office:value-type="float" office:value="744" calcext:value-type="float">
            <text:p>74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4_InvalidKeyIntentOperatorMutator</text:p>
          </table:table-cell>
          <table:table-cell table:style-name="ce13" table:formula="of:=[.D745]+[.B746]" office:value-type="float" office:value="31331" calcext:value-type="float">
            <text:p>31331</text:p>
          </table:table-cell>
          <table:table-cell table:style-name="ce15" table:formula="of:=[.B746]/[.$B$1]" office:value-type="float" office:value="1.38709677419355" calcext:value-type="float">
            <text:p>1,39</text:p>
          </table:table-cell>
          <table:table-cell table:style-name="ce15" table:formula="of:=[.F745]+[.E746]" office:value-type="float" office:value="1010.67741935485" calcext:value-type="float">
            <text:p>1010,68</text:p>
          </table:table-cell>
        </table:table-row>
        <table:table-row table:style-name="ro1">
          <table:table-cell table:style-name="ce13" office:value-type="float" office:value="745" calcext:value-type="float">
            <text:p>74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5_RandomActionIntentDefinitionOperatorMutator</text:p>
          </table:table-cell>
          <table:table-cell table:style-name="ce13" table:formula="of:=[.D746]+[.B747]" office:value-type="float" office:value="31374" calcext:value-type="float">
            <text:p>31374</text:p>
          </table:table-cell>
          <table:table-cell table:style-name="ce15" table:formula="of:=[.B747]/[.$B$1]" office:value-type="float" office:value="1.38709677419355" calcext:value-type="float">
            <text:p>1,39</text:p>
          </table:table-cell>
          <table:table-cell table:style-name="ce15" table:formula="of:=[.F746]+[.E747]" office:value-type="float" office:value="1012.06451612904" calcext:value-type="float">
            <text:p>1012,06</text:p>
          </table:table-cell>
        </table:table-row>
        <table:table-row table:style-name="ro1"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6_NullIntentOperatorMutator</text:p>
          </table:table-cell>
          <table:table-cell table:style-name="ce13" table:formula="of:=[.D747]+[.B748]" office:value-type="float" office:value="31417" calcext:value-type="float">
            <text:p>31417</text:p>
          </table:table-cell>
          <table:table-cell table:style-name="ce15" table:formula="of:=[.B748]/[.$B$1]" office:value-type="float" office:value="1.38709677419355" calcext:value-type="float">
            <text:p>1,39</text:p>
          </table:table-cell>
          <table:table-cell table:style-name="ce15" table:formula="of:=[.F747]+[.E748]" office:value-type="float" office:value="1013.45161290323" calcext:value-type="float">
            <text:p>1013,45</text:p>
          </table:table-cell>
        </table:table-row>
        <table:table-row table:style-name="ro1">
          <table:table-cell table:style-name="ce13" office:value-type="float" office:value="747" calcext:value-type="float">
            <text:p>747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ProcessViewerFragment_7_InvalidKeyIntentOperatorMutator</text:p>
          </table:table-cell>
          <table:table-cell table:style-name="ce13" table:formula="of:=[.D748]+[.B749]" office:value-type="float" office:value="31459" calcext:value-type="float">
            <text:p>31459</text:p>
          </table:table-cell>
          <table:table-cell table:style-name="ce15" table:formula="of:=[.B749]/[.$B$1]" office:value-type="float" office:value="1.35483870967742" calcext:value-type="float">
            <text:p>1,35</text:p>
          </table:table-cell>
          <table:table-cell table:style-name="ce15" table:formula="of:=[.F748]+[.E749]" office:value-type="float" office:value="1014.80645161291" calcext:value-type="float">
            <text:p>1014,81</text:p>
          </table:table-cell>
        </table:table-row>
        <table:table-row table:style-name="ro1">
          <table:table-cell table:style-name="ce13" office:value-type="float" office:value="748" calcext:value-type="float">
            <text:p>74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8_RandomActionIntentDefinitionOperatorMutator</text:p>
          </table:table-cell>
          <table:table-cell table:style-name="ce13" table:formula="of:=[.D749]+[.B750]" office:value-type="float" office:value="31502" calcext:value-type="float">
            <text:p>31502</text:p>
          </table:table-cell>
          <table:table-cell table:style-name="ce15" table:formula="of:=[.B750]/[.$B$1]" office:value-type="float" office:value="1.38709677419355" calcext:value-type="float">
            <text:p>1,39</text:p>
          </table:table-cell>
          <table:table-cell table:style-name="ce15" table:formula="of:=[.F749]+[.E750]" office:value-type="float" office:value="1016.1935483871" calcext:value-type="float">
            <text:p>1016,19</text:p>
          </table:table-cell>
        </table:table-row>
        <table:table-row table:style-name="ro1">
          <table:table-cell table:style-name="ce13" office:value-type="float" office:value="749" calcext:value-type="float">
            <text:p>74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9_NullIntentOperatorMutator</text:p>
          </table:table-cell>
          <table:table-cell table:style-name="ce13" table:formula="of:=[.D750]+[.B751]" office:value-type="float" office:value="31545" calcext:value-type="float">
            <text:p>31545</text:p>
          </table:table-cell>
          <table:table-cell table:style-name="ce15" table:formula="of:=[.B751]/[.$B$1]" office:value-type="float" office:value="1.38709677419355" calcext:value-type="float">
            <text:p>1,39</text:p>
          </table:table-cell>
          <table:table-cell table:style-name="ce15" table:formula="of:=[.F750]+[.E751]" office:value-type="float" office:value="1017.5806451613" calcext:value-type="float">
            <text:p>1017,58</text:p>
          </table:table-cell>
        </table:table-row>
        <table:table-row table:style-name="ro1"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10_InvalidKeyIntentOperatorMutator</text:p>
          </table:table-cell>
          <table:table-cell table:style-name="ce13" table:formula="of:=[.D751]+[.B752]" office:value-type="float" office:value="31588" calcext:value-type="float">
            <text:p>31588</text:p>
          </table:table-cell>
          <table:table-cell table:style-name="ce15" table:formula="of:=[.B752]/[.$B$1]" office:value-type="float" office:value="1.38709677419355" calcext:value-type="float">
            <text:p>1,39</text:p>
          </table:table-cell>
          <table:table-cell table:style-name="ce15" table:formula="of:=[.F751]+[.E752]" office:value-type="float" office:value="1018.96774193549" calcext:value-type="float">
            <text:p>1018,97</text:p>
          </table:table-cell>
        </table:table-row>
        <table:table-row table:style-name="ro1">
          <table:table-cell table:style-name="ce13" office:value-type="float" office:value="751" calcext:value-type="float">
            <text:p>75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11_RandomActionIntentDefinitionOperatorMutator</text:p>
          </table:table-cell>
          <table:table-cell table:style-name="ce13" table:formula="of:=[.D752]+[.B753]" office:value-type="float" office:value="31631" calcext:value-type="float">
            <text:p>31631</text:p>
          </table:table-cell>
          <table:table-cell table:style-name="ce15" table:formula="of:=[.B753]/[.$B$1]" office:value-type="float" office:value="1.38709677419355" calcext:value-type="float">
            <text:p>1,39</text:p>
          </table:table-cell>
          <table:table-cell table:style-name="ce15" table:formula="of:=[.F752]+[.E753]" office:value-type="float" office:value="1020.35483870968" calcext:value-type="float">
            <text:p>1020,35</text:p>
          </table:table-cell>
        </table:table-row>
        <table:table-row table:style-name="ro1">
          <table:table-cell table:style-name="ce13" office:value-type="float" office:value="752" calcext:value-type="float">
            <text:p>75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12_NullIntentOperatorMutator</text:p>
          </table:table-cell>
          <table:table-cell table:style-name="ce13" table:formula="of:=[.D753]+[.B754]" office:value-type="float" office:value="31674" calcext:value-type="float">
            <text:p>31674</text:p>
          </table:table-cell>
          <table:table-cell table:style-name="ce15" table:formula="of:=[.B754]/[.$B$1]" office:value-type="float" office:value="1.38709677419355" calcext:value-type="float">
            <text:p>1,39</text:p>
          </table:table-cell>
          <table:table-cell table:style-name="ce15" table:formula="of:=[.F753]+[.E754]" office:value-type="float" office:value="1021.74193548388" calcext:value-type="float">
            <text:p>1021,74</text:p>
          </table:table-cell>
        </table:table-row>
        <table:table-row table:style-name="ro1">
          <table:table-cell table:style-name="ce13" office:value-type="float" office:value="753" calcext:value-type="float">
            <text:p>75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13_InvalidKeyIntentOperatorMutator</text:p>
          </table:table-cell>
          <table:table-cell table:style-name="ce13" table:formula="of:=[.D754]+[.B755]" office:value-type="float" office:value="31717" calcext:value-type="float">
            <text:p>31717</text:p>
          </table:table-cell>
          <table:table-cell table:style-name="ce15" table:formula="of:=[.B755]/[.$B$1]" office:value-type="float" office:value="1.38709677419355" calcext:value-type="float">
            <text:p>1,39</text:p>
          </table:table-cell>
          <table:table-cell table:style-name="ce15" table:formula="of:=[.F754]+[.E755]" office:value-type="float" office:value="1023.12903225807" calcext:value-type="float">
            <text:p>1023,13</text:p>
          </table:table-cell>
        </table:table-row>
        <table:table-row table:style-name="ro1">
          <table:table-cell table:style-name="ce13" office:value-type="float" office:value="754" calcext:value-type="float">
            <text:p>75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14_RandomActionIntentDefinitionOperatorMutator</text:p>
          </table:table-cell>
          <table:table-cell table:style-name="ce13" table:formula="of:=[.D755]+[.B756]" office:value-type="float" office:value="31760" calcext:value-type="float">
            <text:p>31760</text:p>
          </table:table-cell>
          <table:table-cell table:style-name="ce15" table:formula="of:=[.B756]/[.$B$1]" office:value-type="float" office:value="1.38709677419355" calcext:value-type="float">
            <text:p>1,39</text:p>
          </table:table-cell>
          <table:table-cell table:style-name="ce15" table:formula="of:=[.F755]+[.E756]" office:value-type="float" office:value="1024.51612903227" calcext:value-type="float">
            <text:p>1024,52</text:p>
          </table:table-cell>
        </table:table-row>
        <table:table-row table:style-name="ro1">
          <table:table-cell table:style-name="ce13" office:value-type="float" office:value="755" calcext:value-type="float">
            <text:p>75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ProcessViewerFragment_15_BuggyGUIListenerOperatorMutator</text:p>
          </table:table-cell>
          <table:table-cell table:style-name="ce13" table:formula="of:=[.D756]+[.B757]" office:value-type="float" office:value="31803" calcext:value-type="float">
            <text:p>31803</text:p>
          </table:table-cell>
          <table:table-cell table:style-name="ce15" table:formula="of:=[.B757]/[.$B$1]" office:value-type="float" office:value="1.38709677419355" calcext:value-type="float">
            <text:p>1,39</text:p>
          </table:table-cell>
          <table:table-cell table:style-name="ce15" table:formula="of:=[.F756]+[.E757]" office:value-type="float" office:value="1025.90322580646" calcext:value-type="float">
            <text:p>1025,90</text:p>
          </table:table-cell>
        </table:table-row>
        <table:table-row table:style-name="ro1">
          <table:table-cell table:style-name="ce13" office:value-type="float" office:value="756" calcext:value-type="float">
            <text:p>75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tpNotification_0_NullIntentOperatorMutator</text:p>
          </table:table-cell>
          <table:table-cell table:style-name="ce13" table:formula="of:=[.D757]+[.B758]" office:value-type="float" office:value="31846" calcext:value-type="float">
            <text:p>31846</text:p>
          </table:table-cell>
          <table:table-cell table:style-name="ce15" table:formula="of:=[.B758]/[.$B$1]" office:value-type="float" office:value="1.38709677419355" calcext:value-type="float">
            <text:p>1,39</text:p>
          </table:table-cell>
          <table:table-cell table:style-name="ce15" table:formula="of:=[.F757]+[.E758]" office:value-type="float" office:value="1027.29032258065" calcext:value-type="float">
            <text:p>1027,29</text:p>
          </table:table-cell>
        </table:table-row>
        <table:table-row table:style-name="ro1">
          <table:table-cell table:style-name="ce13" office:value-type="float" office:value="757" calcext:value-type="float">
            <text:p>75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tpNotification_1_InvalidKeyIntentOperatorMutator</text:p>
          </table:table-cell>
          <table:table-cell table:style-name="ce13" table:formula="of:=[.D758]+[.B759]" office:value-type="float" office:value="31889" calcext:value-type="float">
            <text:p>31889</text:p>
          </table:table-cell>
          <table:table-cell table:style-name="ce15" table:formula="of:=[.B759]/[.$B$1]" office:value-type="float" office:value="1.38709677419355" calcext:value-type="float">
            <text:p>1,39</text:p>
          </table:table-cell>
          <table:table-cell table:style-name="ce15" table:formula="of:=[.F758]+[.E759]" office:value-type="float" office:value="1028.67741935485" calcext:value-type="float">
            <text:p>1028,68</text:p>
          </table:table-cell>
        </table:table-row>
        <table:table-row table:style-name="ro1">
          <table:table-cell table:style-name="ce13" office:value-type="float" office:value="758" calcext:value-type="float">
            <text:p>75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tpNotification_2_RandomActionIntentDefinitionOperatorMutator</text:p>
          </table:table-cell>
          <table:table-cell table:style-name="ce13" table:formula="of:=[.D759]+[.B760]" office:value-type="float" office:value="31932" calcext:value-type="float">
            <text:p>31932</text:p>
          </table:table-cell>
          <table:table-cell table:style-name="ce15" table:formula="of:=[.B760]/[.$B$1]" office:value-type="float" office:value="1.38709677419355" calcext:value-type="float">
            <text:p>1,39</text:p>
          </table:table-cell>
          <table:table-cell table:style-name="ce15" table:formula="of:=[.F759]+[.E760]" office:value-type="float" office:value="1030.06451612904" calcext:value-type="float">
            <text:p>1030,06</text:p>
          </table:table-cell>
        </table:table-row>
        <table:table-row table:style-name="ro1">
          <table:table-cell table:style-name="ce13" office:value-type="float" office:value="759" calcext:value-type="float">
            <text:p>75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tpNotification_3_RandomActionIntentDefinitionOperatorMutator</text:p>
          </table:table-cell>
          <table:table-cell table:style-name="ce13" table:formula="of:=[.D760]+[.B761]" office:value-type="float" office:value="31975" calcext:value-type="float">
            <text:p>31975</text:p>
          </table:table-cell>
          <table:table-cell table:style-name="ce15" table:formula="of:=[.B761]/[.$B$1]" office:value-type="float" office:value="1.38709677419355" calcext:value-type="float">
            <text:p>1,39</text:p>
          </table:table-cell>
          <table:table-cell table:style-name="ce15" table:formula="of:=[.F760]+[.E761]" office:value-type="float" office:value="1031.45161290323" calcext:value-type="float">
            <text:p>1031,45</text:p>
          </table:table-cell>
        </table:table-row>
        <table:table-row table:style-name="ro1"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tpNotification_4_RandomActionIntentDefinitionOperatorMutator</text:p>
          </table:table-cell>
          <table:table-cell table:style-name="ce13" table:formula="of:=[.D761]+[.B762]" office:value-type="float" office:value="32018" calcext:value-type="float">
            <text:p>32018</text:p>
          </table:table-cell>
          <table:table-cell table:style-name="ce15" table:formula="of:=[.B762]/[.$B$1]" office:value-type="float" office:value="1.38709677419355" calcext:value-type="float">
            <text:p>1,39</text:p>
          </table:table-cell>
          <table:table-cell table:style-name="ce15" table:formula="of:=[.F761]+[.E762]" office:value-type="float" office:value="1032.83870967743" calcext:value-type="float">
            <text:p>1032,84</text:p>
          </table:table-cell>
        </table:table-row>
        <table:table-row table:style-name="ro1">
          <table:table-cell table:style-name="ce13" office:value-type="float" office:value="761" calcext:value-type="float">
            <text:p>76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0_InvalidViewFocusOperatorMutator</text:p>
          </table:table-cell>
          <table:table-cell table:style-name="ce13" table:formula="of:=[.D762]+[.B763]" office:value-type="float" office:value="32061" calcext:value-type="float">
            <text:p>32061</text:p>
          </table:table-cell>
          <table:table-cell table:style-name="ce15" table:formula="of:=[.B763]/[.$B$1]" office:value-type="float" office:value="1.38709677419355" calcext:value-type="float">
            <text:p>1,39</text:p>
          </table:table-cell>
          <table:table-cell table:style-name="ce15" table:formula="of:=[.F762]+[.E763]" office:value-type="float" office:value="1034.22580645162" calcext:value-type="float">
            <text:p>1034,23</text:p>
          </table:table-cell>
        </table:table-row>
        <table:table-row table:style-name="ro1">
          <table:table-cell table:style-name="ce13" office:value-type="float" office:value="762" calcext:value-type="float">
            <text:p>76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_ViewComponentNotVisibleOperatorMutator</text:p>
          </table:table-cell>
          <table:table-cell table:style-name="ce13" table:formula="of:=[.D763]+[.B764]" office:value-type="float" office:value="32104" calcext:value-type="float">
            <text:p>32104</text:p>
          </table:table-cell>
          <table:table-cell table:style-name="ce15" table:formula="of:=[.B764]/[.$B$1]" office:value-type="float" office:value="1.38709677419355" calcext:value-type="float">
            <text:p>1,39</text:p>
          </table:table-cell>
          <table:table-cell table:style-name="ce15" table:formula="of:=[.F763]+[.E764]" office:value-type="float" office:value="1035.61290322581" calcext:value-type="float">
            <text:p>1035,61</text:p>
          </table:table-cell>
        </table:table-row>
        <table:table-row table:style-name="ro1">
          <table:table-cell table:style-name="ce13" office:value-type="float" office:value="763" calcext:value-type="float">
            <text:p>76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2_InvalidViewFocusOperatorMutator</text:p>
          </table:table-cell>
          <table:table-cell table:style-name="ce13" table:formula="of:=[.D764]+[.B765]" office:value-type="float" office:value="32147" calcext:value-type="float">
            <text:p>32147</text:p>
          </table:table-cell>
          <table:table-cell table:style-name="ce15" table:formula="of:=[.B765]/[.$B$1]" office:value-type="float" office:value="1.38709677419355" calcext:value-type="float">
            <text:p>1,39</text:p>
          </table:table-cell>
          <table:table-cell table:style-name="ce15" table:formula="of:=[.F764]+[.E765]" office:value-type="float" office:value="1037.00000000001" calcext:value-type="float">
            <text:p>1037,00</text:p>
          </table:table-cell>
        </table:table-row>
        <table:table-row table:style-name="ro1">
          <table:table-cell table:style-name="ce13" office:value-type="float" office:value="764" calcext:value-type="float">
            <text:p>76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3_ViewComponentNotVisibleOperatorMutator</text:p>
          </table:table-cell>
          <table:table-cell table:style-name="ce13" table:formula="of:=[.D765]+[.B766]" office:value-type="float" office:value="32190" calcext:value-type="float">
            <text:p>32190</text:p>
          </table:table-cell>
          <table:table-cell table:style-name="ce15" table:formula="of:=[.B766]/[.$B$1]" office:value-type="float" office:value="1.38709677419355" calcext:value-type="float">
            <text:p>1,39</text:p>
          </table:table-cell>
          <table:table-cell table:style-name="ce15" table:formula="of:=[.F765]+[.E766]" office:value-type="float" office:value="1038.3870967742" calcext:value-type="float">
            <text:p>1038,39</text:p>
          </table:table-cell>
        </table:table-row>
        <table:table-row table:style-name="ro1">
          <table:table-cell table:style-name="ce13" office:value-type="float" office:value="765" calcext:value-type="float">
            <text:p>76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4_InvalidViewFocusOperatorMutator</text:p>
          </table:table-cell>
          <table:table-cell table:style-name="ce13" table:formula="of:=[.D766]+[.B767]" office:value-type="float" office:value="32233" calcext:value-type="float">
            <text:p>32233</text:p>
          </table:table-cell>
          <table:table-cell table:style-name="ce15" table:formula="of:=[.B767]/[.$B$1]" office:value-type="float" office:value="1.38709677419355" calcext:value-type="float">
            <text:p>1,39</text:p>
          </table:table-cell>
          <table:table-cell table:style-name="ce15" table:formula="of:=[.F766]+[.E767]" office:value-type="float" office:value="1039.7741935484" calcext:value-type="float">
            <text:p>1039,77</text:p>
          </table:table-cell>
        </table:table-row>
        <table:table-row table:style-name="ro1">
          <table:table-cell table:style-name="ce13" office:value-type="float" office:value="766" calcext:value-type="float">
            <text:p>76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5_ViewComponentNotVisibleOperatorMutator</text:p>
          </table:table-cell>
          <table:table-cell table:style-name="ce13" table:formula="of:=[.D767]+[.B768]" office:value-type="float" office:value="32276" calcext:value-type="float">
            <text:p>32276</text:p>
          </table:table-cell>
          <table:table-cell table:style-name="ce15" table:formula="of:=[.B768]/[.$B$1]" office:value-type="float" office:value="1.38709677419355" calcext:value-type="float">
            <text:p>1,39</text:p>
          </table:table-cell>
          <table:table-cell table:style-name="ce15" table:formula="of:=[.F767]+[.E768]" office:value-type="float" office:value="1041.16129032259" calcext:value-type="float">
            <text:p>1041,16</text:p>
          </table:table-cell>
        </table:table-row>
        <table:table-row table:style-name="ro1">
          <table:table-cell table:style-name="ce13" office:value-type="float" office:value="767" calcext:value-type="float">
            <text:p>76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6_InvalidViewFocusOperatorMutator</text:p>
          </table:table-cell>
          <table:table-cell table:style-name="ce13" table:formula="of:=[.D768]+[.B769]" office:value-type="float" office:value="32319" calcext:value-type="float">
            <text:p>32319</text:p>
          </table:table-cell>
          <table:table-cell table:style-name="ce15" table:formula="of:=[.B769]/[.$B$1]" office:value-type="float" office:value="1.38709677419355" calcext:value-type="float">
            <text:p>1,39</text:p>
          </table:table-cell>
          <table:table-cell table:style-name="ce15" table:formula="of:=[.F768]+[.E769]" office:value-type="float" office:value="1042.54838709678" calcext:value-type="float">
            <text:p>1042,55</text:p>
          </table:table-cell>
        </table:table-row>
        <table:table-row table:style-name="ro1">
          <table:table-cell table:style-name="ce13" office:value-type="float" office:value="768" calcext:value-type="float">
            <text:p>76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7_ViewComponentNotVisibleOperatorMutator</text:p>
          </table:table-cell>
          <table:table-cell table:style-name="ce13" table:formula="of:=[.D769]+[.B770]" office:value-type="float" office:value="32362" calcext:value-type="float">
            <text:p>32362</text:p>
          </table:table-cell>
          <table:table-cell table:style-name="ce15" table:formula="of:=[.B770]/[.$B$1]" office:value-type="float" office:value="1.38709677419355" calcext:value-type="float">
            <text:p>1,39</text:p>
          </table:table-cell>
          <table:table-cell table:style-name="ce15" table:formula="of:=[.F769]+[.E770]" office:value-type="float" office:value="1043.93548387098" calcext:value-type="float">
            <text:p>1043,94</text:p>
          </table:table-cell>
        </table:table-row>
        <table:table-row table:style-name="ro1">
          <table:table-cell table:style-name="ce13" office:value-type="float" office:value="769" calcext:value-type="float">
            <text:p>76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8_InvalidViewFocusOperatorMutator</text:p>
          </table:table-cell>
          <table:table-cell table:style-name="ce13" table:formula="of:=[.D770]+[.B771]" office:value-type="float" office:value="32405" calcext:value-type="float">
            <text:p>32405</text:p>
          </table:table-cell>
          <table:table-cell table:style-name="ce15" table:formula="of:=[.B771]/[.$B$1]" office:value-type="float" office:value="1.38709677419355" calcext:value-type="float">
            <text:p>1,39</text:p>
          </table:table-cell>
          <table:table-cell table:style-name="ce15" table:formula="of:=[.F770]+[.E771]" office:value-type="float" office:value="1045.32258064517" calcext:value-type="float">
            <text:p>1045,32</text:p>
          </table:table-cell>
        </table:table-row>
        <table:table-row table:style-name="ro1">
          <table:table-cell table:style-name="ce13" office:value-type="float" office:value="770" calcext:value-type="float">
            <text:p>77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9_ViewComponentNotVisibleOperatorMutator</text:p>
          </table:table-cell>
          <table:table-cell table:style-name="ce13" table:formula="of:=[.D771]+[.B772]" office:value-type="float" office:value="32448" calcext:value-type="float">
            <text:p>32448</text:p>
          </table:table-cell>
          <table:table-cell table:style-name="ce15" table:formula="of:=[.B772]/[.$B$1]" office:value-type="float" office:value="1.38709677419355" calcext:value-type="float">
            <text:p>1,39</text:p>
          </table:table-cell>
          <table:table-cell table:style-name="ce15" table:formula="of:=[.F771]+[.E772]" office:value-type="float" office:value="1046.70967741936" calcext:value-type="float">
            <text:p>1046,71</text:p>
          </table:table-cell>
        </table:table-row>
        <table:table-row table:style-name="ro1">
          <table:table-cell table:style-name="ce13" office:value-type="float" office:value="771" calcext:value-type="float">
            <text:p>77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0_InvalidViewFocusOperatorMutator</text:p>
          </table:table-cell>
          <table:table-cell table:style-name="ce13" table:formula="of:=[.D772]+[.B773]" office:value-type="float" office:value="32491" calcext:value-type="float">
            <text:p>32491</text:p>
          </table:table-cell>
          <table:table-cell table:style-name="ce15" table:formula="of:=[.B773]/[.$B$1]" office:value-type="float" office:value="1.38709677419355" calcext:value-type="float">
            <text:p>1,39</text:p>
          </table:table-cell>
          <table:table-cell table:style-name="ce15" table:formula="of:=[.F772]+[.E773]" office:value-type="float" office:value="1048.09677419356" calcext:value-type="float">
            <text:p>1048,10</text:p>
          </table:table-cell>
        </table:table-row>
        <table:table-row table:style-name="ro1">
          <table:table-cell table:style-name="ce13" office:value-type="float" office:value="772" calcext:value-type="float">
            <text:p>77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1_ViewComponentNotVisibleOperatorMutator</text:p>
          </table:table-cell>
          <table:table-cell table:style-name="ce13" table:formula="of:=[.D773]+[.B774]" office:value-type="float" office:value="32534" calcext:value-type="float">
            <text:p>32534</text:p>
          </table:table-cell>
          <table:table-cell table:style-name="ce15" table:formula="of:=[.B774]/[.$B$1]" office:value-type="float" office:value="1.38709677419355" calcext:value-type="float">
            <text:p>1,39</text:p>
          </table:table-cell>
          <table:table-cell table:style-name="ce15" table:formula="of:=[.F773]+[.E774]" office:value-type="float" office:value="1049.48387096775" calcext:value-type="float">
            <text:p>1049,48</text:p>
          </table:table-cell>
        </table:table-row>
        <table:table-row table:style-name="ro1"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2_InvalidViewFocusOperatorMutator</text:p>
          </table:table-cell>
          <table:table-cell table:style-name="ce13" table:formula="of:=[.D774]+[.B775]" office:value-type="float" office:value="32577" calcext:value-type="float">
            <text:p>32577</text:p>
          </table:table-cell>
          <table:table-cell table:style-name="ce15" table:formula="of:=[.B775]/[.$B$1]" office:value-type="float" office:value="1.38709677419355" calcext:value-type="float">
            <text:p>1,39</text:p>
          </table:table-cell>
          <table:table-cell table:style-name="ce15" table:formula="of:=[.F774]+[.E775]" office:value-type="float" office:value="1050.87096774194" calcext:value-type="float">
            <text:p>1050,87</text:p>
          </table:table-cell>
        </table:table-row>
        <table:table-row table:style-name="ro1">
          <table:table-cell table:style-name="ce13" office:value-type="float" office:value="774" calcext:value-type="float">
            <text:p>77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3_ViewComponentNotVisibleOperatorMutator</text:p>
          </table:table-cell>
          <table:table-cell table:style-name="ce13" table:formula="of:=[.D775]+[.B776]" office:value-type="float" office:value="32620" calcext:value-type="float">
            <text:p>32620</text:p>
          </table:table-cell>
          <table:table-cell table:style-name="ce15" table:formula="of:=[.B776]/[.$B$1]" office:value-type="float" office:value="1.38709677419355" calcext:value-type="float">
            <text:p>1,39</text:p>
          </table:table-cell>
          <table:table-cell table:style-name="ce15" table:formula="of:=[.F775]+[.E776]" office:value-type="float" office:value="1052.25806451614" calcext:value-type="float">
            <text:p>1052,26</text:p>
          </table:table-cell>
        </table:table-row>
        <table:table-row table:style-name="ro1">
          <table:table-cell table:style-name="ce13" office:value-type="float" office:value="775" calcext:value-type="float">
            <text:p>77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4_InvalidViewFocusOperatorMutator</text:p>
          </table:table-cell>
          <table:table-cell table:style-name="ce13" table:formula="of:=[.D776]+[.B777]" office:value-type="float" office:value="32663" calcext:value-type="float">
            <text:p>32663</text:p>
          </table:table-cell>
          <table:table-cell table:style-name="ce15" table:formula="of:=[.B777]/[.$B$1]" office:value-type="float" office:value="1.38709677419355" calcext:value-type="float">
            <text:p>1,39</text:p>
          </table:table-cell>
          <table:table-cell table:style-name="ce15" table:formula="of:=[.F776]+[.E777]" office:value-type="float" office:value="1053.64516129033" calcext:value-type="float">
            <text:p>1053,65</text:p>
          </table:table-cell>
        </table:table-row>
        <table:table-row table:style-name="ro1">
          <table:table-cell table:style-name="ce13" office:value-type="float" office:value="776" calcext:value-type="float">
            <text:p>77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5_ViewComponentNotVisibleOperatorMutator</text:p>
          </table:table-cell>
          <table:table-cell table:style-name="ce13" table:formula="of:=[.D777]+[.B778]" office:value-type="float" office:value="32706" calcext:value-type="float">
            <text:p>32706</text:p>
          </table:table-cell>
          <table:table-cell table:style-name="ce15" table:formula="of:=[.B778]/[.$B$1]" office:value-type="float" office:value="1.38709677419355" calcext:value-type="float">
            <text:p>1,39</text:p>
          </table:table-cell>
          <table:table-cell table:style-name="ce15" table:formula="of:=[.F777]+[.E778]" office:value-type="float" office:value="1055.03225806453" calcext:value-type="float">
            <text:p>1055,03</text:p>
          </table:table-cell>
        </table:table-row>
        <table:table-row table:style-name="ro1"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6_BuggyGUIListenerOperatorMutator</text:p>
          </table:table-cell>
          <table:table-cell table:style-name="ce13" table:formula="of:=[.D778]+[.B779]" office:value-type="float" office:value="32749" calcext:value-type="float">
            <text:p>32749</text:p>
          </table:table-cell>
          <table:table-cell table:style-name="ce15" table:formula="of:=[.B779]/[.$B$1]" office:value-type="float" office:value="1.38709677419355" calcext:value-type="float">
            <text:p>1,39</text:p>
          </table:table-cell>
          <table:table-cell table:style-name="ce15" table:formula="of:=[.F778]+[.E779]" office:value-type="float" office:value="1056.41935483872" calcext:value-type="float">
            <text:p>1056,42</text:p>
          </table:table-cell>
        </table:table-row>
        <table:table-row table:style-name="ro1"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7_BuggyGUIListenerOperatorMutator</text:p>
          </table:table-cell>
          <table:table-cell table:style-name="ce13" table:formula="of:=[.D779]+[.B780]" office:value-type="float" office:value="32792" calcext:value-type="float">
            <text:p>32792</text:p>
          </table:table-cell>
          <table:table-cell table:style-name="ce15" table:formula="of:=[.B780]/[.$B$1]" office:value-type="float" office:value="1.38709677419355" calcext:value-type="float">
            <text:p>1,39</text:p>
          </table:table-cell>
          <table:table-cell table:style-name="ce15" table:formula="of:=[.F779]+[.E780]" office:value-type="float" office:value="1057.80645161291" calcext:value-type="float">
            <text:p>1057,81</text:p>
          </table:table-cell>
        </table:table-row>
        <table:table-row table:style-name="ro1">
          <table:table-cell table:style-name="ce13" office:value-type="float" office:value="779" calcext:value-type="float">
            <text:p>77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8_BuggyGUIListenerOperatorMutator</text:p>
          </table:table-cell>
          <table:table-cell table:style-name="ce13" table:formula="of:=[.D780]+[.B781]" office:value-type="float" office:value="32835" calcext:value-type="float">
            <text:p>32835</text:p>
          </table:table-cell>
          <table:table-cell table:style-name="ce15" table:formula="of:=[.B781]/[.$B$1]" office:value-type="float" office:value="1.38709677419355" calcext:value-type="float">
            <text:p>1,39</text:p>
          </table:table-cell>
          <table:table-cell table:style-name="ce15" table:formula="of:=[.F780]+[.E781]" office:value-type="float" office:value="1059.19354838711" calcext:value-type="float">
            <text:p>1059,19</text:p>
          </table:table-cell>
        </table:table-row>
        <table:table-row table:style-name="ro1">
          <table:table-cell table:style-name="ce13" office:value-type="float" office:value="780" calcext:value-type="float">
            <text:p>78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BottomBar_19_BinaryMutator</text:p>
          </table:table-cell>
          <table:table-cell table:style-name="ce13" table:formula="of:=[.D781]+[.B782]" office:value-type="float" office:value="32878" calcext:value-type="float">
            <text:p>32878</text:p>
          </table:table-cell>
          <table:table-cell table:style-name="ce15" table:formula="of:=[.B782]/[.$B$1]" office:value-type="float" office:value="1.38709677419355" calcext:value-type="float">
            <text:p>1,39</text:p>
          </table:table-cell>
          <table:table-cell table:style-name="ce15" table:formula="of:=[.F781]+[.E782]" office:value-type="float" office:value="1060.5806451613" calcext:value-type="float">
            <text:p>1060,58</text:p>
          </table:table-cell>
        </table:table-row>
        <table:table-row table:style-name="ro1">
          <table:table-cell table:style-name="ce13" office:value-type="float" office:value="781" calcext:value-type="float">
            <text:p>78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Bar_0_InvalidViewFocusOperatorMutator</text:p>
          </table:table-cell>
          <table:table-cell table:style-name="ce13" table:formula="of:=[.D782]+[.B783]" office:value-type="float" office:value="32921" calcext:value-type="float">
            <text:p>32921</text:p>
          </table:table-cell>
          <table:table-cell table:style-name="ce15" table:formula="of:=[.B783]/[.$B$1]" office:value-type="float" office:value="1.38709677419355" calcext:value-type="float">
            <text:p>1,39</text:p>
          </table:table-cell>
          <table:table-cell table:style-name="ce15" table:formula="of:=[.F782]+[.E783]" office:value-type="float" office:value="1061.96774193549" calcext:value-type="float">
            <text:p>1061,97</text:p>
          </table:table-cell>
        </table:table-row>
        <table:table-row table:style-name="ro1">
          <table:table-cell table:style-name="ce13" office:value-type="float" office:value="782" calcext:value-type="float">
            <text:p>78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Bar_1_ViewComponentNotVisibleOperatorMutator</text:p>
          </table:table-cell>
          <table:table-cell table:style-name="ce13" table:formula="of:=[.D783]+[.B784]" office:value-type="float" office:value="32964" calcext:value-type="float">
            <text:p>32964</text:p>
          </table:table-cell>
          <table:table-cell table:style-name="ce15" table:formula="of:=[.B784]/[.$B$1]" office:value-type="float" office:value="1.38709677419355" calcext:value-type="float">
            <text:p>1,39</text:p>
          </table:table-cell>
          <table:table-cell table:style-name="ce15" table:formula="of:=[.F783]+[.E784]" office:value-type="float" office:value="1063.35483870969" calcext:value-type="float">
            <text:p>1063,35</text:p>
          </table:table-cell>
        </table:table-row>
        <table:table-row table:style-name="ro1">
          <table:table-cell table:style-name="ce13" office:value-type="float" office:value="783" calcext:value-type="float">
            <text:p>78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Bar_2_InvalidViewFocusOperatorMutator</text:p>
          </table:table-cell>
          <table:table-cell table:style-name="ce13" table:formula="of:=[.D784]+[.B785]" office:value-type="float" office:value="33007" calcext:value-type="float">
            <text:p>33007</text:p>
          </table:table-cell>
          <table:table-cell table:style-name="ce15" table:formula="of:=[.B785]/[.$B$1]" office:value-type="float" office:value="1.38709677419355" calcext:value-type="float">
            <text:p>1,39</text:p>
          </table:table-cell>
          <table:table-cell table:style-name="ce15" table:formula="of:=[.F784]+[.E785]" office:value-type="float" office:value="1064.74193548388" calcext:value-type="float">
            <text:p>1064,74</text:p>
          </table:table-cell>
        </table:table-row>
        <table:table-row table:style-name="ro1">
          <table:table-cell table:style-name="ce13" office:value-type="float" office:value="784" calcext:value-type="float">
            <text:p>78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AppBar_3_ViewComponentNotVisibleOperatorMutator</text:p>
          </table:table-cell>
          <table:table-cell table:style-name="ce13" table:formula="of:=[.D785]+[.B786]" office:value-type="float" office:value="33050" calcext:value-type="float">
            <text:p>33050</text:p>
          </table:table-cell>
          <table:table-cell table:style-name="ce15" table:formula="of:=[.B786]/[.$B$1]" office:value-type="float" office:value="1.38709677419355" calcext:value-type="float">
            <text:p>1,39</text:p>
          </table:table-cell>
          <table:table-cell table:style-name="ce15" table:formula="of:=[.F785]+[.E786]" office:value-type="float" office:value="1066.12903225807" calcext:value-type="float">
            <text:p>1066,13</text:p>
          </table:table-cell>
        </table:table-row>
        <table:table-row table:style-name="ro1">
          <table:table-cell table:style-name="ce13" office:value-type="float" office:value="785" calcext:value-type="float">
            <text:p>78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0_InvalidViewFocusOperatorMutator</text:p>
          </table:table-cell>
          <table:table-cell table:style-name="ce13" table:formula="of:=[.D786]+[.B787]" office:value-type="float" office:value="33093" calcext:value-type="float">
            <text:p>33093</text:p>
          </table:table-cell>
          <table:table-cell table:style-name="ce15" table:formula="of:=[.B787]/[.$B$1]" office:value-type="float" office:value="1.38709677419355" calcext:value-type="float">
            <text:p>1,39</text:p>
          </table:table-cell>
          <table:table-cell table:style-name="ce15" table:formula="of:=[.F786]+[.E787]" office:value-type="float" office:value="1067.51612903227" calcext:value-type="float">
            <text:p>1067,52</text:p>
          </table:table-cell>
        </table:table-row>
        <table:table-row table:style-name="ro1">
          <table:table-cell table:style-name="ce13" office:value-type="float" office:value="786" calcext:value-type="float">
            <text:p>78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_ViewComponentNotVisibleOperatorMutator</text:p>
          </table:table-cell>
          <table:table-cell table:style-name="ce13" table:formula="of:=[.D787]+[.B788]" office:value-type="float" office:value="33136" calcext:value-type="float">
            <text:p>33136</text:p>
          </table:table-cell>
          <table:table-cell table:style-name="ce15" table:formula="of:=[.B788]/[.$B$1]" office:value-type="float" office:value="1.38709677419355" calcext:value-type="float">
            <text:p>1,39</text:p>
          </table:table-cell>
          <table:table-cell table:style-name="ce15" table:formula="of:=[.F787]+[.E788]" office:value-type="float" office:value="1068.90322580646" calcext:value-type="float">
            <text:p>1068,90</text:p>
          </table:table-cell>
        </table:table-row>
        <table:table-row table:style-name="ro1">
          <table:table-cell table:style-name="ce13" office:value-type="float" office:value="787" calcext:value-type="float">
            <text:p>78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_InvalidViewFocusOperatorMutator</text:p>
          </table:table-cell>
          <table:table-cell table:style-name="ce13" table:formula="of:=[.D788]+[.B789]" office:value-type="float" office:value="33179" calcext:value-type="float">
            <text:p>33179</text:p>
          </table:table-cell>
          <table:table-cell table:style-name="ce15" table:formula="of:=[.B789]/[.$B$1]" office:value-type="float" office:value="1.38709677419355" calcext:value-type="float">
            <text:p>1,39</text:p>
          </table:table-cell>
          <table:table-cell table:style-name="ce15" table:formula="of:=[.F788]+[.E789]" office:value-type="float" office:value="1070.29032258066" calcext:value-type="float">
            <text:p>1070,29</text:p>
          </table:table-cell>
        </table:table-row>
        <table:table-row table:style-name="ro1">
          <table:table-cell table:style-name="ce13" office:value-type="float" office:value="788" calcext:value-type="float">
            <text:p>78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_ViewComponentNotVisibleOperatorMutator</text:p>
          </table:table-cell>
          <table:table-cell table:style-name="ce13" table:formula="of:=[.D789]+[.B790]" office:value-type="float" office:value="33222" calcext:value-type="float">
            <text:p>33222</text:p>
          </table:table-cell>
          <table:table-cell table:style-name="ce15" table:formula="of:=[.B790]/[.$B$1]" office:value-type="float" office:value="1.38709677419355" calcext:value-type="float">
            <text:p>1,39</text:p>
          </table:table-cell>
          <table:table-cell table:style-name="ce15" table:formula="of:=[.F789]+[.E790]" office:value-type="float" office:value="1071.67741935485" calcext:value-type="float">
            <text:p>1071,68</text:p>
          </table:table-cell>
        </table:table-row>
        <table:table-row table:style-name="ro1">
          <table:table-cell table:style-name="ce13" office:value-type="float" office:value="789" calcext:value-type="float">
            <text:p>78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4_InvalidViewFocusOperatorMutator</text:p>
          </table:table-cell>
          <table:table-cell table:style-name="ce13" table:formula="of:=[.D790]+[.B791]" office:value-type="float" office:value="33265" calcext:value-type="float">
            <text:p>33265</text:p>
          </table:table-cell>
          <table:table-cell table:style-name="ce15" table:formula="of:=[.B791]/[.$B$1]" office:value-type="float" office:value="1.38709677419355" calcext:value-type="float">
            <text:p>1,39</text:p>
          </table:table-cell>
          <table:table-cell table:style-name="ce15" table:formula="of:=[.F790]+[.E791]" office:value-type="float" office:value="1073.06451612904" calcext:value-type="float">
            <text:p>1073,06</text:p>
          </table:table-cell>
        </table:table-row>
        <table:table-row table:style-name="ro1"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5_ViewComponentNotVisibleOperatorMutator</text:p>
          </table:table-cell>
          <table:table-cell table:style-name="ce13" table:formula="of:=[.D791]+[.B792]" office:value-type="float" office:value="33308" calcext:value-type="float">
            <text:p>33308</text:p>
          </table:table-cell>
          <table:table-cell table:style-name="ce15" table:formula="of:=[.B792]/[.$B$1]" office:value-type="float" office:value="1.38709677419355" calcext:value-type="float">
            <text:p>1,39</text:p>
          </table:table-cell>
          <table:table-cell table:style-name="ce15" table:formula="of:=[.F791]+[.E792]" office:value-type="float" office:value="1074.45161290324" calcext:value-type="float">
            <text:p>1074,45</text:p>
          </table:table-cell>
        </table:table-row>
        <table:table-row table:style-name="ro1">
          <table:table-cell table:style-name="ce13" office:value-type="float" office:value="791" calcext:value-type="float">
            <text:p>79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6_InvalidViewFocusOperatorMutator</text:p>
          </table:table-cell>
          <table:table-cell table:style-name="ce13" table:formula="of:=[.D792]+[.B793]" office:value-type="float" office:value="33351" calcext:value-type="float">
            <text:p>33351</text:p>
          </table:table-cell>
          <table:table-cell table:style-name="ce15" table:formula="of:=[.B793]/[.$B$1]" office:value-type="float" office:value="1.38709677419355" calcext:value-type="float">
            <text:p>1,39</text:p>
          </table:table-cell>
          <table:table-cell table:style-name="ce15" table:formula="of:=[.F792]+[.E793]" office:value-type="float" office:value="1075.83870967743" calcext:value-type="float">
            <text:p>1075,84</text:p>
          </table:table-cell>
        </table:table-row>
        <table:table-row table:style-name="ro1"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7_ViewComponentNotVisibleOperatorMutator</text:p>
          </table:table-cell>
          <table:table-cell table:style-name="ce13" table:formula="of:=[.D793]+[.B794]" office:value-type="float" office:value="33394" calcext:value-type="float">
            <text:p>33394</text:p>
          </table:table-cell>
          <table:table-cell table:style-name="ce15" table:formula="of:=[.B794]/[.$B$1]" office:value-type="float" office:value="1.38709677419355" calcext:value-type="float">
            <text:p>1,39</text:p>
          </table:table-cell>
          <table:table-cell table:style-name="ce15" table:formula="of:=[.F793]+[.E794]" office:value-type="float" office:value="1077.22580645162" calcext:value-type="float">
            <text:p>1077,23</text:p>
          </table:table-cell>
        </table:table-row>
        <table:table-row table:style-name="ro1">
          <table:table-cell table:style-name="ce13" office:value-type="float" office:value="793" calcext:value-type="float">
            <text:p>793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earchView_8_InvalidViewFocusOperatorMutator</text:p>
          </table:table-cell>
          <table:table-cell table:style-name="ce13" table:formula="of:=[.D794]+[.B795]" office:value-type="float" office:value="33436" calcext:value-type="float">
            <text:p>33436</text:p>
          </table:table-cell>
          <table:table-cell table:style-name="ce15" table:formula="of:=[.B795]/[.$B$1]" office:value-type="float" office:value="1.35483870967742" calcext:value-type="float">
            <text:p>1,35</text:p>
          </table:table-cell>
          <table:table-cell table:style-name="ce15" table:formula="of:=[.F794]+[.E795]" office:value-type="float" office:value="1078.5806451613" calcext:value-type="float">
            <text:p>1078,58</text:p>
          </table:table-cell>
        </table:table-row>
        <table:table-row table:style-name="ro1">
          <table:table-cell table:style-name="ce13" office:value-type="float" office:value="794" calcext:value-type="float">
            <text:p>79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9_ViewComponentNotVisibleOperatorMutator</text:p>
          </table:table-cell>
          <table:table-cell table:style-name="ce13" table:formula="of:=[.D795]+[.B796]" office:value-type="float" office:value="33479" calcext:value-type="float">
            <text:p>33479</text:p>
          </table:table-cell>
          <table:table-cell table:style-name="ce15" table:formula="of:=[.B796]/[.$B$1]" office:value-type="float" office:value="1.38709677419355" calcext:value-type="float">
            <text:p>1,39</text:p>
          </table:table-cell>
          <table:table-cell table:style-name="ce15" table:formula="of:=[.F795]+[.E796]" office:value-type="float" office:value="1079.96774193549" calcext:value-type="float">
            <text:p>1079,97</text:p>
          </table:table-cell>
        </table:table-row>
        <table:table-row table:style-name="ro1">
          <table:table-cell table:style-name="ce13" office:value-type="float" office:value="795" calcext:value-type="float">
            <text:p>79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0_InvalidViewFocusOperatorMutator</text:p>
          </table:table-cell>
          <table:table-cell table:style-name="ce13" table:formula="of:=[.D796]+[.B797]" office:value-type="float" office:value="33522" calcext:value-type="float">
            <text:p>33522</text:p>
          </table:table-cell>
          <table:table-cell table:style-name="ce15" table:formula="of:=[.B797]/[.$B$1]" office:value-type="float" office:value="1.38709677419355" calcext:value-type="float">
            <text:p>1,39</text:p>
          </table:table-cell>
          <table:table-cell table:style-name="ce15" table:formula="of:=[.F796]+[.E797]" office:value-type="float" office:value="1081.35483870969" calcext:value-type="float">
            <text:p>1081,35</text:p>
          </table:table-cell>
        </table:table-row>
        <table:table-row table:style-name="ro1">
          <table:table-cell table:style-name="ce13" office:value-type="float" office:value="796" calcext:value-type="float">
            <text:p>79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1_ViewComponentNotVisibleOperatorMutator</text:p>
          </table:table-cell>
          <table:table-cell table:style-name="ce13" table:formula="of:=[.D797]+[.B798]" office:value-type="float" office:value="33565" calcext:value-type="float">
            <text:p>33565</text:p>
          </table:table-cell>
          <table:table-cell table:style-name="ce15" table:formula="of:=[.B798]/[.$B$1]" office:value-type="float" office:value="1.38709677419355" calcext:value-type="float">
            <text:p>1,39</text:p>
          </table:table-cell>
          <table:table-cell table:style-name="ce15" table:formula="of:=[.F797]+[.E798]" office:value-type="float" office:value="1082.74193548388" calcext:value-type="float">
            <text:p>1082,74</text:p>
          </table:table-cell>
        </table:table-row>
        <table:table-row table:style-name="ro1">
          <table:table-cell table:style-name="ce13" office:value-type="float" office:value="797" calcext:value-type="float">
            <text:p>79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2_InvalidViewFocusOperatorMutator</text:p>
          </table:table-cell>
          <table:table-cell table:style-name="ce13" table:formula="of:=[.D798]+[.B799]" office:value-type="float" office:value="33608" calcext:value-type="float">
            <text:p>33608</text:p>
          </table:table-cell>
          <table:table-cell table:style-name="ce15" table:formula="of:=[.B799]/[.$B$1]" office:value-type="float" office:value="1.38709677419355" calcext:value-type="float">
            <text:p>1,39</text:p>
          </table:table-cell>
          <table:table-cell table:style-name="ce15" table:formula="of:=[.F798]+[.E799]" office:value-type="float" office:value="1084.12903225808" calcext:value-type="float">
            <text:p>1084,13</text:p>
          </table:table-cell>
        </table:table-row>
        <table:table-row table:style-name="ro1">
          <table:table-cell table:style-name="ce13" office:value-type="float" office:value="798" calcext:value-type="float">
            <text:p>79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3_ViewComponentNotVisibleOperatorMutator</text:p>
          </table:table-cell>
          <table:table-cell table:style-name="ce13" table:formula="of:=[.D799]+[.B800]" office:value-type="float" office:value="33651" calcext:value-type="float">
            <text:p>33651</text:p>
          </table:table-cell>
          <table:table-cell table:style-name="ce15" table:formula="of:=[.B800]/[.$B$1]" office:value-type="float" office:value="1.38709677419355" calcext:value-type="float">
            <text:p>1,39</text:p>
          </table:table-cell>
          <table:table-cell table:style-name="ce15" table:formula="of:=[.F799]+[.E800]" office:value-type="float" office:value="1085.51612903227" calcext:value-type="float">
            <text:p>1085,52</text:p>
          </table:table-cell>
        </table:table-row>
        <table:table-row table:style-name="ro1">
          <table:table-cell table:style-name="ce13" office:value-type="float" office:value="799" calcext:value-type="float">
            <text:p>79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4_InvalidViewFocusOperatorMutator</text:p>
          </table:table-cell>
          <table:table-cell table:style-name="ce13" table:formula="of:=[.D800]+[.B801]" office:value-type="float" office:value="33694" calcext:value-type="float">
            <text:p>33694</text:p>
          </table:table-cell>
          <table:table-cell table:style-name="ce15" table:formula="of:=[.B801]/[.$B$1]" office:value-type="float" office:value="1.38709677419355" calcext:value-type="float">
            <text:p>1,39</text:p>
          </table:table-cell>
          <table:table-cell table:style-name="ce15" table:formula="of:=[.F800]+[.E801]" office:value-type="float" office:value="1086.90322580646" calcext:value-type="float">
            <text:p>1086,90</text:p>
          </table:table-cell>
        </table:table-row>
        <table:table-row table:style-name="ro1"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5_ViewComponentNotVisibleOperatorMutator</text:p>
          </table:table-cell>
          <table:table-cell table:style-name="ce13" table:formula="of:=[.D801]+[.B802]" office:value-type="float" office:value="33737" calcext:value-type="float">
            <text:p>33737</text:p>
          </table:table-cell>
          <table:table-cell table:style-name="ce15" table:formula="of:=[.B802]/[.$B$1]" office:value-type="float" office:value="1.38709677419355" calcext:value-type="float">
            <text:p>1,39</text:p>
          </table:table-cell>
          <table:table-cell table:style-name="ce15" table:formula="of:=[.F801]+[.E802]" office:value-type="float" office:value="1088.29032258066" calcext:value-type="float">
            <text:p>1088,29</text:p>
          </table:table-cell>
        </table:table-row>
        <table:table-row table:style-name="ro1"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6_InvalidViewFocusOperatorMutator</text:p>
          </table:table-cell>
          <table:table-cell table:style-name="ce13" table:formula="of:=[.D802]+[.B803]" office:value-type="float" office:value="33780" calcext:value-type="float">
            <text:p>33780</text:p>
          </table:table-cell>
          <table:table-cell table:style-name="ce15" table:formula="of:=[.B803]/[.$B$1]" office:value-type="float" office:value="1.38709677419355" calcext:value-type="float">
            <text:p>1,39</text:p>
          </table:table-cell>
          <table:table-cell table:style-name="ce15" table:formula="of:=[.F802]+[.E803]" office:value-type="float" office:value="1089.67741935485" calcext:value-type="float">
            <text:p>1089,68</text:p>
          </table:table-cell>
        </table:table-row>
        <table:table-row table:style-name="ro1">
          <table:table-cell table:style-name="ce13" office:value-type="float" office:value="802" calcext:value-type="float">
            <text:p>80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7_ViewComponentNotVisibleOperatorMutator</text:p>
          </table:table-cell>
          <table:table-cell table:style-name="ce13" table:formula="of:=[.D803]+[.B804]" office:value-type="float" office:value="33823" calcext:value-type="float">
            <text:p>33823</text:p>
          </table:table-cell>
          <table:table-cell table:style-name="ce15" table:formula="of:=[.B804]/[.$B$1]" office:value-type="float" office:value="1.38709677419355" calcext:value-type="float">
            <text:p>1,39</text:p>
          </table:table-cell>
          <table:table-cell table:style-name="ce15" table:formula="of:=[.F803]+[.E804]" office:value-type="float" office:value="1091.06451612904" calcext:value-type="float">
            <text:p>1091,06</text:p>
          </table:table-cell>
        </table:table-row>
        <table:table-row table:style-name="ro1"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8_InvalidViewFocusOperatorMutator</text:p>
          </table:table-cell>
          <table:table-cell table:style-name="ce13" table:formula="of:=[.D804]+[.B805]" office:value-type="float" office:value="33866" calcext:value-type="float">
            <text:p>33866</text:p>
          </table:table-cell>
          <table:table-cell table:style-name="ce15" table:formula="of:=[.B805]/[.$B$1]" office:value-type="float" office:value="1.38709677419355" calcext:value-type="float">
            <text:p>1,39</text:p>
          </table:table-cell>
          <table:table-cell table:style-name="ce15" table:formula="of:=[.F804]+[.E805]" office:value-type="float" office:value="1092.45161290324" calcext:value-type="float">
            <text:p>1092,45</text:p>
          </table:table-cell>
        </table:table-row>
        <table:table-row table:style-name="ro1">
          <table:table-cell table:style-name="ce13" office:value-type="float" office:value="804" calcext:value-type="float">
            <text:p>80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19_ViewComponentNotVisibleOperatorMutator</text:p>
          </table:table-cell>
          <table:table-cell table:style-name="ce13" table:formula="of:=[.D805]+[.B806]" office:value-type="float" office:value="33909" calcext:value-type="float">
            <text:p>33909</text:p>
          </table:table-cell>
          <table:table-cell table:style-name="ce15" table:formula="of:=[.B806]/[.$B$1]" office:value-type="float" office:value="1.38709677419355" calcext:value-type="float">
            <text:p>1,39</text:p>
          </table:table-cell>
          <table:table-cell table:style-name="ce15" table:formula="of:=[.F805]+[.E806]" office:value-type="float" office:value="1093.83870967743" calcext:value-type="float">
            <text:p>1093,84</text:p>
          </table:table-cell>
        </table:table-row>
        <table:table-row table:style-name="ro1">
          <table:table-cell table:style-name="ce13" office:value-type="float" office:value="805" calcext:value-type="float">
            <text:p>805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SearchView_20_InvalidViewFocusOperatorMutator</text:p>
          </table:table-cell>
          <table:table-cell table:style-name="ce13" table:formula="of:=[.D806]+[.B807]" office:value-type="float" office:value="33951" calcext:value-type="float">
            <text:p>33951</text:p>
          </table:table-cell>
          <table:table-cell table:style-name="ce15" table:formula="of:=[.B807]/[.$B$1]" office:value-type="float" office:value="1.35483870967742" calcext:value-type="float">
            <text:p>1,35</text:p>
          </table:table-cell>
          <table:table-cell table:style-name="ce15" table:formula="of:=[.F806]+[.E807]" office:value-type="float" office:value="1095.19354838711" calcext:value-type="float">
            <text:p>1095,19</text:p>
          </table:table-cell>
        </table:table-row>
        <table:table-row table:style-name="ro1">
          <table:table-cell table:style-name="ce13" office:value-type="float" office:value="806" calcext:value-type="float">
            <text:p>80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1_ViewComponentNotVisibleOperatorMutator</text:p>
          </table:table-cell>
          <table:table-cell table:style-name="ce13" table:formula="of:=[.D807]+[.B808]" office:value-type="float" office:value="33994" calcext:value-type="float">
            <text:p>33994</text:p>
          </table:table-cell>
          <table:table-cell table:style-name="ce15" table:formula="of:=[.B808]/[.$B$1]" office:value-type="float" office:value="1.38709677419355" calcext:value-type="float">
            <text:p>1,39</text:p>
          </table:table-cell>
          <table:table-cell table:style-name="ce15" table:formula="of:=[.F807]+[.E808]" office:value-type="float" office:value="1096.5806451613" calcext:value-type="float">
            <text:p>1096,58</text:p>
          </table:table-cell>
        </table:table-row>
        <table:table-row table:style-name="ro1">
          <table:table-cell table:style-name="ce13" office:value-type="float" office:value="807" calcext:value-type="float">
            <text:p>80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2_BuggyGUIListenerOperatorMutator</text:p>
          </table:table-cell>
          <table:table-cell table:style-name="ce13" table:formula="of:=[.D808]+[.B809]" office:value-type="float" office:value="34037" calcext:value-type="float">
            <text:p>34037</text:p>
          </table:table-cell>
          <table:table-cell table:style-name="ce15" table:formula="of:=[.B809]/[.$B$1]" office:value-type="float" office:value="1.38709677419355" calcext:value-type="float">
            <text:p>1,39</text:p>
          </table:table-cell>
          <table:table-cell table:style-name="ce15" table:formula="of:=[.F808]+[.E809]" office:value-type="float" office:value="1097.9677419355" calcext:value-type="float">
            <text:p>1097,97</text:p>
          </table:table-cell>
        </table:table-row>
        <table:table-row table:style-name="ro1">
          <table:table-cell table:style-name="ce13" office:value-type="float" office:value="808" calcext:value-type="float">
            <text:p>80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3_BuggyGUIListenerOperatorMutator</text:p>
          </table:table-cell>
          <table:table-cell table:style-name="ce13" table:formula="of:=[.D809]+[.B810]" office:value-type="float" office:value="34080" calcext:value-type="float">
            <text:p>34080</text:p>
          </table:table-cell>
          <table:table-cell table:style-name="ce15" table:formula="of:=[.B810]/[.$B$1]" office:value-type="float" office:value="1.38709677419355" calcext:value-type="float">
            <text:p>1,39</text:p>
          </table:table-cell>
          <table:table-cell table:style-name="ce15" table:formula="of:=[.F809]+[.E810]" office:value-type="float" office:value="1099.35483870969" calcext:value-type="float">
            <text:p>1099,35</text:p>
          </table:table-cell>
        </table:table-row>
        <table:table-row table:style-name="ro1">
          <table:table-cell table:style-name="ce13" office:value-type="float" office:value="809" calcext:value-type="float">
            <text:p>80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4_BuggyGUIListenerOperatorMutator</text:p>
          </table:table-cell>
          <table:table-cell table:style-name="ce13" table:formula="of:=[.D810]+[.B811]" office:value-type="float" office:value="34123" calcext:value-type="float">
            <text:p>34123</text:p>
          </table:table-cell>
          <table:table-cell table:style-name="ce15" table:formula="of:=[.B811]/[.$B$1]" office:value-type="float" office:value="1.38709677419355" calcext:value-type="float">
            <text:p>1,39</text:p>
          </table:table-cell>
          <table:table-cell table:style-name="ce15" table:formula="of:=[.F810]+[.E811]" office:value-type="float" office:value="1100.74193548388" calcext:value-type="float">
            <text:p>1100,74</text:p>
          </table:table-cell>
        </table:table-row>
        <table:table-row table:style-name="ro1">
          <table:table-cell table:style-name="ce13" office:value-type="float" office:value="810" calcext:value-type="float">
            <text:p>81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5_BuggyGUIListenerOperatorMutator</text:p>
          </table:table-cell>
          <table:table-cell table:style-name="ce13" table:formula="of:=[.D811]+[.B812]" office:value-type="float" office:value="34166" calcext:value-type="float">
            <text:p>34166</text:p>
          </table:table-cell>
          <table:table-cell table:style-name="ce15" table:formula="of:=[.B812]/[.$B$1]" office:value-type="float" office:value="1.38709677419355" calcext:value-type="float">
            <text:p>1,39</text:p>
          </table:table-cell>
          <table:table-cell table:style-name="ce15" table:formula="of:=[.F811]+[.E812]" office:value-type="float" office:value="1102.12903225808" calcext:value-type="float">
            <text:p>1102,13</text:p>
          </table:table-cell>
        </table:table-row>
        <table:table-row table:style-name="ro1">
          <table:table-cell table:style-name="ce13" office:value-type="float" office:value="811" calcext:value-type="float">
            <text:p>81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6_InvalidViewFocusOperatorMutator</text:p>
          </table:table-cell>
          <table:table-cell table:style-name="ce13" table:formula="of:=[.D812]+[.B813]" office:value-type="float" office:value="34209" calcext:value-type="float">
            <text:p>34209</text:p>
          </table:table-cell>
          <table:table-cell table:style-name="ce15" table:formula="of:=[.B813]/[.$B$1]" office:value-type="float" office:value="1.38709677419355" calcext:value-type="float">
            <text:p>1,39</text:p>
          </table:table-cell>
          <table:table-cell table:style-name="ce15" table:formula="of:=[.F812]+[.E813]" office:value-type="float" office:value="1103.51612903227" calcext:value-type="float">
            <text:p>1103,52</text:p>
          </table:table-cell>
        </table:table-row>
        <table:table-row table:style-name="ro1">
          <table:table-cell table:style-name="ce13" office:value-type="float" office:value="812" calcext:value-type="float">
            <text:p>81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7_ViewComponentNotVisibleOperatorMutator</text:p>
          </table:table-cell>
          <table:table-cell table:style-name="ce13" table:formula="of:=[.D813]+[.B814]" office:value-type="float" office:value="34252" calcext:value-type="float">
            <text:p>34252</text:p>
          </table:table-cell>
          <table:table-cell table:style-name="ce15" table:formula="of:=[.B814]/[.$B$1]" office:value-type="float" office:value="1.38709677419355" calcext:value-type="float">
            <text:p>1,39</text:p>
          </table:table-cell>
          <table:table-cell table:style-name="ce15" table:formula="of:=[.F813]+[.E814]" office:value-type="float" office:value="1104.90322580646" calcext:value-type="float">
            <text:p>1104,90</text:p>
          </table:table-cell>
        </table:table-row>
        <table:table-row table:style-name="ro1">
          <table:table-cell table:style-name="ce13" office:value-type="float" office:value="813" calcext:value-type="float">
            <text:p>81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8_BinaryMutator</text:p>
          </table:table-cell>
          <table:table-cell table:style-name="ce13" table:formula="of:=[.D814]+[.B815]" office:value-type="float" office:value="34295" calcext:value-type="float">
            <text:p>34295</text:p>
          </table:table-cell>
          <table:table-cell table:style-name="ce15" table:formula="of:=[.B815]/[.$B$1]" office:value-type="float" office:value="1.38709677419355" calcext:value-type="float">
            <text:p>1,39</text:p>
          </table:table-cell>
          <table:table-cell table:style-name="ce15" table:formula="of:=[.F814]+[.E815]" office:value-type="float" office:value="1106.29032258066" calcext:value-type="float">
            <text:p>1106,29</text:p>
          </table:table-cell>
        </table:table-row>
        <table:table-row table:style-name="ro1">
          <table:table-cell table:style-name="ce13" office:value-type="float" office:value="814" calcext:value-type="float">
            <text:p>81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29_BinaryMutator</text:p>
          </table:table-cell>
          <table:table-cell table:style-name="ce13" table:formula="of:=[.D815]+[.B816]" office:value-type="float" office:value="34338" calcext:value-type="float">
            <text:p>34338</text:p>
          </table:table-cell>
          <table:table-cell table:style-name="ce15" table:formula="of:=[.B816]/[.$B$1]" office:value-type="float" office:value="1.38709677419355" calcext:value-type="float">
            <text:p>1,39</text:p>
          </table:table-cell>
          <table:table-cell table:style-name="ce15" table:formula="of:=[.F815]+[.E816]" office:value-type="float" office:value="1107.67741935485" calcext:value-type="float">
            <text:p>1107,68</text:p>
          </table:table-cell>
        </table:table-row>
        <table:table-row table:style-name="ro1">
          <table:table-cell table:style-name="ce13" office:value-type="float" office:value="815" calcext:value-type="float">
            <text:p>8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0_BuggyGUIListenerOperatorMutator</text:p>
          </table:table-cell>
          <table:table-cell table:style-name="ce13" table:formula="of:=[.D816]+[.B817]" office:value-type="float" office:value="34381" calcext:value-type="float">
            <text:p>34381</text:p>
          </table:table-cell>
          <table:table-cell table:style-name="ce15" table:formula="of:=[.B817]/[.$B$1]" office:value-type="float" office:value="1.38709677419355" calcext:value-type="float">
            <text:p>1,39</text:p>
          </table:table-cell>
          <table:table-cell table:style-name="ce15" table:formula="of:=[.F816]+[.E817]" office:value-type="float" office:value="1109.06451612905" calcext:value-type="float">
            <text:p>1109,06</text:p>
          </table:table-cell>
        </table:table-row>
        <table:table-row table:style-name="ro1">
          <table:table-cell table:style-name="ce13" office:value-type="float" office:value="816" calcext:value-type="float">
            <text:p>81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1_InvalidViewFocusOperatorMutator</text:p>
          </table:table-cell>
          <table:table-cell table:style-name="ce13" table:formula="of:=[.D817]+[.B818]" office:value-type="float" office:value="34424" calcext:value-type="float">
            <text:p>34424</text:p>
          </table:table-cell>
          <table:table-cell table:style-name="ce15" table:formula="of:=[.B818]/[.$B$1]" office:value-type="float" office:value="1.38709677419355" calcext:value-type="float">
            <text:p>1,39</text:p>
          </table:table-cell>
          <table:table-cell table:style-name="ce15" table:formula="of:=[.F817]+[.E818]" office:value-type="float" office:value="1110.45161290324" calcext:value-type="float">
            <text:p>1110,45</text:p>
          </table:table-cell>
        </table:table-row>
        <table:table-row table:style-name="ro1">
          <table:table-cell table:style-name="ce13" office:value-type="float" office:value="817" calcext:value-type="float">
            <text:p>81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2_ViewComponentNotVisibleOperatorMutator</text:p>
          </table:table-cell>
          <table:table-cell table:style-name="ce13" table:formula="of:=[.D818]+[.B819]" office:value-type="float" office:value="34467" calcext:value-type="float">
            <text:p>34467</text:p>
          </table:table-cell>
          <table:table-cell table:style-name="ce15" table:formula="of:=[.B819]/[.$B$1]" office:value-type="float" office:value="1.38709677419355" calcext:value-type="float">
            <text:p>1,39</text:p>
          </table:table-cell>
          <table:table-cell table:style-name="ce15" table:formula="of:=[.F818]+[.E819]" office:value-type="float" office:value="1111.83870967743" calcext:value-type="float">
            <text:p>1111,84</text:p>
          </table:table-cell>
        </table:table-row>
        <table:table-row table:style-name="ro1">
          <table:table-cell table:style-name="ce13" office:value-type="float" office:value="818" calcext:value-type="float">
            <text:p>81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3_BinaryMutator</text:p>
          </table:table-cell>
          <table:table-cell table:style-name="ce13" table:formula="of:=[.D819]+[.B820]" office:value-type="float" office:value="34510" calcext:value-type="float">
            <text:p>34510</text:p>
          </table:table-cell>
          <table:table-cell table:style-name="ce15" table:formula="of:=[.B820]/[.$B$1]" office:value-type="float" office:value="1.38709677419355" calcext:value-type="float">
            <text:p>1,39</text:p>
          </table:table-cell>
          <table:table-cell table:style-name="ce15" table:formula="of:=[.F819]+[.E820]" office:value-type="float" office:value="1113.22580645163" calcext:value-type="float">
            <text:p>1113,23</text:p>
          </table:table-cell>
        </table:table-row>
        <table:table-row table:style-name="ro1">
          <table:table-cell table:style-name="ce13" office:value-type="float" office:value="819" calcext:value-type="float">
            <text:p>81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4_BinaryMutator</text:p>
          </table:table-cell>
          <table:table-cell table:style-name="ce13" table:formula="of:=[.D820]+[.B821]" office:value-type="float" office:value="34553" calcext:value-type="float">
            <text:p>34553</text:p>
          </table:table-cell>
          <table:table-cell table:style-name="ce15" table:formula="of:=[.B821]/[.$B$1]" office:value-type="float" office:value="1.38709677419355" calcext:value-type="float">
            <text:p>1,39</text:p>
          </table:table-cell>
          <table:table-cell table:style-name="ce15" table:formula="of:=[.F820]+[.E821]" office:value-type="float" office:value="1114.61290322582" calcext:value-type="float">
            <text:p>1114,61</text:p>
          </table:table-cell>
        </table:table-row>
        <table:table-row table:style-name="ro1">
          <table:table-cell table:style-name="ce13" office:value-type="float" office:value="820" calcext:value-type="float">
            <text:p>82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5_BinaryMutator</text:p>
          </table:table-cell>
          <table:table-cell table:style-name="ce13" table:formula="of:=[.D821]+[.B822]" office:value-type="float" office:value="34596" calcext:value-type="float">
            <text:p>34596</text:p>
          </table:table-cell>
          <table:table-cell table:style-name="ce15" table:formula="of:=[.B822]/[.$B$1]" office:value-type="float" office:value="1.38709677419355" calcext:value-type="float">
            <text:p>1,39</text:p>
          </table:table-cell>
          <table:table-cell table:style-name="ce15" table:formula="of:=[.F821]+[.E822]" office:value-type="float" office:value="1116.00000000001" calcext:value-type="float">
            <text:p>1116,00</text:p>
          </table:table-cell>
        </table:table-row>
        <table:table-row table:style-name="ro1">
          <table:table-cell table:style-name="ce13" office:value-type="float" office:value="821" calcext:value-type="float">
            <text:p>82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earchView_36_BinaryMutator</text:p>
          </table:table-cell>
          <table:table-cell table:style-name="ce13" table:formula="of:=[.D822]+[.B823]" office:value-type="float" office:value="34639" calcext:value-type="float">
            <text:p>34639</text:p>
          </table:table-cell>
          <table:table-cell table:style-name="ce15" table:formula="of:=[.B823]/[.$B$1]" office:value-type="float" office:value="1.38709677419355" calcext:value-type="float">
            <text:p>1,39</text:p>
          </table:table-cell>
          <table:table-cell table:style-name="ce15" table:formula="of:=[.F822]+[.E823]" office:value-type="float" office:value="1117.38709677421" calcext:value-type="float">
            <text:p>1117,39</text:p>
          </table:table-cell>
        </table:table-row>
        <table:table-row table:style-name="ro1">
          <table:table-cell table:style-name="ce13" office:value-type="float" office:value="822" calcext:value-type="float">
            <text:p>82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0_BinaryMutator</text:p>
          </table:table-cell>
          <table:table-cell table:style-name="ce13" table:formula="of:=[.D823]+[.B824]" office:value-type="float" office:value="34682" calcext:value-type="float">
            <text:p>34682</text:p>
          </table:table-cell>
          <table:table-cell table:style-name="ce15" table:formula="of:=[.B824]/[.$B$1]" office:value-type="float" office:value="1.38709677419355" calcext:value-type="float">
            <text:p>1,39</text:p>
          </table:table-cell>
          <table:table-cell table:style-name="ce15" table:formula="of:=[.F823]+[.E824]" office:value-type="float" office:value="1118.7741935484" calcext:value-type="float">
            <text:p>1118,77</text:p>
          </table:table-cell>
        </table:table-row>
        <table:table-row table:style-name="ro1">
          <table:table-cell table:style-name="ce13" office:value-type="float" office:value="823" calcext:value-type="float">
            <text:p>82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_BinaryMutator</text:p>
          </table:table-cell>
          <table:table-cell table:style-name="ce13" table:formula="of:=[.D824]+[.B825]" office:value-type="float" office:value="34725" calcext:value-type="float">
            <text:p>34725</text:p>
          </table:table-cell>
          <table:table-cell table:style-name="ce15" table:formula="of:=[.B825]/[.$B$1]" office:value-type="float" office:value="1.38709677419355" calcext:value-type="float">
            <text:p>1,39</text:p>
          </table:table-cell>
          <table:table-cell table:style-name="ce15" table:formula="of:=[.F824]+[.E825]" office:value-type="float" office:value="1120.16129032259" calcext:value-type="float">
            <text:p>1120,16</text:p>
          </table:table-cell>
        </table:table-row>
        <table:table-row table:style-name="ro1">
          <table:table-cell table:style-name="ce13" office:value-type="float" office:value="824" calcext:value-type="float">
            <text:p>82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2_BinaryMutator</text:p>
          </table:table-cell>
          <table:table-cell table:style-name="ce13" table:formula="of:=[.D825]+[.B826]" office:value-type="float" office:value="34768" calcext:value-type="float">
            <text:p>34768</text:p>
          </table:table-cell>
          <table:table-cell table:style-name="ce15" table:formula="of:=[.B826]/[.$B$1]" office:value-type="float" office:value="1.38709677419355" calcext:value-type="float">
            <text:p>1,39</text:p>
          </table:table-cell>
          <table:table-cell table:style-name="ce15" table:formula="of:=[.F825]+[.E826]" office:value-type="float" office:value="1121.54838709679" calcext:value-type="float">
            <text:p>1121,55</text:p>
          </table:table-cell>
        </table:table-row>
        <table:table-row table:style-name="ro1">
          <table:table-cell table:style-name="ce13" office:value-type="float" office:value="825" calcext:value-type="float">
            <text:p>82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3_BinaryMutator</text:p>
          </table:table-cell>
          <table:table-cell table:style-name="ce13" table:formula="of:=[.D826]+[.B827]" office:value-type="float" office:value="34811" calcext:value-type="float">
            <text:p>34811</text:p>
          </table:table-cell>
          <table:table-cell table:style-name="ce15" table:formula="of:=[.B827]/[.$B$1]" office:value-type="float" office:value="1.38709677419355" calcext:value-type="float">
            <text:p>1,39</text:p>
          </table:table-cell>
          <table:table-cell table:style-name="ce15" table:formula="of:=[.F826]+[.E827]" office:value-type="float" office:value="1122.93548387098" calcext:value-type="float">
            <text:p>1122,94</text:p>
          </table:table-cell>
        </table:table-row>
        <table:table-row table:style-name="ro1">
          <table:table-cell table:style-name="ce13" office:value-type="float" office:value="826" calcext:value-type="float">
            <text:p>82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4_BinaryMutator</text:p>
          </table:table-cell>
          <table:table-cell table:style-name="ce13" table:formula="of:=[.D827]+[.B828]" office:value-type="float" office:value="34854" calcext:value-type="float">
            <text:p>34854</text:p>
          </table:table-cell>
          <table:table-cell table:style-name="ce15" table:formula="of:=[.B828]/[.$B$1]" office:value-type="float" office:value="1.38709677419355" calcext:value-type="float">
            <text:p>1,39</text:p>
          </table:table-cell>
          <table:table-cell table:style-name="ce15" table:formula="of:=[.F827]+[.E828]" office:value-type="float" office:value="1124.32258064518" calcext:value-type="float">
            <text:p>1124,32</text:p>
          </table:table-cell>
        </table:table-row>
        <table:table-row table:style-name="ro1">
          <table:table-cell table:style-name="ce13" office:value-type="float" office:value="827" calcext:value-type="float">
            <text:p>82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5_BinaryMutator</text:p>
          </table:table-cell>
          <table:table-cell table:style-name="ce13" table:formula="of:=[.D828]+[.B829]" office:value-type="float" office:value="34897" calcext:value-type="float">
            <text:p>34897</text:p>
          </table:table-cell>
          <table:table-cell table:style-name="ce15" table:formula="of:=[.B829]/[.$B$1]" office:value-type="float" office:value="1.38709677419355" calcext:value-type="float">
            <text:p>1,39</text:p>
          </table:table-cell>
          <table:table-cell table:style-name="ce15" table:formula="of:=[.F828]+[.E829]" office:value-type="float" office:value="1125.70967741937" calcext:value-type="float">
            <text:p>1125,71</text:p>
          </table:table-cell>
        </table:table-row>
        <table:table-row table:style-name="ro1">
          <table:table-cell table:style-name="ce13" office:value-type="float" office:value="828" calcext:value-type="float">
            <text:p>82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6_BinaryMutator</text:p>
          </table:table-cell>
          <table:table-cell table:style-name="ce13" table:formula="of:=[.D829]+[.B830]" office:value-type="float" office:value="34940" calcext:value-type="float">
            <text:p>34940</text:p>
          </table:table-cell>
          <table:table-cell table:style-name="ce15" table:formula="of:=[.B830]/[.$B$1]" office:value-type="float" office:value="1.38709677419355" calcext:value-type="float">
            <text:p>1,39</text:p>
          </table:table-cell>
          <table:table-cell table:style-name="ce15" table:formula="of:=[.F829]+[.E830]" office:value-type="float" office:value="1127.09677419356" calcext:value-type="float">
            <text:p>1127,10</text:p>
          </table:table-cell>
        </table:table-row>
        <table:table-row table:style-name="ro1">
          <table:table-cell table:style-name="ce13" office:value-type="float" office:value="829" calcext:value-type="float">
            <text:p>8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7_BinaryMutator</text:p>
          </table:table-cell>
          <table:table-cell table:style-name="ce13" table:formula="of:=[.D830]+[.B831]" office:value-type="float" office:value="34983" calcext:value-type="float">
            <text:p>34983</text:p>
          </table:table-cell>
          <table:table-cell table:style-name="ce15" table:formula="of:=[.B831]/[.$B$1]" office:value-type="float" office:value="1.38709677419355" calcext:value-type="float">
            <text:p>1,39</text:p>
          </table:table-cell>
          <table:table-cell table:style-name="ce15" table:formula="of:=[.F830]+[.E831]" office:value-type="float" office:value="1128.48387096776" calcext:value-type="float">
            <text:p>1128,48</text:p>
          </table:table-cell>
        </table:table-row>
        <table:table-row table:style-name="ro1">
          <table:table-cell table:style-name="ce13" office:value-type="float" office:value="830" calcext:value-type="float">
            <text:p>83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8_BinaryMutator</text:p>
          </table:table-cell>
          <table:table-cell table:style-name="ce13" table:formula="of:=[.D831]+[.B832]" office:value-type="float" office:value="35026" calcext:value-type="float">
            <text:p>35026</text:p>
          </table:table-cell>
          <table:table-cell table:style-name="ce15" table:formula="of:=[.B832]/[.$B$1]" office:value-type="float" office:value="1.38709677419355" calcext:value-type="float">
            <text:p>1,39</text:p>
          </table:table-cell>
          <table:table-cell table:style-name="ce15" table:formula="of:=[.F831]+[.E832]" office:value-type="float" office:value="1129.87096774195" calcext:value-type="float">
            <text:p>1129,87</text:p>
          </table:table-cell>
        </table:table-row>
        <table:table-row table:style-name="ro1">
          <table:table-cell table:style-name="ce13" office:value-type="float" office:value="831" calcext:value-type="float">
            <text:p>83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9_BinaryMutator</text:p>
          </table:table-cell>
          <table:table-cell table:style-name="ce13" table:formula="of:=[.D832]+[.B833]" office:value-type="float" office:value="35069" calcext:value-type="float">
            <text:p>35069</text:p>
          </table:table-cell>
          <table:table-cell table:style-name="ce15" table:formula="of:=[.B833]/[.$B$1]" office:value-type="float" office:value="1.38709677419355" calcext:value-type="float">
            <text:p>1,39</text:p>
          </table:table-cell>
          <table:table-cell table:style-name="ce15" table:formula="of:=[.F832]+[.E833]" office:value-type="float" office:value="1131.25806451614" calcext:value-type="float">
            <text:p>1131,26</text:p>
          </table:table-cell>
        </table:table-row>
        <table:table-row table:style-name="ro1">
          <table:table-cell table:style-name="ce13" office:value-type="float" office:value="832" calcext:value-type="float">
            <text:p>83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0_BinaryMutator</text:p>
          </table:table-cell>
          <table:table-cell table:style-name="ce13" table:formula="of:=[.D833]+[.B834]" office:value-type="float" office:value="35112" calcext:value-type="float">
            <text:p>35112</text:p>
          </table:table-cell>
          <table:table-cell table:style-name="ce15" table:formula="of:=[.B834]/[.$B$1]" office:value-type="float" office:value="1.38709677419355" calcext:value-type="float">
            <text:p>1,39</text:p>
          </table:table-cell>
          <table:table-cell table:style-name="ce15" table:formula="of:=[.F833]+[.E834]" office:value-type="float" office:value="1132.64516129034" calcext:value-type="float">
            <text:p>1132,65</text:p>
          </table:table-cell>
        </table:table-row>
        <table:table-row table:style-name="ro1">
          <table:table-cell table:style-name="ce13" office:value-type="float" office:value="833" calcext:value-type="float">
            <text:p>83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1_BinaryMutator</text:p>
          </table:table-cell>
          <table:table-cell table:style-name="ce13" table:formula="of:=[.D834]+[.B835]" office:value-type="float" office:value="35155" calcext:value-type="float">
            <text:p>35155</text:p>
          </table:table-cell>
          <table:table-cell table:style-name="ce15" table:formula="of:=[.B835]/[.$B$1]" office:value-type="float" office:value="1.38709677419355" calcext:value-type="float">
            <text:p>1,39</text:p>
          </table:table-cell>
          <table:table-cell table:style-name="ce15" table:formula="of:=[.F834]+[.E835]" office:value-type="float" office:value="1134.03225806453" calcext:value-type="float">
            <text:p>1134,03</text:p>
          </table:table-cell>
        </table:table-row>
        <table:table-row table:style-name="ro1">
          <table:table-cell table:style-name="ce13" office:value-type="float" office:value="834" calcext:value-type="float">
            <text:p>8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2_BinaryMutator</text:p>
          </table:table-cell>
          <table:table-cell table:style-name="ce13" table:formula="of:=[.D835]+[.B836]" office:value-type="float" office:value="35198" calcext:value-type="float">
            <text:p>35198</text:p>
          </table:table-cell>
          <table:table-cell table:style-name="ce15" table:formula="of:=[.B836]/[.$B$1]" office:value-type="float" office:value="1.38709677419355" calcext:value-type="float">
            <text:p>1,39</text:p>
          </table:table-cell>
          <table:table-cell table:style-name="ce15" table:formula="of:=[.F835]+[.E836]" office:value-type="float" office:value="1135.41935483872" calcext:value-type="float">
            <text:p>1135,42</text:p>
          </table:table-cell>
        </table:table-row>
        <table:table-row table:style-name="ro1">
          <table:table-cell table:style-name="ce13" office:value-type="float" office:value="835" calcext:value-type="float">
            <text:p>83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3_BinaryMutator</text:p>
          </table:table-cell>
          <table:table-cell table:style-name="ce13" table:formula="of:=[.D836]+[.B837]" office:value-type="float" office:value="35241" calcext:value-type="float">
            <text:p>35241</text:p>
          </table:table-cell>
          <table:table-cell table:style-name="ce15" table:formula="of:=[.B837]/[.$B$1]" office:value-type="float" office:value="1.38709677419355" calcext:value-type="float">
            <text:p>1,39</text:p>
          </table:table-cell>
          <table:table-cell table:style-name="ce15" table:formula="of:=[.F836]+[.E837]" office:value-type="float" office:value="1136.80645161292" calcext:value-type="float">
            <text:p>1136,81</text:p>
          </table:table-cell>
        </table:table-row>
        <table:table-row table:style-name="ro1">
          <table:table-cell table:style-name="ce13" office:value-type="float" office:value="836" calcext:value-type="float">
            <text:p>83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4_BinaryMutator</text:p>
          </table:table-cell>
          <table:table-cell table:style-name="ce13" table:formula="of:=[.D837]+[.B838]" office:value-type="float" office:value="35284" calcext:value-type="float">
            <text:p>35284</text:p>
          </table:table-cell>
          <table:table-cell table:style-name="ce15" table:formula="of:=[.B838]/[.$B$1]" office:value-type="float" office:value="1.38709677419355" calcext:value-type="float">
            <text:p>1,39</text:p>
          </table:table-cell>
          <table:table-cell table:style-name="ce15" table:formula="of:=[.F837]+[.E838]" office:value-type="float" office:value="1138.19354838711" calcext:value-type="float">
            <text:p>1138,19</text:p>
          </table:table-cell>
        </table:table-row>
        <table:table-row table:style-name="ro1">
          <table:table-cell table:style-name="ce13" office:value-type="float" office:value="837" calcext:value-type="float">
            <text:p>83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5_BinaryMutator</text:p>
          </table:table-cell>
          <table:table-cell table:style-name="ce13" table:formula="of:=[.D838]+[.B839]" office:value-type="float" office:value="35327" calcext:value-type="float">
            <text:p>35327</text:p>
          </table:table-cell>
          <table:table-cell table:style-name="ce15" table:formula="of:=[.B839]/[.$B$1]" office:value-type="float" office:value="1.38709677419355" calcext:value-type="float">
            <text:p>1,39</text:p>
          </table:table-cell>
          <table:table-cell table:style-name="ce15" table:formula="of:=[.F838]+[.E839]" office:value-type="float" office:value="1139.58064516131" calcext:value-type="float">
            <text:p>1139,58</text:p>
          </table:table-cell>
        </table:table-row>
        <table:table-row table:style-name="ro1">
          <table:table-cell table:style-name="ce13" office:value-type="float" office:value="838" calcext:value-type="float">
            <text:p>83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6_BinaryMutator</text:p>
          </table:table-cell>
          <table:table-cell table:style-name="ce13" table:formula="of:=[.D839]+[.B840]" office:value-type="float" office:value="35370" calcext:value-type="float">
            <text:p>35370</text:p>
          </table:table-cell>
          <table:table-cell table:style-name="ce15" table:formula="of:=[.B840]/[.$B$1]" office:value-type="float" office:value="1.38709677419355" calcext:value-type="float">
            <text:p>1,39</text:p>
          </table:table-cell>
          <table:table-cell table:style-name="ce15" table:formula="of:=[.F839]+[.E840]" office:value-type="float" office:value="1140.9677419355" calcext:value-type="float">
            <text:p>1140,97</text:p>
          </table:table-cell>
        </table:table-row>
        <table:table-row table:style-name="ro1">
          <table:table-cell table:style-name="ce13" office:value-type="float" office:value="839" calcext:value-type="float">
            <text:p>8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7_BinaryMutator</text:p>
          </table:table-cell>
          <table:table-cell table:style-name="ce13" table:formula="of:=[.D840]+[.B841]" office:value-type="float" office:value="35413" calcext:value-type="float">
            <text:p>35413</text:p>
          </table:table-cell>
          <table:table-cell table:style-name="ce15" table:formula="of:=[.B841]/[.$B$1]" office:value-type="float" office:value="1.38709677419355" calcext:value-type="float">
            <text:p>1,39</text:p>
          </table:table-cell>
          <table:table-cell table:style-name="ce15" table:formula="of:=[.F840]+[.E841]" office:value-type="float" office:value="1142.35483870969" calcext:value-type="float">
            <text:p>1142,35</text:p>
          </table:table-cell>
        </table:table-row>
        <table:table-row table:style-name="ro1">
          <table:table-cell table:style-name="ce13" office:value-type="float" office:value="840" calcext:value-type="float">
            <text:p>84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8_BinaryMutator</text:p>
          </table:table-cell>
          <table:table-cell table:style-name="ce13" table:formula="of:=[.D841]+[.B842]" office:value-type="float" office:value="35456" calcext:value-type="float">
            <text:p>35456</text:p>
          </table:table-cell>
          <table:table-cell table:style-name="ce15" table:formula="of:=[.B842]/[.$B$1]" office:value-type="float" office:value="1.38709677419355" calcext:value-type="float">
            <text:p>1,39</text:p>
          </table:table-cell>
          <table:table-cell table:style-name="ce15" table:formula="of:=[.F841]+[.E842]" office:value-type="float" office:value="1143.74193548389" calcext:value-type="float">
            <text:p>1143,74</text:p>
          </table:table-cell>
        </table:table-row>
        <table:table-row table:style-name="ro1">
          <table:table-cell table:style-name="ce13" office:value-type="float" office:value="841" calcext:value-type="float">
            <text:p>8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19_BinaryMutator</text:p>
          </table:table-cell>
          <table:table-cell table:style-name="ce13" table:formula="of:=[.D842]+[.B843]" office:value-type="float" office:value="35499" calcext:value-type="float">
            <text:p>35499</text:p>
          </table:table-cell>
          <table:table-cell table:style-name="ce15" table:formula="of:=[.B843]/[.$B$1]" office:value-type="float" office:value="1.38709677419355" calcext:value-type="float">
            <text:p>1,39</text:p>
          </table:table-cell>
          <table:table-cell table:style-name="ce15" table:formula="of:=[.F842]+[.E843]" office:value-type="float" office:value="1145.12903225808" calcext:value-type="float">
            <text:p>1145,13</text:p>
          </table:table-cell>
        </table:table-row>
        <table:table-row table:style-name="ro1">
          <table:table-cell table:style-name="ce13" office:value-type="float" office:value="842" calcext:value-type="float">
            <text:p>8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ularColorsView_20_BinaryMutator</text:p>
          </table:table-cell>
          <table:table-cell table:style-name="ce13" table:formula="of:=[.D843]+[.B844]" office:value-type="float" office:value="35542" calcext:value-type="float">
            <text:p>35542</text:p>
          </table:table-cell>
          <table:table-cell table:style-name="ce15" table:formula="of:=[.B844]/[.$B$1]" office:value-type="float" office:value="1.38709677419355" calcext:value-type="float">
            <text:p>1,39</text:p>
          </table:table-cell>
          <table:table-cell table:style-name="ce15" table:formula="of:=[.F843]+[.E844]" office:value-type="float" office:value="1146.51612903227" calcext:value-type="float">
            <text:p>1146,52</text:p>
          </table:table-cell>
        </table:table-row>
        <table:table-row table:style-name="ro1">
          <table:table-cell table:style-name="ce13" office:value-type="float" office:value="843" calcext:value-type="float">
            <text:p>84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ircleGradientDrawable_0_BinaryMutator</text:p>
          </table:table-cell>
          <table:table-cell table:style-name="ce13" table:formula="of:=[.D844]+[.B845]" office:value-type="float" office:value="35585" calcext:value-type="float">
            <text:p>35585</text:p>
          </table:table-cell>
          <table:table-cell table:style-name="ce15" table:formula="of:=[.B845]/[.$B$1]" office:value-type="float" office:value="1.38709677419355" calcext:value-type="float">
            <text:p>1,39</text:p>
          </table:table-cell>
          <table:table-cell table:style-name="ce15" table:formula="of:=[.F844]+[.E845]" office:value-type="float" office:value="1147.90322580647" calcext:value-type="float">
            <text:p>1147,90</text:p>
          </table:table-cell>
        </table:table-row>
        <table:table-row table:style-name="ro1">
          <table:table-cell table:style-name="ce13" office:value-type="float" office:value="844" calcext:value-type="float">
            <text:p>84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0_BinaryMutator</text:p>
          </table:table-cell>
          <table:table-cell table:style-name="ce13" table:formula="of:=[.D845]+[.B846]" office:value-type="float" office:value="35628" calcext:value-type="float">
            <text:p>35628</text:p>
          </table:table-cell>
          <table:table-cell table:style-name="ce15" table:formula="of:=[.B846]/[.$B$1]" office:value-type="float" office:value="1.38709677419355" calcext:value-type="float">
            <text:p>1,39</text:p>
          </table:table-cell>
          <table:table-cell table:style-name="ce15" table:formula="of:=[.F845]+[.E846]" office:value-type="float" office:value="1149.29032258066" calcext:value-type="float">
            <text:p>1149,29</text:p>
          </table:table-cell>
        </table:table-row>
        <table:table-row table:style-name="ro1">
          <table:table-cell table:style-name="ce13" office:value-type="float" office:value="845" calcext:value-type="float">
            <text:p>84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1_BinaryMutator</text:p>
          </table:table-cell>
          <table:table-cell table:style-name="ce13" table:formula="of:=[.D846]+[.B847]" office:value-type="float" office:value="35671" calcext:value-type="float">
            <text:p>35671</text:p>
          </table:table-cell>
          <table:table-cell table:style-name="ce15" table:formula="of:=[.B847]/[.$B$1]" office:value-type="float" office:value="1.38709677419355" calcext:value-type="float">
            <text:p>1,39</text:p>
          </table:table-cell>
          <table:table-cell table:style-name="ce15" table:formula="of:=[.F846]+[.E847]" office:value-type="float" office:value="1150.67741935485" calcext:value-type="float">
            <text:p>1150,68</text:p>
          </table:table-cell>
        </table:table-row>
        <table:table-row table:style-name="ro1">
          <table:table-cell table:style-name="ce13" office:value-type="float" office:value="846" calcext:value-type="float">
            <text:p>84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2_BinaryMutator</text:p>
          </table:table-cell>
          <table:table-cell table:style-name="ce13" table:formula="of:=[.D847]+[.B848]" office:value-type="float" office:value="35714" calcext:value-type="float">
            <text:p>35714</text:p>
          </table:table-cell>
          <table:table-cell table:style-name="ce15" table:formula="of:=[.B848]/[.$B$1]" office:value-type="float" office:value="1.38709677419355" calcext:value-type="float">
            <text:p>1,39</text:p>
          </table:table-cell>
          <table:table-cell table:style-name="ce15" table:formula="of:=[.F847]+[.E848]" office:value-type="float" office:value="1152.06451612905" calcext:value-type="float">
            <text:p>1152,06</text:p>
          </table:table-cell>
        </table:table-row>
        <table:table-row table:style-name="ro1">
          <table:table-cell table:style-name="ce13" office:value-type="float" office:value="847" calcext:value-type="float">
            <text:p>84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3_BinaryMutator</text:p>
          </table:table-cell>
          <table:table-cell table:style-name="ce13" table:formula="of:=[.D848]+[.B849]" office:value-type="float" office:value="35757" calcext:value-type="float">
            <text:p>35757</text:p>
          </table:table-cell>
          <table:table-cell table:style-name="ce15" table:formula="of:=[.B849]/[.$B$1]" office:value-type="float" office:value="1.38709677419355" calcext:value-type="float">
            <text:p>1,39</text:p>
          </table:table-cell>
          <table:table-cell table:style-name="ce15" table:formula="of:=[.F848]+[.E849]" office:value-type="float" office:value="1153.45161290324" calcext:value-type="float">
            <text:p>1153,45</text:p>
          </table:table-cell>
        </table:table-row>
        <table:table-row table:style-name="ro1">
          <table:table-cell table:style-name="ce13" office:value-type="float" office:value="848" calcext:value-type="float">
            <text:p>84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4_BinaryMutator</text:p>
          </table:table-cell>
          <table:table-cell table:style-name="ce13" table:formula="of:=[.D849]+[.B850]" office:value-type="float" office:value="35800" calcext:value-type="float">
            <text:p>35800</text:p>
          </table:table-cell>
          <table:table-cell table:style-name="ce15" table:formula="of:=[.B850]/[.$B$1]" office:value-type="float" office:value="1.38709677419355" calcext:value-type="float">
            <text:p>1,39</text:p>
          </table:table-cell>
          <table:table-cell table:style-name="ce15" table:formula="of:=[.F849]+[.E850]" office:value-type="float" office:value="1154.83870967744" calcext:value-type="float">
            <text:p>1154,84</text:p>
          </table:table-cell>
        </table:table-row>
        <table:table-row table:style-name="ro1">
          <table:table-cell table:style-name="ce13" office:value-type="float" office:value="849" calcext:value-type="float">
            <text:p>84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5_BinaryMutator</text:p>
          </table:table-cell>
          <table:table-cell table:style-name="ce13" table:formula="of:=[.D850]+[.B851]" office:value-type="float" office:value="35843" calcext:value-type="float">
            <text:p>35843</text:p>
          </table:table-cell>
          <table:table-cell table:style-name="ce15" table:formula="of:=[.B851]/[.$B$1]" office:value-type="float" office:value="1.38709677419355" calcext:value-type="float">
            <text:p>1,39</text:p>
          </table:table-cell>
          <table:table-cell table:style-name="ce15" table:formula="of:=[.F850]+[.E851]" office:value-type="float" office:value="1156.22580645163" calcext:value-type="float">
            <text:p>1156,23</text:p>
          </table:table-cell>
        </table:table-row>
        <table:table-row table:style-name="ro1">
          <table:table-cell table:style-name="ce13" office:value-type="float" office:value="850" calcext:value-type="float">
            <text:p>85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6_BinaryMutator</text:p>
          </table:table-cell>
          <table:table-cell table:style-name="ce13" table:formula="of:=[.D851]+[.B852]" office:value-type="float" office:value="35886" calcext:value-type="float">
            <text:p>35886</text:p>
          </table:table-cell>
          <table:table-cell table:style-name="ce15" table:formula="of:=[.B852]/[.$B$1]" office:value-type="float" office:value="1.38709677419355" calcext:value-type="float">
            <text:p>1,39</text:p>
          </table:table-cell>
          <table:table-cell table:style-name="ce15" table:formula="of:=[.F851]+[.E852]" office:value-type="float" office:value="1157.61290322582" calcext:value-type="float">
            <text:p>1157,61</text:p>
          </table:table-cell>
        </table:table-row>
        <table:table-row table:style-name="ro1">
          <table:table-cell table:style-name="ce13" office:value-type="float" office:value="851" calcext:value-type="float">
            <text:p>85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7_BinaryMutator</text:p>
          </table:table-cell>
          <table:table-cell table:style-name="ce13" table:formula="of:=[.D852]+[.B853]" office:value-type="float" office:value="35929" calcext:value-type="float">
            <text:p>35929</text:p>
          </table:table-cell>
          <table:table-cell table:style-name="ce15" table:formula="of:=[.B853]/[.$B$1]" office:value-type="float" office:value="1.38709677419355" calcext:value-type="float">
            <text:p>1,39</text:p>
          </table:table-cell>
          <table:table-cell table:style-name="ce15" table:formula="of:=[.F852]+[.E853]" office:value-type="float" office:value="1159.00000000002" calcext:value-type="float">
            <text:p>1159,00</text:p>
          </table:table-cell>
        </table:table-row>
        <table:table-row table:style-name="ro1">
          <table:table-cell table:style-name="ce13" office:value-type="float" office:value="852" calcext:value-type="float">
            <text:p>85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DividerItemDecoration_8_BinaryMutator</text:p>
          </table:table-cell>
          <table:table-cell table:style-name="ce13" table:formula="of:=[.D853]+[.B854]" office:value-type="float" office:value="35972" calcext:value-type="float">
            <text:p>35972</text:p>
          </table:table-cell>
          <table:table-cell table:style-name="ce15" table:formula="of:=[.B854]/[.$B$1]" office:value-type="float" office:value="1.38709677419355" calcext:value-type="float">
            <text:p>1,39</text:p>
          </table:table-cell>
          <table:table-cell table:style-name="ce15" table:formula="of:=[.F853]+[.E854]" office:value-type="float" office:value="1160.38709677421" calcext:value-type="float">
            <text:p>1160,39</text:p>
          </table:table-cell>
        </table:table-row>
        <table:table-row table:style-name="ro1">
          <table:table-cell table:style-name="ce13" office:value-type="float" office:value="853" calcext:value-type="float">
            <text:p>85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ZoomFocusChange_0_BinaryMutator</text:p>
          </table:table-cell>
          <table:table-cell table:style-name="ce13" table:formula="of:=[.D854]+[.B855]" office:value-type="float" office:value="36015" calcext:value-type="float">
            <text:p>36015</text:p>
          </table:table-cell>
          <table:table-cell table:style-name="ce15" table:formula="of:=[.B855]/[.$B$1]" office:value-type="float" office:value="1.38709677419355" calcext:value-type="float">
            <text:p>1,39</text:p>
          </table:table-cell>
          <table:table-cell table:style-name="ce15" table:formula="of:=[.F854]+[.E855]" office:value-type="float" office:value="1161.7741935484" calcext:value-type="float">
            <text:p>1161,77</text:p>
          </table:table-cell>
        </table:table-row>
        <table:table-row table:style-name="ro1">
          <table:table-cell table:style-name="ce13" office:value-type="float" office:value="854" calcext:value-type="float">
            <text:p>85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ZoomFocusChange_1_BinaryMutator</text:p>
          </table:table-cell>
          <table:table-cell table:style-name="ce13" table:formula="of:=[.D855]+[.B856]" office:value-type="float" office:value="36058" calcext:value-type="float">
            <text:p>36058</text:p>
          </table:table-cell>
          <table:table-cell table:style-name="ce15" table:formula="of:=[.B856]/[.$B$1]" office:value-type="float" office:value="1.38709677419355" calcext:value-type="float">
            <text:p>1,39</text:p>
          </table:table-cell>
          <table:table-cell table:style-name="ce15" table:formula="of:=[.F855]+[.E856]" office:value-type="float" office:value="1163.1612903226" calcext:value-type="float">
            <text:p>1163,16</text:p>
          </table:table-cell>
        </table:table-row>
        <table:table-row table:style-name="ro1">
          <table:table-cell table:style-name="ce13" office:value-type="float" office:value="855" calcext:value-type="float">
            <text:p>85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ZoomFocusChange_2_BinaryMutator</text:p>
          </table:table-cell>
          <table:table-cell table:style-name="ce13" table:formula="of:=[.D856]+[.B857]" office:value-type="float" office:value="36101" calcext:value-type="float">
            <text:p>36101</text:p>
          </table:table-cell>
          <table:table-cell table:style-name="ce15" table:formula="of:=[.B857]/[.$B$1]" office:value-type="float" office:value="1.38709677419355" calcext:value-type="float">
            <text:p>1,39</text:p>
          </table:table-cell>
          <table:table-cell table:style-name="ce15" table:formula="of:=[.F856]+[.E857]" office:value-type="float" office:value="1164.54838709679" calcext:value-type="float">
            <text:p>1164,55</text:p>
          </table:table-cell>
        </table:table-row>
        <table:table-row table:style-name="ro1">
          <table:table-cell table:style-name="ce13" office:value-type="float" office:value="856" calcext:value-type="float">
            <text:p>85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ZoomFocusChange_3_BinaryMutator</text:p>
          </table:table-cell>
          <table:table-cell table:style-name="ce13" table:formula="of:=[.D857]+[.B858]" office:value-type="float" office:value="36144" calcext:value-type="float">
            <text:p>36144</text:p>
          </table:table-cell>
          <table:table-cell table:style-name="ce15" table:formula="of:=[.B858]/[.$B$1]" office:value-type="float" office:value="1.38709677419355" calcext:value-type="float">
            <text:p>1,39</text:p>
          </table:table-cell>
          <table:table-cell table:style-name="ce15" table:formula="of:=[.F857]+[.E858]" office:value-type="float" office:value="1165.93548387098" calcext:value-type="float">
            <text:p>1165,94</text:p>
          </table:table-cell>
        </table:table-row>
        <table:table-row table:style-name="ro1">
          <table:table-cell table:style-name="ce13" office:value-type="float" office:value="857" calcext:value-type="float">
            <text:p>85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heckableCircleView_0_BinaryMutator</text:p>
          </table:table-cell>
          <table:table-cell table:style-name="ce13" table:formula="of:=[.D858]+[.B859]" office:value-type="float" office:value="36187" calcext:value-type="float">
            <text:p>36187</text:p>
          </table:table-cell>
          <table:table-cell table:style-name="ce15" table:formula="of:=[.B859]/[.$B$1]" office:value-type="float" office:value="1.38709677419355" calcext:value-type="float">
            <text:p>1,39</text:p>
          </table:table-cell>
          <table:table-cell table:style-name="ce15" table:formula="of:=[.F858]+[.E859]" office:value-type="float" office:value="1167.32258064518" calcext:value-type="float">
            <text:p>1167,32</text:p>
          </table:table-cell>
        </table:table-row>
        <table:table-row table:style-name="ro1">
          <table:table-cell table:style-name="ce13" office:value-type="float" office:value="858" calcext:value-type="float">
            <text:p>85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heckableCircleView_1_BinaryMutator</text:p>
          </table:table-cell>
          <table:table-cell table:style-name="ce13" table:formula="of:=[.D859]+[.B860]" office:value-type="float" office:value="36230" calcext:value-type="float">
            <text:p>36230</text:p>
          </table:table-cell>
          <table:table-cell table:style-name="ce15" table:formula="of:=[.B860]/[.$B$1]" office:value-type="float" office:value="1.38709677419355" calcext:value-type="float">
            <text:p>1,39</text:p>
          </table:table-cell>
          <table:table-cell table:style-name="ce15" table:formula="of:=[.F859]+[.E860]" office:value-type="float" office:value="1168.70967741937" calcext:value-type="float">
            <text:p>1168,71</text:p>
          </table:table-cell>
        </table:table-row>
        <table:table-row table:style-name="ro1">
          <table:table-cell table:style-name="ce13" office:value-type="float" office:value="859" calcext:value-type="float">
            <text:p>85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heckableCircleView_2_BinaryMutator</text:p>
          </table:table-cell>
          <table:table-cell table:style-name="ce13" table:formula="of:=[.D860]+[.B861]" office:value-type="float" office:value="36273" calcext:value-type="float">
            <text:p>36273</text:p>
          </table:table-cell>
          <table:table-cell table:style-name="ce15" table:formula="of:=[.B861]/[.$B$1]" office:value-type="float" office:value="1.38709677419355" calcext:value-type="float">
            <text:p>1,39</text:p>
          </table:table-cell>
          <table:table-cell table:style-name="ce15" table:formula="of:=[.F860]+[.E861]" office:value-type="float" office:value="1170.09677419357" calcext:value-type="float">
            <text:p>1170,10</text:p>
          </table:table-cell>
        </table:table-row>
        <table:table-row table:style-name="ro1">
          <table:table-cell table:style-name="ce13" office:value-type="float" office:value="860" calcext:value-type="float">
            <text:p>86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heckableCircleView_3_BinaryMutator</text:p>
          </table:table-cell>
          <table:table-cell table:style-name="ce13" table:formula="of:=[.D861]+[.B862]" office:value-type="float" office:value="36316" calcext:value-type="float">
            <text:p>36316</text:p>
          </table:table-cell>
          <table:table-cell table:style-name="ce15" table:formula="of:=[.B862]/[.$B$1]" office:value-type="float" office:value="1.38709677419355" calcext:value-type="float">
            <text:p>1,39</text:p>
          </table:table-cell>
          <table:table-cell table:style-name="ce15" table:formula="of:=[.F861]+[.E862]" office:value-type="float" office:value="1171.48387096776" calcext:value-type="float">
            <text:p>1171,48</text:p>
          </table:table-cell>
        </table:table-row>
        <table:table-row table:style-name="ro1">
          <table:table-cell table:style-name="ce13" office:value-type="float" office:value="861" calcext:value-type="float">
            <text:p>86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heckableCircleView_4_BinaryMutator</text:p>
          </table:table-cell>
          <table:table-cell table:style-name="ce13" table:formula="of:=[.D862]+[.B863]" office:value-type="float" office:value="36359" calcext:value-type="float">
            <text:p>36359</text:p>
          </table:table-cell>
          <table:table-cell table:style-name="ce15" table:formula="of:=[.B863]/[.$B$1]" office:value-type="float" office:value="1.38709677419355" calcext:value-type="float">
            <text:p>1,39</text:p>
          </table:table-cell>
          <table:table-cell table:style-name="ce15" table:formula="of:=[.F862]+[.E863]" office:value-type="float" office:value="1172.87096774195" calcext:value-type="float">
            <text:p>1172,87</text:p>
          </table:table-cell>
        </table:table-row>
        <table:table-row table:style-name="ro1">
          <table:table-cell table:style-name="ce13" office:value-type="float" office:value="862" calcext:value-type="float">
            <text:p>86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heckableCircleView_5_BinaryMutator</text:p>
          </table:table-cell>
          <table:table-cell table:style-name="ce13" table:formula="of:=[.D863]+[.B864]" office:value-type="float" office:value="36402" calcext:value-type="float">
            <text:p>36402</text:p>
          </table:table-cell>
          <table:table-cell table:style-name="ce15" table:formula="of:=[.B864]/[.$B$1]" office:value-type="float" office:value="1.38709677419355" calcext:value-type="float">
            <text:p>1,39</text:p>
          </table:table-cell>
          <table:table-cell table:style-name="ce15" table:formula="of:=[.F863]+[.E864]" office:value-type="float" office:value="1174.25806451615" calcext:value-type="float">
            <text:p>1174,26</text:p>
          </table:table-cell>
        </table:table-row>
        <table:table-row table:style-name="ro1">
          <table:table-cell table:style-name="ce13" office:value-type="float" office:value="863" calcext:value-type="float">
            <text:p>86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0_BinaryMutator</text:p>
          </table:table-cell>
          <table:table-cell table:style-name="ce13" table:formula="of:=[.D864]+[.B865]" office:value-type="float" office:value="36445" calcext:value-type="float">
            <text:p>36445</text:p>
          </table:table-cell>
          <table:table-cell table:style-name="ce15" table:formula="of:=[.B865]/[.$B$1]" office:value-type="float" office:value="1.38709677419355" calcext:value-type="float">
            <text:p>1,39</text:p>
          </table:table-cell>
          <table:table-cell table:style-name="ce15" table:formula="of:=[.F864]+[.E865]" office:value-type="float" office:value="1175.64516129034" calcext:value-type="float">
            <text:p>1175,65</text:p>
          </table:table-cell>
        </table:table-row>
        <table:table-row table:style-name="ro1">
          <table:table-cell table:style-name="ce13" office:value-type="float" office:value="864" calcext:value-type="float">
            <text:p>86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_BinaryMutator</text:p>
          </table:table-cell>
          <table:table-cell table:style-name="ce13" table:formula="of:=[.D865]+[.B866]" office:value-type="float" office:value="36488" calcext:value-type="float">
            <text:p>36488</text:p>
          </table:table-cell>
          <table:table-cell table:style-name="ce15" table:formula="of:=[.B866]/[.$B$1]" office:value-type="float" office:value="1.38709677419355" calcext:value-type="float">
            <text:p>1,39</text:p>
          </table:table-cell>
          <table:table-cell table:style-name="ce15" table:formula="of:=[.F865]+[.E866]" office:value-type="float" office:value="1177.03225806453" calcext:value-type="float">
            <text:p>1177,03</text:p>
          </table:table-cell>
        </table:table-row>
        <table:table-row table:style-name="ro1">
          <table:table-cell table:style-name="ce13" office:value-type="float" office:value="865" calcext:value-type="float">
            <text:p>86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_BinaryMutator</text:p>
          </table:table-cell>
          <table:table-cell table:style-name="ce13" table:formula="of:=[.D866]+[.B867]" office:value-type="float" office:value="36531" calcext:value-type="float">
            <text:p>36531</text:p>
          </table:table-cell>
          <table:table-cell table:style-name="ce15" table:formula="of:=[.B867]/[.$B$1]" office:value-type="float" office:value="1.38709677419355" calcext:value-type="float">
            <text:p>1,39</text:p>
          </table:table-cell>
          <table:table-cell table:style-name="ce15" table:formula="of:=[.F866]+[.E867]" office:value-type="float" office:value="1178.41935483873" calcext:value-type="float">
            <text:p>1178,42</text:p>
          </table:table-cell>
        </table:table-row>
        <table:table-row table:style-name="ro1">
          <table:table-cell table:style-name="ce13" office:value-type="float" office:value="866" calcext:value-type="float">
            <text:p>86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3_BinaryMutator</text:p>
          </table:table-cell>
          <table:table-cell table:style-name="ce13" table:formula="of:=[.D867]+[.B868]" office:value-type="float" office:value="36574" calcext:value-type="float">
            <text:p>36574</text:p>
          </table:table-cell>
          <table:table-cell table:style-name="ce15" table:formula="of:=[.B868]/[.$B$1]" office:value-type="float" office:value="1.38709677419355" calcext:value-type="float">
            <text:p>1,39</text:p>
          </table:table-cell>
          <table:table-cell table:style-name="ce15" table:formula="of:=[.F867]+[.E868]" office:value-type="float" office:value="1179.80645161292" calcext:value-type="float">
            <text:p>1179,81</text:p>
          </table:table-cell>
        </table:table-row>
        <table:table-row table:style-name="ro1">
          <table:table-cell table:style-name="ce13" office:value-type="float" office:value="867" calcext:value-type="float">
            <text:p>86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4_BinaryMutator</text:p>
          </table:table-cell>
          <table:table-cell table:style-name="ce13" table:formula="of:=[.D868]+[.B869]" office:value-type="float" office:value="36617" calcext:value-type="float">
            <text:p>36617</text:p>
          </table:table-cell>
          <table:table-cell table:style-name="ce15" table:formula="of:=[.B869]/[.$B$1]" office:value-type="float" office:value="1.38709677419355" calcext:value-type="float">
            <text:p>1,39</text:p>
          </table:table-cell>
          <table:table-cell table:style-name="ce15" table:formula="of:=[.F868]+[.E869]" office:value-type="float" office:value="1181.19354838712" calcext:value-type="float">
            <text:p>1181,19</text:p>
          </table:table-cell>
        </table:table-row>
        <table:table-row table:style-name="ro1">
          <table:table-cell table:style-name="ce13" office:value-type="float" office:value="868" calcext:value-type="float">
            <text:p>86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5_BinaryMutator</text:p>
          </table:table-cell>
          <table:table-cell table:style-name="ce13" table:formula="of:=[.D869]+[.B870]" office:value-type="float" office:value="36660" calcext:value-type="float">
            <text:p>36660</text:p>
          </table:table-cell>
          <table:table-cell table:style-name="ce15" table:formula="of:=[.B870]/[.$B$1]" office:value-type="float" office:value="1.38709677419355" calcext:value-type="float">
            <text:p>1,39</text:p>
          </table:table-cell>
          <table:table-cell table:style-name="ce15" table:formula="of:=[.F869]+[.E870]" office:value-type="float" office:value="1182.58064516131" calcext:value-type="float">
            <text:p>1182,58</text:p>
          </table:table-cell>
        </table:table-row>
        <table:table-row table:style-name="ro1"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6_BinaryMutator</text:p>
          </table:table-cell>
          <table:table-cell table:style-name="ce13" table:formula="of:=[.D870]+[.B871]" office:value-type="float" office:value="36703" calcext:value-type="float">
            <text:p>36703</text:p>
          </table:table-cell>
          <table:table-cell table:style-name="ce15" table:formula="of:=[.B871]/[.$B$1]" office:value-type="float" office:value="1.38709677419355" calcext:value-type="float">
            <text:p>1,39</text:p>
          </table:table-cell>
          <table:table-cell table:style-name="ce15" table:formula="of:=[.F870]+[.E871]" office:value-type="float" office:value="1183.9677419355" calcext:value-type="float">
            <text:p>1183,97</text:p>
          </table:table-cell>
        </table:table-row>
        <table:table-row table:style-name="ro1">
          <table:table-cell table:style-name="ce13" office:value-type="float" office:value="870" calcext:value-type="float">
            <text:p>87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7_BinaryMutator</text:p>
          </table:table-cell>
          <table:table-cell table:style-name="ce13" table:formula="of:=[.D871]+[.B872]" office:value-type="float" office:value="36746" calcext:value-type="float">
            <text:p>36746</text:p>
          </table:table-cell>
          <table:table-cell table:style-name="ce15" table:formula="of:=[.B872]/[.$B$1]" office:value-type="float" office:value="1.38709677419355" calcext:value-type="float">
            <text:p>1,39</text:p>
          </table:table-cell>
          <table:table-cell table:style-name="ce15" table:formula="of:=[.F871]+[.E872]" office:value-type="float" office:value="1185.3548387097" calcext:value-type="float">
            <text:p>1185,35</text:p>
          </table:table-cell>
        </table:table-row>
        <table:table-row table:style-name="ro1">
          <table:table-cell table:style-name="ce13" office:value-type="float" office:value="871" calcext:value-type="float">
            <text:p>87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8_BinaryMutator</text:p>
          </table:table-cell>
          <table:table-cell table:style-name="ce13" table:formula="of:=[.D872]+[.B873]" office:value-type="float" office:value="36789" calcext:value-type="float">
            <text:p>36789</text:p>
          </table:table-cell>
          <table:table-cell table:style-name="ce15" table:formula="of:=[.B873]/[.$B$1]" office:value-type="float" office:value="1.38709677419355" calcext:value-type="float">
            <text:p>1,39</text:p>
          </table:table-cell>
          <table:table-cell table:style-name="ce15" table:formula="of:=[.F872]+[.E873]" office:value-type="float" office:value="1186.74193548389" calcext:value-type="float">
            <text:p>1186,74</text:p>
          </table:table-cell>
        </table:table-row>
        <table:table-row table:style-name="ro1">
          <table:table-cell table:style-name="ce13" office:value-type="float" office:value="872" calcext:value-type="float">
            <text:p>87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9_FindViewByIdReturnsNullOperatorMutator</text:p>
          </table:table-cell>
          <table:table-cell table:style-name="ce13" table:formula="of:=[.D873]+[.B874]" office:value-type="float" office:value="36832" calcext:value-type="float">
            <text:p>36832</text:p>
          </table:table-cell>
          <table:table-cell table:style-name="ce15" table:formula="of:=[.B874]/[.$B$1]" office:value-type="float" office:value="1.38709677419355" calcext:value-type="float">
            <text:p>1,39</text:p>
          </table:table-cell>
          <table:table-cell table:style-name="ce15" table:formula="of:=[.F873]+[.E874]" office:value-type="float" office:value="1188.12903225808" calcext:value-type="float">
            <text:p>1188,13</text:p>
          </table:table-cell>
        </table:table-row>
        <table:table-row table:style-name="ro1">
          <table:table-cell table:style-name="ce13" office:value-type="float" office:value="873" calcext:value-type="float">
            <text:p>87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0_InvalidIDFindViewOperatorMutator</text:p>
          </table:table-cell>
          <table:table-cell table:style-name="ce13" table:formula="of:=[.D874]+[.B875]" office:value-type="float" office:value="36875" calcext:value-type="float">
            <text:p>36875</text:p>
          </table:table-cell>
          <table:table-cell table:style-name="ce15" table:formula="of:=[.B875]/[.$B$1]" office:value-type="float" office:value="1.38709677419355" calcext:value-type="float">
            <text:p>1,39</text:p>
          </table:table-cell>
          <table:table-cell table:style-name="ce15" table:formula="of:=[.F874]+[.E875]" office:value-type="float" office:value="1189.51612903228" calcext:value-type="float">
            <text:p>1189,52</text:p>
          </table:table-cell>
        </table:table-row>
        <table:table-row table:style-name="ro1">
          <table:table-cell table:style-name="ce13" office:value-type="float" office:value="874" calcext:value-type="float">
            <text:p>87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1_InvalidViewFocusOperatorMutator</text:p>
          </table:table-cell>
          <table:table-cell table:style-name="ce13" table:formula="of:=[.D875]+[.B876]" office:value-type="float" office:value="36918" calcext:value-type="float">
            <text:p>36918</text:p>
          </table:table-cell>
          <table:table-cell table:style-name="ce15" table:formula="of:=[.B876]/[.$B$1]" office:value-type="float" office:value="1.38709677419355" calcext:value-type="float">
            <text:p>1,39</text:p>
          </table:table-cell>
          <table:table-cell table:style-name="ce15" table:formula="of:=[.F875]+[.E876]" office:value-type="float" office:value="1190.90322580647" calcext:value-type="float">
            <text:p>1190,90</text:p>
          </table:table-cell>
        </table:table-row>
        <table:table-row table:style-name="ro1">
          <table:table-cell table:style-name="ce13" office:value-type="float" office:value="875" calcext:value-type="float">
            <text:p>87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2_ViewComponentNotVisibleOperatorMutator</text:p>
          </table:table-cell>
          <table:table-cell table:style-name="ce13" table:formula="of:=[.D876]+[.B877]" office:value-type="float" office:value="36961" calcext:value-type="float">
            <text:p>36961</text:p>
          </table:table-cell>
          <table:table-cell table:style-name="ce15" table:formula="of:=[.B877]/[.$B$1]" office:value-type="float" office:value="1.38709677419355" calcext:value-type="float">
            <text:p>1,39</text:p>
          </table:table-cell>
          <table:table-cell table:style-name="ce15" table:formula="of:=[.F876]+[.E877]" office:value-type="float" office:value="1192.29032258066" calcext:value-type="float">
            <text:p>1192,29</text:p>
          </table:table-cell>
        </table:table-row>
        <table:table-row table:style-name="ro1">
          <table:table-cell table:style-name="ce13" office:value-type="float" office:value="876" calcext:value-type="float">
            <text:p>87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3_FindViewByIdReturnsNullOperatorMutator</text:p>
          </table:table-cell>
          <table:table-cell table:style-name="ce13" table:formula="of:=[.D877]+[.B878]" office:value-type="float" office:value="37004" calcext:value-type="float">
            <text:p>37004</text:p>
          </table:table-cell>
          <table:table-cell table:style-name="ce15" table:formula="of:=[.B878]/[.$B$1]" office:value-type="float" office:value="1.38709677419355" calcext:value-type="float">
            <text:p>1,39</text:p>
          </table:table-cell>
          <table:table-cell table:style-name="ce15" table:formula="of:=[.F877]+[.E878]" office:value-type="float" office:value="1193.67741935486" calcext:value-type="float">
            <text:p>1193,68</text:p>
          </table:table-cell>
        </table:table-row>
        <table:table-row table:style-name="ro1">
          <table:table-cell table:style-name="ce13" office:value-type="float" office:value="877" calcext:value-type="float">
            <text:p>87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4_InvalidIDFindViewOperatorMutator</text:p>
          </table:table-cell>
          <table:table-cell table:style-name="ce13" table:formula="of:=[.D878]+[.B879]" office:value-type="float" office:value="37047" calcext:value-type="float">
            <text:p>37047</text:p>
          </table:table-cell>
          <table:table-cell table:style-name="ce15" table:formula="of:=[.B879]/[.$B$1]" office:value-type="float" office:value="1.38709677419355" calcext:value-type="float">
            <text:p>1,39</text:p>
          </table:table-cell>
          <table:table-cell table:style-name="ce15" table:formula="of:=[.F878]+[.E879]" office:value-type="float" office:value="1195.06451612905" calcext:value-type="float">
            <text:p>1195,06</text:p>
          </table:table-cell>
        </table:table-row>
        <table:table-row table:style-name="ro1">
          <table:table-cell table:style-name="ce13" office:value-type="float" office:value="878" calcext:value-type="float">
            <text:p>87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5_InvalidViewFocusOperatorMutator</text:p>
          </table:table-cell>
          <table:table-cell table:style-name="ce13" table:formula="of:=[.D879]+[.B880]" office:value-type="float" office:value="37090" calcext:value-type="float">
            <text:p>37090</text:p>
          </table:table-cell>
          <table:table-cell table:style-name="ce15" table:formula="of:=[.B880]/[.$B$1]" office:value-type="float" office:value="1.38709677419355" calcext:value-type="float">
            <text:p>1,39</text:p>
          </table:table-cell>
          <table:table-cell table:style-name="ce15" table:formula="of:=[.F879]+[.E880]" office:value-type="float" office:value="1196.45161290325" calcext:value-type="float">
            <text:p>1196,45</text:p>
          </table:table-cell>
        </table:table-row>
        <table:table-row table:style-name="ro1">
          <table:table-cell table:style-name="ce13" office:value-type="float" office:value="879" calcext:value-type="float">
            <text:p>87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6_ViewComponentNotVisibleOperatorMutator</text:p>
          </table:table-cell>
          <table:table-cell table:style-name="ce13" table:formula="of:=[.D880]+[.B881]" office:value-type="float" office:value="37133" calcext:value-type="float">
            <text:p>37133</text:p>
          </table:table-cell>
          <table:table-cell table:style-name="ce15" table:formula="of:=[.B881]/[.$B$1]" office:value-type="float" office:value="1.38709677419355" calcext:value-type="float">
            <text:p>1,39</text:p>
          </table:table-cell>
          <table:table-cell table:style-name="ce15" table:formula="of:=[.F880]+[.E881]" office:value-type="float" office:value="1197.83870967744" calcext:value-type="float">
            <text:p>1197,84</text:p>
          </table:table-cell>
        </table:table-row>
        <table:table-row table:style-name="ro1"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7_BinaryMutator</text:p>
          </table:table-cell>
          <table:table-cell table:style-name="ce13" table:formula="of:=[.D881]+[.B882]" office:value-type="float" office:value="37176" calcext:value-type="float">
            <text:p>37176</text:p>
          </table:table-cell>
          <table:table-cell table:style-name="ce15" table:formula="of:=[.B882]/[.$B$1]" office:value-type="float" office:value="1.38709677419355" calcext:value-type="float">
            <text:p>1,39</text:p>
          </table:table-cell>
          <table:table-cell table:style-name="ce15" table:formula="of:=[.F881]+[.E882]" office:value-type="float" office:value="1199.22580645163" calcext:value-type="float">
            <text:p>1199,23</text:p>
          </table:table-cell>
        </table:table-row>
        <table:table-row table:style-name="ro1">
          <table:table-cell table:style-name="ce13" office:value-type="float" office:value="881" calcext:value-type="float">
            <text:p>88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8_BinaryMutator</text:p>
          </table:table-cell>
          <table:table-cell table:style-name="ce13" table:formula="of:=[.D882]+[.B883]" office:value-type="float" office:value="37219" calcext:value-type="float">
            <text:p>37219</text:p>
          </table:table-cell>
          <table:table-cell table:style-name="ce15" table:formula="of:=[.B883]/[.$B$1]" office:value-type="float" office:value="1.38709677419355" calcext:value-type="float">
            <text:p>1,39</text:p>
          </table:table-cell>
          <table:table-cell table:style-name="ce15" table:formula="of:=[.F882]+[.E883]" office:value-type="float" office:value="1200.61290322583" calcext:value-type="float">
            <text:p>1200,61</text:p>
          </table:table-cell>
        </table:table-row>
        <table:table-row table:style-name="ro1">
          <table:table-cell table:style-name="ce13" office:value-type="float" office:value="882" calcext:value-type="float">
            <text:p>88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19_BinaryMutator</text:p>
          </table:table-cell>
          <table:table-cell table:style-name="ce13" table:formula="of:=[.D883]+[.B884]" office:value-type="float" office:value="37262" calcext:value-type="float">
            <text:p>37262</text:p>
          </table:table-cell>
          <table:table-cell table:style-name="ce15" table:formula="of:=[.B884]/[.$B$1]" office:value-type="float" office:value="1.38709677419355" calcext:value-type="float">
            <text:p>1,39</text:p>
          </table:table-cell>
          <table:table-cell table:style-name="ce15" table:formula="of:=[.F883]+[.E884]" office:value-type="float" office:value="1202.00000000002" calcext:value-type="float">
            <text:p>1202,00</text:p>
          </table:table-cell>
        </table:table-row>
        <table:table-row table:style-name="ro1">
          <table:table-cell table:style-name="ce13" office:value-type="float" office:value="883" calcext:value-type="float">
            <text:p>88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0_BinaryMutator</text:p>
          </table:table-cell>
          <table:table-cell table:style-name="ce13" table:formula="of:=[.D884]+[.B885]" office:value-type="float" office:value="37305" calcext:value-type="float">
            <text:p>37305</text:p>
          </table:table-cell>
          <table:table-cell table:style-name="ce15" table:formula="of:=[.B885]/[.$B$1]" office:value-type="float" office:value="1.38709677419355" calcext:value-type="float">
            <text:p>1,39</text:p>
          </table:table-cell>
          <table:table-cell table:style-name="ce15" table:formula="of:=[.F884]+[.E885]" office:value-type="float" office:value="1203.38709677421" calcext:value-type="float">
            <text:p>1203,39</text:p>
          </table:table-cell>
        </table:table-row>
        <table:table-row table:style-name="ro1">
          <table:table-cell table:style-name="ce13" office:value-type="float" office:value="884" calcext:value-type="float">
            <text:p>88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1_BinaryMutator</text:p>
          </table:table-cell>
          <table:table-cell table:style-name="ce13" table:formula="of:=[.D885]+[.B886]" office:value-type="float" office:value="37348" calcext:value-type="float">
            <text:p>37348</text:p>
          </table:table-cell>
          <table:table-cell table:style-name="ce15" table:formula="of:=[.B886]/[.$B$1]" office:value-type="float" office:value="1.38709677419355" calcext:value-type="float">
            <text:p>1,39</text:p>
          </table:table-cell>
          <table:table-cell table:style-name="ce15" table:formula="of:=[.F885]+[.E886]" office:value-type="float" office:value="1204.77419354841" calcext:value-type="float">
            <text:p>1204,77</text:p>
          </table:table-cell>
        </table:table-row>
        <table:table-row table:style-name="ro1">
          <table:table-cell table:style-name="ce13" office:value-type="float" office:value="885" calcext:value-type="float">
            <text:p>88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2_BinaryMutator</text:p>
          </table:table-cell>
          <table:table-cell table:style-name="ce13" table:formula="of:=[.D886]+[.B887]" office:value-type="float" office:value="37391" calcext:value-type="float">
            <text:p>37391</text:p>
          </table:table-cell>
          <table:table-cell table:style-name="ce15" table:formula="of:=[.B887]/[.$B$1]" office:value-type="float" office:value="1.38709677419355" calcext:value-type="float">
            <text:p>1,39</text:p>
          </table:table-cell>
          <table:table-cell table:style-name="ce15" table:formula="of:=[.F886]+[.E887]" office:value-type="float" office:value="1206.1612903226" calcext:value-type="float">
            <text:p>1206,16</text:p>
          </table:table-cell>
        </table:table-row>
        <table:table-row table:style-name="ro1">
          <table:table-cell table:style-name="ce13" office:value-type="float" office:value="886" calcext:value-type="float">
            <text:p>88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3_BinaryMutator</text:p>
          </table:table-cell>
          <table:table-cell table:style-name="ce13" table:formula="of:=[.D887]+[.B888]" office:value-type="float" office:value="37434" calcext:value-type="float">
            <text:p>37434</text:p>
          </table:table-cell>
          <table:table-cell table:style-name="ce15" table:formula="of:=[.B888]/[.$B$1]" office:value-type="float" office:value="1.38709677419355" calcext:value-type="float">
            <text:p>1,39</text:p>
          </table:table-cell>
          <table:table-cell table:style-name="ce15" table:formula="of:=[.F887]+[.E888]" office:value-type="float" office:value="1207.54838709679" calcext:value-type="float">
            <text:p>1207,55</text:p>
          </table:table-cell>
        </table:table-row>
        <table:table-row table:style-name="ro1">
          <table:table-cell table:style-name="ce13" office:value-type="float" office:value="887" calcext:value-type="float">
            <text:p>88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4_BinaryMutator</text:p>
          </table:table-cell>
          <table:table-cell table:style-name="ce13" table:formula="of:=[.D888]+[.B889]" office:value-type="float" office:value="37477" calcext:value-type="float">
            <text:p>37477</text:p>
          </table:table-cell>
          <table:table-cell table:style-name="ce15" table:formula="of:=[.B889]/[.$B$1]" office:value-type="float" office:value="1.38709677419355" calcext:value-type="float">
            <text:p>1,39</text:p>
          </table:table-cell>
          <table:table-cell table:style-name="ce15" table:formula="of:=[.F888]+[.E889]" office:value-type="float" office:value="1208.93548387099" calcext:value-type="float">
            <text:p>1208,94</text:p>
          </table:table-cell>
        </table:table-row>
        <table:table-row table:style-name="ro1">
          <table:table-cell table:style-name="ce13" office:value-type="float" office:value="888" calcext:value-type="float">
            <text:p>88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5_BinaryMutator</text:p>
          </table:table-cell>
          <table:table-cell table:style-name="ce13" table:formula="of:=[.D889]+[.B890]" office:value-type="float" office:value="37520" calcext:value-type="float">
            <text:p>37520</text:p>
          </table:table-cell>
          <table:table-cell table:style-name="ce15" table:formula="of:=[.B890]/[.$B$1]" office:value-type="float" office:value="1.38709677419355" calcext:value-type="float">
            <text:p>1,39</text:p>
          </table:table-cell>
          <table:table-cell table:style-name="ce15" table:formula="of:=[.F889]+[.E890]" office:value-type="float" office:value="1210.32258064518" calcext:value-type="float">
            <text:p>1210,32</text:p>
          </table:table-cell>
        </table:table-row>
        <table:table-row table:style-name="ro1">
          <table:table-cell table:style-name="ce13" office:value-type="float" office:value="889" calcext:value-type="float">
            <text:p>88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6_BinaryMutator</text:p>
          </table:table-cell>
          <table:table-cell table:style-name="ce13" table:formula="of:=[.D890]+[.B891]" office:value-type="float" office:value="37563" calcext:value-type="float">
            <text:p>37563</text:p>
          </table:table-cell>
          <table:table-cell table:style-name="ce15" table:formula="of:=[.B891]/[.$B$1]" office:value-type="float" office:value="1.38709677419355" calcext:value-type="float">
            <text:p>1,39</text:p>
          </table:table-cell>
          <table:table-cell table:style-name="ce15" table:formula="of:=[.F890]+[.E891]" office:value-type="float" office:value="1211.70967741938" calcext:value-type="float">
            <text:p>1211,71</text:p>
          </table:table-cell>
        </table:table-row>
        <table:table-row table:style-name="ro1"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7_BinaryMutator</text:p>
          </table:table-cell>
          <table:table-cell table:style-name="ce13" table:formula="of:=[.D891]+[.B892]" office:value-type="float" office:value="37606" calcext:value-type="float">
            <text:p>37606</text:p>
          </table:table-cell>
          <table:table-cell table:style-name="ce15" table:formula="of:=[.B892]/[.$B$1]" office:value-type="float" office:value="1.38709677419355" calcext:value-type="float">
            <text:p>1,39</text:p>
          </table:table-cell>
          <table:table-cell table:style-name="ce15" table:formula="of:=[.F891]+[.E892]" office:value-type="float" office:value="1213.09677419357" calcext:value-type="float">
            <text:p>1213,10</text:p>
          </table:table-cell>
        </table:table-row>
        <table:table-row table:style-name="ro1">
          <table:table-cell table:style-name="ce13" office:value-type="float" office:value="891" calcext:value-type="float">
            <text:p>89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FastScroller_28_BinaryMutator</text:p>
          </table:table-cell>
          <table:table-cell table:style-name="ce13" table:formula="of:=[.D892]+[.B893]" office:value-type="float" office:value="37649" calcext:value-type="float">
            <text:p>37649</text:p>
          </table:table-cell>
          <table:table-cell table:style-name="ce15" table:formula="of:=[.B893]/[.$B$1]" office:value-type="float" office:value="1.38709677419355" calcext:value-type="float">
            <text:p>1,39</text:p>
          </table:table-cell>
          <table:table-cell table:style-name="ce15" table:formula="of:=[.F892]+[.E893]" office:value-type="float" office:value="1214.48387096776" calcext:value-type="float">
            <text:p>1214,48</text:p>
          </table:table-cell>
        </table:table-row>
        <table:table-row table:style-name="ro1">
          <table:table-cell table:style-name="ce13" office:value-type="float" office:value="892" calcext:value-type="float">
            <text:p>89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0_BinaryMutator</text:p>
          </table:table-cell>
          <table:table-cell table:style-name="ce13" table:formula="of:=[.D893]+[.B894]" office:value-type="float" office:value="37692" calcext:value-type="float">
            <text:p>37692</text:p>
          </table:table-cell>
          <table:table-cell table:style-name="ce15" table:formula="of:=[.B894]/[.$B$1]" office:value-type="float" office:value="1.38709677419355" calcext:value-type="float">
            <text:p>1,39</text:p>
          </table:table-cell>
          <table:table-cell table:style-name="ce15" table:formula="of:=[.F893]+[.E894]" office:value-type="float" office:value="1215.87096774196" calcext:value-type="float">
            <text:p>1215,87</text:p>
          </table:table-cell>
        </table:table-row>
        <table:table-row table:style-name="ro1">
          <table:table-cell table:style-name="ce13" office:value-type="float" office:value="893" calcext:value-type="float">
            <text:p>89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_BinaryMutator</text:p>
          </table:table-cell>
          <table:table-cell table:style-name="ce13" table:formula="of:=[.D894]+[.B895]" office:value-type="float" office:value="37735" calcext:value-type="float">
            <text:p>37735</text:p>
          </table:table-cell>
          <table:table-cell table:style-name="ce15" table:formula="of:=[.B895]/[.$B$1]" office:value-type="float" office:value="1.38709677419355" calcext:value-type="float">
            <text:p>1,39</text:p>
          </table:table-cell>
          <table:table-cell table:style-name="ce15" table:formula="of:=[.F894]+[.E895]" office:value-type="float" office:value="1217.25806451615" calcext:value-type="float">
            <text:p>1217,26</text:p>
          </table:table-cell>
        </table:table-row>
        <table:table-row table:style-name="ro1">
          <table:table-cell table:style-name="ce13" office:value-type="float" office:value="894" calcext:value-type="float">
            <text:p>89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2_BinaryMutator</text:p>
          </table:table-cell>
          <table:table-cell table:style-name="ce13" table:formula="of:=[.D895]+[.B896]" office:value-type="float" office:value="37778" calcext:value-type="float">
            <text:p>37778</text:p>
          </table:table-cell>
          <table:table-cell table:style-name="ce15" table:formula="of:=[.B896]/[.$B$1]" office:value-type="float" office:value="1.38709677419355" calcext:value-type="float">
            <text:p>1,39</text:p>
          </table:table-cell>
          <table:table-cell table:style-name="ce15" table:formula="of:=[.F895]+[.E896]" office:value-type="float" office:value="1218.64516129034" calcext:value-type="float">
            <text:p>1218,65</text:p>
          </table:table-cell>
        </table:table-row>
        <table:table-row table:style-name="ro1">
          <table:table-cell table:style-name="ce13" office:value-type="float" office:value="895" calcext:value-type="float">
            <text:p>89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3_BinaryMutator</text:p>
          </table:table-cell>
          <table:table-cell table:style-name="ce13" table:formula="of:=[.D896]+[.B897]" office:value-type="float" office:value="37821" calcext:value-type="float">
            <text:p>37821</text:p>
          </table:table-cell>
          <table:table-cell table:style-name="ce15" table:formula="of:=[.B897]/[.$B$1]" office:value-type="float" office:value="1.38709677419355" calcext:value-type="float">
            <text:p>1,39</text:p>
          </table:table-cell>
          <table:table-cell table:style-name="ce15" table:formula="of:=[.F896]+[.E897]" office:value-type="float" office:value="1220.03225806454" calcext:value-type="float">
            <text:p>1220,03</text:p>
          </table:table-cell>
        </table:table-row>
        <table:table-row table:style-name="ro1">
          <table:table-cell table:style-name="ce13" office:value-type="float" office:value="896" calcext:value-type="float">
            <text:p>89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4_BinaryMutator</text:p>
          </table:table-cell>
          <table:table-cell table:style-name="ce13" table:formula="of:=[.D897]+[.B898]" office:value-type="float" office:value="37864" calcext:value-type="float">
            <text:p>37864</text:p>
          </table:table-cell>
          <table:table-cell table:style-name="ce15" table:formula="of:=[.B898]/[.$B$1]" office:value-type="float" office:value="1.38709677419355" calcext:value-type="float">
            <text:p>1,39</text:p>
          </table:table-cell>
          <table:table-cell table:style-name="ce15" table:formula="of:=[.F897]+[.E898]" office:value-type="float" office:value="1221.41935483873" calcext:value-type="float">
            <text:p>1221,42</text:p>
          </table:table-cell>
        </table:table-row>
        <table:table-row table:style-name="ro1">
          <table:table-cell table:style-name="ce13" office:value-type="float" office:value="897" calcext:value-type="float">
            <text:p>89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5_BinaryMutator</text:p>
          </table:table-cell>
          <table:table-cell table:style-name="ce13" table:formula="of:=[.D898]+[.B899]" office:value-type="float" office:value="37907" calcext:value-type="float">
            <text:p>37907</text:p>
          </table:table-cell>
          <table:table-cell table:style-name="ce15" table:formula="of:=[.B899]/[.$B$1]" office:value-type="float" office:value="1.38709677419355" calcext:value-type="float">
            <text:p>1,39</text:p>
          </table:table-cell>
          <table:table-cell table:style-name="ce15" table:formula="of:=[.F898]+[.E899]" office:value-type="float" office:value="1222.80645161292" calcext:value-type="float">
            <text:p>1222,81</text:p>
          </table:table-cell>
        </table:table-row>
        <table:table-row table:style-name="ro1">
          <table:table-cell table:style-name="ce13" office:value-type="float" office:value="898" calcext:value-type="float">
            <text:p>89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6_BinaryMutator</text:p>
          </table:table-cell>
          <table:table-cell table:style-name="ce13" table:formula="of:=[.D899]+[.B900]" office:value-type="float" office:value="37950" calcext:value-type="float">
            <text:p>37950</text:p>
          </table:table-cell>
          <table:table-cell table:style-name="ce15" table:formula="of:=[.B900]/[.$B$1]" office:value-type="float" office:value="1.38709677419355" calcext:value-type="float">
            <text:p>1,39</text:p>
          </table:table-cell>
          <table:table-cell table:style-name="ce15" table:formula="of:=[.F899]+[.E900]" office:value-type="float" office:value="1224.19354838712" calcext:value-type="float">
            <text:p>1224,19</text:p>
          </table:table-cell>
        </table:table-row>
        <table:table-row table:style-name="ro1">
          <table:table-cell table:style-name="ce13" office:value-type="float" office:value="899" calcext:value-type="float">
            <text:p>89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7_BinaryMutator</text:p>
          </table:table-cell>
          <table:table-cell table:style-name="ce13" table:formula="of:=[.D900]+[.B901]" office:value-type="float" office:value="37993" calcext:value-type="float">
            <text:p>37993</text:p>
          </table:table-cell>
          <table:table-cell table:style-name="ce15" table:formula="of:=[.B901]/[.$B$1]" office:value-type="float" office:value="1.38709677419355" calcext:value-type="float">
            <text:p>1,39</text:p>
          </table:table-cell>
          <table:table-cell table:style-name="ce15" table:formula="of:=[.F900]+[.E901]" office:value-type="float" office:value="1225.58064516131" calcext:value-type="float">
            <text:p>1225,58</text:p>
          </table:table-cell>
        </table:table-row>
        <table:table-row table:style-name="ro1"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8_BinaryMutator</text:p>
          </table:table-cell>
          <table:table-cell table:style-name="ce13" table:formula="of:=[.D901]+[.B902]" office:value-type="float" office:value="38036" calcext:value-type="float">
            <text:p>38036</text:p>
          </table:table-cell>
          <table:table-cell table:style-name="ce15" table:formula="of:=[.B902]/[.$B$1]" office:value-type="float" office:value="1.38709677419355" calcext:value-type="float">
            <text:p>1,39</text:p>
          </table:table-cell>
          <table:table-cell table:style-name="ce15" table:formula="of:=[.F901]+[.E902]" office:value-type="float" office:value="1226.96774193551" calcext:value-type="float">
            <text:p>1226,97</text:p>
          </table:table-cell>
        </table:table-row>
        <table:table-row table:style-name="ro1">
          <table:table-cell table:style-name="ce13" office:value-type="float" office:value="901" calcext:value-type="float">
            <text:p>90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9_BinaryMutator</text:p>
          </table:table-cell>
          <table:table-cell table:style-name="ce13" table:formula="of:=[.D902]+[.B903]" office:value-type="float" office:value="38079" calcext:value-type="float">
            <text:p>38079</text:p>
          </table:table-cell>
          <table:table-cell table:style-name="ce15" table:formula="of:=[.B903]/[.$B$1]" office:value-type="float" office:value="1.38709677419355" calcext:value-type="float">
            <text:p>1,39</text:p>
          </table:table-cell>
          <table:table-cell table:style-name="ce15" table:formula="of:=[.F902]+[.E903]" office:value-type="float" office:value="1228.3548387097" calcext:value-type="float">
            <text:p>1228,35</text:p>
          </table:table-cell>
        </table:table-row>
        <table:table-row table:style-name="ro1">
          <table:table-cell table:style-name="ce13" office:value-type="float" office:value="902" calcext:value-type="float">
            <text:p>90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0_BinaryMutator</text:p>
          </table:table-cell>
          <table:table-cell table:style-name="ce13" table:formula="of:=[.D903]+[.B904]" office:value-type="float" office:value="38122" calcext:value-type="float">
            <text:p>38122</text:p>
          </table:table-cell>
          <table:table-cell table:style-name="ce15" table:formula="of:=[.B904]/[.$B$1]" office:value-type="float" office:value="1.38709677419355" calcext:value-type="float">
            <text:p>1,39</text:p>
          </table:table-cell>
          <table:table-cell table:style-name="ce15" table:formula="of:=[.F903]+[.E904]" office:value-type="float" office:value="1229.74193548389" calcext:value-type="float">
            <text:p>1229,74</text:p>
          </table:table-cell>
        </table:table-row>
        <table:table-row table:style-name="ro1">
          <table:table-cell table:style-name="ce13" office:value-type="float" office:value="903" calcext:value-type="float">
            <text:p>90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1_BinaryMutator</text:p>
          </table:table-cell>
          <table:table-cell table:style-name="ce13" table:formula="of:=[.D904]+[.B905]" office:value-type="float" office:value="38165" calcext:value-type="float">
            <text:p>38165</text:p>
          </table:table-cell>
          <table:table-cell table:style-name="ce15" table:formula="of:=[.B905]/[.$B$1]" office:value-type="float" office:value="1.38709677419355" calcext:value-type="float">
            <text:p>1,39</text:p>
          </table:table-cell>
          <table:table-cell table:style-name="ce15" table:formula="of:=[.F904]+[.E905]" office:value-type="float" office:value="1231.12903225809" calcext:value-type="float">
            <text:p>1231,13</text:p>
          </table:table-cell>
        </table:table-row>
        <table:table-row table:style-name="ro1">
          <table:table-cell table:style-name="ce13" office:value-type="float" office:value="904" calcext:value-type="float">
            <text:p>90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2_BinaryMutator</text:p>
          </table:table-cell>
          <table:table-cell table:style-name="ce13" table:formula="of:=[.D905]+[.B906]" office:value-type="float" office:value="38208" calcext:value-type="float">
            <text:p>38208</text:p>
          </table:table-cell>
          <table:table-cell table:style-name="ce15" table:formula="of:=[.B906]/[.$B$1]" office:value-type="float" office:value="1.38709677419355" calcext:value-type="float">
            <text:p>1,39</text:p>
          </table:table-cell>
          <table:table-cell table:style-name="ce15" table:formula="of:=[.F905]+[.E906]" office:value-type="float" office:value="1232.51612903228" calcext:value-type="float">
            <text:p>1232,52</text:p>
          </table:table-cell>
        </table:table-row>
        <table:table-row table:style-name="ro1">
          <table:table-cell table:style-name="ce13" office:value-type="float" office:value="905" calcext:value-type="float">
            <text:p>90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3_BinaryMutator</text:p>
          </table:table-cell>
          <table:table-cell table:style-name="ce13" table:formula="of:=[.D906]+[.B907]" office:value-type="float" office:value="38251" calcext:value-type="float">
            <text:p>38251</text:p>
          </table:table-cell>
          <table:table-cell table:style-name="ce15" table:formula="of:=[.B907]/[.$B$1]" office:value-type="float" office:value="1.38709677419355" calcext:value-type="float">
            <text:p>1,39</text:p>
          </table:table-cell>
          <table:table-cell table:style-name="ce15" table:formula="of:=[.F906]+[.E907]" office:value-type="float" office:value="1233.90322580647" calcext:value-type="float">
            <text:p>1233,90</text:p>
          </table:table-cell>
        </table:table-row>
        <table:table-row table:style-name="ro1">
          <table:table-cell table:style-name="ce13" office:value-type="float" office:value="906" calcext:value-type="float">
            <text:p>90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4_BinaryMutator</text:p>
          </table:table-cell>
          <table:table-cell table:style-name="ce13" table:formula="of:=[.D907]+[.B908]" office:value-type="float" office:value="38294" calcext:value-type="float">
            <text:p>38294</text:p>
          </table:table-cell>
          <table:table-cell table:style-name="ce15" table:formula="of:=[.B908]/[.$B$1]" office:value-type="float" office:value="1.38709677419355" calcext:value-type="float">
            <text:p>1,39</text:p>
          </table:table-cell>
          <table:table-cell table:style-name="ce15" table:formula="of:=[.F907]+[.E908]" office:value-type="float" office:value="1235.29032258067" calcext:value-type="float">
            <text:p>1235,29</text:p>
          </table:table-cell>
        </table:table-row>
        <table:table-row table:style-name="ro1">
          <table:table-cell table:style-name="ce13" office:value-type="float" office:value="907" calcext:value-type="float">
            <text:p>90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5_BinaryMutator</text:p>
          </table:table-cell>
          <table:table-cell table:style-name="ce13" table:formula="of:=[.D908]+[.B909]" office:value-type="float" office:value="38337" calcext:value-type="float">
            <text:p>38337</text:p>
          </table:table-cell>
          <table:table-cell table:style-name="ce15" table:formula="of:=[.B909]/[.$B$1]" office:value-type="float" office:value="1.38709677419355" calcext:value-type="float">
            <text:p>1,39</text:p>
          </table:table-cell>
          <table:table-cell table:style-name="ce15" table:formula="of:=[.F908]+[.E909]" office:value-type="float" office:value="1236.67741935486" calcext:value-type="float">
            <text:p>1236,68</text:p>
          </table:table-cell>
        </table:table-row>
        <table:table-row table:style-name="ro1">
          <table:table-cell table:style-name="ce13" office:value-type="float" office:value="908" calcext:value-type="float">
            <text:p>90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6_BinaryMutator</text:p>
          </table:table-cell>
          <table:table-cell table:style-name="ce13" table:formula="of:=[.D909]+[.B910]" office:value-type="float" office:value="38380" calcext:value-type="float">
            <text:p>38380</text:p>
          </table:table-cell>
          <table:table-cell table:style-name="ce15" table:formula="of:=[.B910]/[.$B$1]" office:value-type="float" office:value="1.38709677419355" calcext:value-type="float">
            <text:p>1,39</text:p>
          </table:table-cell>
          <table:table-cell table:style-name="ce15" table:formula="of:=[.F909]+[.E910]" office:value-type="float" office:value="1238.06451612905" calcext:value-type="float">
            <text:p>1238,06</text:p>
          </table:table-cell>
        </table:table-row>
        <table:table-row table:style-name="ro1">
          <table:table-cell table:style-name="ce13" office:value-type="float" office:value="909" calcext:value-type="float">
            <text:p>90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7_BinaryMutator</text:p>
          </table:table-cell>
          <table:table-cell table:style-name="ce13" table:formula="of:=[.D910]+[.B911]" office:value-type="float" office:value="38423" calcext:value-type="float">
            <text:p>38423</text:p>
          </table:table-cell>
          <table:table-cell table:style-name="ce15" table:formula="of:=[.B911]/[.$B$1]" office:value-type="float" office:value="1.38709677419355" calcext:value-type="float">
            <text:p>1,39</text:p>
          </table:table-cell>
          <table:table-cell table:style-name="ce15" table:formula="of:=[.F910]+[.E911]" office:value-type="float" office:value="1239.45161290325" calcext:value-type="float">
            <text:p>1239,45</text:p>
          </table:table-cell>
        </table:table-row>
        <table:table-row table:style-name="ro1">
          <table:table-cell table:style-name="ce13" office:value-type="float" office:value="910" calcext:value-type="float">
            <text:p>91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8_BinaryMutator</text:p>
          </table:table-cell>
          <table:table-cell table:style-name="ce13" table:formula="of:=[.D911]+[.B912]" office:value-type="float" office:value="38466" calcext:value-type="float">
            <text:p>38466</text:p>
          </table:table-cell>
          <table:table-cell table:style-name="ce15" table:formula="of:=[.B912]/[.$B$1]" office:value-type="float" office:value="1.38709677419355" calcext:value-type="float">
            <text:p>1,39</text:p>
          </table:table-cell>
          <table:table-cell table:style-name="ce15" table:formula="of:=[.F911]+[.E912]" office:value-type="float" office:value="1240.83870967744" calcext:value-type="float">
            <text:p>1240,84</text:p>
          </table:table-cell>
        </table:table-row>
        <table:table-row table:style-name="ro1">
          <table:table-cell table:style-name="ce13" office:value-type="float" office:value="911" calcext:value-type="float">
            <text:p>91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19_BinaryMutator</text:p>
          </table:table-cell>
          <table:table-cell table:style-name="ce13" table:formula="of:=[.D912]+[.B913]" office:value-type="float" office:value="38509" calcext:value-type="float">
            <text:p>38509</text:p>
          </table:table-cell>
          <table:table-cell table:style-name="ce15" table:formula="of:=[.B913]/[.$B$1]" office:value-type="float" office:value="1.38709677419355" calcext:value-type="float">
            <text:p>1,39</text:p>
          </table:table-cell>
          <table:table-cell table:style-name="ce15" table:formula="of:=[.F912]+[.E913]" office:value-type="float" office:value="1242.22580645164" calcext:value-type="float">
            <text:p>1242,23</text:p>
          </table:table-cell>
        </table:table-row>
        <table:table-row table:style-name="ro1">
          <table:table-cell table:style-name="ce13" office:value-type="float" office:value="912" calcext:value-type="float">
            <text:p>91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20_BinaryMutator</text:p>
          </table:table-cell>
          <table:table-cell table:style-name="ce13" table:formula="of:=[.D913]+[.B914]" office:value-type="float" office:value="38552" calcext:value-type="float">
            <text:p>38552</text:p>
          </table:table-cell>
          <table:table-cell table:style-name="ce15" table:formula="of:=[.B914]/[.$B$1]" office:value-type="float" office:value="1.38709677419355" calcext:value-type="float">
            <text:p>1,39</text:p>
          </table:table-cell>
          <table:table-cell table:style-name="ce15" table:formula="of:=[.F913]+[.E914]" office:value-type="float" office:value="1243.61290322583" calcext:value-type="float">
            <text:p>1243,61</text:p>
          </table:table-cell>
        </table:table-row>
        <table:table-row table:style-name="ro1">
          <table:table-cell table:style-name="ce13" office:value-type="float" office:value="913" calcext:value-type="float">
            <text:p>91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21_BinaryMutator</text:p>
          </table:table-cell>
          <table:table-cell table:style-name="ce13" table:formula="of:=[.D914]+[.B915]" office:value-type="float" office:value="38595" calcext:value-type="float">
            <text:p>38595</text:p>
          </table:table-cell>
          <table:table-cell table:style-name="ce15" table:formula="of:=[.B915]/[.$B$1]" office:value-type="float" office:value="1.38709677419355" calcext:value-type="float">
            <text:p>1,39</text:p>
          </table:table-cell>
          <table:table-cell table:style-name="ce15" table:formula="of:=[.F914]+[.E915]" office:value-type="float" office:value="1245.00000000002" calcext:value-type="float">
            <text:p>1245,00</text:p>
          </table:table-cell>
        </table:table-row>
        <table:table-row table:style-name="ro1">
          <table:table-cell table:style-name="ce13" office:value-type="float" office:value="914" calcext:value-type="float">
            <text:p>91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22_BinaryMutator</text:p>
          </table:table-cell>
          <table:table-cell table:style-name="ce13" table:formula="of:=[.D915]+[.B916]" office:value-type="float" office:value="38638" calcext:value-type="float">
            <text:p>38638</text:p>
          </table:table-cell>
          <table:table-cell table:style-name="ce15" table:formula="of:=[.B916]/[.$B$1]" office:value-type="float" office:value="1.38709677419355" calcext:value-type="float">
            <text:p>1,39</text:p>
          </table:table-cell>
          <table:table-cell table:style-name="ce15" table:formula="of:=[.F915]+[.E916]" office:value-type="float" office:value="1246.38709677422" calcext:value-type="float">
            <text:p>1246,39</text:p>
          </table:table-cell>
        </table:table-row>
        <table:table-row table:style-name="ro1">
          <table:table-cell table:style-name="ce13" office:value-type="float" office:value="915" calcext:value-type="float">
            <text:p>9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ustomLinearSmoothScroller_23_BinaryMutator</text:p>
          </table:table-cell>
          <table:table-cell table:style-name="ce13" table:formula="of:=[.D916]+[.B917]" office:value-type="float" office:value="38681" calcext:value-type="float">
            <text:p>38681</text:p>
          </table:table-cell>
          <table:table-cell table:style-name="ce15" table:formula="of:=[.B917]/[.$B$1]" office:value-type="float" office:value="1.38709677419355" calcext:value-type="float">
            <text:p>1,39</text:p>
          </table:table-cell>
          <table:table-cell table:style-name="ce15" table:formula="of:=[.F916]+[.E917]" office:value-type="float" office:value="1247.77419354841" calcext:value-type="float">
            <text:p>1247,77</text:p>
          </table:table-cell>
        </table:table-row>
        <table:table-row table:style-name="ro1">
          <table:table-cell table:style-name="ce13" office:value-type="float" office:value="916" calcext:value-type="float">
            <text:p>91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0_BinaryMutator</text:p>
          </table:table-cell>
          <table:table-cell table:style-name="ce13" table:formula="of:=[.D917]+[.B918]" office:value-type="float" office:value="38724" calcext:value-type="float">
            <text:p>38724</text:p>
          </table:table-cell>
          <table:table-cell table:style-name="ce15" table:formula="of:=[.B918]/[.$B$1]" office:value-type="float" office:value="1.38709677419355" calcext:value-type="float">
            <text:p>1,39</text:p>
          </table:table-cell>
          <table:table-cell table:style-name="ce15" table:formula="of:=[.F917]+[.E918]" office:value-type="float" office:value="1249.1612903226" calcext:value-type="float">
            <text:p>1249,16</text:p>
          </table:table-cell>
        </table:table-row>
        <table:table-row table:style-name="ro1">
          <table:table-cell table:style-name="ce13" office:value-type="float" office:value="917" calcext:value-type="float">
            <text:p>91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_BinaryMutator</text:p>
          </table:table-cell>
          <table:table-cell table:style-name="ce13" table:formula="of:=[.D918]+[.B919]" office:value-type="float" office:value="38767" calcext:value-type="float">
            <text:p>38767</text:p>
          </table:table-cell>
          <table:table-cell table:style-name="ce15" table:formula="of:=[.B919]/[.$B$1]" office:value-type="float" office:value="1.38709677419355" calcext:value-type="float">
            <text:p>1,39</text:p>
          </table:table-cell>
          <table:table-cell table:style-name="ce15" table:formula="of:=[.F918]+[.E919]" office:value-type="float" office:value="1250.5483870968" calcext:value-type="float">
            <text:p>1250,55</text:p>
          </table:table-cell>
        </table:table-row>
        <table:table-row table:style-name="ro1">
          <table:table-cell table:style-name="ce13" office:value-type="float" office:value="918" calcext:value-type="float">
            <text:p>91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_BinaryMutator</text:p>
          </table:table-cell>
          <table:table-cell table:style-name="ce13" table:formula="of:=[.D919]+[.B920]" office:value-type="float" office:value="38810" calcext:value-type="float">
            <text:p>38810</text:p>
          </table:table-cell>
          <table:table-cell table:style-name="ce15" table:formula="of:=[.B920]/[.$B$1]" office:value-type="float" office:value="1.38709677419355" calcext:value-type="float">
            <text:p>1,39</text:p>
          </table:table-cell>
          <table:table-cell table:style-name="ce15" table:formula="of:=[.F919]+[.E920]" office:value-type="float" office:value="1251.93548387099" calcext:value-type="float">
            <text:p>1251,94</text:p>
          </table:table-cell>
        </table:table-row>
        <table:table-row table:style-name="ro1">
          <table:table-cell table:style-name="ce13" office:value-type="float" office:value="919" calcext:value-type="float">
            <text:p>91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_BinaryMutator</text:p>
          </table:table-cell>
          <table:table-cell table:style-name="ce13" table:formula="of:=[.D920]+[.B921]" office:value-type="float" office:value="38853" calcext:value-type="float">
            <text:p>38853</text:p>
          </table:table-cell>
          <table:table-cell table:style-name="ce15" table:formula="of:=[.B921]/[.$B$1]" office:value-type="float" office:value="1.38709677419355" calcext:value-type="float">
            <text:p>1,39</text:p>
          </table:table-cell>
          <table:table-cell table:style-name="ce15" table:formula="of:=[.F920]+[.E921]" office:value-type="float" office:value="1253.32258064518" calcext:value-type="float">
            <text:p>1253,32</text:p>
          </table:table-cell>
        </table:table-row>
        <table:table-row table:style-name="ro1">
          <table:table-cell table:style-name="ce13" office:value-type="float" office:value="920" calcext:value-type="float">
            <text:p>92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_BinaryMutator</text:p>
          </table:table-cell>
          <table:table-cell table:style-name="ce13" table:formula="of:=[.D921]+[.B922]" office:value-type="float" office:value="38896" calcext:value-type="float">
            <text:p>38896</text:p>
          </table:table-cell>
          <table:table-cell table:style-name="ce15" table:formula="of:=[.B922]/[.$B$1]" office:value-type="float" office:value="1.38709677419355" calcext:value-type="float">
            <text:p>1,39</text:p>
          </table:table-cell>
          <table:table-cell table:style-name="ce15" table:formula="of:=[.F921]+[.E922]" office:value-type="float" office:value="1254.70967741938" calcext:value-type="float">
            <text:p>1254,71</text:p>
          </table:table-cell>
        </table:table-row>
        <table:table-row table:style-name="ro1">
          <table:table-cell table:style-name="ce13" office:value-type="float" office:value="921" calcext:value-type="float">
            <text:p>92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_BinaryMutator</text:p>
          </table:table-cell>
          <table:table-cell table:style-name="ce13" table:formula="of:=[.D922]+[.B923]" office:value-type="float" office:value="38939" calcext:value-type="float">
            <text:p>38939</text:p>
          </table:table-cell>
          <table:table-cell table:style-name="ce15" table:formula="of:=[.B923]/[.$B$1]" office:value-type="float" office:value="1.38709677419355" calcext:value-type="float">
            <text:p>1,39</text:p>
          </table:table-cell>
          <table:table-cell table:style-name="ce15" table:formula="of:=[.F922]+[.E923]" office:value-type="float" office:value="1256.09677419357" calcext:value-type="float">
            <text:p>1256,10</text:p>
          </table:table-cell>
        </table:table-row>
        <table:table-row table:style-name="ro1">
          <table:table-cell table:style-name="ce13" office:value-type="float" office:value="922" calcext:value-type="float">
            <text:p>92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_BinaryMutator</text:p>
          </table:table-cell>
          <table:table-cell table:style-name="ce13" table:formula="of:=[.D923]+[.B924]" office:value-type="float" office:value="38982" calcext:value-type="float">
            <text:p>38982</text:p>
          </table:table-cell>
          <table:table-cell table:style-name="ce15" table:formula="of:=[.B924]/[.$B$1]" office:value-type="float" office:value="1.38709677419355" calcext:value-type="float">
            <text:p>1,39</text:p>
          </table:table-cell>
          <table:table-cell table:style-name="ce15" table:formula="of:=[.F923]+[.E924]" office:value-type="float" office:value="1257.48387096777" calcext:value-type="float">
            <text:p>1257,48</text:p>
          </table:table-cell>
        </table:table-row>
        <table:table-row table:style-name="ro1">
          <table:table-cell table:style-name="ce13" office:value-type="float" office:value="923" calcext:value-type="float">
            <text:p>92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Indicator_7_BinaryMutator</text:p>
          </table:table-cell>
          <table:table-cell table:style-name="ce13" table:formula="of:=[.D924]+[.B925]" office:value-type="float" office:value="39026" calcext:value-type="float">
            <text:p>39026</text:p>
          </table:table-cell>
          <table:table-cell table:style-name="ce15" table:formula="of:=[.B925]/[.$B$1]" office:value-type="float" office:value="1.41935483870968" calcext:value-type="float">
            <text:p>1,42</text:p>
          </table:table-cell>
          <table:table-cell table:style-name="ce15" table:formula="of:=[.F924]+[.E925]" office:value-type="float" office:value="1258.90322580648" calcext:value-type="float">
            <text:p>1258,90</text:p>
          </table:table-cell>
        </table:table-row>
        <table:table-row table:style-name="ro1">
          <table:table-cell table:style-name="ce13" office:value-type="float" office:value="924" calcext:value-type="float">
            <text:p>92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_BinaryMutator</text:p>
          </table:table-cell>
          <table:table-cell table:style-name="ce13" table:formula="of:=[.D925]+[.B926]" office:value-type="float" office:value="39069" calcext:value-type="float">
            <text:p>39069</text:p>
          </table:table-cell>
          <table:table-cell table:style-name="ce15" table:formula="of:=[.B926]/[.$B$1]" office:value-type="float" office:value="1.38709677419355" calcext:value-type="float">
            <text:p>1,39</text:p>
          </table:table-cell>
          <table:table-cell table:style-name="ce15" table:formula="of:=[.F925]+[.E926]" office:value-type="float" office:value="1260.29032258067" calcext:value-type="float">
            <text:p>1260,29</text:p>
          </table:table-cell>
        </table:table-row>
        <table:table-row table:style-name="ro1">
          <table:table-cell table:style-name="ce13" office:value-type="float" office:value="925" calcext:value-type="float">
            <text:p>92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_BinaryMutator</text:p>
          </table:table-cell>
          <table:table-cell table:style-name="ce13" table:formula="of:=[.D926]+[.B927]" office:value-type="float" office:value="39112" calcext:value-type="float">
            <text:p>39112</text:p>
          </table:table-cell>
          <table:table-cell table:style-name="ce15" table:formula="of:=[.B927]/[.$B$1]" office:value-type="float" office:value="1.38709677419355" calcext:value-type="float">
            <text:p>1,39</text:p>
          </table:table-cell>
          <table:table-cell table:style-name="ce15" table:formula="of:=[.F926]+[.E927]" office:value-type="float" office:value="1261.67741935486" calcext:value-type="float">
            <text:p>1261,68</text:p>
          </table:table-cell>
        </table:table-row>
        <table:table-row table:style-name="ro1">
          <table:table-cell table:style-name="ce13" office:value-type="float" office:value="926" calcext:value-type="float">
            <text:p>92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_BinaryMutator</text:p>
          </table:table-cell>
          <table:table-cell table:style-name="ce13" table:formula="of:=[.D927]+[.B928]" office:value-type="float" office:value="39155" calcext:value-type="float">
            <text:p>39155</text:p>
          </table:table-cell>
          <table:table-cell table:style-name="ce15" table:formula="of:=[.B928]/[.$B$1]" office:value-type="float" office:value="1.38709677419355" calcext:value-type="float">
            <text:p>1,39</text:p>
          </table:table-cell>
          <table:table-cell table:style-name="ce15" table:formula="of:=[.F927]+[.E928]" office:value-type="float" office:value="1263.06451612906" calcext:value-type="float">
            <text:p>1263,06</text:p>
          </table:table-cell>
        </table:table-row>
        <table:table-row table:style-name="ro1">
          <table:table-cell table:style-name="ce13" office:value-type="float" office:value="927" calcext:value-type="float">
            <text:p>92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1_BinaryMutator</text:p>
          </table:table-cell>
          <table:table-cell table:style-name="ce13" table:formula="of:=[.D928]+[.B929]" office:value-type="float" office:value="39198" calcext:value-type="float">
            <text:p>39198</text:p>
          </table:table-cell>
          <table:table-cell table:style-name="ce15" table:formula="of:=[.B929]/[.$B$1]" office:value-type="float" office:value="1.38709677419355" calcext:value-type="float">
            <text:p>1,39</text:p>
          </table:table-cell>
          <table:table-cell table:style-name="ce15" table:formula="of:=[.F928]+[.E929]" office:value-type="float" office:value="1264.45161290325" calcext:value-type="float">
            <text:p>1264,45</text:p>
          </table:table-cell>
        </table:table-row>
        <table:table-row table:style-name="ro1">
          <table:table-cell table:style-name="ce13" office:value-type="float" office:value="928" calcext:value-type="float">
            <text:p>92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2_BinaryMutator</text:p>
          </table:table-cell>
          <table:table-cell table:style-name="ce13" table:formula="of:=[.D929]+[.B930]" office:value-type="float" office:value="39241" calcext:value-type="float">
            <text:p>39241</text:p>
          </table:table-cell>
          <table:table-cell table:style-name="ce15" table:formula="of:=[.B930]/[.$B$1]" office:value-type="float" office:value="1.38709677419355" calcext:value-type="float">
            <text:p>1,39</text:p>
          </table:table-cell>
          <table:table-cell table:style-name="ce15" table:formula="of:=[.F929]+[.E930]" office:value-type="float" office:value="1265.83870967744" calcext:value-type="float">
            <text:p>1265,84</text:p>
          </table:table-cell>
        </table:table-row>
        <table:table-row table:style-name="ro1">
          <table:table-cell table:style-name="ce13" office:value-type="float" office:value="929" calcext:value-type="float">
            <text:p>9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3_BinaryMutator</text:p>
          </table:table-cell>
          <table:table-cell table:style-name="ce13" table:formula="of:=[.D930]+[.B931]" office:value-type="float" office:value="39284" calcext:value-type="float">
            <text:p>39284</text:p>
          </table:table-cell>
          <table:table-cell table:style-name="ce15" table:formula="of:=[.B931]/[.$B$1]" office:value-type="float" office:value="1.38709677419355" calcext:value-type="float">
            <text:p>1,39</text:p>
          </table:table-cell>
          <table:table-cell table:style-name="ce15" table:formula="of:=[.F930]+[.E931]" office:value-type="float" office:value="1267.22580645164" calcext:value-type="float">
            <text:p>1267,23</text:p>
          </table:table-cell>
        </table:table-row>
        <table:table-row table:style-name="ro1">
          <table:table-cell table:style-name="ce13" office:value-type="float" office:value="930" calcext:value-type="float">
            <text:p>93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4_BinaryMutator</text:p>
          </table:table-cell>
          <table:table-cell table:style-name="ce13" table:formula="of:=[.D931]+[.B932]" office:value-type="float" office:value="39327" calcext:value-type="float">
            <text:p>39327</text:p>
          </table:table-cell>
          <table:table-cell table:style-name="ce15" table:formula="of:=[.B932]/[.$B$1]" office:value-type="float" office:value="1.38709677419355" calcext:value-type="float">
            <text:p>1,39</text:p>
          </table:table-cell>
          <table:table-cell table:style-name="ce15" table:formula="of:=[.F931]+[.E932]" office:value-type="float" office:value="1268.61290322583" calcext:value-type="float">
            <text:p>1268,61</text:p>
          </table:table-cell>
        </table:table-row>
        <table:table-row table:style-name="ro1">
          <table:table-cell table:style-name="ce13" office:value-type="float" office:value="931" calcext:value-type="float">
            <text:p>93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5_BinaryMutator</text:p>
          </table:table-cell>
          <table:table-cell table:style-name="ce13" table:formula="of:=[.D932]+[.B933]" office:value-type="float" office:value="39370" calcext:value-type="float">
            <text:p>39370</text:p>
          </table:table-cell>
          <table:table-cell table:style-name="ce15" table:formula="of:=[.B933]/[.$B$1]" office:value-type="float" office:value="1.38709677419355" calcext:value-type="float">
            <text:p>1,39</text:p>
          </table:table-cell>
          <table:table-cell table:style-name="ce15" table:formula="of:=[.F932]+[.E933]" office:value-type="float" office:value="1270.00000000002" calcext:value-type="float">
            <text:p>1270,00</text:p>
          </table:table-cell>
        </table:table-row>
        <table:table-row table:style-name="ro1">
          <table:table-cell table:style-name="ce13" office:value-type="float" office:value="932" calcext:value-type="float">
            <text:p>93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6_BinaryMutator</text:p>
          </table:table-cell>
          <table:table-cell table:style-name="ce13" table:formula="of:=[.D933]+[.B934]" office:value-type="float" office:value="39413" calcext:value-type="float">
            <text:p>39413</text:p>
          </table:table-cell>
          <table:table-cell table:style-name="ce15" table:formula="of:=[.B934]/[.$B$1]" office:value-type="float" office:value="1.38709677419355" calcext:value-type="float">
            <text:p>1,39</text:p>
          </table:table-cell>
          <table:table-cell table:style-name="ce15" table:formula="of:=[.F933]+[.E934]" office:value-type="float" office:value="1271.38709677422" calcext:value-type="float">
            <text:p>1271,39</text:p>
          </table:table-cell>
        </table:table-row>
        <table:table-row table:style-name="ro1">
          <table:table-cell table:style-name="ce13" office:value-type="float" office:value="933" calcext:value-type="float">
            <text:p>93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7_BinaryMutator</text:p>
          </table:table-cell>
          <table:table-cell table:style-name="ce13" table:formula="of:=[.D934]+[.B935]" office:value-type="float" office:value="39456" calcext:value-type="float">
            <text:p>39456</text:p>
          </table:table-cell>
          <table:table-cell table:style-name="ce15" table:formula="of:=[.B935]/[.$B$1]" office:value-type="float" office:value="1.38709677419355" calcext:value-type="float">
            <text:p>1,39</text:p>
          </table:table-cell>
          <table:table-cell table:style-name="ce15" table:formula="of:=[.F934]+[.E935]" office:value-type="float" office:value="1272.77419354841" calcext:value-type="float">
            <text:p>1272,77</text:p>
          </table:table-cell>
        </table:table-row>
        <table:table-row table:style-name="ro1">
          <table:table-cell table:style-name="ce13" office:value-type="float" office:value="934" calcext:value-type="float">
            <text:p>9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8_BinaryMutator</text:p>
          </table:table-cell>
          <table:table-cell table:style-name="ce13" table:formula="of:=[.D935]+[.B936]" office:value-type="float" office:value="39499" calcext:value-type="float">
            <text:p>39499</text:p>
          </table:table-cell>
          <table:table-cell table:style-name="ce15" table:formula="of:=[.B936]/[.$B$1]" office:value-type="float" office:value="1.38709677419355" calcext:value-type="float">
            <text:p>1,39</text:p>
          </table:table-cell>
          <table:table-cell table:style-name="ce15" table:formula="of:=[.F935]+[.E936]" office:value-type="float" office:value="1274.16129032261" calcext:value-type="float">
            <text:p>1274,16</text:p>
          </table:table-cell>
        </table:table-row>
        <table:table-row table:style-name="ro1">
          <table:table-cell table:style-name="ce13" office:value-type="float" office:value="935" calcext:value-type="float">
            <text:p>93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9_BinaryMutator</text:p>
          </table:table-cell>
          <table:table-cell table:style-name="ce13" table:formula="of:=[.D936]+[.B937]" office:value-type="float" office:value="39542" calcext:value-type="float">
            <text:p>39542</text:p>
          </table:table-cell>
          <table:table-cell table:style-name="ce15" table:formula="of:=[.B937]/[.$B$1]" office:value-type="float" office:value="1.38709677419355" calcext:value-type="float">
            <text:p>1,39</text:p>
          </table:table-cell>
          <table:table-cell table:style-name="ce15" table:formula="of:=[.F936]+[.E937]" office:value-type="float" office:value="1275.5483870968" calcext:value-type="float">
            <text:p>1275,55</text:p>
          </table:table-cell>
        </table:table-row>
        <table:table-row table:style-name="ro1">
          <table:table-cell table:style-name="ce13" office:value-type="float" office:value="936" calcext:value-type="float">
            <text:p>93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0_BinaryMutator</text:p>
          </table:table-cell>
          <table:table-cell table:style-name="ce13" table:formula="of:=[.D937]+[.B938]" office:value-type="float" office:value="39585" calcext:value-type="float">
            <text:p>39585</text:p>
          </table:table-cell>
          <table:table-cell table:style-name="ce15" table:formula="of:=[.B938]/[.$B$1]" office:value-type="float" office:value="1.38709677419355" calcext:value-type="float">
            <text:p>1,39</text:p>
          </table:table-cell>
          <table:table-cell table:style-name="ce15" table:formula="of:=[.F937]+[.E938]" office:value-type="float" office:value="1276.93548387099" calcext:value-type="float">
            <text:p>1276,94</text:p>
          </table:table-cell>
        </table:table-row>
        <table:table-row table:style-name="ro1">
          <table:table-cell table:style-name="ce13" office:value-type="float" office:value="937" calcext:value-type="float">
            <text:p>93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1_BinaryMutator</text:p>
          </table:table-cell>
          <table:table-cell table:style-name="ce13" table:formula="of:=[.D938]+[.B939]" office:value-type="float" office:value="39628" calcext:value-type="float">
            <text:p>39628</text:p>
          </table:table-cell>
          <table:table-cell table:style-name="ce15" table:formula="of:=[.B939]/[.$B$1]" office:value-type="float" office:value="1.38709677419355" calcext:value-type="float">
            <text:p>1,39</text:p>
          </table:table-cell>
          <table:table-cell table:style-name="ce15" table:formula="of:=[.F938]+[.E939]" office:value-type="float" office:value="1278.32258064519" calcext:value-type="float">
            <text:p>1278,32</text:p>
          </table:table-cell>
        </table:table-row>
        <table:table-row table:style-name="ro1">
          <table:table-cell table:style-name="ce13" office:value-type="float" office:value="938" calcext:value-type="float">
            <text:p>93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2_BinaryMutator</text:p>
          </table:table-cell>
          <table:table-cell table:style-name="ce13" table:formula="of:=[.D939]+[.B940]" office:value-type="float" office:value="39671" calcext:value-type="float">
            <text:p>39671</text:p>
          </table:table-cell>
          <table:table-cell table:style-name="ce15" table:formula="of:=[.B940]/[.$B$1]" office:value-type="float" office:value="1.38709677419355" calcext:value-type="float">
            <text:p>1,39</text:p>
          </table:table-cell>
          <table:table-cell table:style-name="ce15" table:formula="of:=[.F939]+[.E940]" office:value-type="float" office:value="1279.70967741938" calcext:value-type="float">
            <text:p>1279,71</text:p>
          </table:table-cell>
        </table:table-row>
        <table:table-row table:style-name="ro1">
          <table:table-cell table:style-name="ce13" office:value-type="float" office:value="939" calcext:value-type="float">
            <text:p>9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3_BinaryMutator</text:p>
          </table:table-cell>
          <table:table-cell table:style-name="ce13" table:formula="of:=[.D940]+[.B941]" office:value-type="float" office:value="39714" calcext:value-type="float">
            <text:p>39714</text:p>
          </table:table-cell>
          <table:table-cell table:style-name="ce15" table:formula="of:=[.B941]/[.$B$1]" office:value-type="float" office:value="1.38709677419355" calcext:value-type="float">
            <text:p>1,39</text:p>
          </table:table-cell>
          <table:table-cell table:style-name="ce15" table:formula="of:=[.F940]+[.E941]" office:value-type="float" office:value="1281.09677419357" calcext:value-type="float">
            <text:p>1281,10</text:p>
          </table:table-cell>
        </table:table-row>
        <table:table-row table:style-name="ro1">
          <table:table-cell table:style-name="ce13" office:value-type="float" office:value="940" calcext:value-type="float">
            <text:p>94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4_BinaryMutator</text:p>
          </table:table-cell>
          <table:table-cell table:style-name="ce13" table:formula="of:=[.D941]+[.B942]" office:value-type="float" office:value="39757" calcext:value-type="float">
            <text:p>39757</text:p>
          </table:table-cell>
          <table:table-cell table:style-name="ce15" table:formula="of:=[.B942]/[.$B$1]" office:value-type="float" office:value="1.38709677419355" calcext:value-type="float">
            <text:p>1,39</text:p>
          </table:table-cell>
          <table:table-cell table:style-name="ce15" table:formula="of:=[.F941]+[.E942]" office:value-type="float" office:value="1282.48387096777" calcext:value-type="float">
            <text:p>1282,48</text:p>
          </table:table-cell>
        </table:table-row>
        <table:table-row table:style-name="ro1">
          <table:table-cell table:style-name="ce13" office:value-type="float" office:value="941" calcext:value-type="float">
            <text:p>94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5_BinaryMutator</text:p>
          </table:table-cell>
          <table:table-cell table:style-name="ce13" table:formula="of:=[.D942]+[.B943]" office:value-type="float" office:value="39800" calcext:value-type="float">
            <text:p>39800</text:p>
          </table:table-cell>
          <table:table-cell table:style-name="ce15" table:formula="of:=[.B943]/[.$B$1]" office:value-type="float" office:value="1.38709677419355" calcext:value-type="float">
            <text:p>1,39</text:p>
          </table:table-cell>
          <table:table-cell table:style-name="ce15" table:formula="of:=[.F942]+[.E943]" office:value-type="float" office:value="1283.87096774196" calcext:value-type="float">
            <text:p>1283,87</text:p>
          </table:table-cell>
        </table:table-row>
        <table:table-row table:style-name="ro1">
          <table:table-cell table:style-name="ce13" office:value-type="float" office:value="942" calcext:value-type="float">
            <text:p>9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6_BinaryMutator</text:p>
          </table:table-cell>
          <table:table-cell table:style-name="ce13" table:formula="of:=[.D943]+[.B944]" office:value-type="float" office:value="39843" calcext:value-type="float">
            <text:p>39843</text:p>
          </table:table-cell>
          <table:table-cell table:style-name="ce15" table:formula="of:=[.B944]/[.$B$1]" office:value-type="float" office:value="1.38709677419355" calcext:value-type="float">
            <text:p>1,39</text:p>
          </table:table-cell>
          <table:table-cell table:style-name="ce15" table:formula="of:=[.F943]+[.E944]" office:value-type="float" office:value="1285.25806451615" calcext:value-type="float">
            <text:p>1285,26</text:p>
          </table:table-cell>
        </table:table-row>
        <table:table-row table:style-name="ro1">
          <table:table-cell table:style-name="ce13" office:value-type="float" office:value="943" calcext:value-type="float">
            <text:p>94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7_BinaryMutator</text:p>
          </table:table-cell>
          <table:table-cell table:style-name="ce13" table:formula="of:=[.D944]+[.B945]" office:value-type="float" office:value="39886" calcext:value-type="float">
            <text:p>39886</text:p>
          </table:table-cell>
          <table:table-cell table:style-name="ce15" table:formula="of:=[.B945]/[.$B$1]" office:value-type="float" office:value="1.38709677419355" calcext:value-type="float">
            <text:p>1,39</text:p>
          </table:table-cell>
          <table:table-cell table:style-name="ce15" table:formula="of:=[.F944]+[.E945]" office:value-type="float" office:value="1286.64516129035" calcext:value-type="float">
            <text:p>1286,65</text:p>
          </table:table-cell>
        </table:table-row>
        <table:table-row table:style-name="ro1">
          <table:table-cell table:style-name="ce13" office:value-type="float" office:value="944" calcext:value-type="float">
            <text:p>94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8_BinaryMutator</text:p>
          </table:table-cell>
          <table:table-cell table:style-name="ce13" table:formula="of:=[.D945]+[.B946]" office:value-type="float" office:value="39929" calcext:value-type="float">
            <text:p>39929</text:p>
          </table:table-cell>
          <table:table-cell table:style-name="ce15" table:formula="of:=[.B946]/[.$B$1]" office:value-type="float" office:value="1.38709677419355" calcext:value-type="float">
            <text:p>1,39</text:p>
          </table:table-cell>
          <table:table-cell table:style-name="ce15" table:formula="of:=[.F945]+[.E946]" office:value-type="float" office:value="1288.03225806454" calcext:value-type="float">
            <text:p>1288,03</text:p>
          </table:table-cell>
        </table:table-row>
        <table:table-row table:style-name="ro1">
          <table:table-cell table:style-name="ce13" office:value-type="float" office:value="945" calcext:value-type="float">
            <text:p>94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29_BinaryMutator</text:p>
          </table:table-cell>
          <table:table-cell table:style-name="ce13" table:formula="of:=[.D946]+[.B947]" office:value-type="float" office:value="39972" calcext:value-type="float">
            <text:p>39972</text:p>
          </table:table-cell>
          <table:table-cell table:style-name="ce15" table:formula="of:=[.B947]/[.$B$1]" office:value-type="float" office:value="1.38709677419355" calcext:value-type="float">
            <text:p>1,39</text:p>
          </table:table-cell>
          <table:table-cell table:style-name="ce15" table:formula="of:=[.F946]+[.E947]" office:value-type="float" office:value="1289.41935483874" calcext:value-type="float">
            <text:p>1289,42</text:p>
          </table:table-cell>
        </table:table-row>
        <table:table-row table:style-name="ro1">
          <table:table-cell table:style-name="ce13" office:value-type="float" office:value="946" calcext:value-type="float">
            <text:p>94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0_BinaryMutator</text:p>
          </table:table-cell>
          <table:table-cell table:style-name="ce13" table:formula="of:=[.D947]+[.B948]" office:value-type="float" office:value="40015" calcext:value-type="float">
            <text:p>40015</text:p>
          </table:table-cell>
          <table:table-cell table:style-name="ce15" table:formula="of:=[.B948]/[.$B$1]" office:value-type="float" office:value="1.38709677419355" calcext:value-type="float">
            <text:p>1,39</text:p>
          </table:table-cell>
          <table:table-cell table:style-name="ce15" table:formula="of:=[.F947]+[.E948]" office:value-type="float" office:value="1290.80645161293" calcext:value-type="float">
            <text:p>1290,81</text:p>
          </table:table-cell>
        </table:table-row>
        <table:table-row table:style-name="ro1">
          <table:table-cell table:style-name="ce13" office:value-type="float" office:value="947" calcext:value-type="float">
            <text:p>94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1_BinaryMutator</text:p>
          </table:table-cell>
          <table:table-cell table:style-name="ce13" table:formula="of:=[.D948]+[.B949]" office:value-type="float" office:value="40058" calcext:value-type="float">
            <text:p>40058</text:p>
          </table:table-cell>
          <table:table-cell table:style-name="ce15" table:formula="of:=[.B949]/[.$B$1]" office:value-type="float" office:value="1.38709677419355" calcext:value-type="float">
            <text:p>1,39</text:p>
          </table:table-cell>
          <table:table-cell table:style-name="ce15" table:formula="of:=[.F948]+[.E949]" office:value-type="float" office:value="1292.19354838712" calcext:value-type="float">
            <text:p>1292,19</text:p>
          </table:table-cell>
        </table:table-row>
        <table:table-row table:style-name="ro1">
          <table:table-cell table:style-name="ce13" office:value-type="float" office:value="948" calcext:value-type="float">
            <text:p>94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2_BinaryMutator</text:p>
          </table:table-cell>
          <table:table-cell table:style-name="ce13" table:formula="of:=[.D949]+[.B950]" office:value-type="float" office:value="40101" calcext:value-type="float">
            <text:p>40101</text:p>
          </table:table-cell>
          <table:table-cell table:style-name="ce15" table:formula="of:=[.B950]/[.$B$1]" office:value-type="float" office:value="1.38709677419355" calcext:value-type="float">
            <text:p>1,39</text:p>
          </table:table-cell>
          <table:table-cell table:style-name="ce15" table:formula="of:=[.F949]+[.E950]" office:value-type="float" office:value="1293.58064516132" calcext:value-type="float">
            <text:p>1293,58</text:p>
          </table:table-cell>
        </table:table-row>
        <table:table-row table:style-name="ro1">
          <table:table-cell table:style-name="ce13" office:value-type="float" office:value="949" calcext:value-type="float">
            <text:p>94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3_BinaryMutator</text:p>
          </table:table-cell>
          <table:table-cell table:style-name="ce13" table:formula="of:=[.D950]+[.B951]" office:value-type="float" office:value="40144" calcext:value-type="float">
            <text:p>40144</text:p>
          </table:table-cell>
          <table:table-cell table:style-name="ce15" table:formula="of:=[.B951]/[.$B$1]" office:value-type="float" office:value="1.38709677419355" calcext:value-type="float">
            <text:p>1,39</text:p>
          </table:table-cell>
          <table:table-cell table:style-name="ce15" table:formula="of:=[.F950]+[.E951]" office:value-type="float" office:value="1294.96774193551" calcext:value-type="float">
            <text:p>1294,97</text:p>
          </table:table-cell>
        </table:table-row>
        <table:table-row table:style-name="ro1">
          <table:table-cell table:style-name="ce13" office:value-type="float" office:value="950" calcext:value-type="float">
            <text:p>95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4_BinaryMutator</text:p>
          </table:table-cell>
          <table:table-cell table:style-name="ce13" table:formula="of:=[.D951]+[.B952]" office:value-type="float" office:value="40187" calcext:value-type="float">
            <text:p>40187</text:p>
          </table:table-cell>
          <table:table-cell table:style-name="ce15" table:formula="of:=[.B952]/[.$B$1]" office:value-type="float" office:value="1.38709677419355" calcext:value-type="float">
            <text:p>1,39</text:p>
          </table:table-cell>
          <table:table-cell table:style-name="ce15" table:formula="of:=[.F951]+[.E952]" office:value-type="float" office:value="1296.3548387097" calcext:value-type="float">
            <text:p>1296,35</text:p>
          </table:table-cell>
        </table:table-row>
        <table:table-row table:style-name="ro1">
          <table:table-cell table:style-name="ce13" office:value-type="float" office:value="951" calcext:value-type="float">
            <text:p>95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5_BinaryMutator</text:p>
          </table:table-cell>
          <table:table-cell table:style-name="ce13" table:formula="of:=[.D952]+[.B953]" office:value-type="float" office:value="40230" calcext:value-type="float">
            <text:p>40230</text:p>
          </table:table-cell>
          <table:table-cell table:style-name="ce15" table:formula="of:=[.B953]/[.$B$1]" office:value-type="float" office:value="1.38709677419355" calcext:value-type="float">
            <text:p>1,39</text:p>
          </table:table-cell>
          <table:table-cell table:style-name="ce15" table:formula="of:=[.F952]+[.E953]" office:value-type="float" office:value="1297.7419354839" calcext:value-type="float">
            <text:p>1297,74</text:p>
          </table:table-cell>
        </table:table-row>
        <table:table-row table:style-name="ro1">
          <table:table-cell table:style-name="ce13" office:value-type="float" office:value="952" calcext:value-type="float">
            <text:p>95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6_BinaryMutator</text:p>
          </table:table-cell>
          <table:table-cell table:style-name="ce13" table:formula="of:=[.D953]+[.B954]" office:value-type="float" office:value="40273" calcext:value-type="float">
            <text:p>40273</text:p>
          </table:table-cell>
          <table:table-cell table:style-name="ce15" table:formula="of:=[.B954]/[.$B$1]" office:value-type="float" office:value="1.38709677419355" calcext:value-type="float">
            <text:p>1,39</text:p>
          </table:table-cell>
          <table:table-cell table:style-name="ce15" table:formula="of:=[.F953]+[.E954]" office:value-type="float" office:value="1299.12903225809" calcext:value-type="float">
            <text:p>1299,13</text:p>
          </table:table-cell>
        </table:table-row>
        <table:table-row table:style-name="ro1">
          <table:table-cell table:style-name="ce13" office:value-type="float" office:value="953" calcext:value-type="float">
            <text:p>95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7_BinaryMutator</text:p>
          </table:table-cell>
          <table:table-cell table:style-name="ce13" table:formula="of:=[.D954]+[.B955]" office:value-type="float" office:value="40316" calcext:value-type="float">
            <text:p>40316</text:p>
          </table:table-cell>
          <table:table-cell table:style-name="ce15" table:formula="of:=[.B955]/[.$B$1]" office:value-type="float" office:value="1.38709677419355" calcext:value-type="float">
            <text:p>1,39</text:p>
          </table:table-cell>
          <table:table-cell table:style-name="ce15" table:formula="of:=[.F954]+[.E955]" office:value-type="float" office:value="1300.51612903229" calcext:value-type="float">
            <text:p>1300,52</text:p>
          </table:table-cell>
        </table:table-row>
        <table:table-row table:style-name="ro1">
          <table:table-cell table:style-name="ce13" office:value-type="float" office:value="954" calcext:value-type="float">
            <text:p>95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8_BinaryMutator</text:p>
          </table:table-cell>
          <table:table-cell table:style-name="ce13" table:formula="of:=[.D955]+[.B956]" office:value-type="float" office:value="40359" calcext:value-type="float">
            <text:p>40359</text:p>
          </table:table-cell>
          <table:table-cell table:style-name="ce15" table:formula="of:=[.B956]/[.$B$1]" office:value-type="float" office:value="1.38709677419355" calcext:value-type="float">
            <text:p>1,39</text:p>
          </table:table-cell>
          <table:table-cell table:style-name="ce15" table:formula="of:=[.F955]+[.E956]" office:value-type="float" office:value="1301.90322580648" calcext:value-type="float">
            <text:p>1301,90</text:p>
          </table:table-cell>
        </table:table-row>
        <table:table-row table:style-name="ro1">
          <table:table-cell table:style-name="ce13" office:value-type="float" office:value="955" calcext:value-type="float">
            <text:p>95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39_BinaryMutator</text:p>
          </table:table-cell>
          <table:table-cell table:style-name="ce13" table:formula="of:=[.D956]+[.B957]" office:value-type="float" office:value="40402" calcext:value-type="float">
            <text:p>40402</text:p>
          </table:table-cell>
          <table:table-cell table:style-name="ce15" table:formula="of:=[.B957]/[.$B$1]" office:value-type="float" office:value="1.38709677419355" calcext:value-type="float">
            <text:p>1,39</text:p>
          </table:table-cell>
          <table:table-cell table:style-name="ce15" table:formula="of:=[.F956]+[.E957]" office:value-type="float" office:value="1303.29032258067" calcext:value-type="float">
            <text:p>1303,29</text:p>
          </table:table-cell>
        </table:table-row>
        <table:table-row table:style-name="ro1">
          <table:table-cell table:style-name="ce13" office:value-type="float" office:value="956" calcext:value-type="float">
            <text:p>95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0_BinaryMutator</text:p>
          </table:table-cell>
          <table:table-cell table:style-name="ce13" table:formula="of:=[.D957]+[.B958]" office:value-type="float" office:value="40445" calcext:value-type="float">
            <text:p>40445</text:p>
          </table:table-cell>
          <table:table-cell table:style-name="ce15" table:formula="of:=[.B958]/[.$B$1]" office:value-type="float" office:value="1.38709677419355" calcext:value-type="float">
            <text:p>1,39</text:p>
          </table:table-cell>
          <table:table-cell table:style-name="ce15" table:formula="of:=[.F957]+[.E958]" office:value-type="float" office:value="1304.67741935487" calcext:value-type="float">
            <text:p>1304,68</text:p>
          </table:table-cell>
        </table:table-row>
        <table:table-row table:style-name="ro1">
          <table:table-cell table:style-name="ce13" office:value-type="float" office:value="957" calcext:value-type="float">
            <text:p>95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1_BinaryMutator</text:p>
          </table:table-cell>
          <table:table-cell table:style-name="ce13" table:formula="of:=[.D958]+[.B959]" office:value-type="float" office:value="40488" calcext:value-type="float">
            <text:p>40488</text:p>
          </table:table-cell>
          <table:table-cell table:style-name="ce15" table:formula="of:=[.B959]/[.$B$1]" office:value-type="float" office:value="1.38709677419355" calcext:value-type="float">
            <text:p>1,39</text:p>
          </table:table-cell>
          <table:table-cell table:style-name="ce15" table:formula="of:=[.F958]+[.E959]" office:value-type="float" office:value="1306.06451612906" calcext:value-type="float">
            <text:p>1306,06</text:p>
          </table:table-cell>
        </table:table-row>
        <table:table-row table:style-name="ro1">
          <table:table-cell table:style-name="ce13" office:value-type="float" office:value="958" calcext:value-type="float">
            <text:p>95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2_BinaryMutator</text:p>
          </table:table-cell>
          <table:table-cell table:style-name="ce13" table:formula="of:=[.D959]+[.B960]" office:value-type="float" office:value="40531" calcext:value-type="float">
            <text:p>40531</text:p>
          </table:table-cell>
          <table:table-cell table:style-name="ce15" table:formula="of:=[.B960]/[.$B$1]" office:value-type="float" office:value="1.38709677419355" calcext:value-type="float">
            <text:p>1,39</text:p>
          </table:table-cell>
          <table:table-cell table:style-name="ce15" table:formula="of:=[.F959]+[.E960]" office:value-type="float" office:value="1307.45161290325" calcext:value-type="float">
            <text:p>1307,45</text:p>
          </table:table-cell>
        </table:table-row>
        <table:table-row table:style-name="ro1">
          <table:table-cell table:style-name="ce13" office:value-type="float" office:value="959" calcext:value-type="float">
            <text:p>95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3_BinaryMutator</text:p>
          </table:table-cell>
          <table:table-cell table:style-name="ce13" table:formula="of:=[.D960]+[.B961]" office:value-type="float" office:value="40574" calcext:value-type="float">
            <text:p>40574</text:p>
          </table:table-cell>
          <table:table-cell table:style-name="ce15" table:formula="of:=[.B961]/[.$B$1]" office:value-type="float" office:value="1.38709677419355" calcext:value-type="float">
            <text:p>1,39</text:p>
          </table:table-cell>
          <table:table-cell table:style-name="ce15" table:formula="of:=[.F960]+[.E961]" office:value-type="float" office:value="1308.83870967745" calcext:value-type="float">
            <text:p>1308,84</text:p>
          </table:table-cell>
        </table:table-row>
        <table:table-row table:style-name="ro1">
          <table:table-cell table:style-name="ce13" office:value-type="float" office:value="960" calcext:value-type="float">
            <text:p>96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4_BinaryMutator</text:p>
          </table:table-cell>
          <table:table-cell table:style-name="ce13" table:formula="of:=[.D961]+[.B962]" office:value-type="float" office:value="40617" calcext:value-type="float">
            <text:p>40617</text:p>
          </table:table-cell>
          <table:table-cell table:style-name="ce15" table:formula="of:=[.B962]/[.$B$1]" office:value-type="float" office:value="1.38709677419355" calcext:value-type="float">
            <text:p>1,39</text:p>
          </table:table-cell>
          <table:table-cell table:style-name="ce15" table:formula="of:=[.F961]+[.E962]" office:value-type="float" office:value="1310.22580645164" calcext:value-type="float">
            <text:p>1310,23</text:p>
          </table:table-cell>
        </table:table-row>
        <table:table-row table:style-name="ro1">
          <table:table-cell table:style-name="ce13" office:value-type="float" office:value="961" calcext:value-type="float">
            <text:p>96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5_BinaryMutator</text:p>
          </table:table-cell>
          <table:table-cell table:style-name="ce13" table:formula="of:=[.D962]+[.B963]" office:value-type="float" office:value="40660" calcext:value-type="float">
            <text:p>40660</text:p>
          </table:table-cell>
          <table:table-cell table:style-name="ce15" table:formula="of:=[.B963]/[.$B$1]" office:value-type="float" office:value="1.38709677419355" calcext:value-type="float">
            <text:p>1,39</text:p>
          </table:table-cell>
          <table:table-cell table:style-name="ce15" table:formula="of:=[.F962]+[.E963]" office:value-type="float" office:value="1311.61290322583" calcext:value-type="float">
            <text:p>1311,61</text:p>
          </table:table-cell>
        </table:table-row>
        <table:table-row table:style-name="ro1">
          <table:table-cell table:style-name="ce13" office:value-type="float" office:value="962" calcext:value-type="float">
            <text:p>96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6_BinaryMutator</text:p>
          </table:table-cell>
          <table:table-cell table:style-name="ce13" table:formula="of:=[.D963]+[.B964]" office:value-type="float" office:value="40703" calcext:value-type="float">
            <text:p>40703</text:p>
          </table:table-cell>
          <table:table-cell table:style-name="ce15" table:formula="of:=[.B964]/[.$B$1]" office:value-type="float" office:value="1.38709677419355" calcext:value-type="float">
            <text:p>1,39</text:p>
          </table:table-cell>
          <table:table-cell table:style-name="ce15" table:formula="of:=[.F963]+[.E964]" office:value-type="float" office:value="1313.00000000003" calcext:value-type="float">
            <text:p>1313,00</text:p>
          </table:table-cell>
        </table:table-row>
        <table:table-row table:style-name="ro1">
          <table:table-cell table:style-name="ce13" office:value-type="float" office:value="963" calcext:value-type="float">
            <text:p>96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7_BinaryMutator</text:p>
          </table:table-cell>
          <table:table-cell table:style-name="ce13" table:formula="of:=[.D964]+[.B965]" office:value-type="float" office:value="40746" calcext:value-type="float">
            <text:p>40746</text:p>
          </table:table-cell>
          <table:table-cell table:style-name="ce15" table:formula="of:=[.B965]/[.$B$1]" office:value-type="float" office:value="1.38709677419355" calcext:value-type="float">
            <text:p>1,39</text:p>
          </table:table-cell>
          <table:table-cell table:style-name="ce15" table:formula="of:=[.F964]+[.E965]" office:value-type="float" office:value="1314.38709677422" calcext:value-type="float">
            <text:p>1314,39</text:p>
          </table:table-cell>
        </table:table-row>
        <table:table-row table:style-name="ro1">
          <table:table-cell table:style-name="ce13" office:value-type="float" office:value="964" calcext:value-type="float">
            <text:p>96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8_BinaryMutator</text:p>
          </table:table-cell>
          <table:table-cell table:style-name="ce13" table:formula="of:=[.D965]+[.B966]" office:value-type="float" office:value="40789" calcext:value-type="float">
            <text:p>40789</text:p>
          </table:table-cell>
          <table:table-cell table:style-name="ce15" table:formula="of:=[.B966]/[.$B$1]" office:value-type="float" office:value="1.38709677419355" calcext:value-type="float">
            <text:p>1,39</text:p>
          </table:table-cell>
          <table:table-cell table:style-name="ce15" table:formula="of:=[.F965]+[.E966]" office:value-type="float" office:value="1315.77419354842" calcext:value-type="float">
            <text:p>1315,77</text:p>
          </table:table-cell>
        </table:table-row>
        <table:table-row table:style-name="ro1">
          <table:table-cell table:style-name="ce13" office:value-type="float" office:value="965" calcext:value-type="float">
            <text:p>96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49_BinaryMutator</text:p>
          </table:table-cell>
          <table:table-cell table:style-name="ce13" table:formula="of:=[.D966]+[.B967]" office:value-type="float" office:value="40832" calcext:value-type="float">
            <text:p>40832</text:p>
          </table:table-cell>
          <table:table-cell table:style-name="ce15" table:formula="of:=[.B967]/[.$B$1]" office:value-type="float" office:value="1.38709677419355" calcext:value-type="float">
            <text:p>1,39</text:p>
          </table:table-cell>
          <table:table-cell table:style-name="ce15" table:formula="of:=[.F966]+[.E967]" office:value-type="float" office:value="1317.16129032261" calcext:value-type="float">
            <text:p>1317,16</text:p>
          </table:table-cell>
        </table:table-row>
        <table:table-row table:style-name="ro1">
          <table:table-cell table:style-name="ce13" office:value-type="float" office:value="966" calcext:value-type="float">
            <text:p>96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0_BinaryMutator</text:p>
          </table:table-cell>
          <table:table-cell table:style-name="ce13" table:formula="of:=[.D967]+[.B968]" office:value-type="float" office:value="40875" calcext:value-type="float">
            <text:p>40875</text:p>
          </table:table-cell>
          <table:table-cell table:style-name="ce15" table:formula="of:=[.B968]/[.$B$1]" office:value-type="float" office:value="1.38709677419355" calcext:value-type="float">
            <text:p>1,39</text:p>
          </table:table-cell>
          <table:table-cell table:style-name="ce15" table:formula="of:=[.F967]+[.E968]" office:value-type="float" office:value="1318.5483870968" calcext:value-type="float">
            <text:p>1318,55</text:p>
          </table:table-cell>
        </table:table-row>
        <table:table-row table:style-name="ro1">
          <table:table-cell table:style-name="ce13" office:value-type="float" office:value="967" calcext:value-type="float">
            <text:p>96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1_BinaryMutator</text:p>
          </table:table-cell>
          <table:table-cell table:style-name="ce13" table:formula="of:=[.D968]+[.B969]" office:value-type="float" office:value="40918" calcext:value-type="float">
            <text:p>40918</text:p>
          </table:table-cell>
          <table:table-cell table:style-name="ce15" table:formula="of:=[.B969]/[.$B$1]" office:value-type="float" office:value="1.38709677419355" calcext:value-type="float">
            <text:p>1,39</text:p>
          </table:table-cell>
          <table:table-cell table:style-name="ce15" table:formula="of:=[.F968]+[.E969]" office:value-type="float" office:value="1319.935483871" calcext:value-type="float">
            <text:p>1319,94</text:p>
          </table:table-cell>
        </table:table-row>
        <table:table-row table:style-name="ro1">
          <table:table-cell table:style-name="ce13" office:value-type="float" office:value="968" calcext:value-type="float">
            <text:p>96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2_BinaryMutator</text:p>
          </table:table-cell>
          <table:table-cell table:style-name="ce13" table:formula="of:=[.D969]+[.B970]" office:value-type="float" office:value="40961" calcext:value-type="float">
            <text:p>40961</text:p>
          </table:table-cell>
          <table:table-cell table:style-name="ce15" table:formula="of:=[.B970]/[.$B$1]" office:value-type="float" office:value="1.38709677419355" calcext:value-type="float">
            <text:p>1,39</text:p>
          </table:table-cell>
          <table:table-cell table:style-name="ce15" table:formula="of:=[.F969]+[.E970]" office:value-type="float" office:value="1321.32258064519" calcext:value-type="float">
            <text:p>1321,32</text:p>
          </table:table-cell>
        </table:table-row>
        <table:table-row table:style-name="ro1">
          <table:table-cell table:style-name="ce13" office:value-type="float" office:value="969" calcext:value-type="float">
            <text:p>96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3_BinaryMutator</text:p>
          </table:table-cell>
          <table:table-cell table:style-name="ce13" table:formula="of:=[.D970]+[.B971]" office:value-type="float" office:value="41004" calcext:value-type="float">
            <text:p>41004</text:p>
          </table:table-cell>
          <table:table-cell table:style-name="ce15" table:formula="of:=[.B971]/[.$B$1]" office:value-type="float" office:value="1.38709677419355" calcext:value-type="float">
            <text:p>1,39</text:p>
          </table:table-cell>
          <table:table-cell table:style-name="ce15" table:formula="of:=[.F970]+[.E971]" office:value-type="float" office:value="1322.70967741938" calcext:value-type="float">
            <text:p>1322,71</text:p>
          </table:table-cell>
        </table:table-row>
        <table:table-row table:style-name="ro1">
          <table:table-cell table:style-name="ce13" office:value-type="float" office:value="970" calcext:value-type="float">
            <text:p>97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4_BinaryMutator</text:p>
          </table:table-cell>
          <table:table-cell table:style-name="ce13" table:formula="of:=[.D971]+[.B972]" office:value-type="float" office:value="41047" calcext:value-type="float">
            <text:p>41047</text:p>
          </table:table-cell>
          <table:table-cell table:style-name="ce15" table:formula="of:=[.B972]/[.$B$1]" office:value-type="float" office:value="1.38709677419355" calcext:value-type="float">
            <text:p>1,39</text:p>
          </table:table-cell>
          <table:table-cell table:style-name="ce15" table:formula="of:=[.F971]+[.E972]" office:value-type="float" office:value="1324.09677419358" calcext:value-type="float">
            <text:p>1324,10</text:p>
          </table:table-cell>
        </table:table-row>
        <table:table-row table:style-name="ro1">
          <table:table-cell table:style-name="ce13" office:value-type="float" office:value="971" calcext:value-type="float">
            <text:p>97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5_BinaryMutator</text:p>
          </table:table-cell>
          <table:table-cell table:style-name="ce13" table:formula="of:=[.D972]+[.B973]" office:value-type="float" office:value="41090" calcext:value-type="float">
            <text:p>41090</text:p>
          </table:table-cell>
          <table:table-cell table:style-name="ce15" table:formula="of:=[.B973]/[.$B$1]" office:value-type="float" office:value="1.38709677419355" calcext:value-type="float">
            <text:p>1,39</text:p>
          </table:table-cell>
          <table:table-cell table:style-name="ce15" table:formula="of:=[.F972]+[.E973]" office:value-type="float" office:value="1325.48387096777" calcext:value-type="float">
            <text:p>1325,48</text:p>
          </table:table-cell>
        </table:table-row>
        <table:table-row table:style-name="ro1">
          <table:table-cell table:style-name="ce13" office:value-type="float" office:value="972" calcext:value-type="float">
            <text:p>97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6_BinaryMutator</text:p>
          </table:table-cell>
          <table:table-cell table:style-name="ce13" table:formula="of:=[.D973]+[.B974]" office:value-type="float" office:value="41133" calcext:value-type="float">
            <text:p>41133</text:p>
          </table:table-cell>
          <table:table-cell table:style-name="ce15" table:formula="of:=[.B974]/[.$B$1]" office:value-type="float" office:value="1.38709677419355" calcext:value-type="float">
            <text:p>1,39</text:p>
          </table:table-cell>
          <table:table-cell table:style-name="ce15" table:formula="of:=[.F973]+[.E974]" office:value-type="float" office:value="1326.87096774196" calcext:value-type="float">
            <text:p>1326,87</text:p>
          </table:table-cell>
        </table:table-row>
        <table:table-row table:style-name="ro1">
          <table:table-cell table:style-name="ce13" office:value-type="float" office:value="973" calcext:value-type="float">
            <text:p>97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7_BinaryMutator</text:p>
          </table:table-cell>
          <table:table-cell table:style-name="ce13" table:formula="of:=[.D974]+[.B975]" office:value-type="float" office:value="41176" calcext:value-type="float">
            <text:p>41176</text:p>
          </table:table-cell>
          <table:table-cell table:style-name="ce15" table:formula="of:=[.B975]/[.$B$1]" office:value-type="float" office:value="1.38709677419355" calcext:value-type="float">
            <text:p>1,39</text:p>
          </table:table-cell>
          <table:table-cell table:style-name="ce15" table:formula="of:=[.F974]+[.E975]" office:value-type="float" office:value="1328.25806451616" calcext:value-type="float">
            <text:p>1328,26</text:p>
          </table:table-cell>
        </table:table-row>
        <table:table-row table:style-name="ro1">
          <table:table-cell table:style-name="ce13" office:value-type="float" office:value="974" calcext:value-type="float">
            <text:p>97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8_BinaryMutator</text:p>
          </table:table-cell>
          <table:table-cell table:style-name="ce13" table:formula="of:=[.D975]+[.B976]" office:value-type="float" office:value="41219" calcext:value-type="float">
            <text:p>41219</text:p>
          </table:table-cell>
          <table:table-cell table:style-name="ce15" table:formula="of:=[.B976]/[.$B$1]" office:value-type="float" office:value="1.38709677419355" calcext:value-type="float">
            <text:p>1,39</text:p>
          </table:table-cell>
          <table:table-cell table:style-name="ce15" table:formula="of:=[.F975]+[.E976]" office:value-type="float" office:value="1329.64516129035" calcext:value-type="float">
            <text:p>1329,65</text:p>
          </table:table-cell>
        </table:table-row>
        <table:table-row table:style-name="ro1">
          <table:table-cell table:style-name="ce13" office:value-type="float" office:value="975" calcext:value-type="float">
            <text:p>97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59_BinaryMutator</text:p>
          </table:table-cell>
          <table:table-cell table:style-name="ce13" table:formula="of:=[.D976]+[.B977]" office:value-type="float" office:value="41262" calcext:value-type="float">
            <text:p>41262</text:p>
          </table:table-cell>
          <table:table-cell table:style-name="ce15" table:formula="of:=[.B977]/[.$B$1]" office:value-type="float" office:value="1.38709677419355" calcext:value-type="float">
            <text:p>1,39</text:p>
          </table:table-cell>
          <table:table-cell table:style-name="ce15" table:formula="of:=[.F976]+[.E977]" office:value-type="float" office:value="1331.03225806455" calcext:value-type="float">
            <text:p>1331,03</text:p>
          </table:table-cell>
        </table:table-row>
        <table:table-row table:style-name="ro1">
          <table:table-cell table:style-name="ce13" office:value-type="float" office:value="976" calcext:value-type="float">
            <text:p>97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0_BinaryMutator</text:p>
          </table:table-cell>
          <table:table-cell table:style-name="ce13" table:formula="of:=[.D977]+[.B978]" office:value-type="float" office:value="41305" calcext:value-type="float">
            <text:p>41305</text:p>
          </table:table-cell>
          <table:table-cell table:style-name="ce15" table:formula="of:=[.B978]/[.$B$1]" office:value-type="float" office:value="1.38709677419355" calcext:value-type="float">
            <text:p>1,39</text:p>
          </table:table-cell>
          <table:table-cell table:style-name="ce15" table:formula="of:=[.F977]+[.E978]" office:value-type="float" office:value="1332.41935483874" calcext:value-type="float">
            <text:p>1332,42</text:p>
          </table:table-cell>
        </table:table-row>
        <table:table-row table:style-name="ro1">
          <table:table-cell table:style-name="ce13" office:value-type="float" office:value="977" calcext:value-type="float">
            <text:p>97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1_BinaryMutator</text:p>
          </table:table-cell>
          <table:table-cell table:style-name="ce13" table:formula="of:=[.D978]+[.B979]" office:value-type="float" office:value="41348" calcext:value-type="float">
            <text:p>41348</text:p>
          </table:table-cell>
          <table:table-cell table:style-name="ce15" table:formula="of:=[.B979]/[.$B$1]" office:value-type="float" office:value="1.38709677419355" calcext:value-type="float">
            <text:p>1,39</text:p>
          </table:table-cell>
          <table:table-cell table:style-name="ce15" table:formula="of:=[.F978]+[.E979]" office:value-type="float" office:value="1333.80645161293" calcext:value-type="float">
            <text:p>1333,81</text:p>
          </table:table-cell>
        </table:table-row>
        <table:table-row table:style-name="ro1">
          <table:table-cell table:style-name="ce13" office:value-type="float" office:value="978" calcext:value-type="float">
            <text:p>97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2_BinaryMutator</text:p>
          </table:table-cell>
          <table:table-cell table:style-name="ce13" table:formula="of:=[.D979]+[.B980]" office:value-type="float" office:value="41391" calcext:value-type="float">
            <text:p>41391</text:p>
          </table:table-cell>
          <table:table-cell table:style-name="ce15" table:formula="of:=[.B980]/[.$B$1]" office:value-type="float" office:value="1.38709677419355" calcext:value-type="float">
            <text:p>1,39</text:p>
          </table:table-cell>
          <table:table-cell table:style-name="ce15" table:formula="of:=[.F979]+[.E980]" office:value-type="float" office:value="1335.19354838713" calcext:value-type="float">
            <text:p>1335,19</text:p>
          </table:table-cell>
        </table:table-row>
        <table:table-row table:style-name="ro1">
          <table:table-cell table:style-name="ce13" office:value-type="float" office:value="979" calcext:value-type="float">
            <text:p>97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3_BinaryMutator</text:p>
          </table:table-cell>
          <table:table-cell table:style-name="ce13" table:formula="of:=[.D980]+[.B981]" office:value-type="float" office:value="41434" calcext:value-type="float">
            <text:p>41434</text:p>
          </table:table-cell>
          <table:table-cell table:style-name="ce15" table:formula="of:=[.B981]/[.$B$1]" office:value-type="float" office:value="1.38709677419355" calcext:value-type="float">
            <text:p>1,39</text:p>
          </table:table-cell>
          <table:table-cell table:style-name="ce15" table:formula="of:=[.F980]+[.E981]" office:value-type="float" office:value="1336.58064516132" calcext:value-type="float">
            <text:p>1336,58</text:p>
          </table:table-cell>
        </table:table-row>
        <table:table-row table:style-name="ro1">
          <table:table-cell table:style-name="ce13" office:value-type="float" office:value="980" calcext:value-type="float">
            <text:p>98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4_BinaryMutator</text:p>
          </table:table-cell>
          <table:table-cell table:style-name="ce13" table:formula="of:=[.D981]+[.B982]" office:value-type="float" office:value="41477" calcext:value-type="float">
            <text:p>41477</text:p>
          </table:table-cell>
          <table:table-cell table:style-name="ce15" table:formula="of:=[.B982]/[.$B$1]" office:value-type="float" office:value="1.38709677419355" calcext:value-type="float">
            <text:p>1,39</text:p>
          </table:table-cell>
          <table:table-cell table:style-name="ce15" table:formula="of:=[.F981]+[.E982]" office:value-type="float" office:value="1337.96774193551" calcext:value-type="float">
            <text:p>1337,97</text:p>
          </table:table-cell>
        </table:table-row>
        <table:table-row table:style-name="ro1">
          <table:table-cell table:style-name="ce13" office:value-type="float" office:value="981" calcext:value-type="float">
            <text:p>98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5_BinaryMutator</text:p>
          </table:table-cell>
          <table:table-cell table:style-name="ce13" table:formula="of:=[.D982]+[.B983]" office:value-type="float" office:value="41520" calcext:value-type="float">
            <text:p>41520</text:p>
          </table:table-cell>
          <table:table-cell table:style-name="ce15" table:formula="of:=[.B983]/[.$B$1]" office:value-type="float" office:value="1.38709677419355" calcext:value-type="float">
            <text:p>1,39</text:p>
          </table:table-cell>
          <table:table-cell table:style-name="ce15" table:formula="of:=[.F982]+[.E983]" office:value-type="float" office:value="1339.35483870971" calcext:value-type="float">
            <text:p>1339,35</text:p>
          </table:table-cell>
        </table:table-row>
        <table:table-row table:style-name="ro1">
          <table:table-cell table:style-name="ce13" office:value-type="float" office:value="982" calcext:value-type="float">
            <text:p>98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6_BinaryMutator</text:p>
          </table:table-cell>
          <table:table-cell table:style-name="ce13" table:formula="of:=[.D983]+[.B984]" office:value-type="float" office:value="41563" calcext:value-type="float">
            <text:p>41563</text:p>
          </table:table-cell>
          <table:table-cell table:style-name="ce15" table:formula="of:=[.B984]/[.$B$1]" office:value-type="float" office:value="1.38709677419355" calcext:value-type="float">
            <text:p>1,39</text:p>
          </table:table-cell>
          <table:table-cell table:style-name="ce15" table:formula="of:=[.F983]+[.E984]" office:value-type="float" office:value="1340.7419354839" calcext:value-type="float">
            <text:p>1340,74</text:p>
          </table:table-cell>
        </table:table-row>
        <table:table-row table:style-name="ro1">
          <table:table-cell table:style-name="ce13" office:value-type="float" office:value="983" calcext:value-type="float">
            <text:p>98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7_BinaryMutator</text:p>
          </table:table-cell>
          <table:table-cell table:style-name="ce13" table:formula="of:=[.D984]+[.B985]" office:value-type="float" office:value="41606" calcext:value-type="float">
            <text:p>41606</text:p>
          </table:table-cell>
          <table:table-cell table:style-name="ce15" table:formula="of:=[.B985]/[.$B$1]" office:value-type="float" office:value="1.38709677419355" calcext:value-type="float">
            <text:p>1,39</text:p>
          </table:table-cell>
          <table:table-cell table:style-name="ce15" table:formula="of:=[.F984]+[.E985]" office:value-type="float" office:value="1342.12903225809" calcext:value-type="float">
            <text:p>1342,13</text:p>
          </table:table-cell>
        </table:table-row>
        <table:table-row table:style-name="ro1">
          <table:table-cell table:style-name="ce13" office:value-type="float" office:value="984" calcext:value-type="float">
            <text:p>98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8_BinaryMutator</text:p>
          </table:table-cell>
          <table:table-cell table:style-name="ce13" table:formula="of:=[.D985]+[.B986]" office:value-type="float" office:value="41649" calcext:value-type="float">
            <text:p>41649</text:p>
          </table:table-cell>
          <table:table-cell table:style-name="ce15" table:formula="of:=[.B986]/[.$B$1]" office:value-type="float" office:value="1.38709677419355" calcext:value-type="float">
            <text:p>1,39</text:p>
          </table:table-cell>
          <table:table-cell table:style-name="ce15" table:formula="of:=[.F985]+[.E986]" office:value-type="float" office:value="1343.51612903229" calcext:value-type="float">
            <text:p>1343,52</text:p>
          </table:table-cell>
        </table:table-row>
        <table:table-row table:style-name="ro1">
          <table:table-cell table:style-name="ce13" office:value-type="float" office:value="985" calcext:value-type="float">
            <text:p>98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69_BinaryMutator</text:p>
          </table:table-cell>
          <table:table-cell table:style-name="ce13" table:formula="of:=[.D986]+[.B987]" office:value-type="float" office:value="41692" calcext:value-type="float">
            <text:p>41692</text:p>
          </table:table-cell>
          <table:table-cell table:style-name="ce15" table:formula="of:=[.B987]/[.$B$1]" office:value-type="float" office:value="1.38709677419355" calcext:value-type="float">
            <text:p>1,39</text:p>
          </table:table-cell>
          <table:table-cell table:style-name="ce15" table:formula="of:=[.F986]+[.E987]" office:value-type="float" office:value="1344.90322580648" calcext:value-type="float">
            <text:p>1344,90</text:p>
          </table:table-cell>
        </table:table-row>
        <table:table-row table:style-name="ro1">
          <table:table-cell table:style-name="ce13" office:value-type="float" office:value="986" calcext:value-type="float">
            <text:p>98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0_BinaryMutator</text:p>
          </table:table-cell>
          <table:table-cell table:style-name="ce13" table:formula="of:=[.D987]+[.B988]" office:value-type="float" office:value="41735" calcext:value-type="float">
            <text:p>41735</text:p>
          </table:table-cell>
          <table:table-cell table:style-name="ce15" table:formula="of:=[.B988]/[.$B$1]" office:value-type="float" office:value="1.38709677419355" calcext:value-type="float">
            <text:p>1,39</text:p>
          </table:table-cell>
          <table:table-cell table:style-name="ce15" table:formula="of:=[.F987]+[.E988]" office:value-type="float" office:value="1346.29032258068" calcext:value-type="float">
            <text:p>1346,29</text:p>
          </table:table-cell>
        </table:table-row>
        <table:table-row table:style-name="ro1">
          <table:table-cell table:style-name="ce13" office:value-type="float" office:value="987" calcext:value-type="float">
            <text:p>98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1_BinaryMutator</text:p>
          </table:table-cell>
          <table:table-cell table:style-name="ce13" table:formula="of:=[.D988]+[.B989]" office:value-type="float" office:value="41778" calcext:value-type="float">
            <text:p>41778</text:p>
          </table:table-cell>
          <table:table-cell table:style-name="ce15" table:formula="of:=[.B989]/[.$B$1]" office:value-type="float" office:value="1.38709677419355" calcext:value-type="float">
            <text:p>1,39</text:p>
          </table:table-cell>
          <table:table-cell table:style-name="ce15" table:formula="of:=[.F988]+[.E989]" office:value-type="float" office:value="1347.67741935487" calcext:value-type="float">
            <text:p>1347,68</text:p>
          </table:table-cell>
        </table:table-row>
        <table:table-row table:style-name="ro1">
          <table:table-cell table:style-name="ce13" office:value-type="float" office:value="988" calcext:value-type="float">
            <text:p>98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2_BinaryMutator</text:p>
          </table:table-cell>
          <table:table-cell table:style-name="ce13" table:formula="of:=[.D989]+[.B990]" office:value-type="float" office:value="41821" calcext:value-type="float">
            <text:p>41821</text:p>
          </table:table-cell>
          <table:table-cell table:style-name="ce15" table:formula="of:=[.B990]/[.$B$1]" office:value-type="float" office:value="1.38709677419355" calcext:value-type="float">
            <text:p>1,39</text:p>
          </table:table-cell>
          <table:table-cell table:style-name="ce15" table:formula="of:=[.F989]+[.E990]" office:value-type="float" office:value="1349.06451612906" calcext:value-type="float">
            <text:p>1349,06</text:p>
          </table:table-cell>
        </table:table-row>
        <table:table-row table:style-name="ro1">
          <table:table-cell table:style-name="ce13" office:value-type="float" office:value="989" calcext:value-type="float">
            <text:p>98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3_BinaryMutator</text:p>
          </table:table-cell>
          <table:table-cell table:style-name="ce13" table:formula="of:=[.D990]+[.B991]" office:value-type="float" office:value="41864" calcext:value-type="float">
            <text:p>41864</text:p>
          </table:table-cell>
          <table:table-cell table:style-name="ce15" table:formula="of:=[.B991]/[.$B$1]" office:value-type="float" office:value="1.38709677419355" calcext:value-type="float">
            <text:p>1,39</text:p>
          </table:table-cell>
          <table:table-cell table:style-name="ce15" table:formula="of:=[.F990]+[.E991]" office:value-type="float" office:value="1350.45161290326" calcext:value-type="float">
            <text:p>1350,45</text:p>
          </table:table-cell>
        </table:table-row>
        <table:table-row table:style-name="ro1">
          <table:table-cell table:style-name="ce13" office:value-type="float" office:value="990" calcext:value-type="float">
            <text:p>99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4_BinaryMutator</text:p>
          </table:table-cell>
          <table:table-cell table:style-name="ce13" table:formula="of:=[.D991]+[.B992]" office:value-type="float" office:value="41907" calcext:value-type="float">
            <text:p>41907</text:p>
          </table:table-cell>
          <table:table-cell table:style-name="ce15" table:formula="of:=[.B992]/[.$B$1]" office:value-type="float" office:value="1.38709677419355" calcext:value-type="float">
            <text:p>1,39</text:p>
          </table:table-cell>
          <table:table-cell table:style-name="ce15" table:formula="of:=[.F991]+[.E992]" office:value-type="float" office:value="1351.83870967745" calcext:value-type="float">
            <text:p>1351,84</text:p>
          </table:table-cell>
        </table:table-row>
        <table:table-row table:style-name="ro1">
          <table:table-cell table:style-name="ce13" office:value-type="float" office:value="991" calcext:value-type="float">
            <text:p>99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5_BinaryMutator</text:p>
          </table:table-cell>
          <table:table-cell table:style-name="ce13" table:formula="of:=[.D992]+[.B993]" office:value-type="float" office:value="41950" calcext:value-type="float">
            <text:p>41950</text:p>
          </table:table-cell>
          <table:table-cell table:style-name="ce15" table:formula="of:=[.B993]/[.$B$1]" office:value-type="float" office:value="1.38709677419355" calcext:value-type="float">
            <text:p>1,39</text:p>
          </table:table-cell>
          <table:table-cell table:style-name="ce15" table:formula="of:=[.F992]+[.E993]" office:value-type="float" office:value="1353.22580645164" calcext:value-type="float">
            <text:p>1353,23</text:p>
          </table:table-cell>
        </table:table-row>
        <table:table-row table:style-name="ro1">
          <table:table-cell table:style-name="ce13" office:value-type="float" office:value="992" calcext:value-type="float">
            <text:p>99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6_BinaryMutator</text:p>
          </table:table-cell>
          <table:table-cell table:style-name="ce13" table:formula="of:=[.D993]+[.B994]" office:value-type="float" office:value="41993" calcext:value-type="float">
            <text:p>41993</text:p>
          </table:table-cell>
          <table:table-cell table:style-name="ce15" table:formula="of:=[.B994]/[.$B$1]" office:value-type="float" office:value="1.38709677419355" calcext:value-type="float">
            <text:p>1,39</text:p>
          </table:table-cell>
          <table:table-cell table:style-name="ce15" table:formula="of:=[.F993]+[.E994]" office:value-type="float" office:value="1354.61290322584" calcext:value-type="float">
            <text:p>1354,61</text:p>
          </table:table-cell>
        </table:table-row>
        <table:table-row table:style-name="ro1">
          <table:table-cell table:style-name="ce13" office:value-type="float" office:value="993" calcext:value-type="float">
            <text:p>99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7_BinaryMutator</text:p>
          </table:table-cell>
          <table:table-cell table:style-name="ce13" table:formula="of:=[.D994]+[.B995]" office:value-type="float" office:value="42036" calcext:value-type="float">
            <text:p>42036</text:p>
          </table:table-cell>
          <table:table-cell table:style-name="ce15" table:formula="of:=[.B995]/[.$B$1]" office:value-type="float" office:value="1.38709677419355" calcext:value-type="float">
            <text:p>1,39</text:p>
          </table:table-cell>
          <table:table-cell table:style-name="ce15" table:formula="of:=[.F994]+[.E995]" office:value-type="float" office:value="1356.00000000003" calcext:value-type="float">
            <text:p>1356,00</text:p>
          </table:table-cell>
        </table:table-row>
        <table:table-row table:style-name="ro1">
          <table:table-cell table:style-name="ce13" office:value-type="float" office:value="994" calcext:value-type="float">
            <text:p>99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8_BinaryMutator</text:p>
          </table:table-cell>
          <table:table-cell table:style-name="ce13" table:formula="of:=[.D995]+[.B996]" office:value-type="float" office:value="42079" calcext:value-type="float">
            <text:p>42079</text:p>
          </table:table-cell>
          <table:table-cell table:style-name="ce15" table:formula="of:=[.B996]/[.$B$1]" office:value-type="float" office:value="1.38709677419355" calcext:value-type="float">
            <text:p>1,39</text:p>
          </table:table-cell>
          <table:table-cell table:style-name="ce15" table:formula="of:=[.F995]+[.E996]" office:value-type="float" office:value="1357.38709677422" calcext:value-type="float">
            <text:p>1357,39</text:p>
          </table:table-cell>
        </table:table-row>
        <table:table-row table:style-name="ro1">
          <table:table-cell table:style-name="ce13" office:value-type="float" office:value="995" calcext:value-type="float">
            <text:p>99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79_BinaryMutator</text:p>
          </table:table-cell>
          <table:table-cell table:style-name="ce13" table:formula="of:=[.D996]+[.B997]" office:value-type="float" office:value="42122" calcext:value-type="float">
            <text:p>42122</text:p>
          </table:table-cell>
          <table:table-cell table:style-name="ce15" table:formula="of:=[.B997]/[.$B$1]" office:value-type="float" office:value="1.38709677419355" calcext:value-type="float">
            <text:p>1,39</text:p>
          </table:table-cell>
          <table:table-cell table:style-name="ce15" table:formula="of:=[.F996]+[.E997]" office:value-type="float" office:value="1358.77419354842" calcext:value-type="float">
            <text:p>1358,77</text:p>
          </table:table-cell>
        </table:table-row>
        <table:table-row table:style-name="ro1">
          <table:table-cell table:style-name="ce13" office:value-type="float" office:value="996" calcext:value-type="float">
            <text:p>99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0_BinaryMutator</text:p>
          </table:table-cell>
          <table:table-cell table:style-name="ce13" table:formula="of:=[.D997]+[.B998]" office:value-type="float" office:value="42165" calcext:value-type="float">
            <text:p>42165</text:p>
          </table:table-cell>
          <table:table-cell table:style-name="ce15" table:formula="of:=[.B998]/[.$B$1]" office:value-type="float" office:value="1.38709677419355" calcext:value-type="float">
            <text:p>1,39</text:p>
          </table:table-cell>
          <table:table-cell table:style-name="ce15" table:formula="of:=[.F997]+[.E998]" office:value-type="float" office:value="1360.16129032261" calcext:value-type="float">
            <text:p>1360,16</text:p>
          </table:table-cell>
        </table:table-row>
        <table:table-row table:style-name="ro1">
          <table:table-cell table:style-name="ce13" office:value-type="float" office:value="997" calcext:value-type="float">
            <text:p>99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1_BinaryMutator</text:p>
          </table:table-cell>
          <table:table-cell table:style-name="ce13" table:formula="of:=[.D998]+[.B999]" office:value-type="float" office:value="42208" calcext:value-type="float">
            <text:p>42208</text:p>
          </table:table-cell>
          <table:table-cell table:style-name="ce15" table:formula="of:=[.B999]/[.$B$1]" office:value-type="float" office:value="1.38709677419355" calcext:value-type="float">
            <text:p>1,39</text:p>
          </table:table-cell>
          <table:table-cell table:style-name="ce15" table:formula="of:=[.F998]+[.E999]" office:value-type="float" office:value="1361.54838709681" calcext:value-type="float">
            <text:p>1361,55</text:p>
          </table:table-cell>
        </table:table-row>
        <table:table-row table:style-name="ro1">
          <table:table-cell table:style-name="ce13" office:value-type="float" office:value="998" calcext:value-type="float">
            <text:p>99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2_BinaryMutator</text:p>
          </table:table-cell>
          <table:table-cell table:style-name="ce13" table:formula="of:=[.D999]+[.B1000]" office:value-type="float" office:value="42251" calcext:value-type="float">
            <text:p>42251</text:p>
          </table:table-cell>
          <table:table-cell table:style-name="ce15" table:formula="of:=[.B1000]/[.$B$1]" office:value-type="float" office:value="1.38709677419355" calcext:value-type="float">
            <text:p>1,39</text:p>
          </table:table-cell>
          <table:table-cell table:style-name="ce15" table:formula="of:=[.F999]+[.E1000]" office:value-type="float" office:value="1362.935483871" calcext:value-type="float">
            <text:p>1362,94</text:p>
          </table:table-cell>
        </table:table-row>
        <table:table-row table:style-name="ro1">
          <table:table-cell table:style-name="ce13" office:value-type="float" office:value="999" calcext:value-type="float">
            <text:p>99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3_BinaryMutator</text:p>
          </table:table-cell>
          <table:table-cell table:style-name="ce13" table:formula="of:=[.D1000]+[.B1001]" office:value-type="float" office:value="42294" calcext:value-type="float">
            <text:p>42294</text:p>
          </table:table-cell>
          <table:table-cell table:style-name="ce15" table:formula="of:=[.B1001]/[.$B$1]" office:value-type="float" office:value="1.38709677419355" calcext:value-type="float">
            <text:p>1,39</text:p>
          </table:table-cell>
          <table:table-cell table:style-name="ce15" table:formula="of:=[.F1000]+[.E1001]" office:value-type="float" office:value="1364.32258064519" calcext:value-type="float">
            <text:p>1364,32</text:p>
          </table:table-cell>
        </table:table-row>
        <table:table-row table:style-name="ro1"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4_BinaryMutator</text:p>
          </table:table-cell>
          <table:table-cell table:style-name="ce13" table:formula="of:=[.D1001]+[.B1002]" office:value-type="float" office:value="42337" calcext:value-type="float">
            <text:p>42337</text:p>
          </table:table-cell>
          <table:table-cell table:style-name="ce15" table:formula="of:=[.B1002]/[.$B$1]" office:value-type="float" office:value="1.38709677419355" calcext:value-type="float">
            <text:p>1,39</text:p>
          </table:table-cell>
          <table:table-cell table:style-name="ce15" table:formula="of:=[.F1001]+[.E1002]" office:value-type="float" office:value="1365.70967741939" calcext:value-type="float">
            <text:p>1365,71</text:p>
          </table:table-cell>
        </table:table-row>
        <table:table-row table:style-name="ro1">
          <table:table-cell table:style-name="ce13" office:value-type="float" office:value="1001" calcext:value-type="float">
            <text:p>100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5_BinaryMutator</text:p>
          </table:table-cell>
          <table:table-cell table:style-name="ce13" table:formula="of:=[.D1002]+[.B1003]" office:value-type="float" office:value="42380" calcext:value-type="float">
            <text:p>42380</text:p>
          </table:table-cell>
          <table:table-cell table:style-name="ce15" table:formula="of:=[.B1003]/[.$B$1]" office:value-type="float" office:value="1.38709677419355" calcext:value-type="float">
            <text:p>1,39</text:p>
          </table:table-cell>
          <table:table-cell table:style-name="ce15" table:formula="of:=[.F1002]+[.E1003]" office:value-type="float" office:value="1367.09677419358" calcext:value-type="float">
            <text:p>1367,10</text:p>
          </table:table-cell>
        </table:table-row>
        <table:table-row table:style-name="ro1">
          <table:table-cell table:style-name="ce13" office:value-type="float" office:value="1002" calcext:value-type="float">
            <text:p>100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6_BinaryMutator</text:p>
          </table:table-cell>
          <table:table-cell table:style-name="ce13" table:formula="of:=[.D1003]+[.B1004]" office:value-type="float" office:value="42423" calcext:value-type="float">
            <text:p>42423</text:p>
          </table:table-cell>
          <table:table-cell table:style-name="ce15" table:formula="of:=[.B1004]/[.$B$1]" office:value-type="float" office:value="1.38709677419355" calcext:value-type="float">
            <text:p>1,39</text:p>
          </table:table-cell>
          <table:table-cell table:style-name="ce15" table:formula="of:=[.F1003]+[.E1004]" office:value-type="float" office:value="1368.48387096777" calcext:value-type="float">
            <text:p>1368,48</text:p>
          </table:table-cell>
        </table:table-row>
        <table:table-row table:style-name="ro1">
          <table:table-cell table:style-name="ce13" office:value-type="float" office:value="1003" calcext:value-type="float">
            <text:p>100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7_BinaryMutator</text:p>
          </table:table-cell>
          <table:table-cell table:style-name="ce13" table:formula="of:=[.D1004]+[.B1005]" office:value-type="float" office:value="42466" calcext:value-type="float">
            <text:p>42466</text:p>
          </table:table-cell>
          <table:table-cell table:style-name="ce15" table:formula="of:=[.B1005]/[.$B$1]" office:value-type="float" office:value="1.38709677419355" calcext:value-type="float">
            <text:p>1,39</text:p>
          </table:table-cell>
          <table:table-cell table:style-name="ce15" table:formula="of:=[.F1004]+[.E1005]" office:value-type="float" office:value="1369.87096774197" calcext:value-type="float">
            <text:p>1369,87</text:p>
          </table:table-cell>
        </table:table-row>
        <table:table-row table:style-name="ro1">
          <table:table-cell table:style-name="ce13" office:value-type="float" office:value="1004" calcext:value-type="float">
            <text:p>100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8_BinaryMutator</text:p>
          </table:table-cell>
          <table:table-cell table:style-name="ce13" table:formula="of:=[.D1005]+[.B1006]" office:value-type="float" office:value="42509" calcext:value-type="float">
            <text:p>42509</text:p>
          </table:table-cell>
          <table:table-cell table:style-name="ce15" table:formula="of:=[.B1006]/[.$B$1]" office:value-type="float" office:value="1.38709677419355" calcext:value-type="float">
            <text:p>1,39</text:p>
          </table:table-cell>
          <table:table-cell table:style-name="ce15" table:formula="of:=[.F1005]+[.E1006]" office:value-type="float" office:value="1371.25806451616" calcext:value-type="float">
            <text:p>1371,26</text:p>
          </table:table-cell>
        </table:table-row>
        <table:table-row table:style-name="ro1">
          <table:table-cell table:style-name="ce13" office:value-type="float" office:value="1005" calcext:value-type="float">
            <text:p>100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89_BinaryMutator</text:p>
          </table:table-cell>
          <table:table-cell table:style-name="ce13" table:formula="of:=[.D1006]+[.B1007]" office:value-type="float" office:value="42552" calcext:value-type="float">
            <text:p>42552</text:p>
          </table:table-cell>
          <table:table-cell table:style-name="ce15" table:formula="of:=[.B1007]/[.$B$1]" office:value-type="float" office:value="1.38709677419355" calcext:value-type="float">
            <text:p>1,39</text:p>
          </table:table-cell>
          <table:table-cell table:style-name="ce15" table:formula="of:=[.F1006]+[.E1007]" office:value-type="float" office:value="1372.64516129036" calcext:value-type="float">
            <text:p>1372,65</text:p>
          </table:table-cell>
        </table:table-row>
        <table:table-row table:style-name="ro1">
          <table:table-cell table:style-name="ce13" office:value-type="float" office:value="1006" calcext:value-type="float">
            <text:p>100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0_BinaryMutator</text:p>
          </table:table-cell>
          <table:table-cell table:style-name="ce13" table:formula="of:=[.D1007]+[.B1008]" office:value-type="float" office:value="42595" calcext:value-type="float">
            <text:p>42595</text:p>
          </table:table-cell>
          <table:table-cell table:style-name="ce15" table:formula="of:=[.B1008]/[.$B$1]" office:value-type="float" office:value="1.38709677419355" calcext:value-type="float">
            <text:p>1,39</text:p>
          </table:table-cell>
          <table:table-cell table:style-name="ce15" table:formula="of:=[.F1007]+[.E1008]" office:value-type="float" office:value="1374.03225806455" calcext:value-type="float">
            <text:p>1374,03</text:p>
          </table:table-cell>
        </table:table-row>
        <table:table-row table:style-name="ro1">
          <table:table-cell table:style-name="ce13" office:value-type="float" office:value="1007" calcext:value-type="float">
            <text:p>100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1_BinaryMutator</text:p>
          </table:table-cell>
          <table:table-cell table:style-name="ce13" table:formula="of:=[.D1008]+[.B1009]" office:value-type="float" office:value="42638" calcext:value-type="float">
            <text:p>42638</text:p>
          </table:table-cell>
          <table:table-cell table:style-name="ce15" table:formula="of:=[.B1009]/[.$B$1]" office:value-type="float" office:value="1.38709677419355" calcext:value-type="float">
            <text:p>1,39</text:p>
          </table:table-cell>
          <table:table-cell table:style-name="ce15" table:formula="of:=[.F1008]+[.E1009]" office:value-type="float" office:value="1375.41935483874" calcext:value-type="float">
            <text:p>1375,42</text:p>
          </table:table-cell>
        </table:table-row>
        <table:table-row table:style-name="ro1">
          <table:table-cell table:style-name="ce13" office:value-type="float" office:value="1008" calcext:value-type="float">
            <text:p>100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2_BinaryMutator</text:p>
          </table:table-cell>
          <table:table-cell table:style-name="ce13" table:formula="of:=[.D1009]+[.B1010]" office:value-type="float" office:value="42681" calcext:value-type="float">
            <text:p>42681</text:p>
          </table:table-cell>
          <table:table-cell table:style-name="ce15" table:formula="of:=[.B1010]/[.$B$1]" office:value-type="float" office:value="1.38709677419355" calcext:value-type="float">
            <text:p>1,39</text:p>
          </table:table-cell>
          <table:table-cell table:style-name="ce15" table:formula="of:=[.F1009]+[.E1010]" office:value-type="float" office:value="1376.80645161294" calcext:value-type="float">
            <text:p>1376,81</text:p>
          </table:table-cell>
        </table:table-row>
        <table:table-row table:style-name="ro1">
          <table:table-cell table:style-name="ce13" office:value-type="float" office:value="1009" calcext:value-type="float">
            <text:p>100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3_BinaryMutator</text:p>
          </table:table-cell>
          <table:table-cell table:style-name="ce13" table:formula="of:=[.D1010]+[.B1011]" office:value-type="float" office:value="42724" calcext:value-type="float">
            <text:p>42724</text:p>
          </table:table-cell>
          <table:table-cell table:style-name="ce15" table:formula="of:=[.B1011]/[.$B$1]" office:value-type="float" office:value="1.38709677419355" calcext:value-type="float">
            <text:p>1,39</text:p>
          </table:table-cell>
          <table:table-cell table:style-name="ce15" table:formula="of:=[.F1010]+[.E1011]" office:value-type="float" office:value="1378.19354838713" calcext:value-type="float">
            <text:p>1378,19</text:p>
          </table:table-cell>
        </table:table-row>
        <table:table-row table:style-name="ro1">
          <table:table-cell table:style-name="ce13" office:value-type="float" office:value="1010" calcext:value-type="float">
            <text:p>101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4_BinaryMutator</text:p>
          </table:table-cell>
          <table:table-cell table:style-name="ce13" table:formula="of:=[.D1011]+[.B1012]" office:value-type="float" office:value="42767" calcext:value-type="float">
            <text:p>42767</text:p>
          </table:table-cell>
          <table:table-cell table:style-name="ce15" table:formula="of:=[.B1012]/[.$B$1]" office:value-type="float" office:value="1.38709677419355" calcext:value-type="float">
            <text:p>1,39</text:p>
          </table:table-cell>
          <table:table-cell table:style-name="ce15" table:formula="of:=[.F1011]+[.E1012]" office:value-type="float" office:value="1379.58064516132" calcext:value-type="float">
            <text:p>1379,58</text:p>
          </table:table-cell>
        </table:table-row>
        <table:table-row table:style-name="ro1">
          <table:table-cell table:style-name="ce13" office:value-type="float" office:value="1011" calcext:value-type="float">
            <text:p>101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5_BinaryMutator</text:p>
          </table:table-cell>
          <table:table-cell table:style-name="ce13" table:formula="of:=[.D1012]+[.B1013]" office:value-type="float" office:value="42810" calcext:value-type="float">
            <text:p>42810</text:p>
          </table:table-cell>
          <table:table-cell table:style-name="ce15" table:formula="of:=[.B1013]/[.$B$1]" office:value-type="float" office:value="1.38709677419355" calcext:value-type="float">
            <text:p>1,39</text:p>
          </table:table-cell>
          <table:table-cell table:style-name="ce15" table:formula="of:=[.F1012]+[.E1013]" office:value-type="float" office:value="1380.96774193552" calcext:value-type="float">
            <text:p>1380,97</text:p>
          </table:table-cell>
        </table:table-row>
        <table:table-row table:style-name="ro1">
          <table:table-cell table:style-name="ce13" office:value-type="float" office:value="1012" calcext:value-type="float">
            <text:p>101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6_BinaryMutator</text:p>
          </table:table-cell>
          <table:table-cell table:style-name="ce13" table:formula="of:=[.D1013]+[.B1014]" office:value-type="float" office:value="42853" calcext:value-type="float">
            <text:p>42853</text:p>
          </table:table-cell>
          <table:table-cell table:style-name="ce15" table:formula="of:=[.B1014]/[.$B$1]" office:value-type="float" office:value="1.38709677419355" calcext:value-type="float">
            <text:p>1,39</text:p>
          </table:table-cell>
          <table:table-cell table:style-name="ce15" table:formula="of:=[.F1013]+[.E1014]" office:value-type="float" office:value="1382.35483870971" calcext:value-type="float">
            <text:p>1382,35</text:p>
          </table:table-cell>
        </table:table-row>
        <table:table-row table:style-name="ro1">
          <table:table-cell table:style-name="ce13" office:value-type="float" office:value="1013" calcext:value-type="float">
            <text:p>101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7_BinaryMutator</text:p>
          </table:table-cell>
          <table:table-cell table:style-name="ce13" table:formula="of:=[.D1014]+[.B1015]" office:value-type="float" office:value="42896" calcext:value-type="float">
            <text:p>42896</text:p>
          </table:table-cell>
          <table:table-cell table:style-name="ce15" table:formula="of:=[.B1015]/[.$B$1]" office:value-type="float" office:value="1.38709677419355" calcext:value-type="float">
            <text:p>1,39</text:p>
          </table:table-cell>
          <table:table-cell table:style-name="ce15" table:formula="of:=[.F1014]+[.E1015]" office:value-type="float" office:value="1383.7419354839" calcext:value-type="float">
            <text:p>1383,74</text:p>
          </table:table-cell>
        </table:table-row>
        <table:table-row table:style-name="ro1">
          <table:table-cell table:style-name="ce13" office:value-type="float" office:value="1014" calcext:value-type="float">
            <text:p>101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8_BinaryMutator</text:p>
          </table:table-cell>
          <table:table-cell table:style-name="ce13" table:formula="of:=[.D1015]+[.B1016]" office:value-type="float" office:value="42939" calcext:value-type="float">
            <text:p>42939</text:p>
          </table:table-cell>
          <table:table-cell table:style-name="ce15" table:formula="of:=[.B1016]/[.$B$1]" office:value-type="float" office:value="1.38709677419355" calcext:value-type="float">
            <text:p>1,39</text:p>
          </table:table-cell>
          <table:table-cell table:style-name="ce15" table:formula="of:=[.F1015]+[.E1016]" office:value-type="float" office:value="1385.1290322581" calcext:value-type="float">
            <text:p>1385,13</text:p>
          </table:table-cell>
        </table:table-row>
        <table:table-row table:style-name="ro1">
          <table:table-cell table:style-name="ce13" office:value-type="float" office:value="1015" calcext:value-type="float">
            <text:p>101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99_BinaryMutator</text:p>
          </table:table-cell>
          <table:table-cell table:style-name="ce13" table:formula="of:=[.D1016]+[.B1017]" office:value-type="float" office:value="42982" calcext:value-type="float">
            <text:p>42982</text:p>
          </table:table-cell>
          <table:table-cell table:style-name="ce15" table:formula="of:=[.B1017]/[.$B$1]" office:value-type="float" office:value="1.38709677419355" calcext:value-type="float">
            <text:p>1,39</text:p>
          </table:table-cell>
          <table:table-cell table:style-name="ce15" table:formula="of:=[.F1016]+[.E1017]" office:value-type="float" office:value="1386.51612903229" calcext:value-type="float">
            <text:p>1386,52</text:p>
          </table:table-cell>
        </table:table-row>
        <table:table-row table:style-name="ro1">
          <table:table-cell table:style-name="ce13" office:value-type="float" office:value="1016" calcext:value-type="float">
            <text:p>101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0_BinaryMutator</text:p>
          </table:table-cell>
          <table:table-cell table:style-name="ce13" table:formula="of:=[.D1017]+[.B1018]" office:value-type="float" office:value="43025" calcext:value-type="float">
            <text:p>43025</text:p>
          </table:table-cell>
          <table:table-cell table:style-name="ce15" table:formula="of:=[.B1018]/[.$B$1]" office:value-type="float" office:value="1.38709677419355" calcext:value-type="float">
            <text:p>1,39</text:p>
          </table:table-cell>
          <table:table-cell table:style-name="ce15" table:formula="of:=[.F1017]+[.E1018]" office:value-type="float" office:value="1387.90322580649" calcext:value-type="float">
            <text:p>1387,90</text:p>
          </table:table-cell>
        </table:table-row>
        <table:table-row table:style-name="ro1">
          <table:table-cell table:style-name="ce13" office:value-type="float" office:value="1017" calcext:value-type="float">
            <text:p>101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1_BinaryMutator</text:p>
          </table:table-cell>
          <table:table-cell table:style-name="ce13" table:formula="of:=[.D1018]+[.B1019]" office:value-type="float" office:value="43068" calcext:value-type="float">
            <text:p>43068</text:p>
          </table:table-cell>
          <table:table-cell table:style-name="ce15" table:formula="of:=[.B1019]/[.$B$1]" office:value-type="float" office:value="1.38709677419355" calcext:value-type="float">
            <text:p>1,39</text:p>
          </table:table-cell>
          <table:table-cell table:style-name="ce15" table:formula="of:=[.F1018]+[.E1019]" office:value-type="float" office:value="1389.29032258068" calcext:value-type="float">
            <text:p>1389,29</text:p>
          </table:table-cell>
        </table:table-row>
        <table:table-row table:style-name="ro1">
          <table:table-cell table:style-name="ce13" office:value-type="float" office:value="1018" calcext:value-type="float">
            <text:p>101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2_BinaryMutator</text:p>
          </table:table-cell>
          <table:table-cell table:style-name="ce13" table:formula="of:=[.D1019]+[.B1020]" office:value-type="float" office:value="43111" calcext:value-type="float">
            <text:p>43111</text:p>
          </table:table-cell>
          <table:table-cell table:style-name="ce15" table:formula="of:=[.B1020]/[.$B$1]" office:value-type="float" office:value="1.38709677419355" calcext:value-type="float">
            <text:p>1,39</text:p>
          </table:table-cell>
          <table:table-cell table:style-name="ce15" table:formula="of:=[.F1019]+[.E1020]" office:value-type="float" office:value="1390.67741935487" calcext:value-type="float">
            <text:p>1390,68</text:p>
          </table:table-cell>
        </table:table-row>
        <table:table-row table:style-name="ro1">
          <table:table-cell table:style-name="ce13" office:value-type="float" office:value="1019" calcext:value-type="float">
            <text:p>101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3_BinaryMutator</text:p>
          </table:table-cell>
          <table:table-cell table:style-name="ce13" table:formula="of:=[.D1020]+[.B1021]" office:value-type="float" office:value="43154" calcext:value-type="float">
            <text:p>43154</text:p>
          </table:table-cell>
          <table:table-cell table:style-name="ce15" table:formula="of:=[.B1021]/[.$B$1]" office:value-type="float" office:value="1.38709677419355" calcext:value-type="float">
            <text:p>1,39</text:p>
          </table:table-cell>
          <table:table-cell table:style-name="ce15" table:formula="of:=[.F1020]+[.E1021]" office:value-type="float" office:value="1392.06451612907" calcext:value-type="float">
            <text:p>1392,06</text:p>
          </table:table-cell>
        </table:table-row>
        <table:table-row table:style-name="ro1">
          <table:table-cell table:style-name="ce13" office:value-type="float" office:value="1020" calcext:value-type="float">
            <text:p>102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4_BinaryMutator</text:p>
          </table:table-cell>
          <table:table-cell table:style-name="ce13" table:formula="of:=[.D1021]+[.B1022]" office:value-type="float" office:value="43197" calcext:value-type="float">
            <text:p>43197</text:p>
          </table:table-cell>
          <table:table-cell table:style-name="ce15" table:formula="of:=[.B1022]/[.$B$1]" office:value-type="float" office:value="1.38709677419355" calcext:value-type="float">
            <text:p>1,39</text:p>
          </table:table-cell>
          <table:table-cell table:style-name="ce15" table:formula="of:=[.F1021]+[.E1022]" office:value-type="float" office:value="1393.45161290326" calcext:value-type="float">
            <text:p>1393,45</text:p>
          </table:table-cell>
        </table:table-row>
        <table:table-row table:style-name="ro1">
          <table:table-cell table:style-name="ce13" office:value-type="float" office:value="1021" calcext:value-type="float">
            <text:p>102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5_BinaryMutator</text:p>
          </table:table-cell>
          <table:table-cell table:style-name="ce13" table:formula="of:=[.D1022]+[.B1023]" office:value-type="float" office:value="43240" calcext:value-type="float">
            <text:p>43240</text:p>
          </table:table-cell>
          <table:table-cell table:style-name="ce15" table:formula="of:=[.B1023]/[.$B$1]" office:value-type="float" office:value="1.38709677419355" calcext:value-type="float">
            <text:p>1,39</text:p>
          </table:table-cell>
          <table:table-cell table:style-name="ce15" table:formula="of:=[.F1022]+[.E1023]" office:value-type="float" office:value="1394.83870967745" calcext:value-type="float">
            <text:p>1394,84</text:p>
          </table:table-cell>
        </table:table-row>
        <table:table-row table:style-name="ro1">
          <table:table-cell table:style-name="ce13" office:value-type="float" office:value="1022" calcext:value-type="float">
            <text:p>102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6_BinaryMutator</text:p>
          </table:table-cell>
          <table:table-cell table:style-name="ce13" table:formula="of:=[.D1023]+[.B1024]" office:value-type="float" office:value="43283" calcext:value-type="float">
            <text:p>43283</text:p>
          </table:table-cell>
          <table:table-cell table:style-name="ce15" table:formula="of:=[.B1024]/[.$B$1]" office:value-type="float" office:value="1.38709677419355" calcext:value-type="float">
            <text:p>1,39</text:p>
          </table:table-cell>
          <table:table-cell table:style-name="ce15" table:formula="of:=[.F1023]+[.E1024]" office:value-type="float" office:value="1396.22580645165" calcext:value-type="float">
            <text:p>1396,23</text:p>
          </table:table-cell>
        </table:table-row>
        <table:table-row table:style-name="ro1">
          <table:table-cell table:style-name="ce13" office:value-type="float" office:value="1023" calcext:value-type="float">
            <text:p>102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7_BinaryMutator</text:p>
          </table:table-cell>
          <table:table-cell table:style-name="ce13" table:formula="of:=[.D1024]+[.B1025]" office:value-type="float" office:value="43326" calcext:value-type="float">
            <text:p>43326</text:p>
          </table:table-cell>
          <table:table-cell table:style-name="ce15" table:formula="of:=[.B1025]/[.$B$1]" office:value-type="float" office:value="1.38709677419355" calcext:value-type="float">
            <text:p>1,39</text:p>
          </table:table-cell>
          <table:table-cell table:style-name="ce15" table:formula="of:=[.F1024]+[.E1025]" office:value-type="float" office:value="1397.61290322584" calcext:value-type="float">
            <text:p>1397,61</text:p>
          </table:table-cell>
        </table:table-row>
        <table:table-row table:style-name="ro1"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8_BinaryMutator</text:p>
          </table:table-cell>
          <table:table-cell table:style-name="ce13" table:formula="of:=[.D1025]+[.B1026]" office:value-type="float" office:value="43369" calcext:value-type="float">
            <text:p>43369</text:p>
          </table:table-cell>
          <table:table-cell table:style-name="ce15" table:formula="of:=[.B1026]/[.$B$1]" office:value-type="float" office:value="1.38709677419355" calcext:value-type="float">
            <text:p>1,39</text:p>
          </table:table-cell>
          <table:table-cell table:style-name="ce15" table:formula="of:=[.F1025]+[.E1026]" office:value-type="float" office:value="1399.00000000003" calcext:value-type="float">
            <text:p>1399,00</text:p>
          </table:table-cell>
        </table:table-row>
        <table:table-row table:style-name="ro1">
          <table:table-cell table:style-name="ce13" office:value-type="float" office:value="1025" calcext:value-type="float">
            <text:p>102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ndicator_109_BinaryMutator</text:p>
          </table:table-cell>
          <table:table-cell table:style-name="ce13" table:formula="of:=[.D1026]+[.B1027]" office:value-type="float" office:value="43412" calcext:value-type="float">
            <text:p>43412</text:p>
          </table:table-cell>
          <table:table-cell table:style-name="ce15" table:formula="of:=[.B1027]/[.$B$1]" office:value-type="float" office:value="1.38709677419355" calcext:value-type="float">
            <text:p>1,39</text:p>
          </table:table-cell>
          <table:table-cell table:style-name="ce15" table:formula="of:=[.F1026]+[.E1027]" office:value-type="float" office:value="1400.38709677423" calcext:value-type="float">
            <text:p>1400,39</text:p>
          </table:table-cell>
        </table:table-row>
        <table:table-row table:style-name="ro1">
          <table:table-cell table:style-name="ce13" office:value-type="float" office:value="1026" calcext:value-type="float">
            <text:p>102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crimInsetsRelativeLayout_0_BinaryMutator</text:p>
          </table:table-cell>
          <table:table-cell table:style-name="ce13" table:formula="of:=[.D1027]+[.B1028]" office:value-type="float" office:value="43455" calcext:value-type="float">
            <text:p>43455</text:p>
          </table:table-cell>
          <table:table-cell table:style-name="ce15" table:formula="of:=[.B1028]/[.$B$1]" office:value-type="float" office:value="1.38709677419355" calcext:value-type="float">
            <text:p>1,39</text:p>
          </table:table-cell>
          <table:table-cell table:style-name="ce15" table:formula="of:=[.F1027]+[.E1028]" office:value-type="float" office:value="1401.77419354842" calcext:value-type="float">
            <text:p>1401,77</text:p>
          </table:table-cell>
        </table:table-row>
        <table:table-row table:style-name="ro1">
          <table:table-cell table:style-name="ce13" office:value-type="float" office:value="1027" calcext:value-type="float">
            <text:p>102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crimInsetsRelativeLayout_1_BinaryMutator</text:p>
          </table:table-cell>
          <table:table-cell table:style-name="ce13" table:formula="of:=[.D1028]+[.B1029]" office:value-type="float" office:value="43498" calcext:value-type="float">
            <text:p>43498</text:p>
          </table:table-cell>
          <table:table-cell table:style-name="ce15" table:formula="of:=[.B1029]/[.$B$1]" office:value-type="float" office:value="1.38709677419355" calcext:value-type="float">
            <text:p>1,39</text:p>
          </table:table-cell>
          <table:table-cell table:style-name="ce15" table:formula="of:=[.F1028]+[.E1029]" office:value-type="float" office:value="1403.16129032262" calcext:value-type="float">
            <text:p>1403,16</text:p>
          </table:table-cell>
        </table:table-row>
        <table:table-row table:style-name="ro1">
          <table:table-cell table:style-name="ce13" office:value-type="float" office:value="1028" calcext:value-type="float">
            <text:p>102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crimInsetsRelativeLayout_2_BinaryMutator</text:p>
          </table:table-cell>
          <table:table-cell table:style-name="ce13" table:formula="of:=[.D1029]+[.B1030]" office:value-type="float" office:value="43541" calcext:value-type="float">
            <text:p>43541</text:p>
          </table:table-cell>
          <table:table-cell table:style-name="ce15" table:formula="of:=[.B1030]/[.$B$1]" office:value-type="float" office:value="1.38709677419355" calcext:value-type="float">
            <text:p>1,39</text:p>
          </table:table-cell>
          <table:table-cell table:style-name="ce15" table:formula="of:=[.F1029]+[.E1030]" office:value-type="float" office:value="1404.54838709681" calcext:value-type="float">
            <text:p>1404,55</text:p>
          </table:table-cell>
        </table:table-row>
        <table:table-row table:style-name="ro1">
          <table:table-cell table:style-name="ce13" office:value-type="float" office:value="1029" calcext:value-type="float">
            <text:p>10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ScrimInsetsRelativeLayout_3_BinaryMutator</text:p>
          </table:table-cell>
          <table:table-cell table:style-name="ce13" table:formula="of:=[.D1030]+[.B1031]" office:value-type="float" office:value="43584" calcext:value-type="float">
            <text:p>43584</text:p>
          </table:table-cell>
          <table:table-cell table:style-name="ce15" table:formula="of:=[.B1031]/[.$B$1]" office:value-type="float" office:value="1.38709677419355" calcext:value-type="float">
            <text:p>1,39</text:p>
          </table:table-cell>
          <table:table-cell table:style-name="ce15" table:formula="of:=[.F1030]+[.E1031]" office:value-type="float" office:value="1405.935483871" calcext:value-type="float">
            <text:p>1405,94</text:p>
          </table:table-cell>
        </table:table-row>
        <table:table-row table:style-name="ro1">
          <table:table-cell table:style-name="ce13" office:value-type="float" office:value="1030" calcext:value-type="float">
            <text:p>1030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ColorCircleDrawable_0_BinaryMutator</text:p>
          </table:table-cell>
          <table:table-cell table:style-name="ce13" table:formula="of:=[.D1031]+[.B1032]" office:value-type="float" office:value="43627" calcext:value-type="float">
            <text:p>43627</text:p>
          </table:table-cell>
          <table:table-cell table:style-name="ce15" table:formula="of:=[.B1032]/[.$B$1]" office:value-type="float" office:value="1.38709677419355" calcext:value-type="float">
            <text:p>1,39</text:p>
          </table:table-cell>
          <table:table-cell table:style-name="ce15" table:formula="of:=[.F1031]+[.E1032]" office:value-type="float" office:value="1407.3225806452" calcext:value-type="float">
            <text:p>1407,32</text:p>
          </table:table-cell>
        </table:table-row>
        <table:table-row table:style-name="ro1">
          <table:table-cell table:style-name="ce13" office:value-type="float" office:value="1031" calcext:value-type="float">
            <text:p>1031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0_NullIntentOperatorMutator</text:p>
          </table:table-cell>
          <table:table-cell table:style-name="ce13" table:formula="of:=[.D1032]+[.B1033]" office:value-type="float" office:value="43670" calcext:value-type="float">
            <text:p>43670</text:p>
          </table:table-cell>
          <table:table-cell table:style-name="ce15" table:formula="of:=[.B1033]/[.$B$1]" office:value-type="float" office:value="1.38709677419355" calcext:value-type="float">
            <text:p>1,39</text:p>
          </table:table-cell>
          <table:table-cell table:style-name="ce15" table:formula="of:=[.F1032]+[.E1033]" office:value-type="float" office:value="1408.70967741939" calcext:value-type="float">
            <text:p>1408,71</text:p>
          </table:table-cell>
        </table:table-row>
        <table:table-row table:style-name="ro1">
          <table:table-cell table:style-name="ce13" office:value-type="float" office:value="1032" calcext:value-type="float">
            <text:p>103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1_InvalidKeyIntentOperatorMutator</text:p>
          </table:table-cell>
          <table:table-cell table:style-name="ce13" table:formula="of:=[.D1033]+[.B1034]" office:value-type="float" office:value="43713" calcext:value-type="float">
            <text:p>43713</text:p>
          </table:table-cell>
          <table:table-cell table:style-name="ce15" table:formula="of:=[.B1034]/[.$B$1]" office:value-type="float" office:value="1.38709677419355" calcext:value-type="float">
            <text:p>1,39</text:p>
          </table:table-cell>
          <table:table-cell table:style-name="ce15" table:formula="of:=[.F1033]+[.E1034]" office:value-type="float" office:value="1410.09677419358" calcext:value-type="float">
            <text:p>1410,10</text:p>
          </table:table-cell>
        </table:table-row>
        <table:table-row table:style-name="ro1">
          <table:table-cell table:style-name="ce13" office:value-type="float" office:value="1033" calcext:value-type="float">
            <text:p>1033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2_RandomActionIntentDefinitionOperatorMutator</text:p>
          </table:table-cell>
          <table:table-cell table:style-name="ce13" table:formula="of:=[.D1034]+[.B1035]" office:value-type="float" office:value="43756" calcext:value-type="float">
            <text:p>43756</text:p>
          </table:table-cell>
          <table:table-cell table:style-name="ce15" table:formula="of:=[.B1035]/[.$B$1]" office:value-type="float" office:value="1.38709677419355" calcext:value-type="float">
            <text:p>1,39</text:p>
          </table:table-cell>
          <table:table-cell table:style-name="ce15" table:formula="of:=[.F1034]+[.E1035]" office:value-type="float" office:value="1411.48387096778" calcext:value-type="float">
            <text:p>1411,48</text:p>
          </table:table-cell>
        </table:table-row>
        <table:table-row table:style-name="ro1">
          <table:table-cell table:style-name="ce13" office:value-type="float" office:value="1034" calcext:value-type="float">
            <text:p>1034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3_NullValueIntentPutExtraOperatorMutator</text:p>
          </table:table-cell>
          <table:table-cell table:style-name="ce13" table:formula="of:=[.D1035]+[.B1036]" office:value-type="float" office:value="43799" calcext:value-type="float">
            <text:p>43799</text:p>
          </table:table-cell>
          <table:table-cell table:style-name="ce15" table:formula="of:=[.B1036]/[.$B$1]" office:value-type="float" office:value="1.38709677419355" calcext:value-type="float">
            <text:p>1,39</text:p>
          </table:table-cell>
          <table:table-cell table:style-name="ce15" table:formula="of:=[.F1035]+[.E1036]" office:value-type="float" office:value="1412.87096774197" calcext:value-type="float">
            <text:p>1412,87</text:p>
          </table:table-cell>
        </table:table-row>
        <table:table-row table:style-name="ro1">
          <table:table-cell table:style-name="ce13" office:value-type="float" office:value="1035" calcext:value-type="float">
            <text:p>1035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4_IntentPayloadReplacementOperatorMutator</text:p>
          </table:table-cell>
          <table:table-cell table:style-name="ce13" table:formula="of:=[.D1036]+[.B1037]" office:value-type="float" office:value="43842" calcext:value-type="float">
            <text:p>43842</text:p>
          </table:table-cell>
          <table:table-cell table:style-name="ce15" table:formula="of:=[.B1037]/[.$B$1]" office:value-type="float" office:value="1.38709677419355" calcext:value-type="float">
            <text:p>1,39</text:p>
          </table:table-cell>
          <table:table-cell table:style-name="ce15" table:formula="of:=[.F1036]+[.E1037]" office:value-type="float" office:value="1414.25806451616" calcext:value-type="float">
            <text:p>1414,26</text:p>
          </table:table-cell>
        </table:table-row>
        <table:table-row table:style-name="ro1">
          <table:table-cell table:style-name="ce13" office:value-type="float" office:value="1036" calcext:value-type="float">
            <text:p>1036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5_RandomActionIntentDefinitionOperatorMutator</text:p>
          </table:table-cell>
          <table:table-cell table:style-name="ce13" table:formula="of:=[.D1037]+[.B1038]" office:value-type="float" office:value="43885" calcext:value-type="float">
            <text:p>43885</text:p>
          </table:table-cell>
          <table:table-cell table:style-name="ce15" table:formula="of:=[.B1038]/[.$B$1]" office:value-type="float" office:value="1.38709677419355" calcext:value-type="float">
            <text:p>1,39</text:p>
          </table:table-cell>
          <table:table-cell table:style-name="ce15" table:formula="of:=[.F1037]+[.E1038]" office:value-type="float" office:value="1415.64516129036" calcext:value-type="float">
            <text:p>1415,65</text:p>
          </table:table-cell>
        </table:table-row>
        <table:table-row table:style-name="ro1">
          <table:table-cell table:style-name="ce13" office:value-type="float" office:value="1037" calcext:value-type="float">
            <text:p>1037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6_NullValueIntentPutExtraOperatorMutator</text:p>
          </table:table-cell>
          <table:table-cell table:style-name="ce13" table:formula="of:=[.D1038]+[.B1039]" office:value-type="float" office:value="43928" calcext:value-type="float">
            <text:p>43928</text:p>
          </table:table-cell>
          <table:table-cell table:style-name="ce15" table:formula="of:=[.B1039]/[.$B$1]" office:value-type="float" office:value="1.38709677419355" calcext:value-type="float">
            <text:p>1,39</text:p>
          </table:table-cell>
          <table:table-cell table:style-name="ce15" table:formula="of:=[.F1038]+[.E1039]" office:value-type="float" office:value="1417.03225806455" calcext:value-type="float">
            <text:p>1417,03</text:p>
          </table:table-cell>
        </table:table-row>
        <table:table-row table:style-name="ro1">
          <table:table-cell table:style-name="ce13" office:value-type="float" office:value="1038" calcext:value-type="float">
            <text:p>1038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7_IntentPayloadReplacementOperatorMutator</text:p>
          </table:table-cell>
          <table:table-cell table:style-name="ce13" table:formula="of:=[.D1039]+[.B1040]" office:value-type="float" office:value="43971" calcext:value-type="float">
            <text:p>43971</text:p>
          </table:table-cell>
          <table:table-cell table:style-name="ce15" table:formula="of:=[.B1040]/[.$B$1]" office:value-type="float" office:value="1.38709677419355" calcext:value-type="float">
            <text:p>1,39</text:p>
          </table:table-cell>
          <table:table-cell table:style-name="ce15" table:formula="of:=[.F1039]+[.E1040]" office:value-type="float" office:value="1418.41935483875" calcext:value-type="float">
            <text:p>1418,42</text:p>
          </table:table-cell>
        </table:table-row>
        <table:table-row table:style-name="ro1">
          <table:table-cell table:style-name="ce13" office:value-type="float" office:value="1039" calcext:value-type="float">
            <text:p>103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ItemPopupMenu_8_RandomActionIntentDefinitionOperatorMutator</text:p>
          </table:table-cell>
          <table:table-cell table:style-name="ce13" table:formula="of:=[.D1040]+[.B1041]" office:value-type="float" office:value="44014" calcext:value-type="float">
            <text:p>44014</text:p>
          </table:table-cell>
          <table:table-cell table:style-name="ce15" table:formula="of:=[.B1041]/[.$B$1]" office:value-type="float" office:value="1.38709677419355" calcext:value-type="float">
            <text:p>1,39</text:p>
          </table:table-cell>
          <table:table-cell table:style-name="ce15" table:formula="of:=[.F1040]+[.E1041]" office:value-type="float" office:value="1419.80645161294" calcext:value-type="float">
            <text:p>1419,81</text:p>
          </table:table-cell>
        </table:table-row>
        <table:table-row table:style-name="ro1">
          <table:table-cell table:style-name="ce13" office:value-type="float" office:value="1040" calcext:value-type="float">
            <text:p>1040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string" calcext:value-type="string">
            <text:p>GlideApplication_0_LengthyGUICreationOperatorMutator</text:p>
          </table:table-cell>
          <table:table-cell table:style-name="ce13" table:formula="of:=[.D1041]+[.B1042]" office:value-type="float" office:value="44367" calcext:value-type="float">
            <text:p>44367</text:p>
          </table:table-cell>
          <table:table-cell table:style-name="ce15" table:formula="of:=[.B1042]/[.$B$1]" office:value-type="float" office:value="11.3870967741935" calcext:value-type="float">
            <text:p>11,39</text:p>
          </table:table-cell>
          <table:table-cell table:style-name="ce15" table:formula="of:=[.F1041]+[.E1042]" office:value-type="float" office:value="1431.19354838713" calcext:value-type="float">
            <text:p>1431,19</text:p>
          </table:table-cell>
        </table:table-row>
        <table:table-row table:style-name="ro1">
          <table:table-cell table:style-name="ce13" office:value-type="float" office:value="1041" calcext:value-type="float">
            <text:p>1041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string" calcext:value-type="string">
            <text:p>AppConfig_0_LengthyGUICreationOperatorMutator</text:p>
          </table:table-cell>
          <table:table-cell table:style-name="ce13" table:formula="of:=[.D1042]+[.B1043]" office:value-type="float" office:value="44721" calcext:value-type="float">
            <text:p>44721</text:p>
          </table:table-cell>
          <table:table-cell table:style-name="ce15" table:formula="of:=[.B1043]/[.$B$1]" office:value-type="float" office:value="11.4193548387097" calcext:value-type="float">
            <text:p>11,42</text:p>
          </table:table-cell>
          <table:table-cell table:style-name="ce15" table:formula="of:=[.F1042]+[.E1043]" office:value-type="float" office:value="1442.61290322584" calcext:value-type="float">
            <text:p>1442,61</text:p>
          </table:table-cell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:.B1043])" office:value-type="float" office:value="44721" calcext:value-type="float">
            <text:p>44721</text:p>
          </table:table-cell>
          <table:table-cell table:style-name="ce5" office:value-type="string" calcext:value-type="string">
            <text:p>Minutos</text:p>
          </table:table-cell>
          <table:table-cell table:style-name="ce15" table:formula="of:=[.D1043]/60" office:value-type="float" office:value="745.35" calcext:value-type="float">
            <text:p>745,35</text:p>
          </table:table-cell>
          <table:table-cell table:style-name="ce15" table:formula="of:=SUM([.E3:.E1043])" office:value-type="float" office:value="1442.61290322581" calcext:value-type="float">
            <text:p>1442,61</text:p>
          </table:table-cell>
          <table:table-cell table:style-name="ce15" table:formula="of:=[.F1043]/60" office:value-type="float" office:value="24.0435483870974" calcext:value-type="float">
            <text:p>24,04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14" table:formula="of:=AVERAGE([.B3:.B1043])" office:value-type="float" office:value="42.9596541786744" calcext:value-type="float">
            <text:p>42,96</text:p>
          </table:table-cell>
          <table:table-cell table:style-name="ce5" office:value-type="string" calcext:value-type="string">
            <text:p>Horas</text:p>
          </table:table-cell>
          <table:table-cell table:style-name="ce15" table:formula="of:=[.D1044]/60" office:value-type="float" office:value="12.4225" calcext:value-type="float">
            <text:p>12,42</text:p>
          </table:table-cell>
          <table:table-cell table:style-name="ce14" table:formula="of:=AVERAGE([.E3:.E1043])" office:value-type="float" office:value="1.38579529608627" calcext:value-type="float">
            <text:p>1,39</text:p>
          </table:table-cell>
          <table:table-cell table:style-name="ce15" table:formula="of:=[.F1044]/60" office:value-type="float" office:value="0.400725806451623" calcext:value-type="float">
            <text:p>0,40</text:p>
          </table:table-cell>
        </table:table-row>
        <table:table-row table:style-name="ro1">
          <table:table-cell table:style-name="ce13" office:value-type="string" calcext:value-type="string">
            <text:p>SD</text:p>
          </table:table-cell>
          <table:table-cell table:style-name="ce15" table:formula="of:=STDEV([.B3:.B1043])" office:value-type="float" office:value="13.6398844413214" calcext:value-type="float">
            <text:p>13,64</text:p>
          </table:table-cell>
          <table:table-cell table:style-name="ce5" office:value-type="string" calcext:value-type="string">
            <text:p>Dias</text:p>
          </table:table-cell>
          <table:table-cell table:style-name="ce15" table:formula="of:=[.D1045]/24" office:value-type="float" office:value="0.517604166666667" calcext:value-type="float">
            <text:p>0,52</text:p>
          </table:table-cell>
          <table:table-cell table:style-name="ce15" table:formula="of:=STDEV([.E3:.E1043])" office:value-type="float" office:value="0.439996272300689" calcext:value-type="float">
            <text:p>0,44</text:p>
          </table:table-cell>
          <table:table-cell table:style-name="ce15" table:formula="of:=[.F1045]/24" office:value-type="float" office:value="0.016696908602151" calcext:value-type="float">
            <text:p>0,02</text:p>
          </table:table-cell>
        </table:table-row>
        <table:table-row table:style-name="ro1" table:number-rows-repeated="1047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20:04:02.353193010</dc:date>
    <meta:editing-duration>PT19M59S</meta:editing-duration>
    <meta:editing-cycles>8</meta:editing-cycles>
    <meta:generator>LibreOffice/7.3.7.2$Linux_X86_64 LibreOffice_project/30$Build-2</meta:generator>
    <meta:document-statistic meta:table-count="1" meta:cell-count="6272" meta:object-count="0"/>
  </office:meta>
</office:document-meta>
</file>